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44.22mm" svg:height="89.8mm" svg:x="39.63mm" svg:y="14.61mm">
            <loext:p draw:notify-on-update-of-ranges="Sheet1.A4:Sheet1.A518 Sheet1.B4:Sheet1.B518 Sheet1.C4:Sheet1.C518 Sheet1.D4:Sheet1.D518 Sheet1.E4:Sheet1.E5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3" table:number-rows-repeated="2">
          <table:table-cell table:number-columns-repeated="5"/>
        </table:table-row>
        <table:table-row table:style-name="ro3"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diffrent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office:value-type="float" office:value="607" calcext:value-type="float">
            <text:p>607</text:p>
          </table:table-cell>
          <table:table-cell office:value-type="float" office:value="284" calcext:value-type="float">
            <text:p>284</text:p>
          </table:table-cell>
          <table:table-cell office:value-type="float" office:value="614" calcext:value-type="float">
            <text:p>614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559" calcext:value-type="float">
            <text:p>559</text:p>
          </table:table-cell>
          <table:table-cell office:value-type="float" office:value="1256" calcext:value-type="float">
            <text:p>1256</text:p>
          </table:table-cell>
          <table:table-cell office:value-type="float" office:value="559" calcext:value-type="float">
            <text:p>559</text:p>
          </table:table-cell>
          <table:table-cell office:value-type="float" office:value="1245" calcext:value-type="float">
            <text:p>1245</text:p>
          </table:table-cell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float" office:value="867" calcext:value-type="float">
            <text:p>867</text:p>
          </table:table-cell>
          <table:table-cell office:value-type="float" office:value="1905" calcext:value-type="float">
            <text:p>1905</text:p>
          </table:table-cell>
          <table:table-cell office:value-type="float" office:value="879" calcext:value-type="float">
            <text:p>879</text:p>
          </table:table-cell>
          <table:table-cell office:value-type="float" office:value="1927" calcext:value-type="float">
            <text:p>1927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1239" calcext:value-type="float">
            <text:p>1239</text:p>
          </table:table-cell>
          <table:table-cell office:value-type="float" office:value="2532" calcext:value-type="float">
            <text:p>2532</text:p>
          </table:table-cell>
          <table:table-cell office:value-type="float" office:value="1096" calcext:value-type="float">
            <text:p>1096</text:p>
          </table:table-cell>
          <table:table-cell office:value-type="float" office:value="2564" calcext:value-type="float">
            <text:p>2564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1503" calcext:value-type="float">
            <text:p>1503</text:p>
          </table:table-cell>
          <table:table-cell office:value-type="float" office:value="3144" calcext:value-type="float">
            <text:p>3144</text:p>
          </table:table-cell>
          <table:table-cell office:value-type="float" office:value="1446" calcext:value-type="float">
            <text:p>1446</text:p>
          </table:table-cell>
          <table:table-cell office:value-type="float" office:value="3164" calcext:value-type="float">
            <text:p>3164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float" office:value="1827" calcext:value-type="float">
            <text:p>1827</text:p>
          </table:table-cell>
          <table:table-cell office:value-type="float" office:value="3849" calcext:value-type="float">
            <text:p>3849</text:p>
          </table:table-cell>
          <table:table-cell office:value-type="float" office:value="1833" calcext:value-type="float">
            <text:p>1833</text:p>
          </table:table-cell>
          <table:table-cell office:value-type="float" office:value="3826" calcext:value-type="float">
            <text:p>3826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float" office:value="1991" calcext:value-type="float">
            <text:p>1991</text:p>
          </table:table-cell>
          <table:table-cell office:value-type="float" office:value="4521" calcext:value-type="float">
            <text:p>4521</text:p>
          </table:table-cell>
          <table:table-cell office:value-type="float" office:value="2004" calcext:value-type="float">
            <text:p>2004</text:p>
          </table:table-cell>
          <table:table-cell office:value-type="float" office:value="4483" calcext:value-type="float">
            <text:p>4483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float" office:value="2333" calcext:value-type="float">
            <text:p>2333</text:p>
          </table:table-cell>
          <table:table-cell office:value-type="float" office:value="5190" calcext:value-type="float">
            <text:p>5190</text:p>
          </table:table-cell>
          <table:table-cell office:value-type="float" office:value="2322" calcext:value-type="float">
            <text:p>2322</text:p>
          </table:table-cell>
          <table:table-cell office:value-type="float" office:value="5095" calcext:value-type="float">
            <text:p>5095</text:p>
          </table:table-cell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float" office:value="2762" calcext:value-type="float">
            <text:p>2762</text:p>
          </table:table-cell>
          <table:table-cell office:value-type="float" office:value="5782" calcext:value-type="float">
            <text:p>5782</text:p>
          </table:table-cell>
          <table:table-cell office:value-type="float" office:value="2450" calcext:value-type="float">
            <text:p>2450</text:p>
          </table:table-cell>
          <table:table-cell office:value-type="float" office:value="5749" calcext:value-type="float">
            <text:p>5749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2957" calcext:value-type="float">
            <text:p>2957</text:p>
          </table:table-cell>
          <table:table-cell office:value-type="float" office:value="6381" calcext:value-type="float">
            <text:p>6381</text:p>
          </table:table-cell>
          <table:table-cell office:value-type="float" office:value="2953" calcext:value-type="float">
            <text:p>2953</text:p>
          </table:table-cell>
          <table:table-cell office:value-type="float" office:value="6357" calcext:value-type="float">
            <text:p>6357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float" office:value="2976" calcext:value-type="float">
            <text:p>2976</text:p>
          </table:table-cell>
          <table:table-cell office:value-type="float" office:value="7051" calcext:value-type="float">
            <text:p>7051</text:p>
          </table:table-cell>
          <table:table-cell office:value-type="float" office:value="3184" calcext:value-type="float">
            <text:p>3184</text:p>
          </table:table-cell>
          <table:table-cell office:value-type="float" office:value="7036" calcext:value-type="float">
            <text:p>7036</text:p>
          </table:table-cell>
        </table:table-row>
        <table:table-row table:style-name="ro3">
          <table:table-cell office:value-type="float" office:value="1201" calcext:value-type="float">
            <text:p>1201</text:p>
          </table:table-cell>
          <table:table-cell office:value-type="float" office:value="3534" calcext:value-type="float">
            <text:p>3534</text:p>
          </table:table-cell>
          <table:table-cell office:value-type="float" office:value="7712" calcext:value-type="float">
            <text:p>7712</text:p>
          </table:table-cell>
          <table:table-cell office:value-type="float" office:value="3473" calcext:value-type="float">
            <text:p>3473</text:p>
          </table:table-cell>
          <table:table-cell office:value-type="float" office:value="7709" calcext:value-type="float">
            <text:p>7709</text:p>
          </table:table-cell>
        </table:table-row>
        <table:table-row table:style-name="ro3">
          <table:table-cell office:value-type="float" office:value="1301" calcext:value-type="float">
            <text:p>1301</text:p>
          </table:table-cell>
          <table:table-cell office:value-type="float" office:value="3836" calcext:value-type="float">
            <text:p>3836</text:p>
          </table:table-cell>
          <table:table-cell office:value-type="float" office:value="8389" calcext:value-type="float">
            <text:p>8389</text:p>
          </table:table-cell>
          <table:table-cell office:value-type="float" office:value="3870" calcext:value-type="float">
            <text:p>3870</text:p>
          </table:table-cell>
          <table:table-cell office:value-type="float" office:value="8436" calcext:value-type="float">
            <text:p>8436</text:p>
          </table:table-cell>
        </table:table-row>
        <table:table-row table:style-name="ro3">
          <table:table-cell office:value-type="float" office:value="1401" calcext:value-type="float">
            <text:p>1401</text:p>
          </table:table-cell>
          <table:table-cell office:value-type="float" office:value="4147" calcext:value-type="float">
            <text:p>4147</text:p>
          </table:table-cell>
          <table:table-cell office:value-type="float" office:value="9036" calcext:value-type="float">
            <text:p>9036</text:p>
          </table:table-cell>
          <table:table-cell office:value-type="float" office:value="4122" calcext:value-type="float">
            <text:p>4122</text:p>
          </table:table-cell>
          <table:table-cell office:value-type="float" office:value="9006" calcext:value-type="float">
            <text:p>9006</text:p>
          </table:table-cell>
        </table:table-row>
        <table:table-row table:style-name="ro3">
          <table:table-cell office:value-type="float" office:value="1501" calcext:value-type="float">
            <text:p>1501</text:p>
          </table:table-cell>
          <table:table-cell office:value-type="float" office:value="4661" calcext:value-type="float">
            <text:p>4661</text:p>
          </table:table-cell>
          <table:table-cell office:value-type="float" office:value="9722" calcext:value-type="float">
            <text:p>9722</text:p>
          </table:table-cell>
          <table:table-cell office:value-type="float" office:value="4384" calcext:value-type="float">
            <text:p>4384</text:p>
          </table:table-cell>
          <table:table-cell office:value-type="float" office:value="9709" calcext:value-type="float">
            <text:p>9709</text:p>
          </table:table-cell>
        </table:table-row>
        <table:table-row table:style-name="ro3">
          <table:table-cell office:value-type="float" office:value="1601" calcext:value-type="float">
            <text:p>1601</text:p>
          </table:table-cell>
          <table:table-cell office:value-type="float" office:value="4790" calcext:value-type="float">
            <text:p>4790</text:p>
          </table:table-cell>
          <table:table-cell office:value-type="float" office:value="10301" calcext:value-type="float">
            <text:p>10301</text:p>
          </table:table-cell>
          <table:table-cell office:value-type="float" office:value="4708" calcext:value-type="float">
            <text:p>4708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3">
          <table:table-cell office:value-type="float" office:value="1701" calcext:value-type="float">
            <text:p>1701</text:p>
          </table:table-cell>
          <table:table-cell office:value-type="float" office:value="4890" calcext:value-type="float">
            <text:p>4890</text:p>
          </table:table-cell>
          <table:table-cell office:value-type="float" office:value="10890" calcext:value-type="float">
            <text:p>10890</text:p>
          </table:table-cell>
          <table:table-cell office:value-type="float" office:value="4913" calcext:value-type="float">
            <text:p>4913</text:p>
          </table:table-cell>
          <table:table-cell office:value-type="float" office:value="10871" calcext:value-type="float">
            <text:p>10871</text:p>
          </table:table-cell>
        </table:table-row>
        <table:table-row table:style-name="ro3">
          <table:table-cell office:value-type="float" office:value="1801" calcext:value-type="float">
            <text:p>1801</text:p>
          </table:table-cell>
          <table:table-cell office:value-type="float" office:value="5400" calcext:value-type="float">
            <text:p>5400</text:p>
          </table:table-cell>
          <table:table-cell office:value-type="float" office:value="11520" calcext:value-type="float">
            <text:p>11520</text:p>
          </table:table-cell>
          <table:table-cell office:value-type="float" office:value="5329" calcext:value-type="float">
            <text:p>5329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float" office:value="5713" calcext:value-type="float">
            <text:p>5713</text:p>
          </table:table-cell>
          <table:table-cell office:value-type="float" office:value="12083" calcext:value-type="float">
            <text:p>12083</text:p>
          </table:table-cell>
          <table:table-cell office:value-type="float" office:value="5340" calcext:value-type="float">
            <text:p>5340</text:p>
          </table:table-cell>
          <table:table-cell office:value-type="float" office:value="12158" calcext:value-type="float">
            <text:p>12158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5761" calcext:value-type="float">
            <text:p>5761</text:p>
          </table:table-cell>
          <table:table-cell office:value-type="float" office:value="12662" calcext:value-type="float">
            <text:p>12662</text:p>
          </table:table-cell>
          <table:table-cell office:value-type="float" office:value="6094" calcext:value-type="float">
            <text:p>6094</text:p>
          </table:table-cell>
          <table:table-cell office:value-type="float" office:value="12766" calcext:value-type="float">
            <text:p>12766</text:p>
          </table:table-cell>
        </table:table-row>
        <table:table-row table:style-name="ro3">
          <table:table-cell office:value-type="float" office:value="2101" calcext:value-type="float">
            <text:p>2101</text:p>
          </table:table-cell>
          <table:table-cell office:value-type="float" office:value="6274" calcext:value-type="float">
            <text:p>6274</text:p>
          </table:table-cell>
          <table:table-cell office:value-type="float" office:value="13318" calcext:value-type="float">
            <text:p>13318</text:p>
          </table:table-cell>
          <table:table-cell office:value-type="float" office:value="6112" calcext:value-type="float">
            <text:p>6112</text:p>
          </table:table-cell>
          <table:table-cell office:value-type="float" office:value="13403" calcext:value-type="float">
            <text:p>13403</text:p>
          </table:table-cell>
        </table:table-row>
        <table:table-row table:style-name="ro3">
          <table:table-cell office:value-type="float" office:value="2201" calcext:value-type="float">
            <text:p>2201</text:p>
          </table:table-cell>
          <table:table-cell office:value-type="float" office:value="6433" calcext:value-type="float">
            <text:p>6433</text:p>
          </table:table-cell>
          <table:table-cell office:value-type="float" office:value="14041" calcext:value-type="float">
            <text:p>14041</text:p>
          </table:table-cell>
          <table:table-cell office:value-type="float" office:value="6494" calcext:value-type="float">
            <text:p>6494</text:p>
          </table:table-cell>
          <table:table-cell office:value-type="float" office:value="14038" calcext:value-type="float">
            <text:p>14038</text:p>
          </table:table-cell>
        </table:table-row>
        <table:table-row table:style-name="ro3">
          <table:table-cell office:value-type="float" office:value="2301" calcext:value-type="float">
            <text:p>2301</text:p>
          </table:table-cell>
          <table:table-cell office:value-type="float" office:value="6440" calcext:value-type="float">
            <text:p>6440</text:p>
          </table:table-cell>
          <table:table-cell office:value-type="float" office:value="14679" calcext:value-type="float">
            <text:p>14679</text:p>
          </table:table-cell>
          <table:table-cell office:value-type="float" office:value="6873" calcext:value-type="float">
            <text:p>6873</text:p>
          </table:table-cell>
          <table:table-cell office:value-type="float" office:value="14715" calcext:value-type="float">
            <text:p>14715</text:p>
          </table:table-cell>
        </table:table-row>
        <table:table-row table:style-name="ro3">
          <table:table-cell office:value-type="float" office:value="2401" calcext:value-type="float">
            <text:p>2401</text:p>
          </table:table-cell>
          <table:table-cell office:value-type="float" office:value="7037" calcext:value-type="float">
            <text:p>7037</text:p>
          </table:table-cell>
          <table:table-cell office:value-type="float" office:value="15292" calcext:value-type="float">
            <text:p>15292</text:p>
          </table:table-cell>
          <table:table-cell office:value-type="float" office:value="7078" calcext:value-type="float">
            <text:p>7078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3">
          <table:table-cell office:value-type="float" office:value="2501" calcext:value-type="float">
            <text:p>2501</text:p>
          </table:table-cell>
          <table:table-cell office:value-type="float" office:value="7191" calcext:value-type="float">
            <text:p>7191</text:p>
          </table:table-cell>
          <table:table-cell office:value-type="float" office:value="15818" calcext:value-type="float">
            <text:p>15818</text:p>
          </table:table-cell>
          <table:table-cell office:value-type="float" office:value="7002" calcext:value-type="float">
            <text:p>7002</text:p>
          </table:table-cell>
          <table:table-cell office:value-type="float" office:value="15995" calcext:value-type="float">
            <text:p>15995</text:p>
          </table:table-cell>
        </table:table-row>
        <table:table-row table:style-name="ro3">
          <table:table-cell office:value-type="float" office:value="2601" calcext:value-type="float">
            <text:p>2601</text:p>
          </table:table-cell>
          <table:table-cell office:value-type="float" office:value="7566" calcext:value-type="float">
            <text:p>7566</text:p>
          </table:table-cell>
          <table:table-cell office:value-type="float" office:value="16624" calcext:value-type="float">
            <text:p>16624</text:p>
          </table:table-cell>
          <table:table-cell office:value-type="float" office:value="7796" calcext:value-type="float">
            <text:p>7796</text:p>
          </table:table-cell>
          <table:table-cell office:value-type="float" office:value="16626" calcext:value-type="float">
            <text:p>16626</text:p>
          </table:table-cell>
        </table:table-row>
        <table:table-row table:style-name="ro3">
          <table:table-cell office:value-type="float" office:value="2701" calcext:value-type="float">
            <text:p>2701</text:p>
          </table:table-cell>
          <table:table-cell office:value-type="float" office:value="8103" calcext:value-type="float">
            <text:p>8103</text:p>
          </table:table-cell>
          <table:table-cell office:value-type="float" office:value="17202" calcext:value-type="float">
            <text:p>17202</text:p>
          </table:table-cell>
          <table:table-cell office:value-type="float" office:value="7742" calcext:value-type="float">
            <text:p>7742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3">
          <table:table-cell office:value-type="float" office:value="2801" calcext:value-type="float">
            <text:p>2801</text:p>
          </table:table-cell>
          <table:table-cell office:value-type="float" office:value="8319" calcext:value-type="float">
            <text:p>8319</text:p>
          </table:table-cell>
          <table:table-cell office:value-type="float" office:value="18016" calcext:value-type="float">
            <text:p>18016</text:p>
          </table:table-cell>
          <table:table-cell office:value-type="float" office:value="8000" calcext:value-type="float">
            <text:p>8000</text:p>
          </table:table-cell>
          <table:table-cell office:value-type="float" office:value="17839" calcext:value-type="float">
            <text:p>17839</text:p>
          </table:table-cell>
        </table:table-row>
        <table:table-row table:style-name="ro3">
          <table:table-cell office:value-type="float" office:value="2901" calcext:value-type="float">
            <text:p>2901</text:p>
          </table:table-cell>
          <table:table-cell office:value-type="float" office:value="8454" calcext:value-type="float">
            <text:p>8454</text:p>
          </table:table-cell>
          <table:table-cell office:value-type="float" office:value="18530" calcext:value-type="float">
            <text:p>18530</text:p>
          </table:table-cell>
          <table:table-cell office:value-type="float" office:value="8728" calcext:value-type="float">
            <text:p>8728</text:p>
          </table:table-cell>
          <table:table-cell office:value-type="float" office:value="18512" calcext:value-type="float">
            <text:p>18512</text:p>
          </table:table-cell>
        </table:table-row>
        <table:table-row table:style-name="ro3">
          <table:table-cell office:value-type="float" office:value="3001" calcext:value-type="float">
            <text:p>3001</text:p>
          </table:table-cell>
          <table:table-cell office:value-type="float" office:value="8967" calcext:value-type="float">
            <text:p>8967</text:p>
          </table:table-cell>
          <table:table-cell office:value-type="float" office:value="19277" calcext:value-type="float">
            <text:p>19277</text:p>
          </table:table-cell>
          <table:table-cell office:value-type="float" office:value="8707" calcext:value-type="float">
            <text:p>8707</text:p>
          </table:table-cell>
          <table:table-cell office:value-type="float" office:value="19276" calcext:value-type="float">
            <text:p>19276</text:p>
          </table:table-cell>
        </table:table-row>
        <table:table-row table:style-name="ro3">
          <table:table-cell office:value-type="float" office:value="3101" calcext:value-type="float">
            <text:p>3101</text:p>
          </table:table-cell>
          <table:table-cell office:value-type="float" office:value="8281" calcext:value-type="float">
            <text:p>8281</text:p>
          </table:table-cell>
          <table:table-cell office:value-type="float" office:value="19870" calcext:value-type="float">
            <text:p>19870</text:p>
          </table:table-cell>
          <table:table-cell office:value-type="float" office:value="8714" calcext:value-type="float">
            <text:p>8714</text:p>
          </table:table-cell>
          <table:table-cell office:value-type="float" office:value="19767" calcext:value-type="float">
            <text:p>19767</text:p>
          </table:table-cell>
        </table:table-row>
        <table:table-row table:style-name="ro3">
          <table:table-cell office:value-type="float" office:value="3201" calcext:value-type="float">
            <text:p>3201</text:p>
          </table:table-cell>
          <table:table-cell office:value-type="float" office:value="9654" calcext:value-type="float">
            <text:p>9654</text:p>
          </table:table-cell>
          <table:table-cell office:value-type="float" office:value="20813" calcext:value-type="float">
            <text:p>20813</text:p>
          </table:table-cell>
          <table:table-cell office:value-type="float" office:value="9495" calcext:value-type="float">
            <text:p>9495</text:p>
          </table:table-cell>
          <table:table-cell office:value-type="float" office:value="20688" calcext:value-type="float">
            <text:p>20688</text:p>
          </table:table-cell>
        </table:table-row>
        <table:table-row table:style-name="ro3">
          <table:table-cell office:value-type="float" office:value="3301" calcext:value-type="float">
            <text:p>3301</text:p>
          </table:table-cell>
          <table:table-cell office:value-type="float" office:value="9789" calcext:value-type="float">
            <text:p>9789</text:p>
          </table:table-cell>
          <table:table-cell office:value-type="float" office:value="21306" calcext:value-type="float">
            <text:p>21306</text:p>
          </table:table-cell>
          <table:table-cell office:value-type="float" office:value="10665" calcext:value-type="float">
            <text:p>10665</text:p>
          </table:table-cell>
          <table:table-cell office:value-type="float" office:value="21605" calcext:value-type="float">
            <text:p>21605</text:p>
          </table:table-cell>
        </table:table-row>
        <table:table-row table:style-name="ro3">
          <table:table-cell office:value-type="float" office:value="3401" calcext:value-type="float">
            <text:p>3401</text:p>
          </table:table-cell>
          <table:table-cell office:value-type="float" office:value="9690" calcext:value-type="float">
            <text:p>9690</text:p>
          </table:table-cell>
          <table:table-cell office:value-type="float" office:value="22018" calcext:value-type="float">
            <text:p>22018</text:p>
          </table:table-cell>
          <table:table-cell office:value-type="float" office:value="9646" calcext:value-type="float">
            <text:p>9646</text:p>
          </table:table-cell>
          <table:table-cell office:value-type="float" office:value="21814" calcext:value-type="float">
            <text:p>21814</text:p>
          </table:table-cell>
        </table:table-row>
        <table:table-row table:style-name="ro3">
          <table:table-cell office:value-type="float" office:value="3501" calcext:value-type="float">
            <text:p>3501</text:p>
          </table:table-cell>
          <table:table-cell office:value-type="float" office:value="10081" calcext:value-type="float">
            <text:p>10081</text:p>
          </table:table-cell>
          <table:table-cell office:value-type="float" office:value="22419" calcext:value-type="float">
            <text:p>22419</text:p>
          </table:table-cell>
          <table:table-cell office:value-type="float" office:value="10945" calcext:value-type="float">
            <text:p>10945</text:p>
          </table:table-cell>
          <table:table-cell office:value-type="float" office:value="22319" calcext:value-type="float">
            <text:p>22319</text:p>
          </table:table-cell>
        </table:table-row>
        <table:table-row table:style-name="ro3">
          <table:table-cell office:value-type="float" office:value="3601" calcext:value-type="float">
            <text:p>3601</text:p>
          </table:table-cell>
          <table:table-cell office:value-type="float" office:value="10114" calcext:value-type="float">
            <text:p>10114</text:p>
          </table:table-cell>
          <table:table-cell office:value-type="float" office:value="22882" calcext:value-type="float">
            <text:p>22882</text:p>
          </table:table-cell>
          <table:table-cell office:value-type="float" office:value="10980" calcext:value-type="float">
            <text:p>10980</text:p>
          </table:table-cell>
          <table:table-cell office:value-type="float" office:value="23061" calcext:value-type="float">
            <text:p>23061</text:p>
          </table:table-cell>
        </table:table-row>
        <table:table-row table:style-name="ro3">
          <table:table-cell office:value-type="float" office:value="3701" calcext:value-type="float">
            <text:p>3701</text:p>
          </table:table-cell>
          <table:table-cell office:value-type="float" office:value="10535" calcext:value-type="float">
            <text:p>10535</text:p>
          </table:table-cell>
          <table:table-cell office:value-type="float" office:value="23595" calcext:value-type="float">
            <text:p>23595</text:p>
          </table:table-cell>
          <table:table-cell office:value-type="float" office:value="11851" calcext:value-type="float">
            <text:p>11851</text:p>
          </table:table-cell>
          <table:table-cell office:value-type="float" office:value="23658" calcext:value-type="float">
            <text:p>23658</text:p>
          </table:table-cell>
        </table:table-row>
        <table:table-row table:style-name="ro3">
          <table:table-cell office:value-type="float" office:value="3801" calcext:value-type="float">
            <text:p>3801</text:p>
          </table:table-cell>
          <table:table-cell office:value-type="float" office:value="11118" calcext:value-type="float">
            <text:p>11118</text:p>
          </table:table-cell>
          <table:table-cell office:value-type="float" office:value="24325" calcext:value-type="float">
            <text:p>24325</text:p>
          </table:table-cell>
          <table:table-cell office:value-type="float" office:value="11906" calcext:value-type="float">
            <text:p>11906</text:p>
          </table:table-cell>
          <table:table-cell office:value-type="float" office:value="24738" calcext:value-type="float">
            <text:p>24738</text:p>
          </table:table-cell>
        </table:table-row>
        <table:table-row table:style-name="ro3">
          <table:table-cell office:value-type="float" office:value="3901" calcext:value-type="float">
            <text:p>3901</text:p>
          </table:table-cell>
          <table:table-cell office:value-type="float" office:value="11870" calcext:value-type="float">
            <text:p>11870</text:p>
          </table:table-cell>
          <table:table-cell office:value-type="float" office:value="27526" calcext:value-type="float">
            <text:p>27526</text:p>
          </table:table-cell>
          <table:table-cell office:value-type="float" office:value="11400" calcext:value-type="float">
            <text:p>11400</text:p>
          </table:table-cell>
          <table:table-cell office:value-type="float" office:value="26847" calcext:value-type="float">
            <text:p>26847</text:p>
          </table:table-cell>
        </table:table-row>
        <table:table-row table:style-name="ro3">
          <table:table-cell office:value-type="float" office:value="4001" calcext:value-type="float">
            <text:p>4001</text:p>
          </table:table-cell>
          <table:table-cell office:value-type="float" office:value="11728" calcext:value-type="float">
            <text:p>11728</text:p>
          </table:table-cell>
          <table:table-cell office:value-type="float" office:value="25640" calcext:value-type="float">
            <text:p>25640</text:p>
          </table:table-cell>
          <table:table-cell office:value-type="float" office:value="12336" calcext:value-type="float">
            <text:p>12336</text:p>
          </table:table-cell>
          <table:table-cell office:value-type="float" office:value="25534" calcext:value-type="float">
            <text:p>25534</text:p>
          </table:table-cell>
        </table:table-row>
        <table:table-row table:style-name="ro3">
          <table:table-cell office:value-type="float" office:value="4101" calcext:value-type="float">
            <text:p>4101</text:p>
          </table:table-cell>
          <table:table-cell office:value-type="float" office:value="12395" calcext:value-type="float">
            <text:p>12395</text:p>
          </table:table-cell>
          <table:table-cell office:value-type="float" office:value="26295" calcext:value-type="float">
            <text:p>26295</text:p>
          </table:table-cell>
          <table:table-cell office:value-type="float" office:value="11954" calcext:value-type="float">
            <text:p>11954</text:p>
          </table:table-cell>
          <table:table-cell office:value-type="float" office:value="26224" calcext:value-type="float">
            <text:p>26224</text:p>
          </table:table-cell>
        </table:table-row>
        <table:table-row table:style-name="ro3">
          <table:table-cell office:value-type="float" office:value="4201" calcext:value-type="float">
            <text:p>4201</text:p>
          </table:table-cell>
          <table:table-cell office:value-type="float" office:value="13511" calcext:value-type="float">
            <text:p>13511</text:p>
          </table:table-cell>
          <table:table-cell office:value-type="float" office:value="27026" calcext:value-type="float">
            <text:p>27026</text:p>
          </table:table-cell>
          <table:table-cell office:value-type="float" office:value="12453" calcext:value-type="float">
            <text:p>12453</text:p>
          </table:table-cell>
          <table:table-cell office:value-type="float" office:value="26653" calcext:value-type="float">
            <text:p>26653</text:p>
          </table:table-cell>
        </table:table-row>
        <table:table-row table:style-name="ro3">
          <table:table-cell office:value-type="float" office:value="4301" calcext:value-type="float">
            <text:p>4301</text:p>
          </table:table-cell>
          <table:table-cell office:value-type="float" office:value="12546" calcext:value-type="float">
            <text:p>12546</text:p>
          </table:table-cell>
          <table:table-cell office:value-type="float" office:value="27469" calcext:value-type="float">
            <text:p>27469</text:p>
          </table:table-cell>
          <table:table-cell office:value-type="float" office:value="12880" calcext:value-type="float">
            <text:p>12880</text:p>
          </table:table-cell>
          <table:table-cell office:value-type="float" office:value="27681" calcext:value-type="float">
            <text:p>27681</text:p>
          </table:table-cell>
        </table:table-row>
        <table:table-row table:style-name="ro3">
          <table:table-cell office:value-type="float" office:value="4401" calcext:value-type="float">
            <text:p>4401</text:p>
          </table:table-cell>
          <table:table-cell office:value-type="float" office:value="12512" calcext:value-type="float">
            <text:p>12512</text:p>
          </table:table-cell>
          <table:table-cell office:value-type="float" office:value="27904" calcext:value-type="float">
            <text:p>27904</text:p>
          </table:table-cell>
          <table:table-cell office:value-type="float" office:value="13014" calcext:value-type="float">
            <text:p>13014</text:p>
          </table:table-cell>
          <table:table-cell office:value-type="float" office:value="28155" calcext:value-type="float">
            <text:p>28155</text:p>
          </table:table-cell>
        </table:table-row>
        <table:table-row table:style-name="ro3">
          <table:table-cell office:value-type="float" office:value="4501" calcext:value-type="float">
            <text:p>4501</text:p>
          </table:table-cell>
          <table:table-cell office:value-type="float" office:value="13855" calcext:value-type="float">
            <text:p>13855</text:p>
          </table:table-cell>
          <table:table-cell office:value-type="float" office:value="28653" calcext:value-type="float">
            <text:p>28653</text:p>
          </table:table-cell>
          <table:table-cell office:value-type="float" office:value="13841" calcext:value-type="float">
            <text:p>13841</text:p>
          </table:table-cell>
          <table:table-cell office:value-type="float" office:value="28918" calcext:value-type="float">
            <text:p>28918</text:p>
          </table:table-cell>
        </table:table-row>
        <table:table-row table:style-name="ro3">
          <table:table-cell office:value-type="float" office:value="4601" calcext:value-type="float">
            <text:p>4601</text:p>
          </table:table-cell>
          <table:table-cell office:value-type="float" office:value="12896" calcext:value-type="float">
            <text:p>12896</text:p>
          </table:table-cell>
          <table:table-cell office:value-type="float" office:value="29342" calcext:value-type="float">
            <text:p>29342</text:p>
          </table:table-cell>
          <table:table-cell office:value-type="float" office:value="13026" calcext:value-type="float">
            <text:p>13026</text:p>
          </table:table-cell>
          <table:table-cell office:value-type="float" office:value="29416" calcext:value-type="float">
            <text:p>29416</text:p>
          </table:table-cell>
        </table:table-row>
        <table:table-row table:style-name="ro3">
          <table:table-cell office:value-type="float" office:value="4701" calcext:value-type="float">
            <text:p>4701</text:p>
          </table:table-cell>
          <table:table-cell office:value-type="float" office:value="13702" calcext:value-type="float">
            <text:p>13702</text:p>
          </table:table-cell>
          <table:table-cell office:value-type="float" office:value="29955" calcext:value-type="float">
            <text:p>29955</text:p>
          </table:table-cell>
          <table:table-cell office:value-type="float" office:value="14805" calcext:value-type="float">
            <text:p>14805</text:p>
          </table:table-cell>
          <table:table-cell office:value-type="float" office:value="30026" calcext:value-type="float">
            <text:p>30026</text:p>
          </table:table-cell>
        </table:table-row>
        <table:table-row table:style-name="ro3">
          <table:table-cell office:value-type="float" office:value="4801" calcext:value-type="float">
            <text:p>4801</text:p>
          </table:table-cell>
          <table:table-cell office:value-type="float" office:value="14720" calcext:value-type="float">
            <text:p>14720</text:p>
          </table:table-cell>
          <table:table-cell office:value-type="float" office:value="30550" calcext:value-type="float">
            <text:p>30550</text:p>
          </table:table-cell>
          <table:table-cell office:value-type="float" office:value="14277" calcext:value-type="float">
            <text:p>14277</text:p>
          </table:table-cell>
          <table:table-cell office:value-type="float" office:value="30620" calcext:value-type="float">
            <text:p>30620</text:p>
          </table:table-cell>
        </table:table-row>
        <table:table-row table:style-name="ro3">
          <table:table-cell office:value-type="float" office:value="4901" calcext:value-type="float">
            <text:p>4901</text:p>
          </table:table-cell>
          <table:table-cell office:value-type="float" office:value="15423" calcext:value-type="float">
            <text:p>15423</text:p>
          </table:table-cell>
          <table:table-cell office:value-type="float" office:value="31338" calcext:value-type="float">
            <text:p>31338</text:p>
          </table:table-cell>
          <table:table-cell office:value-type="float" office:value="15260" calcext:value-type="float">
            <text:p>15260</text:p>
          </table:table-cell>
          <table:table-cell office:value-type="float" office:value="31248" calcext:value-type="float">
            <text:p>31248</text:p>
          </table:table-cell>
        </table:table-row>
        <table:table-row table:style-name="ro3">
          <table:table-cell office:value-type="float" office:value="5001" calcext:value-type="float">
            <text:p>5001</text:p>
          </table:table-cell>
          <table:table-cell office:value-type="float" office:value="14679" calcext:value-type="float">
            <text:p>14679</text:p>
          </table:table-cell>
          <table:table-cell office:value-type="float" office:value="32016" calcext:value-type="float">
            <text:p>32016</text:p>
          </table:table-cell>
          <table:table-cell office:value-type="float" office:value="15108" calcext:value-type="float">
            <text:p>15108</text:p>
          </table:table-cell>
          <table:table-cell office:value-type="float" office:value="32071" calcext:value-type="float">
            <text:p>32071</text:p>
          </table:table-cell>
        </table:table-row>
        <table:table-row table:style-name="ro3">
          <table:table-cell office:value-type="float" office:value="5101" calcext:value-type="float">
            <text:p>5101</text:p>
          </table:table-cell>
          <table:table-cell office:value-type="float" office:value="14593" calcext:value-type="float">
            <text:p>14593</text:p>
          </table:table-cell>
          <table:table-cell office:value-type="float" office:value="32579" calcext:value-type="float">
            <text:p>32579</text:p>
          </table:table-cell>
          <table:table-cell office:value-type="float" office:value="15352" calcext:value-type="float">
            <text:p>15352</text:p>
          </table:table-cell>
          <table:table-cell office:value-type="float" office:value="32884" calcext:value-type="float">
            <text:p>32884</text:p>
          </table:table-cell>
        </table:table-row>
        <table:table-row table:style-name="ro3">
          <table:table-cell office:value-type="float" office:value="5201" calcext:value-type="float">
            <text:p>5201</text:p>
          </table:table-cell>
          <table:table-cell office:value-type="float" office:value="15542" calcext:value-type="float">
            <text:p>15542</text:p>
          </table:table-cell>
          <table:table-cell office:value-type="float" office:value="33115" calcext:value-type="float">
            <text:p>33115</text:p>
          </table:table-cell>
          <table:table-cell office:value-type="float" office:value="16514" calcext:value-type="float">
            <text:p>16514</text:p>
          </table:table-cell>
          <table:table-cell office:value-type="float" office:value="33266" calcext:value-type="float">
            <text:p>33266</text:p>
          </table:table-cell>
        </table:table-row>
        <table:table-row table:style-name="ro3">
          <table:table-cell office:value-type="float" office:value="5301" calcext:value-type="float">
            <text:p>5301</text:p>
          </table:table-cell>
          <table:table-cell office:value-type="float" office:value="14688" calcext:value-type="float">
            <text:p>14688</text:p>
          </table:table-cell>
          <table:table-cell office:value-type="float" office:value="33898" calcext:value-type="float">
            <text:p>33898</text:p>
          </table:table-cell>
          <table:table-cell office:value-type="float" office:value="15987" calcext:value-type="float">
            <text:p>15987</text:p>
          </table:table-cell>
          <table:table-cell office:value-type="float" office:value="33623" calcext:value-type="float">
            <text:p>33623</text:p>
          </table:table-cell>
        </table:table-row>
        <table:table-row table:style-name="ro3">
          <table:table-cell office:value-type="float" office:value="5401" calcext:value-type="float">
            <text:p>5401</text:p>
          </table:table-cell>
          <table:table-cell office:value-type="float" office:value="16321" calcext:value-type="float">
            <text:p>16321</text:p>
          </table:table-cell>
          <table:table-cell office:value-type="float" office:value="34397" calcext:value-type="float">
            <text:p>34397</text:p>
          </table:table-cell>
          <table:table-cell office:value-type="float" office:value="14918" calcext:value-type="float">
            <text:p>14918</text:p>
          </table:table-cell>
          <table:table-cell office:value-type="float" office:value="34598" calcext:value-type="float">
            <text:p>34598</text:p>
          </table:table-cell>
        </table:table-row>
        <table:table-row table:style-name="ro3">
          <table:table-cell office:value-type="float" office:value="5501" calcext:value-type="float">
            <text:p>5501</text:p>
          </table:table-cell>
          <table:table-cell office:value-type="float" office:value="16551" calcext:value-type="float">
            <text:p>16551</text:p>
          </table:table-cell>
          <table:table-cell office:value-type="float" office:value="35137" calcext:value-type="float">
            <text:p>35137</text:p>
          </table:table-cell>
          <table:table-cell office:value-type="float" office:value="16596" calcext:value-type="float">
            <text:p>16596</text:p>
          </table:table-cell>
          <table:table-cell office:value-type="float" office:value="35367" calcext:value-type="float">
            <text:p>35367</text:p>
          </table:table-cell>
        </table:table-row>
        <table:table-row table:style-name="ro3">
          <table:table-cell office:value-type="float" office:value="5601" calcext:value-type="float">
            <text:p>5601</text:p>
          </table:table-cell>
          <table:table-cell office:value-type="float" office:value="16955" calcext:value-type="float">
            <text:p>16955</text:p>
          </table:table-cell>
          <table:table-cell office:value-type="float" office:value="35854" calcext:value-type="float">
            <text:p>35854</text:p>
          </table:table-cell>
          <table:table-cell office:value-type="float" office:value="17173" calcext:value-type="float">
            <text:p>17173</text:p>
          </table:table-cell>
          <table:table-cell office:value-type="float" office:value="35833" calcext:value-type="float">
            <text:p>35833</text:p>
          </table:table-cell>
        </table:table-row>
        <table:table-row table:style-name="ro3">
          <table:table-cell office:value-type="float" office:value="5701" calcext:value-type="float">
            <text:p>5701</text:p>
          </table:table-cell>
          <table:table-cell office:value-type="float" office:value="17626" calcext:value-type="float">
            <text:p>17626</text:p>
          </table:table-cell>
          <table:table-cell office:value-type="float" office:value="36225" calcext:value-type="float">
            <text:p>36225</text:p>
          </table:table-cell>
          <table:table-cell office:value-type="float" office:value="17600" calcext:value-type="float">
            <text:p>17600</text:p>
          </table:table-cell>
          <table:table-cell office:value-type="float" office:value="36436" calcext:value-type="float">
            <text:p>36436</text:p>
          </table:table-cell>
        </table:table-row>
        <table:table-row table:style-name="ro3">
          <table:table-cell office:value-type="float" office:value="5801" calcext:value-type="float">
            <text:p>5801</text:p>
          </table:table-cell>
          <table:table-cell office:value-type="float" office:value="17738" calcext:value-type="float">
            <text:p>17738</text:p>
          </table:table-cell>
          <table:table-cell office:value-type="float" office:value="37164" calcext:value-type="float">
            <text:p>37164</text:p>
          </table:table-cell>
          <table:table-cell office:value-type="float" office:value="17639" calcext:value-type="float">
            <text:p>17639</text:p>
          </table:table-cell>
          <table:table-cell office:value-type="float" office:value="37139" calcext:value-type="float">
            <text:p>37139</text:p>
          </table:table-cell>
        </table:table-row>
        <table:table-row table:style-name="ro3">
          <table:table-cell office:value-type="float" office:value="5901" calcext:value-type="float">
            <text:p>5901</text:p>
          </table:table-cell>
          <table:table-cell office:value-type="float" office:value="17309" calcext:value-type="float">
            <text:p>17309</text:p>
          </table:table-cell>
          <table:table-cell office:value-type="float" office:value="37759" calcext:value-type="float">
            <text:p>37759</text:p>
          </table:table-cell>
          <table:table-cell office:value-type="float" office:value="17893" calcext:value-type="float">
            <text:p>17893</text:p>
          </table:table-cell>
          <table:table-cell office:value-type="float" office:value="37758" calcext:value-type="float">
            <text:p>37758</text:p>
          </table:table-cell>
        </table:table-row>
        <table:table-row table:style-name="ro3">
          <table:table-cell office:value-type="float" office:value="6001" calcext:value-type="float">
            <text:p>6001</text:p>
          </table:table-cell>
          <table:table-cell office:value-type="float" office:value="18060" calcext:value-type="float">
            <text:p>18060</text:p>
          </table:table-cell>
          <table:table-cell office:value-type="float" office:value="38505" calcext:value-type="float">
            <text:p>38505</text:p>
          </table:table-cell>
          <table:table-cell office:value-type="float" office:value="19070" calcext:value-type="float">
            <text:p>19070</text:p>
          </table:table-cell>
          <table:table-cell office:value-type="float" office:value="38424" calcext:value-type="float">
            <text:p>38424</text:p>
          </table:table-cell>
        </table:table-row>
        <table:table-row table:style-name="ro3">
          <table:table-cell office:value-type="float" office:value="6101" calcext:value-type="float">
            <text:p>6101</text:p>
          </table:table-cell>
          <table:table-cell office:value-type="float" office:value="19078" calcext:value-type="float">
            <text:p>19078</text:p>
          </table:table-cell>
          <table:table-cell office:value-type="float" office:value="39402" calcext:value-type="float">
            <text:p>39402</text:p>
          </table:table-cell>
          <table:table-cell office:value-type="float" office:value="17728" calcext:value-type="float">
            <text:p>17728</text:p>
          </table:table-cell>
          <table:table-cell office:value-type="float" office:value="38825" calcext:value-type="float">
            <text:p>38825</text:p>
          </table:table-cell>
        </table:table-row>
        <table:table-row table:style-name="ro3">
          <table:table-cell office:value-type="float" office:value="6201" calcext:value-type="float">
            <text:p>6201</text:p>
          </table:table-cell>
          <table:table-cell office:value-type="float" office:value="18577" calcext:value-type="float">
            <text:p>18577</text:p>
          </table:table-cell>
          <table:table-cell office:value-type="float" office:value="39918" calcext:value-type="float">
            <text:p>39918</text:p>
          </table:table-cell>
          <table:table-cell office:value-type="float" office:value="18422" calcext:value-type="float">
            <text:p>18422</text:p>
          </table:table-cell>
          <table:table-cell office:value-type="float" office:value="39808" calcext:value-type="float">
            <text:p>39808</text:p>
          </table:table-cell>
        </table:table-row>
        <table:table-row table:style-name="ro3">
          <table:table-cell office:value-type="float" office:value="6301" calcext:value-type="float">
            <text:p>6301</text:p>
          </table:table-cell>
          <table:table-cell office:value-type="float" office:value="19830" calcext:value-type="float">
            <text:p>19830</text:p>
          </table:table-cell>
          <table:table-cell office:value-type="float" office:value="40236" calcext:value-type="float">
            <text:p>40236</text:p>
          </table:table-cell>
          <table:table-cell office:value-type="float" office:value="20332" calcext:value-type="float">
            <text:p>20332</text:p>
          </table:table-cell>
          <table:table-cell office:value-type="float" office:value="40813" calcext:value-type="float">
            <text:p>40813</text:p>
          </table:table-cell>
        </table:table-row>
        <table:table-row table:style-name="ro3">
          <table:table-cell office:value-type="float" office:value="6401" calcext:value-type="float">
            <text:p>6401</text:p>
          </table:table-cell>
          <table:table-cell office:value-type="float" office:value="18711" calcext:value-type="float">
            <text:p>18711</text:p>
          </table:table-cell>
          <table:table-cell office:value-type="float" office:value="41179" calcext:value-type="float">
            <text:p>41179</text:p>
          </table:table-cell>
          <table:table-cell office:value-type="float" office:value="19659" calcext:value-type="float">
            <text:p>19659</text:p>
          </table:table-cell>
          <table:table-cell office:value-type="float" office:value="41143" calcext:value-type="float">
            <text:p>41143</text:p>
          </table:table-cell>
        </table:table-row>
        <table:table-row table:style-name="ro3">
          <table:table-cell office:value-type="float" office:value="6501" calcext:value-type="float">
            <text:p>6501</text:p>
          </table:table-cell>
          <table:table-cell office:value-type="float" office:value="19343" calcext:value-type="float">
            <text:p>19343</text:p>
          </table:table-cell>
          <table:table-cell office:value-type="float" office:value="42041" calcext:value-type="float">
            <text:p>42041</text:p>
          </table:table-cell>
          <table:table-cell office:value-type="float" office:value="19811" calcext:value-type="float">
            <text:p>19811</text:p>
          </table:table-cell>
          <table:table-cell office:value-type="float" office:value="41772" calcext:value-type="float">
            <text:p>41772</text:p>
          </table:table-cell>
        </table:table-row>
        <table:table-row table:style-name="ro3">
          <table:table-cell office:value-type="float" office:value="6601" calcext:value-type="float">
            <text:p>6601</text:p>
          </table:table-cell>
          <table:table-cell office:value-type="float" office:value="19401" calcext:value-type="float">
            <text:p>19401</text:p>
          </table:table-cell>
          <table:table-cell office:value-type="float" office:value="42346" calcext:value-type="float">
            <text:p>42346</text:p>
          </table:table-cell>
          <table:table-cell office:value-type="float" office:value="19284" calcext:value-type="float">
            <text:p>19284</text:p>
          </table:table-cell>
          <table:table-cell office:value-type="float" office:value="42700" calcext:value-type="float">
            <text:p>42700</text:p>
          </table:table-cell>
        </table:table-row>
        <table:table-row table:style-name="ro3">
          <table:table-cell office:value-type="float" office:value="6701" calcext:value-type="float">
            <text:p>6701</text:p>
          </table:table-cell>
          <table:table-cell office:value-type="float" office:value="19028" calcext:value-type="float">
            <text:p>19028</text:p>
          </table:table-cell>
          <table:table-cell office:value-type="float" office:value="43099" calcext:value-type="float">
            <text:p>43099</text:p>
          </table:table-cell>
          <table:table-cell office:value-type="float" office:value="20951" calcext:value-type="float">
            <text:p>20951</text:p>
          </table:table-cell>
          <table:table-cell office:value-type="float" office:value="43046" calcext:value-type="float">
            <text:p>43046</text:p>
          </table:table-cell>
        </table:table-row>
        <table:table-row table:style-name="ro3">
          <table:table-cell office:value-type="float" office:value="6801" calcext:value-type="float">
            <text:p>6801</text:p>
          </table:table-cell>
          <table:table-cell office:value-type="float" office:value="19366" calcext:value-type="float">
            <text:p>19366</text:p>
          </table:table-cell>
          <table:table-cell office:value-type="float" office:value="43536" calcext:value-type="float">
            <text:p>43536</text:p>
          </table:table-cell>
          <table:table-cell office:value-type="float" office:value="19945" calcext:value-type="float">
            <text:p>19945</text:p>
          </table:table-cell>
          <table:table-cell office:value-type="float" office:value="43467" calcext:value-type="float">
            <text:p>43467</text:p>
          </table:table-cell>
        </table:table-row>
        <table:table-row table:style-name="ro3">
          <table:table-cell office:value-type="float" office:value="6901" calcext:value-type="float">
            <text:p>6901</text:p>
          </table:table-cell>
          <table:table-cell office:value-type="float" office:value="20305" calcext:value-type="float">
            <text:p>20305</text:p>
          </table:table-cell>
          <table:table-cell office:value-type="float" office:value="44192" calcext:value-type="float">
            <text:p>44192</text:p>
          </table:table-cell>
          <table:table-cell office:value-type="float" office:value="19800" calcext:value-type="float">
            <text:p>19800</text:p>
          </table:table-cell>
          <table:table-cell office:value-type="float" office:value="44130" calcext:value-type="float">
            <text:p>44130</text:p>
          </table:table-cell>
        </table:table-row>
        <table:table-row table:style-name="ro3">
          <table:table-cell office:value-type="float" office:value="7001" calcext:value-type="float">
            <text:p>7001</text:p>
          </table:table-cell>
          <table:table-cell office:value-type="float" office:value="20741" calcext:value-type="float">
            <text:p>20741</text:p>
          </table:table-cell>
          <table:table-cell office:value-type="float" office:value="44651" calcext:value-type="float">
            <text:p>44651</text:p>
          </table:table-cell>
          <table:table-cell office:value-type="float" office:value="20901" calcext:value-type="float">
            <text:p>20901</text:p>
          </table:table-cell>
          <table:table-cell office:value-type="float" office:value="44788" calcext:value-type="float">
            <text:p>44788</text:p>
          </table:table-cell>
        </table:table-row>
        <table:table-row table:style-name="ro3">
          <table:table-cell office:value-type="float" office:value="7101" calcext:value-type="float">
            <text:p>7101</text:p>
          </table:table-cell>
          <table:table-cell office:value-type="float" office:value="21897" calcext:value-type="float">
            <text:p>21897</text:p>
          </table:table-cell>
          <table:table-cell office:value-type="float" office:value="45281" calcext:value-type="float">
            <text:p>45281</text:p>
          </table:table-cell>
          <table:table-cell office:value-type="float" office:value="21112" calcext:value-type="float">
            <text:p>21112</text:p>
          </table:table-cell>
          <table:table-cell office:value-type="float" office:value="45215" calcext:value-type="float">
            <text:p>45215</text:p>
          </table:table-cell>
        </table:table-row>
        <table:table-row table:style-name="ro3">
          <table:table-cell office:value-type="float" office:value="7201" calcext:value-type="float">
            <text:p>7201</text:p>
          </table:table-cell>
          <table:table-cell office:value-type="float" office:value="22003" calcext:value-type="float">
            <text:p>22003</text:p>
          </table:table-cell>
          <table:table-cell office:value-type="float" office:value="46147" calcext:value-type="float">
            <text:p>46147</text:p>
          </table:table-cell>
          <table:table-cell office:value-type="float" office:value="20491" calcext:value-type="float">
            <text:p>20491</text:p>
          </table:table-cell>
          <table:table-cell office:value-type="float" office:value="45967" calcext:value-type="float">
            <text:p>45967</text:p>
          </table:table-cell>
        </table:table-row>
        <table:table-row table:style-name="ro3">
          <table:table-cell office:value-type="float" office:value="7301" calcext:value-type="float">
            <text:p>7301</text:p>
          </table:table-cell>
          <table:table-cell office:value-type="float" office:value="21407" calcext:value-type="float">
            <text:p>21407</text:p>
          </table:table-cell>
          <table:table-cell office:value-type="float" office:value="46786" calcext:value-type="float">
            <text:p>46786</text:p>
          </table:table-cell>
          <table:table-cell office:value-type="float" office:value="21166" calcext:value-type="float">
            <text:p>21166</text:p>
          </table:table-cell>
          <table:table-cell office:value-type="float" office:value="46779" calcext:value-type="float">
            <text:p>46779</text:p>
          </table:table-cell>
        </table:table-row>
        <table:table-row table:style-name="ro3">
          <table:table-cell office:value-type="float" office:value="7401" calcext:value-type="float">
            <text:p>7401</text:p>
          </table:table-cell>
          <table:table-cell office:value-type="float" office:value="20700" calcext:value-type="float">
            <text:p>20700</text:p>
          </table:table-cell>
          <table:table-cell office:value-type="float" office:value="47617" calcext:value-type="float">
            <text:p>47617</text:p>
          </table:table-cell>
          <table:table-cell office:value-type="float" office:value="22614" calcext:value-type="float">
            <text:p>22614</text:p>
          </table:table-cell>
          <table:table-cell office:value-type="float" office:value="47369" calcext:value-type="float">
            <text:p>47369</text:p>
          </table:table-cell>
        </table:table-row>
        <table:table-row table:style-name="ro3">
          <table:table-cell office:value-type="float" office:value="7501" calcext:value-type="float">
            <text:p>7501</text:p>
          </table:table-cell>
          <table:table-cell office:value-type="float" office:value="20671" calcext:value-type="float">
            <text:p>20671</text:p>
          </table:table-cell>
          <table:table-cell office:value-type="float" office:value="47878" calcext:value-type="float">
            <text:p>47878</text:p>
          </table:table-cell>
          <table:table-cell office:value-type="float" office:value="21370" calcext:value-type="float">
            <text:p>21370</text:p>
          </table:table-cell>
          <table:table-cell office:value-type="float" office:value="47922" calcext:value-type="float">
            <text:p>47922</text:p>
          </table:table-cell>
        </table:table-row>
        <table:table-row table:style-name="ro3">
          <table:table-cell office:value-type="float" office:value="7601" calcext:value-type="float">
            <text:p>7601</text:p>
          </table:table-cell>
          <table:table-cell office:value-type="float" office:value="22954" calcext:value-type="float">
            <text:p>22954</text:p>
          </table:table-cell>
          <table:table-cell office:value-type="float" office:value="48848" calcext:value-type="float">
            <text:p>48848</text:p>
          </table:table-cell>
          <table:table-cell office:value-type="float" office:value="24012" calcext:value-type="float">
            <text:p>24012</text:p>
          </table:table-cell>
          <table:table-cell office:value-type="float" office:value="48971" calcext:value-type="float">
            <text:p>48971</text:p>
          </table:table-cell>
        </table:table-row>
        <table:table-row table:style-name="ro3">
          <table:table-cell office:value-type="float" office:value="7701" calcext:value-type="float">
            <text:p>7701</text:p>
          </table:table-cell>
          <table:table-cell office:value-type="float" office:value="22534" calcext:value-type="float">
            <text:p>22534</text:p>
          </table:table-cell>
          <table:table-cell office:value-type="float" office:value="49640" calcext:value-type="float">
            <text:p>49640</text:p>
          </table:table-cell>
          <table:table-cell office:value-type="float" office:value="22715" calcext:value-type="float">
            <text:p>22715</text:p>
          </table:table-cell>
          <table:table-cell office:value-type="float" office:value="49969" calcext:value-type="float">
            <text:p>49969</text:p>
          </table:table-cell>
        </table:table-row>
        <table:table-row table:style-name="ro3">
          <table:table-cell office:value-type="float" office:value="7801" calcext:value-type="float">
            <text:p>7801</text:p>
          </table:table-cell>
          <table:table-cell office:value-type="float" office:value="23266" calcext:value-type="float">
            <text:p>23266</text:p>
          </table:table-cell>
          <table:table-cell office:value-type="float" office:value="49887" calcext:value-type="float">
            <text:p>49887</text:p>
          </table:table-cell>
          <table:table-cell office:value-type="float" office:value="23282" calcext:value-type="float">
            <text:p>23282</text:p>
          </table:table-cell>
          <table:table-cell office:value-type="float" office:value="50153" calcext:value-type="float">
            <text:p>50153</text:p>
          </table:table-cell>
        </table:table-row>
        <table:table-row table:style-name="ro3">
          <table:table-cell office:value-type="float" office:value="7901" calcext:value-type="float">
            <text:p>7901</text:p>
          </table:table-cell>
          <table:table-cell office:value-type="float" office:value="22739" calcext:value-type="float">
            <text:p>22739</text:p>
          </table:table-cell>
          <table:table-cell office:value-type="float" office:value="50698" calcext:value-type="float">
            <text:p>50698</text:p>
          </table:table-cell>
          <table:table-cell office:value-type="float" office:value="24988" calcext:value-type="float">
            <text:p>24988</text:p>
          </table:table-cell>
          <table:table-cell office:value-type="float" office:value="51091" calcext:value-type="float">
            <text:p>51091</text:p>
          </table:table-cell>
        </table:table-row>
        <table:table-row table:style-name="ro3">
          <table:table-cell office:value-type="float" office:value="8001" calcext:value-type="float">
            <text:p>8001</text:p>
          </table:table-cell>
          <table:table-cell office:value-type="float" office:value="23859" calcext:value-type="float">
            <text:p>23859</text:p>
          </table:table-cell>
          <table:table-cell office:value-type="float" office:value="51516" calcext:value-type="float">
            <text:p>51516</text:p>
          </table:table-cell>
          <table:table-cell office:value-type="float" office:value="24679" calcext:value-type="float">
            <text:p>24679</text:p>
          </table:table-cell>
          <table:table-cell office:value-type="float" office:value="51622" calcext:value-type="float">
            <text:p>51622</text:p>
          </table:table-cell>
        </table:table-row>
        <table:table-row table:style-name="ro3">
          <table:table-cell office:value-type="float" office:value="8101" calcext:value-type="float">
            <text:p>8101</text:p>
          </table:table-cell>
          <table:table-cell office:value-type="float" office:value="22831" calcext:value-type="float">
            <text:p>22831</text:p>
          </table:table-cell>
          <table:table-cell office:value-type="float" office:value="51605" calcext:value-type="float">
            <text:p>51605</text:p>
          </table:table-cell>
          <table:table-cell office:value-type="float" office:value="23764" calcext:value-type="float">
            <text:p>23764</text:p>
          </table:table-cell>
          <table:table-cell office:value-type="float" office:value="51991" calcext:value-type="float">
            <text:p>51991</text:p>
          </table:table-cell>
        </table:table-row>
        <table:table-row table:style-name="ro3">
          <table:table-cell office:value-type="float" office:value="8201" calcext:value-type="float">
            <text:p>8201</text:p>
          </table:table-cell>
          <table:table-cell office:value-type="float" office:value="23895" calcext:value-type="float">
            <text:p>23895</text:p>
          </table:table-cell>
          <table:table-cell office:value-type="float" office:value="52563" calcext:value-type="float">
            <text:p>52563</text:p>
          </table:table-cell>
          <table:table-cell office:value-type="float" office:value="23396" calcext:value-type="float">
            <text:p>23396</text:p>
          </table:table-cell>
          <table:table-cell office:value-type="float" office:value="52762" calcext:value-type="float">
            <text:p>52762</text:p>
          </table:table-cell>
        </table:table-row>
        <table:table-row table:style-name="ro3">
          <table:table-cell office:value-type="float" office:value="8301" calcext:value-type="float">
            <text:p>8301</text:p>
          </table:table-cell>
          <table:table-cell office:value-type="float" office:value="23678" calcext:value-type="float">
            <text:p>23678</text:p>
          </table:table-cell>
          <table:table-cell office:value-type="float" office:value="52862" calcext:value-type="float">
            <text:p>52862</text:p>
          </table:table-cell>
          <table:table-cell office:value-type="float" office:value="23396" calcext:value-type="float">
            <text:p>23396</text:p>
          </table:table-cell>
          <table:table-cell office:value-type="float" office:value="53037" calcext:value-type="float">
            <text:p>53037</text:p>
          </table:table-cell>
        </table:table-row>
        <table:table-row table:style-name="ro3">
          <table:table-cell office:value-type="float" office:value="8401" calcext:value-type="float">
            <text:p>8401</text:p>
          </table:table-cell>
          <table:table-cell office:value-type="float" office:value="25233" calcext:value-type="float">
            <text:p>25233</text:p>
          </table:table-cell>
          <table:table-cell office:value-type="float" office:value="53677" calcext:value-type="float">
            <text:p>53677</text:p>
          </table:table-cell>
          <table:table-cell office:value-type="float" office:value="24694" calcext:value-type="float">
            <text:p>24694</text:p>
          </table:table-cell>
          <table:table-cell office:value-type="float" office:value="53743" calcext:value-type="float">
            <text:p>53743</text:p>
          </table:table-cell>
        </table:table-row>
        <table:table-row table:style-name="ro3">
          <table:table-cell office:value-type="float" office:value="8501" calcext:value-type="float">
            <text:p>8501</text:p>
          </table:table-cell>
          <table:table-cell office:value-type="float" office:value="25771" calcext:value-type="float">
            <text:p>25771</text:p>
          </table:table-cell>
          <table:table-cell office:value-type="float" office:value="54405" calcext:value-type="float">
            <text:p>54405</text:p>
          </table:table-cell>
          <table:table-cell office:value-type="float" office:value="26377" calcext:value-type="float">
            <text:p>26377</text:p>
          </table:table-cell>
          <table:table-cell office:value-type="float" office:value="54385" calcext:value-type="float">
            <text:p>54385</text:p>
          </table:table-cell>
        </table:table-row>
        <table:table-row table:style-name="ro3">
          <table:table-cell office:value-type="float" office:value="8601" calcext:value-type="float">
            <text:p>8601</text:p>
          </table:table-cell>
          <table:table-cell office:value-type="float" office:value="26509" calcext:value-type="float">
            <text:p>26509</text:p>
          </table:table-cell>
          <table:table-cell office:value-type="float" office:value="54893" calcext:value-type="float">
            <text:p>54893</text:p>
          </table:table-cell>
          <table:table-cell office:value-type="float" office:value="25262" calcext:value-type="float">
            <text:p>25262</text:p>
          </table:table-cell>
          <table:table-cell office:value-type="float" office:value="54761" calcext:value-type="float">
            <text:p>54761</text:p>
          </table:table-cell>
        </table:table-row>
        <table:table-row table:style-name="ro3">
          <table:table-cell office:value-type="float" office:value="8701" calcext:value-type="float">
            <text:p>8701</text:p>
          </table:table-cell>
          <table:table-cell office:value-type="float" office:value="25882" calcext:value-type="float">
            <text:p>25882</text:p>
          </table:table-cell>
          <table:table-cell office:value-type="float" office:value="55702" calcext:value-type="float">
            <text:p>55702</text:p>
          </table:table-cell>
          <table:table-cell office:value-type="float" office:value="27046" calcext:value-type="float">
            <text:p>27046</text:p>
          </table:table-cell>
          <table:table-cell office:value-type="float" office:value="55503" calcext:value-type="float">
            <text:p>55503</text:p>
          </table:table-cell>
        </table:table-row>
        <table:table-row table:style-name="ro3">
          <table:table-cell office:value-type="float" office:value="8801" calcext:value-type="float">
            <text:p>8801</text:p>
          </table:table-cell>
          <table:table-cell office:value-type="float" office:value="27960" calcext:value-type="float">
            <text:p>27960</text:p>
          </table:table-cell>
          <table:table-cell office:value-type="float" office:value="56094" calcext:value-type="float">
            <text:p>56094</text:p>
          </table:table-cell>
          <table:table-cell office:value-type="float" office:value="26361" calcext:value-type="float">
            <text:p>26361</text:p>
          </table:table-cell>
          <table:table-cell office:value-type="float" office:value="55996" calcext:value-type="float">
            <text:p>55996</text:p>
          </table:table-cell>
        </table:table-row>
        <table:table-row table:style-name="ro3">
          <table:table-cell office:value-type="float" office:value="8901" calcext:value-type="float">
            <text:p>8901</text:p>
          </table:table-cell>
          <table:table-cell office:value-type="float" office:value="25848" calcext:value-type="float">
            <text:p>25848</text:p>
          </table:table-cell>
          <table:table-cell office:value-type="float" office:value="56900" calcext:value-type="float">
            <text:p>56900</text:p>
          </table:table-cell>
          <table:table-cell office:value-type="float" office:value="26832" calcext:value-type="float">
            <text:p>26832</text:p>
          </table:table-cell>
          <table:table-cell office:value-type="float" office:value="56577" calcext:value-type="float">
            <text:p>56577</text:p>
          </table:table-cell>
        </table:table-row>
        <table:table-row table:style-name="ro3">
          <table:table-cell office:value-type="float" office:value="9001" calcext:value-type="float">
            <text:p>9001</text:p>
          </table:table-cell>
          <table:table-cell office:value-type="float" office:value="26253" calcext:value-type="float">
            <text:p>26253</text:p>
          </table:table-cell>
          <table:table-cell office:value-type="float" office:value="57390" calcext:value-type="float">
            <text:p>57390</text:p>
          </table:table-cell>
          <table:table-cell office:value-type="float" office:value="28146" calcext:value-type="float">
            <text:p>28146</text:p>
          </table:table-cell>
          <table:table-cell office:value-type="float" office:value="57162" calcext:value-type="float">
            <text:p>57162</text:p>
          </table:table-cell>
        </table:table-row>
        <table:table-row table:style-name="ro3">
          <table:table-cell office:value-type="float" office:value="9101" calcext:value-type="float">
            <text:p>9101</text:p>
          </table:table-cell>
          <table:table-cell office:value-type="float" office:value="26996" calcext:value-type="float">
            <text:p>26996</text:p>
          </table:table-cell>
          <table:table-cell office:value-type="float" office:value="58200" calcext:value-type="float">
            <text:p>58200</text:p>
          </table:table-cell>
          <table:table-cell office:value-type="float" office:value="25236" calcext:value-type="float">
            <text:p>25236</text:p>
          </table:table-cell>
          <table:table-cell office:value-type="float" office:value="58142" calcext:value-type="float">
            <text:p>58142</text:p>
          </table:table-cell>
        </table:table-row>
        <table:table-row table:style-name="ro3">
          <table:table-cell office:value-type="float" office:value="9201" calcext:value-type="float">
            <text:p>9201</text:p>
          </table:table-cell>
          <table:table-cell office:value-type="float" office:value="27261" calcext:value-type="float">
            <text:p>27261</text:p>
          </table:table-cell>
          <table:table-cell office:value-type="float" office:value="58843" calcext:value-type="float">
            <text:p>58843</text:p>
          </table:table-cell>
          <table:table-cell office:value-type="float" office:value="27717" calcext:value-type="float">
            <text:p>27717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3">
          <table:table-cell office:value-type="float" office:value="9301" calcext:value-type="float">
            <text:p>9301</text:p>
          </table:table-cell>
          <table:table-cell office:value-type="float" office:value="27468" calcext:value-type="float">
            <text:p>27468</text:p>
          </table:table-cell>
          <table:table-cell office:value-type="float" office:value="59320" calcext:value-type="float">
            <text:p>59320</text:p>
          </table:table-cell>
          <table:table-cell office:value-type="float" office:value="28054" calcext:value-type="float">
            <text:p>28054</text:p>
          </table:table-cell>
          <table:table-cell office:value-type="float" office:value="59475" calcext:value-type="float">
            <text:p>59475</text:p>
          </table:table-cell>
        </table:table-row>
        <table:table-row table:style-name="ro3">
          <table:table-cell office:value-type="float" office:value="9401" calcext:value-type="float">
            <text:p>9401</text:p>
          </table:table-cell>
          <table:table-cell office:value-type="float" office:value="28227" calcext:value-type="float">
            <text:p>28227</text:p>
          </table:table-cell>
          <table:table-cell office:value-type="float" office:value="60090" calcext:value-type="float">
            <text:p>60090</text:p>
          </table:table-cell>
          <table:table-cell office:value-type="float" office:value="29537" calcext:value-type="float">
            <text:p>29537</text:p>
          </table:table-cell>
          <table:table-cell office:value-type="float" office:value="60012" calcext:value-type="float">
            <text:p>60012</text:p>
          </table:table-cell>
        </table:table-row>
        <table:table-row table:style-name="ro3">
          <table:table-cell office:value-type="float" office:value="9501" calcext:value-type="float">
            <text:p>9501</text:p>
          </table:table-cell>
          <table:table-cell office:value-type="float" office:value="27457" calcext:value-type="float">
            <text:p>27457</text:p>
          </table:table-cell>
          <table:table-cell office:value-type="float" office:value="60836" calcext:value-type="float">
            <text:p>60836</text:p>
          </table:table-cell>
          <table:table-cell office:value-type="float" office:value="28222" calcext:value-type="float">
            <text:p>28222</text:p>
          </table:table-cell>
          <table:table-cell office:value-type="float" office:value="60803" calcext:value-type="float">
            <text:p>60803</text:p>
          </table:table-cell>
        </table:table-row>
        <table:table-row table:style-name="ro3">
          <table:table-cell office:value-type="float" office:value="9601" calcext:value-type="float">
            <text:p>9601</text:p>
          </table:table-cell>
          <table:table-cell office:value-type="float" office:value="28976" calcext:value-type="float">
            <text:p>28976</text:p>
          </table:table-cell>
          <table:table-cell office:value-type="float" office:value="61346" calcext:value-type="float">
            <text:p>61346</text:p>
          </table:table-cell>
          <table:table-cell office:value-type="float" office:value="29508" calcext:value-type="float">
            <text:p>29508</text:p>
          </table:table-cell>
          <table:table-cell office:value-type="float" office:value="61287" calcext:value-type="float">
            <text:p>61287</text:p>
          </table:table-cell>
        </table:table-row>
        <table:table-row table:style-name="ro3">
          <table:table-cell office:value-type="float" office:value="9701" calcext:value-type="float">
            <text:p>9701</text:p>
          </table:table-cell>
          <table:table-cell office:value-type="float" office:value="29989" calcext:value-type="float">
            <text:p>29989</text:p>
          </table:table-cell>
          <table:table-cell office:value-type="float" office:value="61871" calcext:value-type="float">
            <text:p>61871</text:p>
          </table:table-cell>
          <table:table-cell office:value-type="float" office:value="28518" calcext:value-type="float">
            <text:p>28518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3">
          <table:table-cell office:value-type="float" office:value="9801" calcext:value-type="float">
            <text:p>9801</text:p>
          </table:table-cell>
          <table:table-cell office:value-type="float" office:value="30090" calcext:value-type="float">
            <text:p>30090</text:p>
          </table:table-cell>
          <table:table-cell office:value-type="float" office:value="62558" calcext:value-type="float">
            <text:p>62558</text:p>
          </table:table-cell>
          <table:table-cell office:value-type="float" office:value="28151" calcext:value-type="float">
            <text:p>28151</text:p>
          </table:table-cell>
          <table:table-cell office:value-type="float" office:value="62463" calcext:value-type="float">
            <text:p>62463</text:p>
          </table:table-cell>
        </table:table-row>
        <table:table-row table:style-name="ro3">
          <table:table-cell office:value-type="float" office:value="9901" calcext:value-type="float">
            <text:p>9901</text:p>
          </table:table-cell>
          <table:table-cell office:value-type="float" office:value="29469" calcext:value-type="float">
            <text:p>29469</text:p>
          </table:table-cell>
          <table:table-cell office:value-type="float" office:value="63252" calcext:value-type="float">
            <text:p>63252</text:p>
          </table:table-cell>
          <table:table-cell office:value-type="float" office:value="31075" calcext:value-type="float">
            <text:p>31075</text:p>
          </table:table-cell>
          <table:table-cell office:value-type="float" office:value="63268" calcext:value-type="float">
            <text:p>63268</text:p>
          </table:table-cell>
        </table:table-row>
        <table:table-row table:style-name="ro3">
          <table:table-cell office:value-type="float" office:value="10001" calcext:value-type="float">
            <text:p>10001</text:p>
          </table:table-cell>
          <table:table-cell office:value-type="float" office:value="30948" calcext:value-type="float">
            <text:p>30948</text:p>
          </table:table-cell>
          <table:table-cell office:value-type="float" office:value="63887" calcext:value-type="float">
            <text:p>63887</text:p>
          </table:table-cell>
          <table:table-cell office:value-type="float" office:value="29069" calcext:value-type="float">
            <text:p>29069</text:p>
          </table:table-cell>
          <table:table-cell office:value-type="float" office:value="63942" calcext:value-type="float">
            <text:p>63942</text:p>
          </table:table-cell>
        </table:table-row>
        <table:table-row table:style-name="ro3">
          <table:table-cell office:value-type="float" office:value="10101" calcext:value-type="float">
            <text:p>10101</text:p>
          </table:table-cell>
          <table:table-cell office:value-type="float" office:value="30267" calcext:value-type="float">
            <text:p>30267</text:p>
          </table:table-cell>
          <table:table-cell office:value-type="float" office:value="64387" calcext:value-type="float">
            <text:p>64387</text:p>
          </table:table-cell>
          <table:table-cell office:value-type="float" office:value="30872" calcext:value-type="float">
            <text:p>30872</text:p>
          </table:table-cell>
          <table:table-cell office:value-type="float" office:value="64786" calcext:value-type="float">
            <text:p>64786</text:p>
          </table:table-cell>
        </table:table-row>
        <table:table-row table:style-name="ro3">
          <table:table-cell office:value-type="float" office:value="10201" calcext:value-type="float">
            <text:p>10201</text:p>
          </table:table-cell>
          <table:table-cell office:value-type="float" office:value="29902" calcext:value-type="float">
            <text:p>29902</text:p>
          </table:table-cell>
          <table:table-cell office:value-type="float" office:value="65108" calcext:value-type="float">
            <text:p>65108</text:p>
          </table:table-cell>
          <table:table-cell office:value-type="float" office:value="31732" calcext:value-type="float">
            <text:p>31732</text:p>
          </table:table-cell>
          <table:table-cell office:value-type="float" office:value="65301" calcext:value-type="float">
            <text:p>65301</text:p>
          </table:table-cell>
        </table:table-row>
        <table:table-row table:style-name="ro3">
          <table:table-cell office:value-type="float" office:value="10301" calcext:value-type="float">
            <text:p>10301</text:p>
          </table:table-cell>
          <table:table-cell office:value-type="float" office:value="31095" calcext:value-type="float">
            <text:p>31095</text:p>
          </table:table-cell>
          <table:table-cell office:value-type="float" office:value="65610" calcext:value-type="float">
            <text:p>65610</text:p>
          </table:table-cell>
          <table:table-cell office:value-type="float" office:value="29815" calcext:value-type="float">
            <text:p>29815</text:p>
          </table:table-cell>
          <table:table-cell office:value-type="float" office:value="65995" calcext:value-type="float">
            <text:p>65995</text:p>
          </table:table-cell>
        </table:table-row>
        <table:table-row table:style-name="ro3">
          <table:table-cell office:value-type="float" office:value="10401" calcext:value-type="float">
            <text:p>10401</text:p>
          </table:table-cell>
          <table:table-cell office:value-type="float" office:value="29163" calcext:value-type="float">
            <text:p>29163</text:p>
          </table:table-cell>
          <table:table-cell office:value-type="float" office:value="66646" calcext:value-type="float">
            <text:p>66646</text:p>
          </table:table-cell>
          <table:table-cell office:value-type="float" office:value="31915" calcext:value-type="float">
            <text:p>31915</text:p>
          </table:table-cell>
          <table:table-cell office:value-type="float" office:value="66568" calcext:value-type="float">
            <text:p>66568</text:p>
          </table:table-cell>
        </table:table-row>
        <table:table-row table:style-name="ro3">
          <table:table-cell office:value-type="float" office:value="10501" calcext:value-type="float">
            <text:p>10501</text:p>
          </table:table-cell>
          <table:table-cell office:value-type="float" office:value="31823" calcext:value-type="float">
            <text:p>31823</text:p>
          </table:table-cell>
          <table:table-cell office:value-type="float" office:value="66912" calcext:value-type="float">
            <text:p>66912</text:p>
          </table:table-cell>
          <table:table-cell office:value-type="float" office:value="29599" calcext:value-type="float">
            <text:p>29599</text:p>
          </table:table-cell>
          <table:table-cell office:value-type="float" office:value="67107" calcext:value-type="float">
            <text:p>67107</text:p>
          </table:table-cell>
        </table:table-row>
        <table:table-row table:style-name="ro3">
          <table:table-cell office:value-type="float" office:value="10601" calcext:value-type="float">
            <text:p>10601</text:p>
          </table:table-cell>
          <table:table-cell office:value-type="float" office:value="33646" calcext:value-type="float">
            <text:p>33646</text:p>
          </table:table-cell>
          <table:table-cell office:value-type="float" office:value="67716" calcext:value-type="float">
            <text:p>67716</text:p>
          </table:table-cell>
          <table:table-cell office:value-type="float" office:value="32202" calcext:value-type="float">
            <text:p>32202</text:p>
          </table:table-cell>
          <table:table-cell office:value-type="float" office:value="67851" calcext:value-type="float">
            <text:p>67851</text:p>
          </table:table-cell>
        </table:table-row>
        <table:table-row table:style-name="ro3">
          <table:table-cell office:value-type="float" office:value="10701" calcext:value-type="float">
            <text:p>10701</text:p>
          </table:table-cell>
          <table:table-cell office:value-type="float" office:value="30814" calcext:value-type="float">
            <text:p>30814</text:p>
          </table:table-cell>
          <table:table-cell office:value-type="float" office:value="68209" calcext:value-type="float">
            <text:p>68209</text:p>
          </table:table-cell>
          <table:table-cell office:value-type="float" office:value="31817" calcext:value-type="float">
            <text:p>31817</text:p>
          </table:table-cell>
          <table:table-cell office:value-type="float" office:value="68279" calcext:value-type="float">
            <text:p>68279</text:p>
          </table:table-cell>
        </table:table-row>
        <table:table-row table:style-name="ro3">
          <table:table-cell office:value-type="float" office:value="10801" calcext:value-type="float">
            <text:p>10801</text:p>
          </table:table-cell>
          <table:table-cell office:value-type="float" office:value="34748" calcext:value-type="float">
            <text:p>34748</text:p>
          </table:table-cell>
          <table:table-cell office:value-type="float" office:value="69109" calcext:value-type="float">
            <text:p>69109</text:p>
          </table:table-cell>
          <table:table-cell office:value-type="float" office:value="31900" calcext:value-type="float">
            <text:p>31900</text:p>
          </table:table-cell>
          <table:table-cell office:value-type="float" office:value="68910" calcext:value-type="float">
            <text:p>68910</text:p>
          </table:table-cell>
        </table:table-row>
        <table:table-row table:style-name="ro3">
          <table:table-cell office:value-type="float" office:value="10901" calcext:value-type="float">
            <text:p>10901</text:p>
          </table:table-cell>
          <table:table-cell office:value-type="float" office:value="33160" calcext:value-type="float">
            <text:p>33160</text:p>
          </table:table-cell>
          <table:table-cell office:value-type="float" office:value="69642" calcext:value-type="float">
            <text:p>69642</text:p>
          </table:table-cell>
          <table:table-cell office:value-type="float" office:value="31287" calcext:value-type="float">
            <text:p>31287</text:p>
          </table:table-cell>
          <table:table-cell office:value-type="float" office:value="69566" calcext:value-type="float">
            <text:p>69566</text:p>
          </table:table-cell>
        </table:table-row>
        <table:table-row table:style-name="ro3">
          <table:table-cell office:value-type="float" office:value="11001" calcext:value-type="float">
            <text:p>11001</text:p>
          </table:table-cell>
          <table:table-cell office:value-type="float" office:value="32753" calcext:value-type="float">
            <text:p>32753</text:p>
          </table:table-cell>
          <table:table-cell office:value-type="float" office:value="70384" calcext:value-type="float">
            <text:p>70384</text:p>
          </table:table-cell>
          <table:table-cell office:value-type="float" office:value="31016" calcext:value-type="float">
            <text:p>31016</text:p>
          </table:table-cell>
          <table:table-cell office:value-type="float" office:value="70583" calcext:value-type="float">
            <text:p>70583</text:p>
          </table:table-cell>
        </table:table-row>
        <table:table-row table:style-name="ro3">
          <table:table-cell office:value-type="float" office:value="11101" calcext:value-type="float">
            <text:p>11101</text:p>
          </table:table-cell>
          <table:table-cell office:value-type="float" office:value="34315" calcext:value-type="float">
            <text:p>34315</text:p>
          </table:table-cell>
          <table:table-cell office:value-type="float" office:value="71065" calcext:value-type="float">
            <text:p>71065</text:p>
          </table:table-cell>
          <table:table-cell office:value-type="float" office:value="33554" calcext:value-type="float">
            <text:p>33554</text:p>
          </table:table-cell>
          <table:table-cell office:value-type="float" office:value="71036" calcext:value-type="float">
            <text:p>71036</text:p>
          </table:table-cell>
        </table:table-row>
        <table:table-row table:style-name="ro3">
          <table:table-cell office:value-type="float" office:value="11201" calcext:value-type="float">
            <text:p>11201</text:p>
          </table:table-cell>
          <table:table-cell office:value-type="float" office:value="32740" calcext:value-type="float">
            <text:p>32740</text:p>
          </table:table-cell>
          <table:table-cell office:value-type="float" office:value="71595" calcext:value-type="float">
            <text:p>71595</text:p>
          </table:table-cell>
          <table:table-cell office:value-type="float" office:value="33539" calcext:value-type="float">
            <text:p>33539</text:p>
          </table:table-cell>
          <table:table-cell office:value-type="float" office:value="71649" calcext:value-type="float">
            <text:p>71649</text:p>
          </table:table-cell>
        </table:table-row>
        <table:table-row table:style-name="ro3">
          <table:table-cell office:value-type="float" office:value="11301" calcext:value-type="float">
            <text:p>11301</text:p>
          </table:table-cell>
          <table:table-cell office:value-type="float" office:value="32762" calcext:value-type="float">
            <text:p>32762</text:p>
          </table:table-cell>
          <table:table-cell office:value-type="float" office:value="72121" calcext:value-type="float">
            <text:p>72121</text:p>
          </table:table-cell>
          <table:table-cell office:value-type="float" office:value="34330" calcext:value-type="float">
            <text:p>34330</text:p>
          </table:table-cell>
          <table:table-cell office:value-type="float" office:value="72416" calcext:value-type="float">
            <text:p>72416</text:p>
          </table:table-cell>
        </table:table-row>
        <table:table-row table:style-name="ro3">
          <table:table-cell office:value-type="float" office:value="11401" calcext:value-type="float">
            <text:p>11401</text:p>
          </table:table-cell>
          <table:table-cell office:value-type="float" office:value="33643" calcext:value-type="float">
            <text:p>33643</text:p>
          </table:table-cell>
          <table:table-cell office:value-type="float" office:value="73103" calcext:value-type="float">
            <text:p>73103</text:p>
          </table:table-cell>
          <table:table-cell office:value-type="float" office:value="34486" calcext:value-type="float">
            <text:p>34486</text:p>
          </table:table-cell>
          <table:table-cell office:value-type="float" office:value="72795" calcext:value-type="float">
            <text:p>72795</text:p>
          </table:table-cell>
        </table:table-row>
        <table:table-row table:style-name="ro3">
          <table:table-cell office:value-type="float" office:value="11501" calcext:value-type="float">
            <text:p>11501</text:p>
          </table:table-cell>
          <table:table-cell office:value-type="float" office:value="32208" calcext:value-type="float">
            <text:p>32208</text:p>
          </table:table-cell>
          <table:table-cell office:value-type="float" office:value="73400" calcext:value-type="float">
            <text:p>73400</text:p>
          </table:table-cell>
          <table:table-cell office:value-type="float" office:value="33942" calcext:value-type="float">
            <text:p>33942</text:p>
          </table:table-cell>
          <table:table-cell office:value-type="float" office:value="73347" calcext:value-type="float">
            <text:p>73347</text:p>
          </table:table-cell>
        </table:table-row>
        <table:table-row table:style-name="ro3">
          <table:table-cell office:value-type="float" office:value="11601" calcext:value-type="float">
            <text:p>11601</text:p>
          </table:table-cell>
          <table:table-cell office:value-type="float" office:value="33910" calcext:value-type="float">
            <text:p>33910</text:p>
          </table:table-cell>
          <table:table-cell office:value-type="float" office:value="73659" calcext:value-type="float">
            <text:p>73659</text:p>
          </table:table-cell>
          <table:table-cell office:value-type="float" office:value="37368" calcext:value-type="float">
            <text:p>37368</text:p>
          </table:table-cell>
          <table:table-cell office:value-type="float" office:value="74099" calcext:value-type="float">
            <text:p>74099</text:p>
          </table:table-cell>
        </table:table-row>
        <table:table-row table:style-name="ro3">
          <table:table-cell office:value-type="float" office:value="11701" calcext:value-type="float">
            <text:p>11701</text:p>
          </table:table-cell>
          <table:table-cell office:value-type="float" office:value="35346" calcext:value-type="float">
            <text:p>35346</text:p>
          </table:table-cell>
          <table:table-cell office:value-type="float" office:value="74530" calcext:value-type="float">
            <text:p>74530</text:p>
          </table:table-cell>
          <table:table-cell office:value-type="float" office:value="34486" calcext:value-type="float">
            <text:p>34486</text:p>
          </table:table-cell>
          <table:table-cell office:value-type="float" office:value="74950" calcext:value-type="float">
            <text:p>74950</text:p>
          </table:table-cell>
        </table:table-row>
        <table:table-row table:style-name="ro3">
          <table:table-cell office:value-type="float" office:value="11801" calcext:value-type="float">
            <text:p>11801</text:p>
          </table:table-cell>
          <table:table-cell office:value-type="float" office:value="33755" calcext:value-type="float">
            <text:p>33755</text:p>
          </table:table-cell>
          <table:table-cell office:value-type="float" office:value="75563" calcext:value-type="float">
            <text:p>75563</text:p>
          </table:table-cell>
          <table:table-cell office:value-type="float" office:value="33925" calcext:value-type="float">
            <text:p>33925</text:p>
          </table:table-cell>
          <table:table-cell office:value-type="float" office:value="75557" calcext:value-type="float">
            <text:p>75557</text:p>
          </table:table-cell>
        </table:table-row>
        <table:table-row table:style-name="ro3">
          <table:table-cell office:value-type="float" office:value="11901" calcext:value-type="float">
            <text:p>11901</text:p>
          </table:table-cell>
          <table:table-cell office:value-type="float" office:value="36632" calcext:value-type="float">
            <text:p>36632</text:p>
          </table:table-cell>
          <table:table-cell office:value-type="float" office:value="76202" calcext:value-type="float">
            <text:p>76202</text:p>
          </table:table-cell>
          <table:table-cell office:value-type="float" office:value="35847" calcext:value-type="float">
            <text:p>35847</text:p>
          </table:table-cell>
          <table:table-cell office:value-type="float" office:value="76234" calcext:value-type="float">
            <text:p>76234</text:p>
          </table:table-cell>
        </table:table-row>
        <table:table-row table:style-name="ro3">
          <table:table-cell office:value-type="float" office:value="12001" calcext:value-type="float">
            <text:p>12001</text:p>
          </table:table-cell>
          <table:table-cell office:value-type="float" office:value="35049" calcext:value-type="float">
            <text:p>35049</text:p>
          </table:table-cell>
          <table:table-cell office:value-type="float" office:value="76949" calcext:value-type="float">
            <text:p>76949</text:p>
          </table:table-cell>
          <table:table-cell office:value-type="float" office:value="37625" calcext:value-type="float">
            <text:p>37625</text:p>
          </table:table-cell>
          <table:table-cell office:value-type="float" office:value="76761" calcext:value-type="float">
            <text:p>76761</text:p>
          </table:table-cell>
        </table:table-row>
        <table:table-row table:style-name="ro3">
          <table:table-cell office:value-type="float" office:value="12101" calcext:value-type="float">
            <text:p>12101</text:p>
          </table:table-cell>
          <table:table-cell office:value-type="float" office:value="37445" calcext:value-type="float">
            <text:p>37445</text:p>
          </table:table-cell>
          <table:table-cell office:value-type="float" office:value="77370" calcext:value-type="float">
            <text:p>77370</text:p>
          </table:table-cell>
          <table:table-cell office:value-type="float" office:value="35984" calcext:value-type="float">
            <text:p>35984</text:p>
          </table:table-cell>
          <table:table-cell office:value-type="float" office:value="77649" calcext:value-type="float">
            <text:p>77649</text:p>
          </table:table-cell>
        </table:table-row>
        <table:table-row table:style-name="ro3">
          <table:table-cell office:value-type="float" office:value="12201" calcext:value-type="float">
            <text:p>12201</text:p>
          </table:table-cell>
          <table:table-cell office:value-type="float" office:value="35183" calcext:value-type="float">
            <text:p>35183</text:p>
          </table:table-cell>
          <table:table-cell office:value-type="float" office:value="78063" calcext:value-type="float">
            <text:p>78063</text:p>
          </table:table-cell>
          <table:table-cell office:value-type="float" office:value="34487" calcext:value-type="float">
            <text:p>34487</text:p>
          </table:table-cell>
          <table:table-cell office:value-type="float" office:value="77971" calcext:value-type="float">
            <text:p>77971</text:p>
          </table:table-cell>
        </table:table-row>
        <table:table-row table:style-name="ro3">
          <table:table-cell office:value-type="float" office:value="12301" calcext:value-type="float">
            <text:p>12301</text:p>
          </table:table-cell>
          <table:table-cell office:value-type="float" office:value="37081" calcext:value-type="float">
            <text:p>37081</text:p>
          </table:table-cell>
          <table:table-cell office:value-type="float" office:value="79286" calcext:value-type="float">
            <text:p>79286</text:p>
          </table:table-cell>
          <table:table-cell office:value-type="float" office:value="38420" calcext:value-type="float">
            <text:p>38420</text:p>
          </table:table-cell>
          <table:table-cell office:value-type="float" office:value="79353" calcext:value-type="float">
            <text:p>79353</text:p>
          </table:table-cell>
        </table:table-row>
        <table:table-row table:style-name="ro3">
          <table:table-cell office:value-type="float" office:value="12401" calcext:value-type="float">
            <text:p>12401</text:p>
          </table:table-cell>
          <table:table-cell office:value-type="float" office:value="36867" calcext:value-type="float">
            <text:p>36867</text:p>
          </table:table-cell>
          <table:table-cell office:value-type="float" office:value="79502" calcext:value-type="float">
            <text:p>79502</text:p>
          </table:table-cell>
          <table:table-cell office:value-type="float" office:value="36028" calcext:value-type="float">
            <text:p>36028</text:p>
          </table:table-cell>
          <table:table-cell office:value-type="float" office:value="79031" calcext:value-type="float">
            <text:p>79031</text:p>
          </table:table-cell>
        </table:table-row>
        <table:table-row table:style-name="ro3">
          <table:table-cell office:value-type="float" office:value="12501" calcext:value-type="float">
            <text:p>12501</text:p>
          </table:table-cell>
          <table:table-cell office:value-type="float" office:value="38306" calcext:value-type="float">
            <text:p>38306</text:p>
          </table:table-cell>
          <table:table-cell office:value-type="float" office:value="80181" calcext:value-type="float">
            <text:p>80181</text:p>
          </table:table-cell>
          <table:table-cell office:value-type="float" office:value="37785" calcext:value-type="float">
            <text:p>37785</text:p>
          </table:table-cell>
          <table:table-cell office:value-type="float" office:value="80612" calcext:value-type="float">
            <text:p>80612</text:p>
          </table:table-cell>
        </table:table-row>
        <table:table-row table:style-name="ro3">
          <table:table-cell office:value-type="float" office:value="12601" calcext:value-type="float">
            <text:p>12601</text:p>
          </table:table-cell>
          <table:table-cell office:value-type="float" office:value="38298" calcext:value-type="float">
            <text:p>38298</text:p>
          </table:table-cell>
          <table:table-cell office:value-type="float" office:value="80835" calcext:value-type="float">
            <text:p>80835</text:p>
          </table:table-cell>
          <table:table-cell office:value-type="float" office:value="38268" calcext:value-type="float">
            <text:p>38268</text:p>
          </table:table-cell>
          <table:table-cell office:value-type="float" office:value="81221" calcext:value-type="float">
            <text:p>81221</text:p>
          </table:table-cell>
        </table:table-row>
        <table:table-row table:style-name="ro3">
          <table:table-cell office:value-type="float" office:value="12701" calcext:value-type="float">
            <text:p>12701</text:p>
          </table:table-cell>
          <table:table-cell office:value-type="float" office:value="36334" calcext:value-type="float">
            <text:p>36334</text:p>
          </table:table-cell>
          <table:table-cell office:value-type="float" office:value="81414" calcext:value-type="float">
            <text:p>81414</text:p>
          </table:table-cell>
          <table:table-cell office:value-type="float" office:value="39160" calcext:value-type="float">
            <text:p>39160</text:p>
          </table:table-cell>
          <table:table-cell office:value-type="float" office:value="81295" calcext:value-type="float">
            <text:p>81295</text:p>
          </table:table-cell>
        </table:table-row>
        <table:table-row table:style-name="ro3">
          <table:table-cell office:value-type="float" office:value="12801" calcext:value-type="float">
            <text:p>12801</text:p>
          </table:table-cell>
          <table:table-cell office:value-type="float" office:value="37811" calcext:value-type="float">
            <text:p>37811</text:p>
          </table:table-cell>
          <table:table-cell office:value-type="float" office:value="81921" calcext:value-type="float">
            <text:p>81921</text:p>
          </table:table-cell>
          <table:table-cell office:value-type="float" office:value="38021" calcext:value-type="float">
            <text:p>38021</text:p>
          </table:table-cell>
          <table:table-cell office:value-type="float" office:value="82094" calcext:value-type="float">
            <text:p>82094</text:p>
          </table:table-cell>
        </table:table-row>
        <table:table-row table:style-name="ro3">
          <table:table-cell office:value-type="float" office:value="12901" calcext:value-type="float">
            <text:p>12901</text:p>
          </table:table-cell>
          <table:table-cell office:value-type="float" office:value="39026" calcext:value-type="float">
            <text:p>39026</text:p>
          </table:table-cell>
          <table:table-cell office:value-type="float" office:value="82538" calcext:value-type="float">
            <text:p>82538</text:p>
          </table:table-cell>
          <table:table-cell office:value-type="float" office:value="41170" calcext:value-type="float">
            <text:p>41170</text:p>
          </table:table-cell>
          <table:table-cell office:value-type="float" office:value="82685" calcext:value-type="float">
            <text:p>82685</text:p>
          </table:table-cell>
        </table:table-row>
        <table:table-row table:style-name="ro3">
          <table:table-cell office:value-type="float" office:value="13001" calcext:value-type="float">
            <text:p>13001</text:p>
          </table:table-cell>
          <table:table-cell office:value-type="float" office:value="38817" calcext:value-type="float">
            <text:p>38817</text:p>
          </table:table-cell>
          <table:table-cell office:value-type="float" office:value="83097" calcext:value-type="float">
            <text:p>83097</text:p>
          </table:table-cell>
          <table:table-cell office:value-type="float" office:value="38650" calcext:value-type="float">
            <text:p>38650</text:p>
          </table:table-cell>
          <table:table-cell office:value-type="float" office:value="82868" calcext:value-type="float">
            <text:p>82868</text:p>
          </table:table-cell>
        </table:table-row>
        <table:table-row table:style-name="ro3">
          <table:table-cell office:value-type="float" office:value="13101" calcext:value-type="float">
            <text:p>13101</text:p>
          </table:table-cell>
          <table:table-cell office:value-type="float" office:value="39582" calcext:value-type="float">
            <text:p>39582</text:p>
          </table:table-cell>
          <table:table-cell office:value-type="float" office:value="84115" calcext:value-type="float">
            <text:p>84115</text:p>
          </table:table-cell>
          <table:table-cell office:value-type="float" office:value="41223" calcext:value-type="float">
            <text:p>41223</text:p>
          </table:table-cell>
          <table:table-cell office:value-type="float" office:value="83761" calcext:value-type="float">
            <text:p>83761</text:p>
          </table:table-cell>
        </table:table-row>
        <table:table-row table:style-name="ro3">
          <table:table-cell office:value-type="float" office:value="13201" calcext:value-type="float">
            <text:p>13201</text:p>
          </table:table-cell>
          <table:table-cell office:value-type="float" office:value="39452" calcext:value-type="float">
            <text:p>39452</text:p>
          </table:table-cell>
          <table:table-cell office:value-type="float" office:value="84252" calcext:value-type="float">
            <text:p>84252</text:p>
          </table:table-cell>
          <table:table-cell office:value-type="float" office:value="37767" calcext:value-type="float">
            <text:p>37767</text:p>
          </table:table-cell>
          <table:table-cell office:value-type="float" office:value="84659" calcext:value-type="float">
            <text:p>84659</text:p>
          </table:table-cell>
        </table:table-row>
        <table:table-row table:style-name="ro3">
          <table:table-cell office:value-type="float" office:value="13301" calcext:value-type="float">
            <text:p>13301</text:p>
          </table:table-cell>
          <table:table-cell office:value-type="float" office:value="42517" calcext:value-type="float">
            <text:p>42517</text:p>
          </table:table-cell>
          <table:table-cell office:value-type="float" office:value="84959" calcext:value-type="float">
            <text:p>84959</text:p>
          </table:table-cell>
          <table:table-cell office:value-type="float" office:value="38937" calcext:value-type="float">
            <text:p>38937</text:p>
          </table:table-cell>
          <table:table-cell office:value-type="float" office:value="85169" calcext:value-type="float">
            <text:p>85169</text:p>
          </table:table-cell>
        </table:table-row>
        <table:table-row table:style-name="ro3">
          <table:table-cell office:value-type="float" office:value="13401" calcext:value-type="float">
            <text:p>13401</text:p>
          </table:table-cell>
          <table:table-cell office:value-type="float" office:value="39460" calcext:value-type="float">
            <text:p>39460</text:p>
          </table:table-cell>
          <table:table-cell office:value-type="float" office:value="85648" calcext:value-type="float">
            <text:p>85648</text:p>
          </table:table-cell>
          <table:table-cell office:value-type="float" office:value="38913" calcext:value-type="float">
            <text:p>38913</text:p>
          </table:table-cell>
          <table:table-cell office:value-type="float" office:value="85810" calcext:value-type="float">
            <text:p>85810</text:p>
          </table:table-cell>
        </table:table-row>
        <table:table-row table:style-name="ro3">
          <table:table-cell office:value-type="float" office:value="13501" calcext:value-type="float">
            <text:p>13501</text:p>
          </table:table-cell>
          <table:table-cell office:value-type="float" office:value="39245" calcext:value-type="float">
            <text:p>39245</text:p>
          </table:table-cell>
          <table:table-cell office:value-type="float" office:value="86419" calcext:value-type="float">
            <text:p>86419</text:p>
          </table:table-cell>
          <table:table-cell office:value-type="float" office:value="41307" calcext:value-type="float">
            <text:p>41307</text:p>
          </table:table-cell>
          <table:table-cell office:value-type="float" office:value="86733" calcext:value-type="float">
            <text:p>86733</text:p>
          </table:table-cell>
        </table:table-row>
        <table:table-row table:style-name="ro3">
          <table:table-cell office:value-type="float" office:value="13601" calcext:value-type="float">
            <text:p>13601</text:p>
          </table:table-cell>
          <table:table-cell office:value-type="float" office:value="41076" calcext:value-type="float">
            <text:p>41076</text:p>
          </table:table-cell>
          <table:table-cell office:value-type="float" office:value="87255" calcext:value-type="float">
            <text:p>87255</text:p>
          </table:table-cell>
          <table:table-cell office:value-type="float" office:value="43069" calcext:value-type="float">
            <text:p>43069</text:p>
          </table:table-cell>
          <table:table-cell office:value-type="float" office:value="87279" calcext:value-type="float">
            <text:p>87279</text:p>
          </table:table-cell>
        </table:table-row>
        <table:table-row table:style-name="ro3">
          <table:table-cell office:value-type="float" office:value="13701" calcext:value-type="float">
            <text:p>13701</text:p>
          </table:table-cell>
          <table:table-cell office:value-type="float" office:value="41213" calcext:value-type="float">
            <text:p>41213</text:p>
          </table:table-cell>
          <table:table-cell office:value-type="float" office:value="87672" calcext:value-type="float">
            <text:p>87672</text:p>
          </table:table-cell>
          <table:table-cell office:value-type="float" office:value="41885" calcext:value-type="float">
            <text:p>41885</text:p>
          </table:table-cell>
          <table:table-cell office:value-type="float" office:value="87592" calcext:value-type="float">
            <text:p>87592</text:p>
          </table:table-cell>
        </table:table-row>
        <table:table-row table:style-name="ro3">
          <table:table-cell office:value-type="float" office:value="13801" calcext:value-type="float">
            <text:p>13801</text:p>
          </table:table-cell>
          <table:table-cell office:value-type="float" office:value="40655" calcext:value-type="float">
            <text:p>40655</text:p>
          </table:table-cell>
          <table:table-cell office:value-type="float" office:value="88134" calcext:value-type="float">
            <text:p>88134</text:p>
          </table:table-cell>
          <table:table-cell office:value-type="float" office:value="40274" calcext:value-type="float">
            <text:p>40274</text:p>
          </table:table-cell>
          <table:table-cell office:value-type="float" office:value="88305" calcext:value-type="float">
            <text:p>88305</text:p>
          </table:table-cell>
        </table:table-row>
        <table:table-row table:style-name="ro3">
          <table:table-cell office:value-type="float" office:value="13901" calcext:value-type="float">
            <text:p>13901</text:p>
          </table:table-cell>
          <table:table-cell office:value-type="float" office:value="42984" calcext:value-type="float">
            <text:p>42984</text:p>
          </table:table-cell>
          <table:table-cell office:value-type="float" office:value="88667" calcext:value-type="float">
            <text:p>88667</text:p>
          </table:table-cell>
          <table:table-cell office:value-type="float" office:value="42888" calcext:value-type="float">
            <text:p>42888</text:p>
          </table:table-cell>
          <table:table-cell office:value-type="float" office:value="88715" calcext:value-type="float">
            <text:p>88715</text:p>
          </table:table-cell>
        </table:table-row>
        <table:table-row table:style-name="ro3">
          <table:table-cell office:value-type="float" office:value="14001" calcext:value-type="float">
            <text:p>14001</text:p>
          </table:table-cell>
          <table:table-cell office:value-type="float" office:value="41268" calcext:value-type="float">
            <text:p>41268</text:p>
          </table:table-cell>
          <table:table-cell office:value-type="float" office:value="89448" calcext:value-type="float">
            <text:p>89448</text:p>
          </table:table-cell>
          <table:table-cell office:value-type="float" office:value="40652" calcext:value-type="float">
            <text:p>40652</text:p>
          </table:table-cell>
          <table:table-cell office:value-type="float" office:value="89353" calcext:value-type="float">
            <text:p>89353</text:p>
          </table:table-cell>
        </table:table-row>
        <table:table-row table:style-name="ro3">
          <table:table-cell office:value-type="float" office:value="14101" calcext:value-type="float">
            <text:p>14101</text:p>
          </table:table-cell>
          <table:table-cell office:value-type="float" office:value="42083" calcext:value-type="float">
            <text:p>42083</text:p>
          </table:table-cell>
          <table:table-cell office:value-type="float" office:value="90054" calcext:value-type="float">
            <text:p>90054</text:p>
          </table:table-cell>
          <table:table-cell office:value-type="float" office:value="41192" calcext:value-type="float">
            <text:p>41192</text:p>
          </table:table-cell>
          <table:table-cell office:value-type="float" office:value="90279" calcext:value-type="float">
            <text:p>90279</text:p>
          </table:table-cell>
        </table:table-row>
        <table:table-row table:style-name="ro3">
          <table:table-cell office:value-type="float" office:value="14201" calcext:value-type="float">
            <text:p>14201</text:p>
          </table:table-cell>
          <table:table-cell office:value-type="float" office:value="41256" calcext:value-type="float">
            <text:p>41256</text:p>
          </table:table-cell>
          <table:table-cell office:value-type="float" office:value="90604" calcext:value-type="float">
            <text:p>90604</text:p>
          </table:table-cell>
          <table:table-cell office:value-type="float" office:value="45380" calcext:value-type="float">
            <text:p>45380</text:p>
          </table:table-cell>
          <table:table-cell office:value-type="float" office:value="90701" calcext:value-type="float">
            <text:p>90701</text:p>
          </table:table-cell>
        </table:table-row>
        <table:table-row table:style-name="ro3">
          <table:table-cell office:value-type="float" office:value="14301" calcext:value-type="float">
            <text:p>14301</text:p>
          </table:table-cell>
          <table:table-cell office:value-type="float" office:value="43816" calcext:value-type="float">
            <text:p>43816</text:p>
          </table:table-cell>
          <table:table-cell office:value-type="float" office:value="91260" calcext:value-type="float">
            <text:p>91260</text:p>
          </table:table-cell>
          <table:table-cell office:value-type="float" office:value="42380" calcext:value-type="float">
            <text:p>42380</text:p>
          </table:table-cell>
          <table:table-cell office:value-type="float" office:value="91423" calcext:value-type="float">
            <text:p>91423</text:p>
          </table:table-cell>
        </table:table-row>
        <table:table-row table:style-name="ro3">
          <table:table-cell office:value-type="float" office:value="14401" calcext:value-type="float">
            <text:p>14401</text:p>
          </table:table-cell>
          <table:table-cell office:value-type="float" office:value="42614" calcext:value-type="float">
            <text:p>42614</text:p>
          </table:table-cell>
          <table:table-cell office:value-type="float" office:value="92236" calcext:value-type="float">
            <text:p>92236</text:p>
          </table:table-cell>
          <table:table-cell office:value-type="float" office:value="44856" calcext:value-type="float">
            <text:p>44856</text:p>
          </table:table-cell>
          <table:table-cell office:value-type="float" office:value="91966" calcext:value-type="float">
            <text:p>91966</text:p>
          </table:table-cell>
        </table:table-row>
        <table:table-row table:style-name="ro3">
          <table:table-cell office:value-type="float" office:value="14501" calcext:value-type="float">
            <text:p>14501</text:p>
          </table:table-cell>
          <table:table-cell office:value-type="float" office:value="42196" calcext:value-type="float">
            <text:p>42196</text:p>
          </table:table-cell>
          <table:table-cell office:value-type="float" office:value="92430" calcext:value-type="float">
            <text:p>92430</text:p>
          </table:table-cell>
          <table:table-cell office:value-type="float" office:value="43445" calcext:value-type="float">
            <text:p>43445</text:p>
          </table:table-cell>
          <table:table-cell office:value-type="float" office:value="92933" calcext:value-type="float">
            <text:p>92933</text:p>
          </table:table-cell>
        </table:table-row>
        <table:table-row table:style-name="ro3">
          <table:table-cell office:value-type="float" office:value="14601" calcext:value-type="float">
            <text:p>14601</text:p>
          </table:table-cell>
          <table:table-cell office:value-type="float" office:value="43282" calcext:value-type="float">
            <text:p>43282</text:p>
          </table:table-cell>
          <table:table-cell office:value-type="float" office:value="93112" calcext:value-type="float">
            <text:p>93112</text:p>
          </table:table-cell>
          <table:table-cell office:value-type="float" office:value="43982" calcext:value-type="float">
            <text:p>43982</text:p>
          </table:table-cell>
          <table:table-cell office:value-type="float" office:value="92612" calcext:value-type="float">
            <text:p>92612</text:p>
          </table:table-cell>
        </table:table-row>
        <table:table-row table:style-name="ro3">
          <table:table-cell office:value-type="float" office:value="14701" calcext:value-type="float">
            <text:p>14701</text:p>
          </table:table-cell>
          <table:table-cell office:value-type="float" office:value="45974" calcext:value-type="float">
            <text:p>45974</text:p>
          </table:table-cell>
          <table:table-cell office:value-type="float" office:value="94091" calcext:value-type="float">
            <text:p>94091</text:p>
          </table:table-cell>
          <table:table-cell office:value-type="float" office:value="41907" calcext:value-type="float">
            <text:p>41907</text:p>
          </table:table-cell>
          <table:table-cell office:value-type="float" office:value="94056" calcext:value-type="float">
            <text:p>94056</text:p>
          </table:table-cell>
        </table:table-row>
        <table:table-row table:style-name="ro3">
          <table:table-cell office:value-type="float" office:value="14801" calcext:value-type="float">
            <text:p>14801</text:p>
          </table:table-cell>
          <table:table-cell office:value-type="float" office:value="45161" calcext:value-type="float">
            <text:p>45161</text:p>
          </table:table-cell>
          <table:table-cell office:value-type="float" office:value="94312" calcext:value-type="float">
            <text:p>94312</text:p>
          </table:table-cell>
          <table:table-cell office:value-type="float" office:value="45804" calcext:value-type="float">
            <text:p>45804</text:p>
          </table:table-cell>
          <table:table-cell office:value-type="float" office:value="94769" calcext:value-type="float">
            <text:p>94769</text:p>
          </table:table-cell>
        </table:table-row>
        <table:table-row table:style-name="ro3">
          <table:table-cell office:value-type="float" office:value="14901" calcext:value-type="float">
            <text:p>14901</text:p>
          </table:table-cell>
          <table:table-cell office:value-type="float" office:value="46103" calcext:value-type="float">
            <text:p>46103</text:p>
          </table:table-cell>
          <table:table-cell office:value-type="float" office:value="95306" calcext:value-type="float">
            <text:p>95306</text:p>
          </table:table-cell>
          <table:table-cell office:value-type="float" office:value="45025" calcext:value-type="float">
            <text:p>45025</text:p>
          </table:table-cell>
          <table:table-cell office:value-type="float" office:value="95037" calcext:value-type="float">
            <text:p>95037</text:p>
          </table:table-cell>
        </table:table-row>
        <table:table-row table:style-name="ro3">
          <table:table-cell office:value-type="float" office:value="15001" calcext:value-type="float">
            <text:p>15001</text:p>
          </table:table-cell>
          <table:table-cell office:value-type="float" office:value="44833" calcext:value-type="float">
            <text:p>44833</text:p>
          </table:table-cell>
          <table:table-cell office:value-type="float" office:value="96184" calcext:value-type="float">
            <text:p>96184</text:p>
          </table:table-cell>
          <table:table-cell office:value-type="float" office:value="43205" calcext:value-type="float">
            <text:p>43205</text:p>
          </table:table-cell>
          <table:table-cell office:value-type="float" office:value="96299" calcext:value-type="float">
            <text:p>96299</text:p>
          </table:table-cell>
        </table:table-row>
        <table:table-row table:style-name="ro3">
          <table:table-cell office:value-type="float" office:value="15101" calcext:value-type="float">
            <text:p>15101</text:p>
          </table:table-cell>
          <table:table-cell office:value-type="float" office:value="42985" calcext:value-type="float">
            <text:p>42985</text:p>
          </table:table-cell>
          <table:table-cell office:value-type="float" office:value="96538" calcext:value-type="float">
            <text:p>96538</text:p>
          </table:table-cell>
          <table:table-cell office:value-type="float" office:value="46710" calcext:value-type="float">
            <text:p>46710</text:p>
          </table:table-cell>
          <table:table-cell office:value-type="float" office:value="96502" calcext:value-type="float">
            <text:p>96502</text:p>
          </table:table-cell>
        </table:table-row>
        <table:table-row table:style-name="ro3">
          <table:table-cell office:value-type="float" office:value="15201" calcext:value-type="float">
            <text:p>15201</text:p>
          </table:table-cell>
          <table:table-cell office:value-type="float" office:value="47552" calcext:value-type="float">
            <text:p>47552</text:p>
          </table:table-cell>
          <table:table-cell office:value-type="float" office:value="97613" calcext:value-type="float">
            <text:p>97613</text:p>
          </table:table-cell>
          <table:table-cell office:value-type="float" office:value="45377" calcext:value-type="float">
            <text:p>45377</text:p>
          </table:table-cell>
          <table:table-cell office:value-type="float" office:value="97210" calcext:value-type="float">
            <text:p>97210</text:p>
          </table:table-cell>
        </table:table-row>
        <table:table-row table:style-name="ro3">
          <table:table-cell office:value-type="float" office:value="15301" calcext:value-type="float">
            <text:p>15301</text:p>
          </table:table-cell>
          <table:table-cell office:value-type="float" office:value="47641" calcext:value-type="float">
            <text:p>47641</text:p>
          </table:table-cell>
          <table:table-cell office:value-type="float" office:value="97986" calcext:value-type="float">
            <text:p>97986</text:p>
          </table:table-cell>
          <table:table-cell office:value-type="float" office:value="47288" calcext:value-type="float">
            <text:p>47288</text:p>
          </table:table-cell>
          <table:table-cell office:value-type="float" office:value="97955" calcext:value-type="float">
            <text:p>97955</text:p>
          </table:table-cell>
        </table:table-row>
        <table:table-row table:style-name="ro3">
          <table:table-cell office:value-type="float" office:value="15401" calcext:value-type="float">
            <text:p>15401</text:p>
          </table:table-cell>
          <table:table-cell office:value-type="float" office:value="48821" calcext:value-type="float">
            <text:p>48821</text:p>
          </table:table-cell>
          <table:table-cell office:value-type="float" office:value="98582" calcext:value-type="float">
            <text:p>98582</text:p>
          </table:table-cell>
          <table:table-cell office:value-type="float" office:value="42816" calcext:value-type="float">
            <text:p>42816</text:p>
          </table:table-cell>
          <table:table-cell office:value-type="float" office:value="98854" calcext:value-type="float">
            <text:p>98854</text:p>
          </table:table-cell>
        </table:table-row>
        <table:table-row table:style-name="ro3">
          <table:table-cell office:value-type="float" office:value="15501" calcext:value-type="float">
            <text:p>15501</text:p>
          </table:table-cell>
          <table:table-cell office:value-type="float" office:value="47104" calcext:value-type="float">
            <text:p>47104</text:p>
          </table:table-cell>
          <table:table-cell office:value-type="float" office:value="98788" calcext:value-type="float">
            <text:p>98788</text:p>
          </table:table-cell>
          <table:table-cell office:value-type="float" office:value="47452" calcext:value-type="float">
            <text:p>47452</text:p>
          </table:table-cell>
          <table:table-cell office:value-type="float" office:value="98936" calcext:value-type="float">
            <text:p>98936</text:p>
          </table:table-cell>
        </table:table-row>
        <table:table-row table:style-name="ro3">
          <table:table-cell office:value-type="float" office:value="15601" calcext:value-type="float">
            <text:p>15601</text:p>
          </table:table-cell>
          <table:table-cell office:value-type="float" office:value="46953" calcext:value-type="float">
            <text:p>46953</text:p>
          </table:table-cell>
          <table:table-cell office:value-type="float" office:value="100161" calcext:value-type="float">
            <text:p>100161</text:p>
          </table:table-cell>
          <table:table-cell office:value-type="float" office:value="46453" calcext:value-type="float">
            <text:p>46453</text:p>
          </table:table-cell>
          <table:table-cell office:value-type="float" office:value="100057" calcext:value-type="float">
            <text:p>100057</text:p>
          </table:table-cell>
        </table:table-row>
        <table:table-row table:style-name="ro3">
          <table:table-cell office:value-type="float" office:value="15701" calcext:value-type="float">
            <text:p>15701</text:p>
          </table:table-cell>
          <table:table-cell office:value-type="float" office:value="44770" calcext:value-type="float">
            <text:p>44770</text:p>
          </table:table-cell>
          <table:table-cell office:value-type="float" office:value="101629" calcext:value-type="float">
            <text:p>101629</text:p>
          </table:table-cell>
          <table:table-cell office:value-type="float" office:value="46173" calcext:value-type="float">
            <text:p>46173</text:p>
          </table:table-cell>
          <table:table-cell office:value-type="float" office:value="103417" calcext:value-type="float">
            <text:p>103417</text:p>
          </table:table-cell>
        </table:table-row>
        <table:table-row table:style-name="ro3">
          <table:table-cell office:value-type="float" office:value="15801" calcext:value-type="float">
            <text:p>15801</text:p>
          </table:table-cell>
          <table:table-cell office:value-type="float" office:value="46087" calcext:value-type="float">
            <text:p>46087</text:p>
          </table:table-cell>
          <table:table-cell office:value-type="float" office:value="101065" calcext:value-type="float">
            <text:p>101065</text:p>
          </table:table-cell>
          <table:table-cell office:value-type="float" office:value="46094" calcext:value-type="float">
            <text:p>46094</text:p>
          </table:table-cell>
          <table:table-cell office:value-type="float" office:value="102929" calcext:value-type="float">
            <text:p>102929</text:p>
          </table:table-cell>
        </table:table-row>
        <table:table-row table:style-name="ro3">
          <table:table-cell office:value-type="float" office:value="15901" calcext:value-type="float">
            <text:p>15901</text:p>
          </table:table-cell>
          <table:table-cell office:value-type="float" office:value="49251" calcext:value-type="float">
            <text:p>49251</text:p>
          </table:table-cell>
          <table:table-cell office:value-type="float" office:value="101122" calcext:value-type="float">
            <text:p>101122</text:p>
          </table:table-cell>
          <table:table-cell office:value-type="float" office:value="47120" calcext:value-type="float">
            <text:p>47120</text:p>
          </table:table-cell>
          <table:table-cell office:value-type="float" office:value="102560" calcext:value-type="float">
            <text:p>102560</text:p>
          </table:table-cell>
        </table:table-row>
        <table:table-row table:style-name="ro3">
          <table:table-cell office:value-type="float" office:value="16001" calcext:value-type="float">
            <text:p>16001</text:p>
          </table:table-cell>
          <table:table-cell office:value-type="float" office:value="46445" calcext:value-type="float">
            <text:p>46445</text:p>
          </table:table-cell>
          <table:table-cell office:value-type="float" office:value="102691" calcext:value-type="float">
            <text:p>102691</text:p>
          </table:table-cell>
          <table:table-cell office:value-type="float" office:value="48353" calcext:value-type="float">
            <text:p>48353</text:p>
          </table:table-cell>
          <table:table-cell office:value-type="float" office:value="102759" calcext:value-type="float">
            <text:p>102759</text:p>
          </table:table-cell>
        </table:table-row>
        <table:table-row table:style-name="ro3">
          <table:table-cell office:value-type="float" office:value="16101" calcext:value-type="float">
            <text:p>16101</text:p>
          </table:table-cell>
          <table:table-cell office:value-type="float" office:value="49446" calcext:value-type="float">
            <text:p>49446</text:p>
          </table:table-cell>
          <table:table-cell office:value-type="float" office:value="103234" calcext:value-type="float">
            <text:p>103234</text:p>
          </table:table-cell>
          <table:table-cell office:value-type="float" office:value="48617" calcext:value-type="float">
            <text:p>48617</text:p>
          </table:table-cell>
          <table:table-cell office:value-type="float" office:value="103665" calcext:value-type="float">
            <text:p>103665</text:p>
          </table:table-cell>
        </table:table-row>
        <table:table-row table:style-name="ro3">
          <table:table-cell office:value-type="float" office:value="16201" calcext:value-type="float">
            <text:p>16201</text:p>
          </table:table-cell>
          <table:table-cell office:value-type="float" office:value="49408" calcext:value-type="float">
            <text:p>49408</text:p>
          </table:table-cell>
          <table:table-cell office:value-type="float" office:value="103619" calcext:value-type="float">
            <text:p>103619</text:p>
          </table:table-cell>
          <table:table-cell office:value-type="float" office:value="47815" calcext:value-type="float">
            <text:p>47815</text:p>
          </table:table-cell>
          <table:table-cell office:value-type="float" office:value="103259" calcext:value-type="float">
            <text:p>103259</text:p>
          </table:table-cell>
        </table:table-row>
        <table:table-row table:style-name="ro3">
          <table:table-cell office:value-type="float" office:value="16301" calcext:value-type="float">
            <text:p>16301</text:p>
          </table:table-cell>
          <table:table-cell office:value-type="float" office:value="51150" calcext:value-type="float">
            <text:p>51150</text:p>
          </table:table-cell>
          <table:table-cell office:value-type="float" office:value="104673" calcext:value-type="float">
            <text:p>104673</text:p>
          </table:table-cell>
          <table:table-cell office:value-type="float" office:value="45763" calcext:value-type="float">
            <text:p>45763</text:p>
          </table:table-cell>
          <table:table-cell office:value-type="float" office:value="104378" calcext:value-type="float">
            <text:p>104378</text:p>
          </table:table-cell>
        </table:table-row>
        <table:table-row table:style-name="ro3">
          <table:table-cell office:value-type="float" office:value="16401" calcext:value-type="float">
            <text:p>16401</text:p>
          </table:table-cell>
          <table:table-cell office:value-type="float" office:value="47435" calcext:value-type="float">
            <text:p>47435</text:p>
          </table:table-cell>
          <table:table-cell office:value-type="float" office:value="113892" calcext:value-type="float">
            <text:p>113892</text:p>
          </table:table-cell>
          <table:table-cell office:value-type="float" office:value="48650" calcext:value-type="float">
            <text:p>48650</text:p>
          </table:table-cell>
          <table:table-cell office:value-type="float" office:value="113151" calcext:value-type="float">
            <text:p>113151</text:p>
          </table:table-cell>
        </table:table-row>
        <table:table-row table:style-name="ro3">
          <table:table-cell office:value-type="float" office:value="16501" calcext:value-type="float">
            <text:p>16501</text:p>
          </table:table-cell>
          <table:table-cell office:value-type="float" office:value="47994" calcext:value-type="float">
            <text:p>47994</text:p>
          </table:table-cell>
          <table:table-cell office:value-type="float" office:value="104758" calcext:value-type="float">
            <text:p>104758</text:p>
          </table:table-cell>
          <table:table-cell office:value-type="float" office:value="49336" calcext:value-type="float">
            <text:p>49336</text:p>
          </table:table-cell>
          <table:table-cell office:value-type="float" office:value="105704" calcext:value-type="float">
            <text:p>105704</text:p>
          </table:table-cell>
        </table:table-row>
        <table:table-row table:style-name="ro3">
          <table:table-cell office:value-type="float" office:value="16601" calcext:value-type="float">
            <text:p>16601</text:p>
          </table:table-cell>
          <table:table-cell office:value-type="float" office:value="49332" calcext:value-type="float">
            <text:p>49332</text:p>
          </table:table-cell>
          <table:table-cell office:value-type="float" office:value="105933" calcext:value-type="float">
            <text:p>105933</text:p>
          </table:table-cell>
          <table:table-cell office:value-type="float" office:value="49961" calcext:value-type="float">
            <text:p>49961</text:p>
          </table:table-cell>
          <table:table-cell office:value-type="float" office:value="105674" calcext:value-type="float">
            <text:p>105674</text:p>
          </table:table-cell>
        </table:table-row>
        <table:table-row table:style-name="ro3">
          <table:table-cell office:value-type="float" office:value="16701" calcext:value-type="float">
            <text:p>16701</text:p>
          </table:table-cell>
          <table:table-cell office:value-type="float" office:value="48448" calcext:value-type="float">
            <text:p>48448</text:p>
          </table:table-cell>
          <table:table-cell office:value-type="float" office:value="106720" calcext:value-type="float">
            <text:p>106720</text:p>
          </table:table-cell>
          <table:table-cell office:value-type="float" office:value="48374" calcext:value-type="float">
            <text:p>48374</text:p>
          </table:table-cell>
          <table:table-cell office:value-type="float" office:value="106984" calcext:value-type="float">
            <text:p>106984</text:p>
          </table:table-cell>
        </table:table-row>
        <table:table-row table:style-name="ro3">
          <table:table-cell office:value-type="float" office:value="16801" calcext:value-type="float">
            <text:p>16801</text:p>
          </table:table-cell>
          <table:table-cell office:value-type="float" office:value="51093" calcext:value-type="float">
            <text:p>51093</text:p>
          </table:table-cell>
          <table:table-cell office:value-type="float" office:value="107745" calcext:value-type="float">
            <text:p>107745</text:p>
          </table:table-cell>
          <table:table-cell office:value-type="float" office:value="49764" calcext:value-type="float">
            <text:p>49764</text:p>
          </table:table-cell>
          <table:table-cell office:value-type="float" office:value="107088" calcext:value-type="float">
            <text:p>107088</text:p>
          </table:table-cell>
        </table:table-row>
        <table:table-row table:style-name="ro3">
          <table:table-cell office:value-type="float" office:value="16901" calcext:value-type="float">
            <text:p>16901</text:p>
          </table:table-cell>
          <table:table-cell office:value-type="float" office:value="52092" calcext:value-type="float">
            <text:p>52092</text:p>
          </table:table-cell>
          <table:table-cell office:value-type="float" office:value="107951" calcext:value-type="float">
            <text:p>107951</text:p>
          </table:table-cell>
          <table:table-cell office:value-type="float" office:value="53315" calcext:value-type="float">
            <text:p>53315</text:p>
          </table:table-cell>
          <table:table-cell office:value-type="float" office:value="108585" calcext:value-type="float">
            <text:p>108585</text:p>
          </table:table-cell>
        </table:table-row>
        <table:table-row table:style-name="ro3">
          <table:table-cell office:value-type="float" office:value="17001" calcext:value-type="float">
            <text:p>17001</text:p>
          </table:table-cell>
          <table:table-cell office:value-type="float" office:value="51500" calcext:value-type="float">
            <text:p>51500</text:p>
          </table:table-cell>
          <table:table-cell office:value-type="float" office:value="108436" calcext:value-type="float">
            <text:p>108436</text:p>
          </table:table-cell>
          <table:table-cell office:value-type="float" office:value="51739" calcext:value-type="float">
            <text:p>51739</text:p>
          </table:table-cell>
          <table:table-cell office:value-type="float" office:value="109422" calcext:value-type="float">
            <text:p>109422</text:p>
          </table:table-cell>
        </table:table-row>
        <table:table-row table:style-name="ro3">
          <table:table-cell office:value-type="float" office:value="17101" calcext:value-type="float">
            <text:p>17101</text:p>
          </table:table-cell>
          <table:table-cell office:value-type="float" office:value="52381" calcext:value-type="float">
            <text:p>52381</text:p>
          </table:table-cell>
          <table:table-cell office:value-type="float" office:value="109770" calcext:value-type="float">
            <text:p>109770</text:p>
          </table:table-cell>
          <table:table-cell office:value-type="float" office:value="50351" calcext:value-type="float">
            <text:p>50351</text:p>
          </table:table-cell>
          <table:table-cell office:value-type="float" office:value="109426" calcext:value-type="float">
            <text:p>109426</text:p>
          </table:table-cell>
        </table:table-row>
        <table:table-row table:style-name="ro3">
          <table:table-cell office:value-type="float" office:value="17201" calcext:value-type="float">
            <text:p>17201</text:p>
          </table:table-cell>
          <table:table-cell office:value-type="float" office:value="49690" calcext:value-type="float">
            <text:p>49690</text:p>
          </table:table-cell>
          <table:table-cell office:value-type="float" office:value="109271" calcext:value-type="float">
            <text:p>109271</text:p>
          </table:table-cell>
          <table:table-cell office:value-type="float" office:value="51786" calcext:value-type="float">
            <text:p>51786</text:p>
          </table:table-cell>
          <table:table-cell office:value-type="float" office:value="109547" calcext:value-type="float">
            <text:p>109547</text:p>
          </table:table-cell>
        </table:table-row>
        <table:table-row table:style-name="ro3">
          <table:table-cell office:value-type="float" office:value="17301" calcext:value-type="float">
            <text:p>17301</text:p>
          </table:table-cell>
          <table:table-cell office:value-type="float" office:value="52330" calcext:value-type="float">
            <text:p>52330</text:p>
          </table:table-cell>
          <table:table-cell office:value-type="float" office:value="110493" calcext:value-type="float">
            <text:p>110493</text:p>
          </table:table-cell>
          <table:table-cell office:value-type="float" office:value="50387" calcext:value-type="float">
            <text:p>50387</text:p>
          </table:table-cell>
          <table:table-cell office:value-type="float" office:value="110733" calcext:value-type="float">
            <text:p>110733</text:p>
          </table:table-cell>
        </table:table-row>
        <table:table-row table:style-name="ro3">
          <table:table-cell office:value-type="float" office:value="17401" calcext:value-type="float">
            <text:p>17401</text:p>
          </table:table-cell>
          <table:table-cell office:value-type="float" office:value="51123" calcext:value-type="float">
            <text:p>51123</text:p>
          </table:table-cell>
          <table:table-cell office:value-type="float" office:value="111405" calcext:value-type="float">
            <text:p>111405</text:p>
          </table:table-cell>
          <table:table-cell office:value-type="float" office:value="51711" calcext:value-type="float">
            <text:p>51711</text:p>
          </table:table-cell>
          <table:table-cell office:value-type="float" office:value="111400" calcext:value-type="float">
            <text:p>111400</text:p>
          </table:table-cell>
        </table:table-row>
        <table:table-row table:style-name="ro3">
          <table:table-cell office:value-type="float" office:value="17501" calcext:value-type="float">
            <text:p>17501</text:p>
          </table:table-cell>
          <table:table-cell office:value-type="float" office:value="54348" calcext:value-type="float">
            <text:p>54348</text:p>
          </table:table-cell>
          <table:table-cell office:value-type="float" office:value="111162" calcext:value-type="float">
            <text:p>111162</text:p>
          </table:table-cell>
          <table:table-cell office:value-type="float" office:value="50797" calcext:value-type="float">
            <text:p>50797</text:p>
          </table:table-cell>
          <table:table-cell office:value-type="float" office:value="111595" calcext:value-type="float">
            <text:p>111595</text:p>
          </table:table-cell>
        </table:table-row>
        <table:table-row table:style-name="ro3">
          <table:table-cell office:value-type="float" office:value="17601" calcext:value-type="float">
            <text:p>17601</text:p>
          </table:table-cell>
          <table:table-cell office:value-type="float" office:value="52810" calcext:value-type="float">
            <text:p>52810</text:p>
          </table:table-cell>
          <table:table-cell office:value-type="float" office:value="112453" calcext:value-type="float">
            <text:p>112453</text:p>
          </table:table-cell>
          <table:table-cell office:value-type="float" office:value="52909" calcext:value-type="float">
            <text:p>52909</text:p>
          </table:table-cell>
          <table:table-cell office:value-type="float" office:value="112362" calcext:value-type="float">
            <text:p>112362</text:p>
          </table:table-cell>
        </table:table-row>
        <table:table-row table:style-name="ro3">
          <table:table-cell office:value-type="float" office:value="17701" calcext:value-type="float">
            <text:p>17701</text:p>
          </table:table-cell>
          <table:table-cell office:value-type="float" office:value="51964" calcext:value-type="float">
            <text:p>51964</text:p>
          </table:table-cell>
          <table:table-cell office:value-type="float" office:value="112673" calcext:value-type="float">
            <text:p>112673</text:p>
          </table:table-cell>
          <table:table-cell office:value-type="float" office:value="53733" calcext:value-type="float">
            <text:p>53733</text:p>
          </table:table-cell>
          <table:table-cell office:value-type="float" office:value="113067" calcext:value-type="float">
            <text:p>113067</text:p>
          </table:table-cell>
        </table:table-row>
        <table:table-row table:style-name="ro3">
          <table:table-cell office:value-type="float" office:value="17801" calcext:value-type="float">
            <text:p>17801</text:p>
          </table:table-cell>
          <table:table-cell office:value-type="float" office:value="55903" calcext:value-type="float">
            <text:p>55903</text:p>
          </table:table-cell>
          <table:table-cell office:value-type="float" office:value="113391" calcext:value-type="float">
            <text:p>113391</text:p>
          </table:table-cell>
          <table:table-cell office:value-type="float" office:value="51318" calcext:value-type="float">
            <text:p>51318</text:p>
          </table:table-cell>
          <table:table-cell office:value-type="float" office:value="113218" calcext:value-type="float">
            <text:p>113218</text:p>
          </table:table-cell>
        </table:table-row>
        <table:table-row table:style-name="ro3">
          <table:table-cell office:value-type="float" office:value="17901" calcext:value-type="float">
            <text:p>17901</text:p>
          </table:table-cell>
          <table:table-cell office:value-type="float" office:value="52024" calcext:value-type="float">
            <text:p>52024</text:p>
          </table:table-cell>
          <table:table-cell office:value-type="float" office:value="114653" calcext:value-type="float">
            <text:p>114653</text:p>
          </table:table-cell>
          <table:table-cell office:value-type="float" office:value="53399" calcext:value-type="float">
            <text:p>53399</text:p>
          </table:table-cell>
          <table:table-cell office:value-type="float" office:value="114289" calcext:value-type="float">
            <text:p>114289</text:p>
          </table:table-cell>
        </table:table-row>
        <table:table-row table:style-name="ro3">
          <table:table-cell office:value-type="float" office:value="18001" calcext:value-type="float">
            <text:p>18001</text:p>
          </table:table-cell>
          <table:table-cell office:value-type="float" office:value="51430" calcext:value-type="float">
            <text:p>51430</text:p>
          </table:table-cell>
          <table:table-cell office:value-type="float" office:value="115492" calcext:value-type="float">
            <text:p>115492</text:p>
          </table:table-cell>
          <table:table-cell office:value-type="float" office:value="52526" calcext:value-type="float">
            <text:p>52526</text:p>
          </table:table-cell>
          <table:table-cell office:value-type="float" office:value="113918" calcext:value-type="float">
            <text:p>113918</text:p>
          </table:table-cell>
        </table:table-row>
        <table:table-row table:style-name="ro3">
          <table:table-cell office:value-type="float" office:value="18101" calcext:value-type="float">
            <text:p>18101</text:p>
          </table:table-cell>
          <table:table-cell office:value-type="float" office:value="54218" calcext:value-type="float">
            <text:p>54218</text:p>
          </table:table-cell>
          <table:table-cell office:value-type="float" office:value="116047" calcext:value-type="float">
            <text:p>116047</text:p>
          </table:table-cell>
          <table:table-cell office:value-type="float" office:value="56382" calcext:value-type="float">
            <text:p>56382</text:p>
          </table:table-cell>
          <table:table-cell office:value-type="float" office:value="115571" calcext:value-type="float">
            <text:p>115571</text:p>
          </table:table-cell>
        </table:table-row>
        <table:table-row table:style-name="ro3">
          <table:table-cell office:value-type="float" office:value="18201" calcext:value-type="float">
            <text:p>18201</text:p>
          </table:table-cell>
          <table:table-cell office:value-type="float" office:value="53750" calcext:value-type="float">
            <text:p>53750</text:p>
          </table:table-cell>
          <table:table-cell office:value-type="float" office:value="115796" calcext:value-type="float">
            <text:p>115796</text:p>
          </table:table-cell>
          <table:table-cell office:value-type="float" office:value="53856" calcext:value-type="float">
            <text:p>53856</text:p>
          </table:table-cell>
          <table:table-cell office:value-type="float" office:value="116424" calcext:value-type="float">
            <text:p>116424</text:p>
          </table:table-cell>
        </table:table-row>
        <table:table-row table:style-name="ro3">
          <table:table-cell office:value-type="float" office:value="18301" calcext:value-type="float">
            <text:p>18301</text:p>
          </table:table-cell>
          <table:table-cell office:value-type="float" office:value="53529" calcext:value-type="float">
            <text:p>53529</text:p>
          </table:table-cell>
          <table:table-cell office:value-type="float" office:value="116696" calcext:value-type="float">
            <text:p>116696</text:p>
          </table:table-cell>
          <table:table-cell office:value-type="float" office:value="55489" calcext:value-type="float">
            <text:p>55489</text:p>
          </table:table-cell>
          <table:table-cell office:value-type="float" office:value="116523" calcext:value-type="float">
            <text:p>116523</text:p>
          </table:table-cell>
        </table:table-row>
        <table:table-row table:style-name="ro3">
          <table:table-cell office:value-type="float" office:value="18401" calcext:value-type="float">
            <text:p>18401</text:p>
          </table:table-cell>
          <table:table-cell office:value-type="float" office:value="55551" calcext:value-type="float">
            <text:p>55551</text:p>
          </table:table-cell>
          <table:table-cell office:value-type="float" office:value="117420" calcext:value-type="float">
            <text:p>117420</text:p>
          </table:table-cell>
          <table:table-cell office:value-type="float" office:value="56120" calcext:value-type="float">
            <text:p>56120</text:p>
          </table:table-cell>
          <table:table-cell office:value-type="float" office:value="117014" calcext:value-type="float">
            <text:p>117014</text:p>
          </table:table-cell>
        </table:table-row>
        <table:table-row table:style-name="ro3">
          <table:table-cell office:value-type="float" office:value="18501" calcext:value-type="float">
            <text:p>18501</text:p>
          </table:table-cell>
          <table:table-cell office:value-type="float" office:value="52714" calcext:value-type="float">
            <text:p>52714</text:p>
          </table:table-cell>
          <table:table-cell office:value-type="float" office:value="117654" calcext:value-type="float">
            <text:p>117654</text:p>
          </table:table-cell>
          <table:table-cell office:value-type="float" office:value="57334" calcext:value-type="float">
            <text:p>57334</text:p>
          </table:table-cell>
          <table:table-cell office:value-type="float" office:value="118240" calcext:value-type="float">
            <text:p>118240</text:p>
          </table:table-cell>
        </table:table-row>
        <table:table-row table:style-name="ro3">
          <table:table-cell office:value-type="float" office:value="18601" calcext:value-type="float">
            <text:p>18601</text:p>
          </table:table-cell>
          <table:table-cell office:value-type="float" office:value="56108" calcext:value-type="float">
            <text:p>56108</text:p>
          </table:table-cell>
          <table:table-cell office:value-type="float" office:value="118442" calcext:value-type="float">
            <text:p>118442</text:p>
          </table:table-cell>
          <table:table-cell office:value-type="float" office:value="56539" calcext:value-type="float">
            <text:p>56539</text:p>
          </table:table-cell>
          <table:table-cell office:value-type="float" office:value="118684" calcext:value-type="float">
            <text:p>118684</text:p>
          </table:table-cell>
        </table:table-row>
        <table:table-row table:style-name="ro3">
          <table:table-cell office:value-type="float" office:value="18701" calcext:value-type="float">
            <text:p>18701</text:p>
          </table:table-cell>
          <table:table-cell office:value-type="float" office:value="54861" calcext:value-type="float">
            <text:p>54861</text:p>
          </table:table-cell>
          <table:table-cell office:value-type="float" office:value="119035" calcext:value-type="float">
            <text:p>119035</text:p>
          </table:table-cell>
          <table:table-cell office:value-type="float" office:value="54588" calcext:value-type="float">
            <text:p>54588</text:p>
          </table:table-cell>
          <table:table-cell office:value-type="float" office:value="119056" calcext:value-type="float">
            <text:p>119056</text:p>
          </table:table-cell>
        </table:table-row>
        <table:table-row table:style-name="ro3">
          <table:table-cell office:value-type="float" office:value="18801" calcext:value-type="float">
            <text:p>18801</text:p>
          </table:table-cell>
          <table:table-cell office:value-type="float" office:value="55152" calcext:value-type="float">
            <text:p>55152</text:p>
          </table:table-cell>
          <table:table-cell office:value-type="float" office:value="120097" calcext:value-type="float">
            <text:p>120097</text:p>
          </table:table-cell>
          <table:table-cell office:value-type="float" office:value="57602" calcext:value-type="float">
            <text:p>57602</text:p>
          </table:table-cell>
          <table:table-cell office:value-type="float" office:value="121990" calcext:value-type="float">
            <text:p>121990</text:p>
          </table:table-cell>
        </table:table-row>
        <table:table-row table:style-name="ro3">
          <table:table-cell office:value-type="float" office:value="18901" calcext:value-type="float">
            <text:p>18901</text:p>
          </table:table-cell>
          <table:table-cell office:value-type="float" office:value="55177" calcext:value-type="float">
            <text:p>55177</text:p>
          </table:table-cell>
          <table:table-cell office:value-type="float" office:value="127726" calcext:value-type="float">
            <text:p>127726</text:p>
          </table:table-cell>
          <table:table-cell office:value-type="float" office:value="60167" calcext:value-type="float">
            <text:p>60167</text:p>
          </table:table-cell>
          <table:table-cell office:value-type="float" office:value="130900" calcext:value-type="float">
            <text:p>130900</text:p>
          </table:table-cell>
        </table:table-row>
        <table:table-row table:style-name="ro3">
          <table:table-cell office:value-type="float" office:value="19001" calcext:value-type="float">
            <text:p>19001</text:p>
          </table:table-cell>
          <table:table-cell office:value-type="float" office:value="57082" calcext:value-type="float">
            <text:p>57082</text:p>
          </table:table-cell>
          <table:table-cell office:value-type="float" office:value="122317" calcext:value-type="float">
            <text:p>122317</text:p>
          </table:table-cell>
          <table:table-cell office:value-type="float" office:value="56307" calcext:value-type="float">
            <text:p>56307</text:p>
          </table:table-cell>
          <table:table-cell office:value-type="float" office:value="121831" calcext:value-type="float">
            <text:p>121831</text:p>
          </table:table-cell>
        </table:table-row>
        <table:table-row table:style-name="ro3">
          <table:table-cell office:value-type="float" office:value="19101" calcext:value-type="float">
            <text:p>19101</text:p>
          </table:table-cell>
          <table:table-cell office:value-type="float" office:value="57791" calcext:value-type="float">
            <text:p>57791</text:p>
          </table:table-cell>
          <table:table-cell office:value-type="float" office:value="122066" calcext:value-type="float">
            <text:p>122066</text:p>
          </table:table-cell>
          <table:table-cell office:value-type="float" office:value="57207" calcext:value-type="float">
            <text:p>57207</text:p>
          </table:table-cell>
          <table:table-cell office:value-type="float" office:value="122799" calcext:value-type="float">
            <text:p>122799</text:p>
          </table:table-cell>
        </table:table-row>
        <table:table-row table:style-name="ro3">
          <table:table-cell office:value-type="float" office:value="19201" calcext:value-type="float">
            <text:p>19201</text:p>
          </table:table-cell>
          <table:table-cell office:value-type="float" office:value="57304" calcext:value-type="float">
            <text:p>57304</text:p>
          </table:table-cell>
          <table:table-cell office:value-type="float" office:value="123136" calcext:value-type="float">
            <text:p>123136</text:p>
          </table:table-cell>
          <table:table-cell office:value-type="float" office:value="59342" calcext:value-type="float">
            <text:p>59342</text:p>
          </table:table-cell>
          <table:table-cell office:value-type="float" office:value="123035" calcext:value-type="float">
            <text:p>123035</text:p>
          </table:table-cell>
        </table:table-row>
        <table:table-row table:style-name="ro3">
          <table:table-cell office:value-type="float" office:value="19301" calcext:value-type="float">
            <text:p>19301</text:p>
          </table:table-cell>
          <table:table-cell office:value-type="float" office:value="60099" calcext:value-type="float">
            <text:p>60099</text:p>
          </table:table-cell>
          <table:table-cell office:value-type="float" office:value="123035" calcext:value-type="float">
            <text:p>123035</text:p>
          </table:table-cell>
          <table:table-cell office:value-type="float" office:value="59630" calcext:value-type="float">
            <text:p>59630</text:p>
          </table:table-cell>
          <table:table-cell office:value-type="float" office:value="123314" calcext:value-type="float">
            <text:p>123314</text:p>
          </table:table-cell>
        </table:table-row>
        <table:table-row table:style-name="ro3">
          <table:table-cell office:value-type="float" office:value="19401" calcext:value-type="float">
            <text:p>19401</text:p>
          </table:table-cell>
          <table:table-cell office:value-type="float" office:value="58491" calcext:value-type="float">
            <text:p>58491</text:p>
          </table:table-cell>
          <table:table-cell office:value-type="float" office:value="139242" calcext:value-type="float">
            <text:p>139242</text:p>
          </table:table-cell>
          <table:table-cell office:value-type="float" office:value="58385" calcext:value-type="float">
            <text:p>58385</text:p>
          </table:table-cell>
          <table:table-cell office:value-type="float" office:value="136426" calcext:value-type="float">
            <text:p>136426</text:p>
          </table:table-cell>
        </table:table-row>
        <table:table-row table:style-name="ro3">
          <table:table-cell office:value-type="float" office:value="19501" calcext:value-type="float">
            <text:p>19501</text:p>
          </table:table-cell>
          <table:table-cell office:value-type="float" office:value="57235" calcext:value-type="float">
            <text:p>57235</text:p>
          </table:table-cell>
          <table:table-cell office:value-type="float" office:value="135302" calcext:value-type="float">
            <text:p>135302</text:p>
          </table:table-cell>
          <table:table-cell office:value-type="float" office:value="56817" calcext:value-type="float">
            <text:p>56817</text:p>
          </table:table-cell>
          <table:table-cell office:value-type="float" office:value="131008" calcext:value-type="float">
            <text:p>131008</text:p>
          </table:table-cell>
        </table:table-row>
        <table:table-row table:style-name="ro3">
          <table:table-cell office:value-type="float" office:value="19601" calcext:value-type="float">
            <text:p>19601</text:p>
          </table:table-cell>
          <table:table-cell office:value-type="float" office:value="57697" calcext:value-type="float">
            <text:p>57697</text:p>
          </table:table-cell>
          <table:table-cell office:value-type="float" office:value="124842" calcext:value-type="float">
            <text:p>124842</text:p>
          </table:table-cell>
          <table:table-cell office:value-type="float" office:value="59572" calcext:value-type="float">
            <text:p>59572</text:p>
          </table:table-cell>
          <table:table-cell office:value-type="float" office:value="125734" calcext:value-type="float">
            <text:p>125734</text:p>
          </table:table-cell>
        </table:table-row>
        <table:table-row table:style-name="ro3">
          <table:table-cell office:value-type="float" office:value="19701" calcext:value-type="float">
            <text:p>19701</text:p>
          </table:table-cell>
          <table:table-cell office:value-type="float" office:value="57583" calcext:value-type="float">
            <text:p>57583</text:p>
          </table:table-cell>
          <table:table-cell office:value-type="float" office:value="127345" calcext:value-type="float">
            <text:p>127345</text:p>
          </table:table-cell>
          <table:table-cell office:value-type="float" office:value="58354" calcext:value-type="float">
            <text:p>58354</text:p>
          </table:table-cell>
          <table:table-cell office:value-type="float" office:value="127285" calcext:value-type="float">
            <text:p>127285</text:p>
          </table:table-cell>
        </table:table-row>
        <table:table-row table:style-name="ro3">
          <table:table-cell office:value-type="float" office:value="19801" calcext:value-type="float">
            <text:p>19801</text:p>
          </table:table-cell>
          <table:table-cell office:value-type="float" office:value="61436" calcext:value-type="float">
            <text:p>61436</text:p>
          </table:table-cell>
          <table:table-cell office:value-type="float" office:value="126736" calcext:value-type="float">
            <text:p>126736</text:p>
          </table:table-cell>
          <table:table-cell office:value-type="float" office:value="59082" calcext:value-type="float">
            <text:p>59082</text:p>
          </table:table-cell>
          <table:table-cell office:value-type="float" office:value="125968" calcext:value-type="float">
            <text:p>125968</text:p>
          </table:table-cell>
        </table:table-row>
        <table:table-row table:style-name="ro3">
          <table:table-cell office:value-type="float" office:value="19901" calcext:value-type="float">
            <text:p>19901</text:p>
          </table:table-cell>
          <table:table-cell office:value-type="float" office:value="57235" calcext:value-type="float">
            <text:p>57235</text:p>
          </table:table-cell>
          <table:table-cell office:value-type="float" office:value="127821" calcext:value-type="float">
            <text:p>127821</text:p>
          </table:table-cell>
          <table:table-cell office:value-type="float" office:value="59291" calcext:value-type="float">
            <text:p>59291</text:p>
          </table:table-cell>
          <table:table-cell office:value-type="float" office:value="127117" calcext:value-type="float">
            <text:p>127117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float" office:value="59499" calcext:value-type="float">
            <text:p>59499</text:p>
          </table:table-cell>
          <table:table-cell office:value-type="float" office:value="127352" calcext:value-type="float">
            <text:p>127352</text:p>
          </table:table-cell>
          <table:table-cell office:value-type="float" office:value="60338" calcext:value-type="float">
            <text:p>60338</text:p>
          </table:table-cell>
          <table:table-cell office:value-type="float" office:value="128073" calcext:value-type="float">
            <text:p>128073</text:p>
          </table:table-cell>
        </table:table-row>
        <table:table-row table:style-name="ro3">
          <table:table-cell office:value-type="float" office:value="20101" calcext:value-type="float">
            <text:p>20101</text:p>
          </table:table-cell>
          <table:table-cell office:value-type="float" office:value="64292" calcext:value-type="float">
            <text:p>64292</text:p>
          </table:table-cell>
          <table:table-cell office:value-type="float" office:value="128875" calcext:value-type="float">
            <text:p>128875</text:p>
          </table:table-cell>
          <table:table-cell office:value-type="float" office:value="62194" calcext:value-type="float">
            <text:p>62194</text:p>
          </table:table-cell>
          <table:table-cell office:value-type="float" office:value="128961" calcext:value-type="float">
            <text:p>128961</text:p>
          </table:table-cell>
        </table:table-row>
        <table:table-row table:style-name="ro3">
          <table:table-cell office:value-type="float" office:value="20201" calcext:value-type="float">
            <text:p>20201</text:p>
          </table:table-cell>
          <table:table-cell office:value-type="float" office:value="61927" calcext:value-type="float">
            <text:p>61927</text:p>
          </table:table-cell>
          <table:table-cell office:value-type="float" office:value="129467" calcext:value-type="float">
            <text:p>129467</text:p>
          </table:table-cell>
          <table:table-cell office:value-type="float" office:value="59504" calcext:value-type="float">
            <text:p>59504</text:p>
          </table:table-cell>
          <table:table-cell office:value-type="float" office:value="129353" calcext:value-type="float">
            <text:p>129353</text:p>
          </table:table-cell>
        </table:table-row>
        <table:table-row table:style-name="ro3">
          <table:table-cell office:value-type="float" office:value="20301" calcext:value-type="float">
            <text:p>20301</text:p>
          </table:table-cell>
          <table:table-cell office:value-type="float" office:value="60591" calcext:value-type="float">
            <text:p>60591</text:p>
          </table:table-cell>
          <table:table-cell office:value-type="float" office:value="129412" calcext:value-type="float">
            <text:p>129412</text:p>
          </table:table-cell>
          <table:table-cell office:value-type="float" office:value="59652" calcext:value-type="float">
            <text:p>59652</text:p>
          </table:table-cell>
          <table:table-cell office:value-type="float" office:value="129162" calcext:value-type="float">
            <text:p>129162</text:p>
          </table:table-cell>
        </table:table-row>
        <table:table-row table:style-name="ro3">
          <table:table-cell office:value-type="float" office:value="20401" calcext:value-type="float">
            <text:p>20401</text:p>
          </table:table-cell>
          <table:table-cell office:value-type="float" office:value="60546" calcext:value-type="float">
            <text:p>60546</text:p>
          </table:table-cell>
          <table:table-cell office:value-type="float" office:value="130880" calcext:value-type="float">
            <text:p>130880</text:p>
          </table:table-cell>
          <table:table-cell office:value-type="float" office:value="61920" calcext:value-type="float">
            <text:p>61920</text:p>
          </table:table-cell>
          <table:table-cell office:value-type="float" office:value="130311" calcext:value-type="float">
            <text:p>130311</text:p>
          </table:table-cell>
        </table:table-row>
        <table:table-row table:style-name="ro3">
          <table:table-cell office:value-type="float" office:value="20501" calcext:value-type="float">
            <text:p>20501</text:p>
          </table:table-cell>
          <table:table-cell office:value-type="float" office:value="61424" calcext:value-type="float">
            <text:p>61424</text:p>
          </table:table-cell>
          <table:table-cell office:value-type="float" office:value="131232" calcext:value-type="float">
            <text:p>131232</text:p>
          </table:table-cell>
          <table:table-cell office:value-type="float" office:value="62739" calcext:value-type="float">
            <text:p>62739</text:p>
          </table:table-cell>
          <table:table-cell office:value-type="float" office:value="131548" calcext:value-type="float">
            <text:p>131548</text:p>
          </table:table-cell>
        </table:table-row>
        <table:table-row table:style-name="ro3">
          <table:table-cell office:value-type="float" office:value="20601" calcext:value-type="float">
            <text:p>20601</text:p>
          </table:table-cell>
          <table:table-cell office:value-type="float" office:value="62322" calcext:value-type="float">
            <text:p>62322</text:p>
          </table:table-cell>
          <table:table-cell office:value-type="float" office:value="131426" calcext:value-type="float">
            <text:p>131426</text:p>
          </table:table-cell>
          <table:table-cell office:value-type="float" office:value="58221" calcext:value-type="float">
            <text:p>58221</text:p>
          </table:table-cell>
          <table:table-cell office:value-type="float" office:value="131742" calcext:value-type="float">
            <text:p>131742</text:p>
          </table:table-cell>
        </table:table-row>
        <table:table-row table:style-name="ro3">
          <table:table-cell office:value-type="float" office:value="20701" calcext:value-type="float">
            <text:p>20701</text:p>
          </table:table-cell>
          <table:table-cell office:value-type="float" office:value="61267" calcext:value-type="float">
            <text:p>61267</text:p>
          </table:table-cell>
          <table:table-cell office:value-type="float" office:value="132348" calcext:value-type="float">
            <text:p>132348</text:p>
          </table:table-cell>
          <table:table-cell office:value-type="float" office:value="63048" calcext:value-type="float">
            <text:p>63048</text:p>
          </table:table-cell>
          <table:table-cell office:value-type="float" office:value="132509" calcext:value-type="float">
            <text:p>132509</text:p>
          </table:table-cell>
        </table:table-row>
        <table:table-row table:style-name="ro3">
          <table:table-cell office:value-type="float" office:value="20801" calcext:value-type="float">
            <text:p>20801</text:p>
          </table:table-cell>
          <table:table-cell office:value-type="float" office:value="64524" calcext:value-type="float">
            <text:p>64524</text:p>
          </table:table-cell>
          <table:table-cell office:value-type="float" office:value="132601" calcext:value-type="float">
            <text:p>132601</text:p>
          </table:table-cell>
          <table:table-cell office:value-type="float" office:value="64721" calcext:value-type="float">
            <text:p>64721</text:p>
          </table:table-cell>
          <table:table-cell office:value-type="float" office:value="132821" calcext:value-type="float">
            <text:p>132821</text:p>
          </table:table-cell>
        </table:table-row>
        <table:table-row table:style-name="ro3">
          <table:table-cell office:value-type="float" office:value="20901" calcext:value-type="float">
            <text:p>20901</text:p>
          </table:table-cell>
          <table:table-cell office:value-type="float" office:value="60515" calcext:value-type="float">
            <text:p>60515</text:p>
          </table:table-cell>
          <table:table-cell office:value-type="float" office:value="133678" calcext:value-type="float">
            <text:p>133678</text:p>
          </table:table-cell>
          <table:table-cell office:value-type="float" office:value="59445" calcext:value-type="float">
            <text:p>59445</text:p>
          </table:table-cell>
          <table:table-cell office:value-type="float" office:value="133115" calcext:value-type="float">
            <text:p>133115</text:p>
          </table:table-cell>
        </table:table-row>
        <table:table-row table:style-name="ro3">
          <table:table-cell office:value-type="float" office:value="21001" calcext:value-type="float">
            <text:p>21001</text:p>
          </table:table-cell>
          <table:table-cell office:value-type="float" office:value="65515" calcext:value-type="float">
            <text:p>65515</text:p>
          </table:table-cell>
          <table:table-cell office:value-type="float" office:value="133709" calcext:value-type="float">
            <text:p>133709</text:p>
          </table:table-cell>
          <table:table-cell office:value-type="float" office:value="65296" calcext:value-type="float">
            <text:p>65296</text:p>
          </table:table-cell>
          <table:table-cell office:value-type="float" office:value="133369" calcext:value-type="float">
            <text:p>133369</text:p>
          </table:table-cell>
        </table:table-row>
        <table:table-row table:style-name="ro3">
          <table:table-cell office:value-type="float" office:value="21101" calcext:value-type="float">
            <text:p>21101</text:p>
          </table:table-cell>
          <table:table-cell office:value-type="float" office:value="61187" calcext:value-type="float">
            <text:p>61187</text:p>
          </table:table-cell>
          <table:table-cell office:value-type="float" office:value="134693" calcext:value-type="float">
            <text:p>134693</text:p>
          </table:table-cell>
          <table:table-cell office:value-type="float" office:value="63849" calcext:value-type="float">
            <text:p>63849</text:p>
          </table:table-cell>
          <table:table-cell office:value-type="float" office:value="135024" calcext:value-type="float">
            <text:p>135024</text:p>
          </table:table-cell>
        </table:table-row>
        <table:table-row table:style-name="ro3">
          <table:table-cell office:value-type="float" office:value="21201" calcext:value-type="float">
            <text:p>21201</text:p>
          </table:table-cell>
          <table:table-cell office:value-type="float" office:value="65889" calcext:value-type="float">
            <text:p>65889</text:p>
          </table:table-cell>
          <table:table-cell office:value-type="float" office:value="135500" calcext:value-type="float">
            <text:p>135500</text:p>
          </table:table-cell>
          <table:table-cell office:value-type="float" office:value="64453" calcext:value-type="float">
            <text:p>64453</text:p>
          </table:table-cell>
          <table:table-cell office:value-type="float" office:value="135367" calcext:value-type="float">
            <text:p>135367</text:p>
          </table:table-cell>
        </table:table-row>
        <table:table-row table:style-name="ro3">
          <table:table-cell office:value-type="float" office:value="21301" calcext:value-type="float">
            <text:p>21301</text:p>
          </table:table-cell>
          <table:table-cell office:value-type="float" office:value="64710" calcext:value-type="float">
            <text:p>64710</text:p>
          </table:table-cell>
          <table:table-cell office:value-type="float" office:value="136036" calcext:value-type="float">
            <text:p>136036</text:p>
          </table:table-cell>
          <table:table-cell office:value-type="float" office:value="64903" calcext:value-type="float">
            <text:p>64903</text:p>
          </table:table-cell>
          <table:table-cell office:value-type="float" office:value="135886" calcext:value-type="float">
            <text:p>135886</text:p>
          </table:table-cell>
        </table:table-row>
        <table:table-row table:style-name="ro3">
          <table:table-cell office:value-type="float" office:value="21401" calcext:value-type="float">
            <text:p>21401</text:p>
          </table:table-cell>
          <table:table-cell office:value-type="float" office:value="65962" calcext:value-type="float">
            <text:p>65962</text:p>
          </table:table-cell>
          <table:table-cell office:value-type="float" office:value="136671" calcext:value-type="float">
            <text:p>136671</text:p>
          </table:table-cell>
          <table:table-cell office:value-type="float" office:value="66437" calcext:value-type="float">
            <text:p>66437</text:p>
          </table:table-cell>
          <table:table-cell office:value-type="float" office:value="135741" calcext:value-type="float">
            <text:p>135741</text:p>
          </table:table-cell>
        </table:table-row>
        <table:table-row table:style-name="ro3">
          <table:table-cell office:value-type="float" office:value="21501" calcext:value-type="float">
            <text:p>21501</text:p>
          </table:table-cell>
          <table:table-cell office:value-type="float" office:value="62220" calcext:value-type="float">
            <text:p>62220</text:p>
          </table:table-cell>
          <table:table-cell office:value-type="float" office:value="137139" calcext:value-type="float">
            <text:p>137139</text:p>
          </table:table-cell>
          <table:table-cell office:value-type="float" office:value="64126" calcext:value-type="float">
            <text:p>64126</text:p>
          </table:table-cell>
          <table:table-cell office:value-type="float" office:value="137107" calcext:value-type="float">
            <text:p>137107</text:p>
          </table:table-cell>
        </table:table-row>
        <table:table-row table:style-name="ro3">
          <table:table-cell office:value-type="float" office:value="21601" calcext:value-type="float">
            <text:p>21601</text:p>
          </table:table-cell>
          <table:table-cell office:value-type="float" office:value="63487" calcext:value-type="float">
            <text:p>63487</text:p>
          </table:table-cell>
          <table:table-cell office:value-type="float" office:value="137623" calcext:value-type="float">
            <text:p>137623</text:p>
          </table:table-cell>
          <table:table-cell office:value-type="float" office:value="66888" calcext:value-type="float">
            <text:p>66888</text:p>
          </table:table-cell>
          <table:table-cell office:value-type="float" office:value="138280" calcext:value-type="float">
            <text:p>138280</text:p>
          </table:table-cell>
        </table:table-row>
        <table:table-row table:style-name="ro3">
          <table:table-cell office:value-type="float" office:value="21701" calcext:value-type="float">
            <text:p>21701</text:p>
          </table:table-cell>
          <table:table-cell office:value-type="float" office:value="60963" calcext:value-type="float">
            <text:p>60963</text:p>
          </table:table-cell>
          <table:table-cell office:value-type="float" office:value="138425" calcext:value-type="float">
            <text:p>138425</text:p>
          </table:table-cell>
          <table:table-cell office:value-type="float" office:value="63161" calcext:value-type="float">
            <text:p>63161</text:p>
          </table:table-cell>
          <table:table-cell office:value-type="float" office:value="138833" calcext:value-type="float">
            <text:p>138833</text:p>
          </table:table-cell>
        </table:table-row>
        <table:table-row table:style-name="ro3">
          <table:table-cell office:value-type="float" office:value="21801" calcext:value-type="float">
            <text:p>21801</text:p>
          </table:table-cell>
          <table:table-cell office:value-type="float" office:value="63617" calcext:value-type="float">
            <text:p>63617</text:p>
          </table:table-cell>
          <table:table-cell office:value-type="float" office:value="139649" calcext:value-type="float">
            <text:p>139649</text:p>
          </table:table-cell>
          <table:table-cell office:value-type="float" office:value="67363" calcext:value-type="float">
            <text:p>67363</text:p>
          </table:table-cell>
          <table:table-cell office:value-type="float" office:value="139540" calcext:value-type="float">
            <text:p>139540</text:p>
          </table:table-cell>
        </table:table-row>
        <table:table-row table:style-name="ro3">
          <table:table-cell office:value-type="float" office:value="21901" calcext:value-type="float">
            <text:p>21901</text:p>
          </table:table-cell>
          <table:table-cell office:value-type="float" office:value="65793" calcext:value-type="float">
            <text:p>65793</text:p>
          </table:table-cell>
          <table:table-cell office:value-type="float" office:value="140029" calcext:value-type="float">
            <text:p>140029</text:p>
          </table:table-cell>
          <table:table-cell office:value-type="float" office:value="66984" calcext:value-type="float">
            <text:p>66984</text:p>
          </table:table-cell>
          <table:table-cell office:value-type="float" office:value="139760" calcext:value-type="float">
            <text:p>139760</text:p>
          </table:table-cell>
        </table:table-row>
        <table:table-row table:style-name="ro3">
          <table:table-cell office:value-type="float" office:value="22001" calcext:value-type="float">
            <text:p>22001</text:p>
          </table:table-cell>
          <table:table-cell office:value-type="float" office:value="65935" calcext:value-type="float">
            <text:p>65935</text:p>
          </table:table-cell>
          <table:table-cell office:value-type="float" office:value="140505" calcext:value-type="float">
            <text:p>140505</text:p>
          </table:table-cell>
          <table:table-cell office:value-type="float" office:value="72019" calcext:value-type="float">
            <text:p>72019</text:p>
          </table:table-cell>
          <table:table-cell office:value-type="float" office:value="140342" calcext:value-type="float">
            <text:p>140342</text:p>
          </table:table-cell>
        </table:table-row>
        <table:table-row table:style-name="ro3">
          <table:table-cell office:value-type="float" office:value="22101" calcext:value-type="float">
            <text:p>22101</text:p>
          </table:table-cell>
          <table:table-cell office:value-type="float" office:value="65344" calcext:value-type="float">
            <text:p>65344</text:p>
          </table:table-cell>
          <table:table-cell office:value-type="float" office:value="141017" calcext:value-type="float">
            <text:p>141017</text:p>
          </table:table-cell>
          <table:table-cell office:value-type="float" office:value="66423" calcext:value-type="float">
            <text:p>66423</text:p>
          </table:table-cell>
          <table:table-cell office:value-type="float" office:value="141172" calcext:value-type="float">
            <text:p>141172</text:p>
          </table:table-cell>
        </table:table-row>
        <table:table-row table:style-name="ro3">
          <table:table-cell office:value-type="float" office:value="22201" calcext:value-type="float">
            <text:p>22201</text:p>
          </table:table-cell>
          <table:table-cell office:value-type="float" office:value="67660" calcext:value-type="float">
            <text:p>67660</text:p>
          </table:table-cell>
          <table:table-cell office:value-type="float" office:value="141292" calcext:value-type="float">
            <text:p>141292</text:p>
          </table:table-cell>
          <table:table-cell office:value-type="float" office:value="62193" calcext:value-type="float">
            <text:p>62193</text:p>
          </table:table-cell>
          <table:table-cell office:value-type="float" office:value="141853" calcext:value-type="float">
            <text:p>141853</text:p>
          </table:table-cell>
        </table:table-row>
        <table:table-row table:style-name="ro3">
          <table:table-cell office:value-type="float" office:value="22301" calcext:value-type="float">
            <text:p>22301</text:p>
          </table:table-cell>
          <table:table-cell office:value-type="float" office:value="67019" calcext:value-type="float">
            <text:p>67019</text:p>
          </table:table-cell>
          <table:table-cell office:value-type="float" office:value="142063" calcext:value-type="float">
            <text:p>142063</text:p>
          </table:table-cell>
          <table:table-cell office:value-type="float" office:value="63031" calcext:value-type="float">
            <text:p>63031</text:p>
          </table:table-cell>
          <table:table-cell office:value-type="float" office:value="142484" calcext:value-type="float">
            <text:p>142484</text:p>
          </table:table-cell>
        </table:table-row>
        <table:table-row table:style-name="ro3">
          <table:table-cell office:value-type="float" office:value="22401" calcext:value-type="float">
            <text:p>22401</text:p>
          </table:table-cell>
          <table:table-cell office:value-type="float" office:value="63547" calcext:value-type="float">
            <text:p>63547</text:p>
          </table:table-cell>
          <table:table-cell office:value-type="float" office:value="142724" calcext:value-type="float">
            <text:p>142724</text:p>
          </table:table-cell>
          <table:table-cell office:value-type="float" office:value="72385" calcext:value-type="float">
            <text:p>72385</text:p>
          </table:table-cell>
          <table:table-cell office:value-type="float" office:value="142784" calcext:value-type="float">
            <text:p>142784</text:p>
          </table:table-cell>
        </table:table-row>
        <table:table-row table:style-name="ro3">
          <table:table-cell office:value-type="float" office:value="22501" calcext:value-type="float">
            <text:p>22501</text:p>
          </table:table-cell>
          <table:table-cell office:value-type="float" office:value="64412" calcext:value-type="float">
            <text:p>64412</text:p>
          </table:table-cell>
          <table:table-cell office:value-type="float" office:value="143523" calcext:value-type="float">
            <text:p>143523</text:p>
          </table:table-cell>
          <table:table-cell office:value-type="float" office:value="69640" calcext:value-type="float">
            <text:p>69640</text:p>
          </table:table-cell>
          <table:table-cell office:value-type="float" office:value="144023" calcext:value-type="float">
            <text:p>144023</text:p>
          </table:table-cell>
        </table:table-row>
        <table:table-row table:style-name="ro3">
          <table:table-cell office:value-type="float" office:value="22601" calcext:value-type="float">
            <text:p>22601</text:p>
          </table:table-cell>
          <table:table-cell office:value-type="float" office:value="67399" calcext:value-type="float">
            <text:p>67399</text:p>
          </table:table-cell>
          <table:table-cell office:value-type="float" office:value="143991" calcext:value-type="float">
            <text:p>143991</text:p>
          </table:table-cell>
          <table:table-cell office:value-type="float" office:value="66865" calcext:value-type="float">
            <text:p>66865</text:p>
          </table:table-cell>
          <table:table-cell office:value-type="float" office:value="144379" calcext:value-type="float">
            <text:p>144379</text:p>
          </table:table-cell>
        </table:table-row>
        <table:table-row table:style-name="ro3">
          <table:table-cell office:value-type="float" office:value="22701" calcext:value-type="float">
            <text:p>22701</text:p>
          </table:table-cell>
          <table:table-cell office:value-type="float" office:value="64635" calcext:value-type="float">
            <text:p>64635</text:p>
          </table:table-cell>
          <table:table-cell office:value-type="float" office:value="144906" calcext:value-type="float">
            <text:p>144906</text:p>
          </table:table-cell>
          <table:table-cell office:value-type="float" office:value="66373" calcext:value-type="float">
            <text:p>66373</text:p>
          </table:table-cell>
          <table:table-cell office:value-type="float" office:value="144793" calcext:value-type="float">
            <text:p>144793</text:p>
          </table:table-cell>
        </table:table-row>
        <table:table-row table:style-name="ro3">
          <table:table-cell office:value-type="float" office:value="22801" calcext:value-type="float">
            <text:p>22801</text:p>
          </table:table-cell>
          <table:table-cell office:value-type="float" office:value="69071" calcext:value-type="float">
            <text:p>69071</text:p>
          </table:table-cell>
          <table:table-cell office:value-type="float" office:value="145624" calcext:value-type="float">
            <text:p>145624</text:p>
          </table:table-cell>
          <table:table-cell office:value-type="float" office:value="69070" calcext:value-type="float">
            <text:p>69070</text:p>
          </table:table-cell>
          <table:table-cell office:value-type="float" office:value="145704" calcext:value-type="float">
            <text:p>145704</text:p>
          </table:table-cell>
        </table:table-row>
        <table:table-row table:style-name="ro3">
          <table:table-cell office:value-type="float" office:value="22901" calcext:value-type="float">
            <text:p>22901</text:p>
          </table:table-cell>
          <table:table-cell office:value-type="float" office:value="68194" calcext:value-type="float">
            <text:p>68194</text:p>
          </table:table-cell>
          <table:table-cell office:value-type="float" office:value="146467" calcext:value-type="float">
            <text:p>146467</text:p>
          </table:table-cell>
          <table:table-cell office:value-type="float" office:value="68571" calcext:value-type="float">
            <text:p>68571</text:p>
          </table:table-cell>
          <table:table-cell office:value-type="float" office:value="146040" calcext:value-type="float">
            <text:p>146040</text:p>
          </table:table-cell>
        </table:table-row>
        <table:table-row table:style-name="ro3">
          <table:table-cell office:value-type="float" office:value="23001" calcext:value-type="float">
            <text:p>23001</text:p>
          </table:table-cell>
          <table:table-cell office:value-type="float" office:value="69294" calcext:value-type="float">
            <text:p>69294</text:p>
          </table:table-cell>
          <table:table-cell office:value-type="float" office:value="146474" calcext:value-type="float">
            <text:p>146474</text:p>
          </table:table-cell>
          <table:table-cell office:value-type="float" office:value="68922" calcext:value-type="float">
            <text:p>68922</text:p>
          </table:table-cell>
          <table:table-cell office:value-type="float" office:value="146926" calcext:value-type="float">
            <text:p>146926</text:p>
          </table:table-cell>
        </table:table-row>
        <table:table-row table:style-name="ro3">
          <table:table-cell office:value-type="float" office:value="23101" calcext:value-type="float">
            <text:p>23101</text:p>
          </table:table-cell>
          <table:table-cell office:value-type="float" office:value="67572" calcext:value-type="float">
            <text:p>67572</text:p>
          </table:table-cell>
          <table:table-cell office:value-type="float" office:value="146916" calcext:value-type="float">
            <text:p>146916</text:p>
          </table:table-cell>
          <table:table-cell office:value-type="float" office:value="69653" calcext:value-type="float">
            <text:p>69653</text:p>
          </table:table-cell>
          <table:table-cell office:value-type="float" office:value="147334" calcext:value-type="float">
            <text:p>147334</text:p>
          </table:table-cell>
        </table:table-row>
        <table:table-row table:style-name="ro3">
          <table:table-cell office:value-type="float" office:value="23201" calcext:value-type="float">
            <text:p>23201</text:p>
          </table:table-cell>
          <table:table-cell office:value-type="float" office:value="73420" calcext:value-type="float">
            <text:p>73420</text:p>
          </table:table-cell>
          <table:table-cell office:value-type="float" office:value="148446" calcext:value-type="float">
            <text:p>148446</text:p>
          </table:table-cell>
          <table:table-cell office:value-type="float" office:value="65501" calcext:value-type="float">
            <text:p>65501</text:p>
          </table:table-cell>
          <table:table-cell office:value-type="float" office:value="148124" calcext:value-type="float">
            <text:p>148124</text:p>
          </table:table-cell>
        </table:table-row>
        <table:table-row table:style-name="ro3">
          <table:table-cell office:value-type="float" office:value="23301" calcext:value-type="float">
            <text:p>23301</text:p>
          </table:table-cell>
          <table:table-cell office:value-type="float" office:value="68902" calcext:value-type="float">
            <text:p>68902</text:p>
          </table:table-cell>
          <table:table-cell office:value-type="float" office:value="148171" calcext:value-type="float">
            <text:p>148171</text:p>
          </table:table-cell>
          <table:table-cell office:value-type="float" office:value="73243" calcext:value-type="float">
            <text:p>73243</text:p>
          </table:table-cell>
          <table:table-cell office:value-type="float" office:value="148797" calcext:value-type="float">
            <text:p>148797</text:p>
          </table:table-cell>
        </table:table-row>
        <table:table-row table:style-name="ro3">
          <table:table-cell office:value-type="float" office:value="23401" calcext:value-type="float">
            <text:p>23401</text:p>
          </table:table-cell>
          <table:table-cell office:value-type="float" office:value="70745" calcext:value-type="float">
            <text:p>70745</text:p>
          </table:table-cell>
          <table:table-cell office:value-type="float" office:value="149223" calcext:value-type="float">
            <text:p>149223</text:p>
          </table:table-cell>
          <table:table-cell office:value-type="float" office:value="69334" calcext:value-type="float">
            <text:p>69334</text:p>
          </table:table-cell>
          <table:table-cell office:value-type="float" office:value="148952" calcext:value-type="float">
            <text:p>148952</text:p>
          </table:table-cell>
        </table:table-row>
        <table:table-row table:style-name="ro3">
          <table:table-cell office:value-type="float" office:value="23501" calcext:value-type="float">
            <text:p>23501</text:p>
          </table:table-cell>
          <table:table-cell office:value-type="float" office:value="70383" calcext:value-type="float">
            <text:p>70383</text:p>
          </table:table-cell>
          <table:table-cell office:value-type="float" office:value="150041" calcext:value-type="float">
            <text:p>150041</text:p>
          </table:table-cell>
          <table:table-cell office:value-type="float" office:value="67583" calcext:value-type="float">
            <text:p>67583</text:p>
          </table:table-cell>
          <table:table-cell office:value-type="float" office:value="149615" calcext:value-type="float">
            <text:p>149615</text:p>
          </table:table-cell>
        </table:table-row>
        <table:table-row table:style-name="ro3">
          <table:table-cell office:value-type="float" office:value="23601" calcext:value-type="float">
            <text:p>23601</text:p>
          </table:table-cell>
          <table:table-cell office:value-type="float" office:value="68690" calcext:value-type="float">
            <text:p>68690</text:p>
          </table:table-cell>
          <table:table-cell office:value-type="float" office:value="150645" calcext:value-type="float">
            <text:p>150645</text:p>
          </table:table-cell>
          <table:table-cell office:value-type="float" office:value="70817" calcext:value-type="float">
            <text:p>70817</text:p>
          </table:table-cell>
          <table:table-cell office:value-type="float" office:value="150910" calcext:value-type="float">
            <text:p>150910</text:p>
          </table:table-cell>
        </table:table-row>
        <table:table-row table:style-name="ro3">
          <table:table-cell office:value-type="float" office:value="23701" calcext:value-type="float">
            <text:p>23701</text:p>
          </table:table-cell>
          <table:table-cell office:value-type="float" office:value="72086" calcext:value-type="float">
            <text:p>72086</text:p>
          </table:table-cell>
          <table:table-cell office:value-type="float" office:value="151487" calcext:value-type="float">
            <text:p>151487</text:p>
          </table:table-cell>
          <table:table-cell office:value-type="float" office:value="74187" calcext:value-type="float">
            <text:p>74187</text:p>
          </table:table-cell>
          <table:table-cell office:value-type="float" office:value="151512" calcext:value-type="float">
            <text:p>151512</text:p>
          </table:table-cell>
        </table:table-row>
        <table:table-row table:style-name="ro3">
          <table:table-cell office:value-type="float" office:value="23801" calcext:value-type="float">
            <text:p>23801</text:p>
          </table:table-cell>
          <table:table-cell office:value-type="float" office:value="72809" calcext:value-type="float">
            <text:p>72809</text:p>
          </table:table-cell>
          <table:table-cell office:value-type="float" office:value="151634" calcext:value-type="float">
            <text:p>151634</text:p>
          </table:table-cell>
          <table:table-cell office:value-type="float" office:value="70559" calcext:value-type="float">
            <text:p>70559</text:p>
          </table:table-cell>
          <table:table-cell office:value-type="float" office:value="152224" calcext:value-type="float">
            <text:p>152224</text:p>
          </table:table-cell>
        </table:table-row>
        <table:table-row table:style-name="ro3">
          <table:table-cell office:value-type="float" office:value="23901" calcext:value-type="float">
            <text:p>23901</text:p>
          </table:table-cell>
          <table:table-cell office:value-type="float" office:value="73078" calcext:value-type="float">
            <text:p>73078</text:p>
          </table:table-cell>
          <table:table-cell office:value-type="float" office:value="152160" calcext:value-type="float">
            <text:p>152160</text:p>
          </table:table-cell>
          <table:table-cell office:value-type="float" office:value="72017" calcext:value-type="float">
            <text:p>72017</text:p>
          </table:table-cell>
          <table:table-cell office:value-type="float" office:value="151871" calcext:value-type="float">
            <text:p>151871</text:p>
          </table:table-cell>
        </table:table-row>
        <table:table-row table:style-name="ro3">
          <table:table-cell office:value-type="float" office:value="24001" calcext:value-type="float">
            <text:p>24001</text:p>
          </table:table-cell>
          <table:table-cell office:value-type="float" office:value="72299" calcext:value-type="float">
            <text:p>72299</text:p>
          </table:table-cell>
          <table:table-cell office:value-type="float" office:value="153221" calcext:value-type="float">
            <text:p>153221</text:p>
          </table:table-cell>
          <table:table-cell office:value-type="float" office:value="71807" calcext:value-type="float">
            <text:p>71807</text:p>
          </table:table-cell>
          <table:table-cell office:value-type="float" office:value="153462" calcext:value-type="float">
            <text:p>153462</text:p>
          </table:table-cell>
        </table:table-row>
        <table:table-row table:style-name="ro3">
          <table:table-cell office:value-type="float" office:value="24101" calcext:value-type="float">
            <text:p>24101</text:p>
          </table:table-cell>
          <table:table-cell office:value-type="float" office:value="71209" calcext:value-type="float">
            <text:p>71209</text:p>
          </table:table-cell>
          <table:table-cell office:value-type="float" office:value="153632" calcext:value-type="float">
            <text:p>153632</text:p>
          </table:table-cell>
          <table:table-cell office:value-type="float" office:value="71473" calcext:value-type="float">
            <text:p>71473</text:p>
          </table:table-cell>
          <table:table-cell office:value-type="float" office:value="154302" calcext:value-type="float">
            <text:p>154302</text:p>
          </table:table-cell>
        </table:table-row>
        <table:table-row table:style-name="ro3">
          <table:table-cell office:value-type="float" office:value="24201" calcext:value-type="float">
            <text:p>24201</text:p>
          </table:table-cell>
          <table:table-cell office:value-type="float" office:value="71122" calcext:value-type="float">
            <text:p>71122</text:p>
          </table:table-cell>
          <table:table-cell office:value-type="float" office:value="154763" calcext:value-type="float">
            <text:p>154763</text:p>
          </table:table-cell>
          <table:table-cell office:value-type="float" office:value="68552" calcext:value-type="float">
            <text:p>68552</text:p>
          </table:table-cell>
          <table:table-cell office:value-type="float" office:value="154509" calcext:value-type="float">
            <text:p>154509</text:p>
          </table:table-cell>
        </table:table-row>
        <table:table-row table:style-name="ro3">
          <table:table-cell office:value-type="float" office:value="24301" calcext:value-type="float">
            <text:p>24301</text:p>
          </table:table-cell>
          <table:table-cell office:value-type="float" office:value="73684" calcext:value-type="float">
            <text:p>73684</text:p>
          </table:table-cell>
          <table:table-cell office:value-type="float" office:value="155982" calcext:value-type="float">
            <text:p>155982</text:p>
          </table:table-cell>
          <table:table-cell office:value-type="float" office:value="68020" calcext:value-type="float">
            <text:p>68020</text:p>
          </table:table-cell>
          <table:table-cell office:value-type="float" office:value="155208" calcext:value-type="float">
            <text:p>155208</text:p>
          </table:table-cell>
        </table:table-row>
        <table:table-row table:style-name="ro3">
          <table:table-cell office:value-type="float" office:value="24401" calcext:value-type="float">
            <text:p>24401</text:p>
          </table:table-cell>
          <table:table-cell office:value-type="float" office:value="75033" calcext:value-type="float">
            <text:p>75033</text:p>
          </table:table-cell>
          <table:table-cell office:value-type="float" office:value="155603" calcext:value-type="float">
            <text:p>155603</text:p>
          </table:table-cell>
          <table:table-cell office:value-type="float" office:value="71156" calcext:value-type="float">
            <text:p>71156</text:p>
          </table:table-cell>
          <table:table-cell office:value-type="float" office:value="156067" calcext:value-type="float">
            <text:p>156067</text:p>
          </table:table-cell>
        </table:table-row>
        <table:table-row table:style-name="ro3">
          <table:table-cell office:value-type="float" office:value="24501" calcext:value-type="float">
            <text:p>24501</text:p>
          </table:table-cell>
          <table:table-cell office:value-type="float" office:value="74308" calcext:value-type="float">
            <text:p>74308</text:p>
          </table:table-cell>
          <table:table-cell office:value-type="float" office:value="156586" calcext:value-type="float">
            <text:p>156586</text:p>
          </table:table-cell>
          <table:table-cell office:value-type="float" office:value="74739" calcext:value-type="float">
            <text:p>74739</text:p>
          </table:table-cell>
          <table:table-cell office:value-type="float" office:value="156819" calcext:value-type="float">
            <text:p>156819</text:p>
          </table:table-cell>
        </table:table-row>
        <table:table-row table:style-name="ro3">
          <table:table-cell office:value-type="float" office:value="24601" calcext:value-type="float">
            <text:p>24601</text:p>
          </table:table-cell>
          <table:table-cell office:value-type="float" office:value="77284" calcext:value-type="float">
            <text:p>77284</text:p>
          </table:table-cell>
          <table:table-cell office:value-type="float" office:value="157754" calcext:value-type="float">
            <text:p>157754</text:p>
          </table:table-cell>
          <table:table-cell office:value-type="float" office:value="74621" calcext:value-type="float">
            <text:p>74621</text:p>
          </table:table-cell>
          <table:table-cell office:value-type="float" office:value="157009" calcext:value-type="float">
            <text:p>157009</text:p>
          </table:table-cell>
        </table:table-row>
        <table:table-row table:style-name="ro3">
          <table:table-cell office:value-type="float" office:value="24701" calcext:value-type="float">
            <text:p>24701</text:p>
          </table:table-cell>
          <table:table-cell office:value-type="float" office:value="75980" calcext:value-type="float">
            <text:p>75980</text:p>
          </table:table-cell>
          <table:table-cell office:value-type="float" office:value="157671" calcext:value-type="float">
            <text:p>157671</text:p>
          </table:table-cell>
          <table:table-cell office:value-type="float" office:value="75911" calcext:value-type="float">
            <text:p>75911</text:p>
          </table:table-cell>
          <table:table-cell office:value-type="float" office:value="158080" calcext:value-type="float">
            <text:p>158080</text:p>
          </table:table-cell>
        </table:table-row>
        <table:table-row table:style-name="ro3">
          <table:table-cell office:value-type="float" office:value="24801" calcext:value-type="float">
            <text:p>24801</text:p>
          </table:table-cell>
          <table:table-cell office:value-type="float" office:value="74976" calcext:value-type="float">
            <text:p>74976</text:p>
          </table:table-cell>
          <table:table-cell office:value-type="float" office:value="158453" calcext:value-type="float">
            <text:p>158453</text:p>
          </table:table-cell>
          <table:table-cell office:value-type="float" office:value="70970" calcext:value-type="float">
            <text:p>70970</text:p>
          </table:table-cell>
          <table:table-cell office:value-type="float" office:value="158267" calcext:value-type="float">
            <text:p>158267</text:p>
          </table:table-cell>
        </table:table-row>
        <table:table-row table:style-name="ro3">
          <table:table-cell office:value-type="float" office:value="24901" calcext:value-type="float">
            <text:p>24901</text:p>
          </table:table-cell>
          <table:table-cell office:value-type="float" office:value="77426" calcext:value-type="float">
            <text:p>77426</text:p>
          </table:table-cell>
          <table:table-cell office:value-type="float" office:value="159086" calcext:value-type="float">
            <text:p>159086</text:p>
          </table:table-cell>
          <table:table-cell office:value-type="float" office:value="76422" calcext:value-type="float">
            <text:p>76422</text:p>
          </table:table-cell>
          <table:table-cell office:value-type="float" office:value="159385" calcext:value-type="float">
            <text:p>159385</text:p>
          </table:table-cell>
        </table:table-row>
        <table:table-row table:style-name="ro3">
          <table:table-cell office:value-type="float" office:value="25001" calcext:value-type="float">
            <text:p>25001</text:p>
          </table:table-cell>
          <table:table-cell office:value-type="float" office:value="75894" calcext:value-type="float">
            <text:p>75894</text:p>
          </table:table-cell>
          <table:table-cell office:value-type="float" office:value="159549" calcext:value-type="float">
            <text:p>159549</text:p>
          </table:table-cell>
          <table:table-cell office:value-type="float" office:value="77361" calcext:value-type="float">
            <text:p>77361</text:p>
          </table:table-cell>
          <table:table-cell office:value-type="float" office:value="159739" calcext:value-type="float">
            <text:p>159739</text:p>
          </table:table-cell>
        </table:table-row>
        <table:table-row table:style-name="ro3">
          <table:table-cell office:value-type="float" office:value="25101" calcext:value-type="float">
            <text:p>25101</text:p>
          </table:table-cell>
          <table:table-cell office:value-type="float" office:value="79720" calcext:value-type="float">
            <text:p>79720</text:p>
          </table:table-cell>
          <table:table-cell office:value-type="float" office:value="160232" calcext:value-type="float">
            <text:p>160232</text:p>
          </table:table-cell>
          <table:table-cell office:value-type="float" office:value="72499" calcext:value-type="float">
            <text:p>72499</text:p>
          </table:table-cell>
          <table:table-cell office:value-type="float" office:value="160124" calcext:value-type="float">
            <text:p>160124</text:p>
          </table:table-cell>
        </table:table-row>
        <table:table-row table:style-name="ro3">
          <table:table-cell office:value-type="float" office:value="25201" calcext:value-type="float">
            <text:p>25201</text:p>
          </table:table-cell>
          <table:table-cell office:value-type="float" office:value="78821" calcext:value-type="float">
            <text:p>78821</text:p>
          </table:table-cell>
          <table:table-cell office:value-type="float" office:value="161338" calcext:value-type="float">
            <text:p>161338</text:p>
          </table:table-cell>
          <table:table-cell office:value-type="float" office:value="73937" calcext:value-type="float">
            <text:p>73937</text:p>
          </table:table-cell>
          <table:table-cell office:value-type="float" office:value="160680" calcext:value-type="float">
            <text:p>160680</text:p>
          </table:table-cell>
        </table:table-row>
        <table:table-row table:style-name="ro3">
          <table:table-cell office:value-type="float" office:value="25301" calcext:value-type="float">
            <text:p>25301</text:p>
          </table:table-cell>
          <table:table-cell office:value-type="float" office:value="77083" calcext:value-type="float">
            <text:p>77083</text:p>
          </table:table-cell>
          <table:table-cell office:value-type="float" office:value="161519" calcext:value-type="float">
            <text:p>161519</text:p>
          </table:table-cell>
          <table:table-cell office:value-type="float" office:value="81635" calcext:value-type="float">
            <text:p>81635</text:p>
          </table:table-cell>
          <table:table-cell office:value-type="float" office:value="162452" calcext:value-type="float">
            <text:p>162452</text:p>
          </table:table-cell>
        </table:table-row>
        <table:table-row table:style-name="ro3">
          <table:table-cell office:value-type="float" office:value="25401" calcext:value-type="float">
            <text:p>25401</text:p>
          </table:table-cell>
          <table:table-cell office:value-type="float" office:value="76671" calcext:value-type="float">
            <text:p>76671</text:p>
          </table:table-cell>
          <table:table-cell office:value-type="float" office:value="161662" calcext:value-type="float">
            <text:p>161662</text:p>
          </table:table-cell>
          <table:table-cell office:value-type="float" office:value="77030" calcext:value-type="float">
            <text:p>77030</text:p>
          </table:table-cell>
          <table:table-cell office:value-type="float" office:value="161659" calcext:value-type="float">
            <text:p>161659</text:p>
          </table:table-cell>
        </table:table-row>
        <table:table-row table:style-name="ro3">
          <table:table-cell office:value-type="float" office:value="25501" calcext:value-type="float">
            <text:p>25501</text:p>
          </table:table-cell>
          <table:table-cell office:value-type="float" office:value="78474" calcext:value-type="float">
            <text:p>78474</text:p>
          </table:table-cell>
          <table:table-cell office:value-type="float" office:value="163126" calcext:value-type="float">
            <text:p>163126</text:p>
          </table:table-cell>
          <table:table-cell office:value-type="float" office:value="74247" calcext:value-type="float">
            <text:p>74247</text:p>
          </table:table-cell>
          <table:table-cell office:value-type="float" office:value="162979" calcext:value-type="float">
            <text:p>162979</text:p>
          </table:table-cell>
        </table:table-row>
        <table:table-row table:style-name="ro3">
          <table:table-cell office:value-type="float" office:value="25601" calcext:value-type="float">
            <text:p>25601</text:p>
          </table:table-cell>
          <table:table-cell office:value-type="float" office:value="77828" calcext:value-type="float">
            <text:p>77828</text:p>
          </table:table-cell>
          <table:table-cell office:value-type="float" office:value="163496" calcext:value-type="float">
            <text:p>163496</text:p>
          </table:table-cell>
          <table:table-cell office:value-type="float" office:value="73355" calcext:value-type="float">
            <text:p>73355</text:p>
          </table:table-cell>
          <table:table-cell office:value-type="float" office:value="163559" calcext:value-type="float">
            <text:p>163559</text:p>
          </table:table-cell>
        </table:table-row>
        <table:table-row table:style-name="ro3">
          <table:table-cell office:value-type="float" office:value="25701" calcext:value-type="float">
            <text:p>25701</text:p>
          </table:table-cell>
          <table:table-cell office:value-type="float" office:value="76006" calcext:value-type="float">
            <text:p>76006</text:p>
          </table:table-cell>
          <table:table-cell office:value-type="float" office:value="163850" calcext:value-type="float">
            <text:p>163850</text:p>
          </table:table-cell>
          <table:table-cell office:value-type="float" office:value="79362" calcext:value-type="float">
            <text:p>79362</text:p>
          </table:table-cell>
          <table:table-cell office:value-type="float" office:value="164445" calcext:value-type="float">
            <text:p>164445</text:p>
          </table:table-cell>
        </table:table-row>
        <table:table-row table:style-name="ro3">
          <table:table-cell office:value-type="float" office:value="25801" calcext:value-type="float">
            <text:p>25801</text:p>
          </table:table-cell>
          <table:table-cell office:value-type="float" office:value="77923" calcext:value-type="float">
            <text:p>77923</text:p>
          </table:table-cell>
          <table:table-cell office:value-type="float" office:value="164418" calcext:value-type="float">
            <text:p>164418</text:p>
          </table:table-cell>
          <table:table-cell office:value-type="float" office:value="73388" calcext:value-type="float">
            <text:p>73388</text:p>
          </table:table-cell>
          <table:table-cell office:value-type="float" office:value="164991" calcext:value-type="float">
            <text:p>164991</text:p>
          </table:table-cell>
        </table:table-row>
        <table:table-row table:style-name="ro3">
          <table:table-cell office:value-type="float" office:value="25901" calcext:value-type="float">
            <text:p>25901</text:p>
          </table:table-cell>
          <table:table-cell office:value-type="float" office:value="72154" calcext:value-type="float">
            <text:p>72154</text:p>
          </table:table-cell>
          <table:table-cell office:value-type="float" office:value="166074" calcext:value-type="float">
            <text:p>166074</text:p>
          </table:table-cell>
          <table:table-cell office:value-type="float" office:value="77501" calcext:value-type="float">
            <text:p>77501</text:p>
          </table:table-cell>
          <table:table-cell office:value-type="float" office:value="165615" calcext:value-type="float">
            <text:p>165615</text:p>
          </table:table-cell>
        </table:table-row>
        <table:table-row table:style-name="ro3">
          <table:table-cell office:value-type="float" office:value="26001" calcext:value-type="float">
            <text:p>26001</text:p>
          </table:table-cell>
          <table:table-cell office:value-type="float" office:value="78728" calcext:value-type="float">
            <text:p>78728</text:p>
          </table:table-cell>
          <table:table-cell office:value-type="float" office:value="166552" calcext:value-type="float">
            <text:p>166552</text:p>
          </table:table-cell>
          <table:table-cell office:value-type="float" office:value="72666" calcext:value-type="float">
            <text:p>72666</text:p>
          </table:table-cell>
          <table:table-cell office:value-type="float" office:value="165926" calcext:value-type="float">
            <text:p>165926</text:p>
          </table:table-cell>
        </table:table-row>
        <table:table-row table:style-name="ro3">
          <table:table-cell office:value-type="float" office:value="26101" calcext:value-type="float">
            <text:p>26101</text:p>
          </table:table-cell>
          <table:table-cell office:value-type="float" office:value="79851" calcext:value-type="float">
            <text:p>79851</text:p>
          </table:table-cell>
          <table:table-cell office:value-type="float" office:value="167007" calcext:value-type="float">
            <text:p>167007</text:p>
          </table:table-cell>
          <table:table-cell office:value-type="float" office:value="77744" calcext:value-type="float">
            <text:p>77744</text:p>
          </table:table-cell>
          <table:table-cell office:value-type="float" office:value="166620" calcext:value-type="float">
            <text:p>166620</text:p>
          </table:table-cell>
        </table:table-row>
        <table:table-row table:style-name="ro3">
          <table:table-cell office:value-type="float" office:value="26201" calcext:value-type="float">
            <text:p>26201</text:p>
          </table:table-cell>
          <table:table-cell office:value-type="float" office:value="82493" calcext:value-type="float">
            <text:p>82493</text:p>
          </table:table-cell>
          <table:table-cell office:value-type="float" office:value="167480" calcext:value-type="float">
            <text:p>167480</text:p>
          </table:table-cell>
          <table:table-cell office:value-type="float" office:value="74253" calcext:value-type="float">
            <text:p>74253</text:p>
          </table:table-cell>
          <table:table-cell office:value-type="float" office:value="168210" calcext:value-type="float">
            <text:p>168210</text:p>
          </table:table-cell>
        </table:table-row>
        <table:table-row table:style-name="ro3">
          <table:table-cell office:value-type="float" office:value="26301" calcext:value-type="float">
            <text:p>26301</text:p>
          </table:table-cell>
          <table:table-cell office:value-type="float" office:value="77123" calcext:value-type="float">
            <text:p>77123</text:p>
          </table:table-cell>
          <table:table-cell office:value-type="float" office:value="167783" calcext:value-type="float">
            <text:p>167783</text:p>
          </table:table-cell>
          <table:table-cell office:value-type="float" office:value="78624" calcext:value-type="float">
            <text:p>78624</text:p>
          </table:table-cell>
          <table:table-cell office:value-type="float" office:value="168663" calcext:value-type="float">
            <text:p>168663</text:p>
          </table:table-cell>
        </table:table-row>
        <table:table-row table:style-name="ro3">
          <table:table-cell office:value-type="float" office:value="26401" calcext:value-type="float">
            <text:p>26401</text:p>
          </table:table-cell>
          <table:table-cell office:value-type="float" office:value="79573" calcext:value-type="float">
            <text:p>79573</text:p>
          </table:table-cell>
          <table:table-cell office:value-type="float" office:value="168400" calcext:value-type="float">
            <text:p>168400</text:p>
          </table:table-cell>
          <table:table-cell office:value-type="float" office:value="78902" calcext:value-type="float">
            <text:p>78902</text:p>
          </table:table-cell>
          <table:table-cell office:value-type="float" office:value="169420" calcext:value-type="float">
            <text:p>169420</text:p>
          </table:table-cell>
        </table:table-row>
        <table:table-row table:style-name="ro3">
          <table:table-cell office:value-type="float" office:value="26501" calcext:value-type="float">
            <text:p>26501</text:p>
          </table:table-cell>
          <table:table-cell office:value-type="float" office:value="84354" calcext:value-type="float">
            <text:p>84354</text:p>
          </table:table-cell>
          <table:table-cell office:value-type="float" office:value="168709" calcext:value-type="float">
            <text:p>168709</text:p>
          </table:table-cell>
          <table:table-cell office:value-type="float" office:value="78847" calcext:value-type="float">
            <text:p>78847</text:p>
          </table:table-cell>
          <table:table-cell office:value-type="float" office:value="169388" calcext:value-type="float">
            <text:p>169388</text:p>
          </table:table-cell>
        </table:table-row>
        <table:table-row table:style-name="ro3">
          <table:table-cell office:value-type="float" office:value="26601" calcext:value-type="float">
            <text:p>26601</text:p>
          </table:table-cell>
          <table:table-cell office:value-type="float" office:value="80329" calcext:value-type="float">
            <text:p>80329</text:p>
          </table:table-cell>
          <table:table-cell office:value-type="float" office:value="170292" calcext:value-type="float">
            <text:p>170292</text:p>
          </table:table-cell>
          <table:table-cell office:value-type="float" office:value="77419" calcext:value-type="float">
            <text:p>77419</text:p>
          </table:table-cell>
          <table:table-cell office:value-type="float" office:value="170072" calcext:value-type="float">
            <text:p>170072</text:p>
          </table:table-cell>
        </table:table-row>
        <table:table-row table:style-name="ro3">
          <table:table-cell office:value-type="float" office:value="26701" calcext:value-type="float">
            <text:p>26701</text:p>
          </table:table-cell>
          <table:table-cell office:value-type="float" office:value="80498" calcext:value-type="float">
            <text:p>80498</text:p>
          </table:table-cell>
          <table:table-cell office:value-type="float" office:value="170753" calcext:value-type="float">
            <text:p>170753</text:p>
          </table:table-cell>
          <table:table-cell office:value-type="float" office:value="84554" calcext:value-type="float">
            <text:p>84554</text:p>
          </table:table-cell>
          <table:table-cell office:value-type="float" office:value="170363" calcext:value-type="float">
            <text:p>170363</text:p>
          </table:table-cell>
        </table:table-row>
        <table:table-row table:style-name="ro3">
          <table:table-cell office:value-type="float" office:value="26801" calcext:value-type="float">
            <text:p>26801</text:p>
          </table:table-cell>
          <table:table-cell office:value-type="float" office:value="83706" calcext:value-type="float">
            <text:p>83706</text:p>
          </table:table-cell>
          <table:table-cell office:value-type="float" office:value="171257" calcext:value-type="float">
            <text:p>171257</text:p>
          </table:table-cell>
          <table:table-cell office:value-type="float" office:value="80935" calcext:value-type="float">
            <text:p>80935</text:p>
          </table:table-cell>
          <table:table-cell office:value-type="float" office:value="171415" calcext:value-type="float">
            <text:p>171415</text:p>
          </table:table-cell>
        </table:table-row>
        <table:table-row table:style-name="ro3">
          <table:table-cell office:value-type="float" office:value="26901" calcext:value-type="float">
            <text:p>26901</text:p>
          </table:table-cell>
          <table:table-cell office:value-type="float" office:value="76755" calcext:value-type="float">
            <text:p>76755</text:p>
          </table:table-cell>
          <table:table-cell office:value-type="float" office:value="171192" calcext:value-type="float">
            <text:p>171192</text:p>
          </table:table-cell>
          <table:table-cell office:value-type="float" office:value="79002" calcext:value-type="float">
            <text:p>79002</text:p>
          </table:table-cell>
          <table:table-cell office:value-type="float" office:value="172123" calcext:value-type="float">
            <text:p>172123</text:p>
          </table:table-cell>
        </table:table-row>
        <table:table-row table:style-name="ro3">
          <table:table-cell office:value-type="float" office:value="27001" calcext:value-type="float">
            <text:p>27001</text:p>
          </table:table-cell>
          <table:table-cell office:value-type="float" office:value="79783" calcext:value-type="float">
            <text:p>79783</text:p>
          </table:table-cell>
          <table:table-cell office:value-type="float" office:value="172636" calcext:value-type="float">
            <text:p>172636</text:p>
          </table:table-cell>
          <table:table-cell office:value-type="float" office:value="84669" calcext:value-type="float">
            <text:p>84669</text:p>
          </table:table-cell>
          <table:table-cell office:value-type="float" office:value="172242" calcext:value-type="float">
            <text:p>172242</text:p>
          </table:table-cell>
        </table:table-row>
        <table:table-row table:style-name="ro3">
          <table:table-cell office:value-type="float" office:value="27101" calcext:value-type="float">
            <text:p>27101</text:p>
          </table:table-cell>
          <table:table-cell office:value-type="float" office:value="77800" calcext:value-type="float">
            <text:p>77800</text:p>
          </table:table-cell>
          <table:table-cell office:value-type="float" office:value="172954" calcext:value-type="float">
            <text:p>172954</text:p>
          </table:table-cell>
          <table:table-cell office:value-type="float" office:value="78301" calcext:value-type="float">
            <text:p>78301</text:p>
          </table:table-cell>
          <table:table-cell office:value-type="float" office:value="173020" calcext:value-type="float">
            <text:p>173020</text:p>
          </table:table-cell>
        </table:table-row>
        <table:table-row table:style-name="ro3">
          <table:table-cell office:value-type="float" office:value="27201" calcext:value-type="float">
            <text:p>27201</text:p>
          </table:table-cell>
          <table:table-cell office:value-type="float" office:value="83095" calcext:value-type="float">
            <text:p>83095</text:p>
          </table:table-cell>
          <table:table-cell office:value-type="float" office:value="174273" calcext:value-type="float">
            <text:p>174273</text:p>
          </table:table-cell>
          <table:table-cell office:value-type="float" office:value="79719" calcext:value-type="float">
            <text:p>79719</text:p>
          </table:table-cell>
          <table:table-cell office:value-type="float" office:value="174015" calcext:value-type="float">
            <text:p>174015</text:p>
          </table:table-cell>
        </table:table-row>
        <table:table-row table:style-name="ro3">
          <table:table-cell office:value-type="float" office:value="27301" calcext:value-type="float">
            <text:p>27301</text:p>
          </table:table-cell>
          <table:table-cell office:value-type="float" office:value="83075" calcext:value-type="float">
            <text:p>83075</text:p>
          </table:table-cell>
          <table:table-cell office:value-type="float" office:value="174416" calcext:value-type="float">
            <text:p>174416</text:p>
          </table:table-cell>
          <table:table-cell office:value-type="float" office:value="84656" calcext:value-type="float">
            <text:p>84656</text:p>
          </table:table-cell>
          <table:table-cell office:value-type="float" office:value="174171" calcext:value-type="float">
            <text:p>174171</text:p>
          </table:table-cell>
        </table:table-row>
        <table:table-row table:style-name="ro3">
          <table:table-cell office:value-type="float" office:value="27401" calcext:value-type="float">
            <text:p>27401</text:p>
          </table:table-cell>
          <table:table-cell office:value-type="float" office:value="82100" calcext:value-type="float">
            <text:p>82100</text:p>
          </table:table-cell>
          <table:table-cell office:value-type="float" office:value="175466" calcext:value-type="float">
            <text:p>175466</text:p>
          </table:table-cell>
          <table:table-cell office:value-type="float" office:value="85913" calcext:value-type="float">
            <text:p>85913</text:p>
          </table:table-cell>
          <table:table-cell office:value-type="float" office:value="174887" calcext:value-type="float">
            <text:p>174887</text:p>
          </table:table-cell>
        </table:table-row>
        <table:table-row table:style-name="ro3">
          <table:table-cell office:value-type="float" office:value="27501" calcext:value-type="float">
            <text:p>27501</text:p>
          </table:table-cell>
          <table:table-cell office:value-type="float" office:value="86467" calcext:value-type="float">
            <text:p>86467</text:p>
          </table:table-cell>
          <table:table-cell office:value-type="float" office:value="175816" calcext:value-type="float">
            <text:p>175816</text:p>
          </table:table-cell>
          <table:table-cell office:value-type="float" office:value="79685" calcext:value-type="float">
            <text:p>79685</text:p>
          </table:table-cell>
          <table:table-cell office:value-type="float" office:value="176180" calcext:value-type="float">
            <text:p>176180</text:p>
          </table:table-cell>
        </table:table-row>
        <table:table-row table:style-name="ro3">
          <table:table-cell office:value-type="float" office:value="27601" calcext:value-type="float">
            <text:p>27601</text:p>
          </table:table-cell>
          <table:table-cell office:value-type="float" office:value="78955" calcext:value-type="float">
            <text:p>78955</text:p>
          </table:table-cell>
          <table:table-cell office:value-type="float" office:value="176217" calcext:value-type="float">
            <text:p>176217</text:p>
          </table:table-cell>
          <table:table-cell office:value-type="float" office:value="82687" calcext:value-type="float">
            <text:p>82687</text:p>
          </table:table-cell>
          <table:table-cell office:value-type="float" office:value="176484" calcext:value-type="float">
            <text:p>176484</text:p>
          </table:table-cell>
        </table:table-row>
        <table:table-row table:style-name="ro3">
          <table:table-cell office:value-type="float" office:value="27701" calcext:value-type="float">
            <text:p>27701</text:p>
          </table:table-cell>
          <table:table-cell office:value-type="float" office:value="78662" calcext:value-type="float">
            <text:p>78662</text:p>
          </table:table-cell>
          <table:table-cell office:value-type="float" office:value="176973" calcext:value-type="float">
            <text:p>176973</text:p>
          </table:table-cell>
          <table:table-cell office:value-type="float" office:value="85567" calcext:value-type="float">
            <text:p>85567</text:p>
          </table:table-cell>
          <table:table-cell office:value-type="float" office:value="177721" calcext:value-type="float">
            <text:p>177721</text:p>
          </table:table-cell>
        </table:table-row>
        <table:table-row table:style-name="ro3">
          <table:table-cell office:value-type="float" office:value="27801" calcext:value-type="float">
            <text:p>27801</text:p>
          </table:table-cell>
          <table:table-cell office:value-type="float" office:value="85304" calcext:value-type="float">
            <text:p>85304</text:p>
          </table:table-cell>
          <table:table-cell office:value-type="float" office:value="177399" calcext:value-type="float">
            <text:p>177399</text:p>
          </table:table-cell>
          <table:table-cell office:value-type="float" office:value="86628" calcext:value-type="float">
            <text:p>86628</text:p>
          </table:table-cell>
          <table:table-cell office:value-type="float" office:value="177728" calcext:value-type="float">
            <text:p>177728</text:p>
          </table:table-cell>
        </table:table-row>
        <table:table-row table:style-name="ro3">
          <table:table-cell office:value-type="float" office:value="27901" calcext:value-type="float">
            <text:p>27901</text:p>
          </table:table-cell>
          <table:table-cell office:value-type="float" office:value="78969" calcext:value-type="float">
            <text:p>78969</text:p>
          </table:table-cell>
          <table:table-cell office:value-type="float" office:value="177965" calcext:value-type="float">
            <text:p>177965</text:p>
          </table:table-cell>
          <table:table-cell office:value-type="float" office:value="82309" calcext:value-type="float">
            <text:p>82309</text:p>
          </table:table-cell>
          <table:table-cell office:value-type="float" office:value="178624" calcext:value-type="float">
            <text:p>178624</text:p>
          </table:table-cell>
        </table:table-row>
        <table:table-row table:style-name="ro3">
          <table:table-cell office:value-type="float" office:value="28001" calcext:value-type="float">
            <text:p>28001</text:p>
          </table:table-cell>
          <table:table-cell office:value-type="float" office:value="84813" calcext:value-type="float">
            <text:p>84813</text:p>
          </table:table-cell>
          <table:table-cell office:value-type="float" office:value="178358" calcext:value-type="float">
            <text:p>178358</text:p>
          </table:table-cell>
          <table:table-cell office:value-type="float" office:value="85109" calcext:value-type="float">
            <text:p>85109</text:p>
          </table:table-cell>
          <table:table-cell office:value-type="float" office:value="179288" calcext:value-type="float">
            <text:p>179288</text:p>
          </table:table-cell>
        </table:table-row>
        <table:table-row table:style-name="ro3">
          <table:table-cell office:value-type="float" office:value="28101" calcext:value-type="float">
            <text:p>28101</text:p>
          </table:table-cell>
          <table:table-cell office:value-type="float" office:value="85778" calcext:value-type="float">
            <text:p>85778</text:p>
          </table:table-cell>
          <table:table-cell office:value-type="float" office:value="179331" calcext:value-type="float">
            <text:p>179331</text:p>
          </table:table-cell>
          <table:table-cell office:value-type="float" office:value="82703" calcext:value-type="float">
            <text:p>82703</text:p>
          </table:table-cell>
          <table:table-cell office:value-type="float" office:value="179542" calcext:value-type="float">
            <text:p>179542</text:p>
          </table:table-cell>
        </table:table-row>
        <table:table-row table:style-name="ro3">
          <table:table-cell office:value-type="float" office:value="28201" calcext:value-type="float">
            <text:p>28201</text:p>
          </table:table-cell>
          <table:table-cell office:value-type="float" office:value="85724" calcext:value-type="float">
            <text:p>85724</text:p>
          </table:table-cell>
          <table:table-cell office:value-type="float" office:value="180272" calcext:value-type="float">
            <text:p>180272</text:p>
          </table:table-cell>
          <table:table-cell office:value-type="float" office:value="86464" calcext:value-type="float">
            <text:p>86464</text:p>
          </table:table-cell>
          <table:table-cell office:value-type="float" office:value="179856" calcext:value-type="float">
            <text:p>179856</text:p>
          </table:table-cell>
        </table:table-row>
        <table:table-row table:style-name="ro3">
          <table:table-cell office:value-type="float" office:value="28301" calcext:value-type="float">
            <text:p>28301</text:p>
          </table:table-cell>
          <table:table-cell office:value-type="float" office:value="85347" calcext:value-type="float">
            <text:p>85347</text:p>
          </table:table-cell>
          <table:table-cell office:value-type="float" office:value="180801" calcext:value-type="float">
            <text:p>180801</text:p>
          </table:table-cell>
          <table:table-cell office:value-type="float" office:value="83161" calcext:value-type="float">
            <text:p>83161</text:p>
          </table:table-cell>
          <table:table-cell office:value-type="float" office:value="179673" calcext:value-type="float">
            <text:p>179673</text:p>
          </table:table-cell>
        </table:table-row>
        <table:table-row table:style-name="ro3">
          <table:table-cell office:value-type="float" office:value="28401" calcext:value-type="float">
            <text:p>28401</text:p>
          </table:table-cell>
          <table:table-cell office:value-type="float" office:value="81919" calcext:value-type="float">
            <text:p>81919</text:p>
          </table:table-cell>
          <table:table-cell office:value-type="float" office:value="180976" calcext:value-type="float">
            <text:p>180976</text:p>
          </table:table-cell>
          <table:table-cell office:value-type="float" office:value="82149" calcext:value-type="float">
            <text:p>82149</text:p>
          </table:table-cell>
          <table:table-cell office:value-type="float" office:value="181324" calcext:value-type="float">
            <text:p>181324</text:p>
          </table:table-cell>
        </table:table-row>
        <table:table-row table:style-name="ro3">
          <table:table-cell office:value-type="float" office:value="28501" calcext:value-type="float">
            <text:p>28501</text:p>
          </table:table-cell>
          <table:table-cell office:value-type="float" office:value="86074" calcext:value-type="float">
            <text:p>86074</text:p>
          </table:table-cell>
          <table:table-cell office:value-type="float" office:value="181425" calcext:value-type="float">
            <text:p>181425</text:p>
          </table:table-cell>
          <table:table-cell office:value-type="float" office:value="82099" calcext:value-type="float">
            <text:p>82099</text:p>
          </table:table-cell>
          <table:table-cell office:value-type="float" office:value="182186" calcext:value-type="float">
            <text:p>182186</text:p>
          </table:table-cell>
        </table:table-row>
        <table:table-row table:style-name="ro3">
          <table:table-cell office:value-type="float" office:value="28601" calcext:value-type="float">
            <text:p>28601</text:p>
          </table:table-cell>
          <table:table-cell office:value-type="float" office:value="84406" calcext:value-type="float">
            <text:p>84406</text:p>
          </table:table-cell>
          <table:table-cell office:value-type="float" office:value="182702" calcext:value-type="float">
            <text:p>182702</text:p>
          </table:table-cell>
          <table:table-cell office:value-type="float" office:value="89914" calcext:value-type="float">
            <text:p>89914</text:p>
          </table:table-cell>
          <table:table-cell office:value-type="float" office:value="182194" calcext:value-type="float">
            <text:p>182194</text:p>
          </table:table-cell>
        </table:table-row>
        <table:table-row table:style-name="ro3">
          <table:table-cell office:value-type="float" office:value="28701" calcext:value-type="float">
            <text:p>28701</text:p>
          </table:table-cell>
          <table:table-cell office:value-type="float" office:value="83729" calcext:value-type="float">
            <text:p>83729</text:p>
          </table:table-cell>
          <table:table-cell office:value-type="float" office:value="182989" calcext:value-type="float">
            <text:p>182989</text:p>
          </table:table-cell>
          <table:table-cell office:value-type="float" office:value="85687" calcext:value-type="float">
            <text:p>85687</text:p>
          </table:table-cell>
          <table:table-cell office:value-type="float" office:value="183434" calcext:value-type="float">
            <text:p>183434</text:p>
          </table:table-cell>
        </table:table-row>
        <table:table-row table:style-name="ro3">
          <table:table-cell office:value-type="float" office:value="28801" calcext:value-type="float">
            <text:p>28801</text:p>
          </table:table-cell>
          <table:table-cell office:value-type="float" office:value="92983" calcext:value-type="float">
            <text:p>92983</text:p>
          </table:table-cell>
          <table:table-cell office:value-type="float" office:value="183725" calcext:value-type="float">
            <text:p>183725</text:p>
          </table:table-cell>
          <table:table-cell office:value-type="float" office:value="83873" calcext:value-type="float">
            <text:p>83873</text:p>
          </table:table-cell>
          <table:table-cell office:value-type="float" office:value="184112" calcext:value-type="float">
            <text:p>184112</text:p>
          </table:table-cell>
        </table:table-row>
        <table:table-row table:style-name="ro3">
          <table:table-cell office:value-type="float" office:value="28901" calcext:value-type="float">
            <text:p>28901</text:p>
          </table:table-cell>
          <table:table-cell office:value-type="float" office:value="88935" calcext:value-type="float">
            <text:p>88935</text:p>
          </table:table-cell>
          <table:table-cell office:value-type="float" office:value="183962" calcext:value-type="float">
            <text:p>183962</text:p>
          </table:table-cell>
          <table:table-cell office:value-type="float" office:value="85721" calcext:value-type="float">
            <text:p>85721</text:p>
          </table:table-cell>
          <table:table-cell office:value-type="float" office:value="184770" calcext:value-type="float">
            <text:p>184770</text:p>
          </table:table-cell>
        </table:table-row>
        <table:table-row table:style-name="ro3">
          <table:table-cell office:value-type="float" office:value="29001" calcext:value-type="float">
            <text:p>29001</text:p>
          </table:table-cell>
          <table:table-cell office:value-type="float" office:value="88972" calcext:value-type="float">
            <text:p>88972</text:p>
          </table:table-cell>
          <table:table-cell office:value-type="float" office:value="184924" calcext:value-type="float">
            <text:p>184924</text:p>
          </table:table-cell>
          <table:table-cell office:value-type="float" office:value="82612" calcext:value-type="float">
            <text:p>82612</text:p>
          </table:table-cell>
          <table:table-cell office:value-type="float" office:value="185572" calcext:value-type="float">
            <text:p>185572</text:p>
          </table:table-cell>
        </table:table-row>
        <table:table-row table:style-name="ro3">
          <table:table-cell office:value-type="float" office:value="29101" calcext:value-type="float">
            <text:p>29101</text:p>
          </table:table-cell>
          <table:table-cell office:value-type="float" office:value="92099" calcext:value-type="float">
            <text:p>92099</text:p>
          </table:table-cell>
          <table:table-cell office:value-type="float" office:value="185349" calcext:value-type="float">
            <text:p>185349</text:p>
          </table:table-cell>
          <table:table-cell office:value-type="float" office:value="88535" calcext:value-type="float">
            <text:p>88535</text:p>
          </table:table-cell>
          <table:table-cell office:value-type="float" office:value="186088" calcext:value-type="float">
            <text:p>186088</text:p>
          </table:table-cell>
        </table:table-row>
        <table:table-row table:style-name="ro3">
          <table:table-cell office:value-type="float" office:value="29201" calcext:value-type="float">
            <text:p>29201</text:p>
          </table:table-cell>
          <table:table-cell office:value-type="float" office:value="83809" calcext:value-type="float">
            <text:p>83809</text:p>
          </table:table-cell>
          <table:table-cell office:value-type="float" office:value="186316" calcext:value-type="float">
            <text:p>186316</text:p>
          </table:table-cell>
          <table:table-cell office:value-type="float" office:value="90522" calcext:value-type="float">
            <text:p>90522</text:p>
          </table:table-cell>
          <table:table-cell office:value-type="float" office:value="186457" calcext:value-type="float">
            <text:p>186457</text:p>
          </table:table-cell>
        </table:table-row>
        <table:table-row table:style-name="ro3">
          <table:table-cell office:value-type="float" office:value="29301" calcext:value-type="float">
            <text:p>29301</text:p>
          </table:table-cell>
          <table:table-cell office:value-type="float" office:value="91052" calcext:value-type="float">
            <text:p>91052</text:p>
          </table:table-cell>
          <table:table-cell office:value-type="float" office:value="186917" calcext:value-type="float">
            <text:p>186917</text:p>
          </table:table-cell>
          <table:table-cell office:value-type="float" office:value="87265" calcext:value-type="float">
            <text:p>87265</text:p>
          </table:table-cell>
          <table:table-cell office:value-type="float" office:value="187125" calcext:value-type="float">
            <text:p>187125</text:p>
          </table:table-cell>
        </table:table-row>
        <table:table-row table:style-name="ro3">
          <table:table-cell office:value-type="float" office:value="29401" calcext:value-type="float">
            <text:p>29401</text:p>
          </table:table-cell>
          <table:table-cell office:value-type="float" office:value="85584" calcext:value-type="float">
            <text:p>85584</text:p>
          </table:table-cell>
          <table:table-cell office:value-type="float" office:value="187236" calcext:value-type="float">
            <text:p>187236</text:p>
          </table:table-cell>
          <table:table-cell office:value-type="float" office:value="85838" calcext:value-type="float">
            <text:p>85838</text:p>
          </table:table-cell>
          <table:table-cell office:value-type="float" office:value="187131" calcext:value-type="float">
            <text:p>187131</text:p>
          </table:table-cell>
        </table:table-row>
        <table:table-row table:style-name="ro3">
          <table:table-cell office:value-type="float" office:value="29501" calcext:value-type="float">
            <text:p>29501</text:p>
          </table:table-cell>
          <table:table-cell office:value-type="float" office:value="91691" calcext:value-type="float">
            <text:p>91691</text:p>
          </table:table-cell>
          <table:table-cell office:value-type="float" office:value="188003" calcext:value-type="float">
            <text:p>188003</text:p>
          </table:table-cell>
          <table:table-cell office:value-type="float" office:value="90229" calcext:value-type="float">
            <text:p>90229</text:p>
          </table:table-cell>
          <table:table-cell office:value-type="float" office:value="188322" calcext:value-type="float">
            <text:p>188322</text:p>
          </table:table-cell>
        </table:table-row>
        <table:table-row table:style-name="ro3">
          <table:table-cell office:value-type="float" office:value="29601" calcext:value-type="float">
            <text:p>29601</text:p>
          </table:table-cell>
          <table:table-cell office:value-type="float" office:value="90306" calcext:value-type="float">
            <text:p>90306</text:p>
          </table:table-cell>
          <table:table-cell office:value-type="float" office:value="189464" calcext:value-type="float">
            <text:p>189464</text:p>
          </table:table-cell>
          <table:table-cell office:value-type="float" office:value="89698" calcext:value-type="float">
            <text:p>89698</text:p>
          </table:table-cell>
          <table:table-cell office:value-type="float" office:value="188747" calcext:value-type="float">
            <text:p>188747</text:p>
          </table:table-cell>
        </table:table-row>
        <table:table-row table:style-name="ro3">
          <table:table-cell office:value-type="float" office:value="29701" calcext:value-type="float">
            <text:p>29701</text:p>
          </table:table-cell>
          <table:table-cell office:value-type="float" office:value="97426" calcext:value-type="float">
            <text:p>97426</text:p>
          </table:table-cell>
          <table:table-cell office:value-type="float" office:value="189812" calcext:value-type="float">
            <text:p>189812</text:p>
          </table:table-cell>
          <table:table-cell office:value-type="float" office:value="90996" calcext:value-type="float">
            <text:p>90996</text:p>
          </table:table-cell>
          <table:table-cell office:value-type="float" office:value="189442" calcext:value-type="float">
            <text:p>189442</text:p>
          </table:table-cell>
        </table:table-row>
        <table:table-row table:style-name="ro3">
          <table:table-cell office:value-type="float" office:value="29801" calcext:value-type="float">
            <text:p>29801</text:p>
          </table:table-cell>
          <table:table-cell office:value-type="float" office:value="87620" calcext:value-type="float">
            <text:p>87620</text:p>
          </table:table-cell>
          <table:table-cell office:value-type="float" office:value="189735" calcext:value-type="float">
            <text:p>189735</text:p>
          </table:table-cell>
          <table:table-cell office:value-type="float" office:value="88303" calcext:value-type="float">
            <text:p>88303</text:p>
          </table:table-cell>
          <table:table-cell office:value-type="float" office:value="190693" calcext:value-type="float">
            <text:p>190693</text:p>
          </table:table-cell>
        </table:table-row>
        <table:table-row table:style-name="ro3">
          <table:table-cell office:value-type="float" office:value="29901" calcext:value-type="float">
            <text:p>29901</text:p>
          </table:table-cell>
          <table:table-cell office:value-type="float" office:value="88382" calcext:value-type="float">
            <text:p>88382</text:p>
          </table:table-cell>
          <table:table-cell office:value-type="float" office:value="191100" calcext:value-type="float">
            <text:p>191100</text:p>
          </table:table-cell>
          <table:table-cell office:value-type="float" office:value="85400" calcext:value-type="float">
            <text:p>85400</text:p>
          </table:table-cell>
          <table:table-cell office:value-type="float" office:value="190471" calcext:value-type="float">
            <text:p>190471</text:p>
          </table:table-cell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float" office:value="90084" calcext:value-type="float">
            <text:p>90084</text:p>
          </table:table-cell>
          <table:table-cell office:value-type="float" office:value="191963" calcext:value-type="float">
            <text:p>191963</text:p>
          </table:table-cell>
          <table:table-cell office:value-type="float" office:value="87010" calcext:value-type="float">
            <text:p>87010</text:p>
          </table:table-cell>
          <table:table-cell office:value-type="float" office:value="191437" calcext:value-type="float">
            <text:p>191437</text:p>
          </table:table-cell>
        </table:table-row>
        <table:table-row table:style-name="ro3">
          <table:table-cell office:value-type="float" office:value="30101" calcext:value-type="float">
            <text:p>30101</text:p>
          </table:table-cell>
          <table:table-cell office:value-type="float" office:value="92563" calcext:value-type="float">
            <text:p>92563</text:p>
          </table:table-cell>
          <table:table-cell office:value-type="float" office:value="192648" calcext:value-type="float">
            <text:p>192648</text:p>
          </table:table-cell>
          <table:table-cell office:value-type="float" office:value="89351" calcext:value-type="float">
            <text:p>89351</text:p>
          </table:table-cell>
          <table:table-cell office:value-type="float" office:value="191989" calcext:value-type="float">
            <text:p>191989</text:p>
          </table:table-cell>
        </table:table-row>
        <table:table-row table:style-name="ro3">
          <table:table-cell office:value-type="float" office:value="30201" calcext:value-type="float">
            <text:p>30201</text:p>
          </table:table-cell>
          <table:table-cell office:value-type="float" office:value="88262" calcext:value-type="float">
            <text:p>88262</text:p>
          </table:table-cell>
          <table:table-cell office:value-type="float" office:value="193009" calcext:value-type="float">
            <text:p>193009</text:p>
          </table:table-cell>
          <table:table-cell office:value-type="float" office:value="88955" calcext:value-type="float">
            <text:p>88955</text:p>
          </table:table-cell>
          <table:table-cell office:value-type="float" office:value="193133" calcext:value-type="float">
            <text:p>193133</text:p>
          </table:table-cell>
        </table:table-row>
        <table:table-row table:style-name="ro3">
          <table:table-cell office:value-type="float" office:value="30301" calcext:value-type="float">
            <text:p>30301</text:p>
          </table:table-cell>
          <table:table-cell office:value-type="float" office:value="87065" calcext:value-type="float">
            <text:p>87065</text:p>
          </table:table-cell>
          <table:table-cell office:value-type="float" office:value="193253" calcext:value-type="float">
            <text:p>193253</text:p>
          </table:table-cell>
          <table:table-cell office:value-type="float" office:value="91214" calcext:value-type="float">
            <text:p>91214</text:p>
          </table:table-cell>
          <table:table-cell office:value-type="float" office:value="194131" calcext:value-type="float">
            <text:p>194131</text:p>
          </table:table-cell>
        </table:table-row>
        <table:table-row table:style-name="ro3">
          <table:table-cell office:value-type="float" office:value="30401" calcext:value-type="float">
            <text:p>30401</text:p>
          </table:table-cell>
          <table:table-cell office:value-type="float" office:value="93377" calcext:value-type="float">
            <text:p>93377</text:p>
          </table:table-cell>
          <table:table-cell office:value-type="float" office:value="194285" calcext:value-type="float">
            <text:p>194285</text:p>
          </table:table-cell>
          <table:table-cell office:value-type="float" office:value="94211" calcext:value-type="float">
            <text:p>94211</text:p>
          </table:table-cell>
          <table:table-cell office:value-type="float" office:value="194582" calcext:value-type="float">
            <text:p>194582</text:p>
          </table:table-cell>
        </table:table-row>
        <table:table-row table:style-name="ro3">
          <table:table-cell office:value-type="float" office:value="30501" calcext:value-type="float">
            <text:p>30501</text:p>
          </table:table-cell>
          <table:table-cell office:value-type="float" office:value="89363" calcext:value-type="float">
            <text:p>89363</text:p>
          </table:table-cell>
          <table:table-cell office:value-type="float" office:value="194742" calcext:value-type="float">
            <text:p>194742</text:p>
          </table:table-cell>
          <table:table-cell office:value-type="float" office:value="88662" calcext:value-type="float">
            <text:p>88662</text:p>
          </table:table-cell>
          <table:table-cell office:value-type="float" office:value="195354" calcext:value-type="float">
            <text:p>195354</text:p>
          </table:table-cell>
        </table:table-row>
        <table:table-row table:style-name="ro3">
          <table:table-cell office:value-type="float" office:value="30601" calcext:value-type="float">
            <text:p>30601</text:p>
          </table:table-cell>
          <table:table-cell office:value-type="float" office:value="92964" calcext:value-type="float">
            <text:p>92964</text:p>
          </table:table-cell>
          <table:table-cell office:value-type="float" office:value="195802" calcext:value-type="float">
            <text:p>195802</text:p>
          </table:table-cell>
          <table:table-cell office:value-type="float" office:value="91650" calcext:value-type="float">
            <text:p>91650</text:p>
          </table:table-cell>
          <table:table-cell office:value-type="float" office:value="195321" calcext:value-type="float">
            <text:p>195321</text:p>
          </table:table-cell>
        </table:table-row>
        <table:table-row table:style-name="ro3">
          <table:table-cell office:value-type="float" office:value="30701" calcext:value-type="float">
            <text:p>30701</text:p>
          </table:table-cell>
          <table:table-cell office:value-type="float" office:value="90301" calcext:value-type="float">
            <text:p>90301</text:p>
          </table:table-cell>
          <table:table-cell office:value-type="float" office:value="197177" calcext:value-type="float">
            <text:p>197177</text:p>
          </table:table-cell>
          <table:table-cell office:value-type="float" office:value="91234" calcext:value-type="float">
            <text:p>91234</text:p>
          </table:table-cell>
          <table:table-cell office:value-type="float" office:value="197467" calcext:value-type="float">
            <text:p>197467</text:p>
          </table:table-cell>
        </table:table-row>
        <table:table-row table:style-name="ro3">
          <table:table-cell office:value-type="float" office:value="30801" calcext:value-type="float">
            <text:p>30801</text:p>
          </table:table-cell>
          <table:table-cell office:value-type="float" office:value="91744" calcext:value-type="float">
            <text:p>91744</text:p>
          </table:table-cell>
          <table:table-cell office:value-type="float" office:value="198339" calcext:value-type="float">
            <text:p>198339</text:p>
          </table:table-cell>
          <table:table-cell office:value-type="float" office:value="90891" calcext:value-type="float">
            <text:p>90891</text:p>
          </table:table-cell>
          <table:table-cell office:value-type="float" office:value="198219" calcext:value-type="float">
            <text:p>198219</text:p>
          </table:table-cell>
        </table:table-row>
        <table:table-row table:style-name="ro3">
          <table:table-cell office:value-type="float" office:value="30901" calcext:value-type="float">
            <text:p>30901</text:p>
          </table:table-cell>
          <table:table-cell office:value-type="float" office:value="96954" calcext:value-type="float">
            <text:p>96954</text:p>
          </table:table-cell>
          <table:table-cell office:value-type="float" office:value="198175" calcext:value-type="float">
            <text:p>198175</text:p>
          </table:table-cell>
          <table:table-cell office:value-type="float" office:value="93540" calcext:value-type="float">
            <text:p>93540</text:p>
          </table:table-cell>
          <table:table-cell office:value-type="float" office:value="199701" calcext:value-type="float">
            <text:p>199701</text:p>
          </table:table-cell>
        </table:table-row>
        <table:table-row table:style-name="ro3">
          <table:table-cell office:value-type="float" office:value="31001" calcext:value-type="float">
            <text:p>31001</text:p>
          </table:table-cell>
          <table:table-cell office:value-type="float" office:value="93619" calcext:value-type="float">
            <text:p>93619</text:p>
          </table:table-cell>
          <table:table-cell office:value-type="float" office:value="198955" calcext:value-type="float">
            <text:p>198955</text:p>
          </table:table-cell>
          <table:table-cell office:value-type="float" office:value="92964" calcext:value-type="float">
            <text:p>92964</text:p>
          </table:table-cell>
          <table:table-cell office:value-type="float" office:value="198713" calcext:value-type="float">
            <text:p>198713</text:p>
          </table:table-cell>
        </table:table-row>
        <table:table-row table:style-name="ro3">
          <table:table-cell office:value-type="float" office:value="31101" calcext:value-type="float">
            <text:p>31101</text:p>
          </table:table-cell>
          <table:table-cell office:value-type="float" office:value="89965" calcext:value-type="float">
            <text:p>89965</text:p>
          </table:table-cell>
          <table:table-cell office:value-type="float" office:value="200723" calcext:value-type="float">
            <text:p>200723</text:p>
          </table:table-cell>
          <table:table-cell office:value-type="float" office:value="92077" calcext:value-type="float">
            <text:p>92077</text:p>
          </table:table-cell>
          <table:table-cell office:value-type="float" office:value="198594" calcext:value-type="float">
            <text:p>198594</text:p>
          </table:table-cell>
        </table:table-row>
        <table:table-row table:style-name="ro3">
          <table:table-cell office:value-type="float" office:value="31201" calcext:value-type="float">
            <text:p>31201</text:p>
          </table:table-cell>
          <table:table-cell office:value-type="float" office:value="92331" calcext:value-type="float">
            <text:p>92331</text:p>
          </table:table-cell>
          <table:table-cell office:value-type="float" office:value="201173" calcext:value-type="float">
            <text:p>201173</text:p>
          </table:table-cell>
          <table:table-cell office:value-type="float" office:value="89699" calcext:value-type="float">
            <text:p>89699</text:p>
          </table:table-cell>
          <table:table-cell office:value-type="float" office:value="200339" calcext:value-type="float">
            <text:p>200339</text:p>
          </table:table-cell>
        </table:table-row>
        <table:table-row table:style-name="ro3">
          <table:table-cell office:value-type="float" office:value="31301" calcext:value-type="float">
            <text:p>31301</text:p>
          </table:table-cell>
          <table:table-cell office:value-type="float" office:value="92609" calcext:value-type="float">
            <text:p>92609</text:p>
          </table:table-cell>
          <table:table-cell office:value-type="float" office:value="200983" calcext:value-type="float">
            <text:p>200983</text:p>
          </table:table-cell>
          <table:table-cell office:value-type="float" office:value="89236" calcext:value-type="float">
            <text:p>89236</text:p>
          </table:table-cell>
          <table:table-cell office:value-type="float" office:value="200564" calcext:value-type="float">
            <text:p>200564</text:p>
          </table:table-cell>
        </table:table-row>
        <table:table-row table:style-name="ro3">
          <table:table-cell office:value-type="float" office:value="31401" calcext:value-type="float">
            <text:p>31401</text:p>
          </table:table-cell>
          <table:table-cell office:value-type="float" office:value="91067" calcext:value-type="float">
            <text:p>91067</text:p>
          </table:table-cell>
          <table:table-cell office:value-type="float" office:value="202383" calcext:value-type="float">
            <text:p>202383</text:p>
          </table:table-cell>
          <table:table-cell office:value-type="float" office:value="94763" calcext:value-type="float">
            <text:p>94763</text:p>
          </table:table-cell>
          <table:table-cell office:value-type="float" office:value="201939" calcext:value-type="float">
            <text:p>201939</text:p>
          </table:table-cell>
        </table:table-row>
        <table:table-row table:style-name="ro3">
          <table:table-cell office:value-type="float" office:value="31501" calcext:value-type="float">
            <text:p>31501</text:p>
          </table:table-cell>
          <table:table-cell office:value-type="float" office:value="94317" calcext:value-type="float">
            <text:p>94317</text:p>
          </table:table-cell>
          <table:table-cell office:value-type="float" office:value="203306" calcext:value-type="float">
            <text:p>203306</text:p>
          </table:table-cell>
          <table:table-cell office:value-type="float" office:value="101563" calcext:value-type="float">
            <text:p>101563</text:p>
          </table:table-cell>
          <table:table-cell office:value-type="float" office:value="202599" calcext:value-type="float">
            <text:p>202599</text:p>
          </table:table-cell>
        </table:table-row>
        <table:table-row table:style-name="ro3">
          <table:table-cell office:value-type="float" office:value="31601" calcext:value-type="float">
            <text:p>31601</text:p>
          </table:table-cell>
          <table:table-cell office:value-type="float" office:value="92607" calcext:value-type="float">
            <text:p>92607</text:p>
          </table:table-cell>
          <table:table-cell office:value-type="float" office:value="202032" calcext:value-type="float">
            <text:p>202032</text:p>
          </table:table-cell>
          <table:table-cell office:value-type="float" office:value="94428" calcext:value-type="float">
            <text:p>94428</text:p>
          </table:table-cell>
          <table:table-cell office:value-type="float" office:value="203670" calcext:value-type="float">
            <text:p>203670</text:p>
          </table:table-cell>
        </table:table-row>
        <table:table-row table:style-name="ro3">
          <table:table-cell office:value-type="float" office:value="31701" calcext:value-type="float">
            <text:p>31701</text:p>
          </table:table-cell>
          <table:table-cell office:value-type="float" office:value="90857" calcext:value-type="float">
            <text:p>90857</text:p>
          </table:table-cell>
          <table:table-cell office:value-type="float" office:value="203298" calcext:value-type="float">
            <text:p>203298</text:p>
          </table:table-cell>
          <table:table-cell office:value-type="float" office:value="96655" calcext:value-type="float">
            <text:p>96655</text:p>
          </table:table-cell>
          <table:table-cell office:value-type="float" office:value="203344" calcext:value-type="float">
            <text:p>203344</text:p>
          </table:table-cell>
        </table:table-row>
        <table:table-row table:style-name="ro3">
          <table:table-cell office:value-type="float" office:value="31801" calcext:value-type="float">
            <text:p>31801</text:p>
          </table:table-cell>
          <table:table-cell office:value-type="float" office:value="94953" calcext:value-type="float">
            <text:p>94953</text:p>
          </table:table-cell>
          <table:table-cell office:value-type="float" office:value="203895" calcext:value-type="float">
            <text:p>203895</text:p>
          </table:table-cell>
          <table:table-cell office:value-type="float" office:value="92842" calcext:value-type="float">
            <text:p>92842</text:p>
          </table:table-cell>
          <table:table-cell office:value-type="float" office:value="204197" calcext:value-type="float">
            <text:p>204197</text:p>
          </table:table-cell>
        </table:table-row>
        <table:table-row table:style-name="ro3">
          <table:table-cell office:value-type="float" office:value="31901" calcext:value-type="float">
            <text:p>31901</text:p>
          </table:table-cell>
          <table:table-cell office:value-type="float" office:value="93418" calcext:value-type="float">
            <text:p>93418</text:p>
          </table:table-cell>
          <table:table-cell office:value-type="float" office:value="204923" calcext:value-type="float">
            <text:p>204923</text:p>
          </table:table-cell>
          <table:table-cell office:value-type="float" office:value="85812" calcext:value-type="float">
            <text:p>85812</text:p>
          </table:table-cell>
          <table:table-cell office:value-type="float" office:value="204138" calcext:value-type="float">
            <text:p>204138</text:p>
          </table:table-cell>
        </table:table-row>
        <table:table-row table:style-name="ro3">
          <table:table-cell office:value-type="float" office:value="32001" calcext:value-type="float">
            <text:p>32001</text:p>
          </table:table-cell>
          <table:table-cell office:value-type="float" office:value="99446" calcext:value-type="float">
            <text:p>99446</text:p>
          </table:table-cell>
          <table:table-cell office:value-type="float" office:value="205274" calcext:value-type="float">
            <text:p>205274</text:p>
          </table:table-cell>
          <table:table-cell office:value-type="float" office:value="95488" calcext:value-type="float">
            <text:p>95488</text:p>
          </table:table-cell>
          <table:table-cell office:value-type="float" office:value="205996" calcext:value-type="float">
            <text:p>205996</text:p>
          </table:table-cell>
        </table:table-row>
        <table:table-row table:style-name="ro3">
          <table:table-cell office:value-type="float" office:value="32101" calcext:value-type="float">
            <text:p>32101</text:p>
          </table:table-cell>
          <table:table-cell office:value-type="float" office:value="93541" calcext:value-type="float">
            <text:p>93541</text:p>
          </table:table-cell>
          <table:table-cell office:value-type="float" office:value="207352" calcext:value-type="float">
            <text:p>207352</text:p>
          </table:table-cell>
          <table:table-cell office:value-type="float" office:value="96142" calcext:value-type="float">
            <text:p>96142</text:p>
          </table:table-cell>
          <table:table-cell office:value-type="float" office:value="205039" calcext:value-type="float">
            <text:p>205039</text:p>
          </table:table-cell>
        </table:table-row>
        <table:table-row table:style-name="ro3">
          <table:table-cell office:value-type="float" office:value="32201" calcext:value-type="float">
            <text:p>32201</text:p>
          </table:table-cell>
          <table:table-cell office:value-type="float" office:value="95726" calcext:value-type="float">
            <text:p>95726</text:p>
          </table:table-cell>
          <table:table-cell office:value-type="float" office:value="206092" calcext:value-type="float">
            <text:p>206092</text:p>
          </table:table-cell>
          <table:table-cell office:value-type="float" office:value="94571" calcext:value-type="float">
            <text:p>94571</text:p>
          </table:table-cell>
          <table:table-cell office:value-type="float" office:value="206430" calcext:value-type="float">
            <text:p>206430</text:p>
          </table:table-cell>
        </table:table-row>
        <table:table-row table:style-name="ro3">
          <table:table-cell office:value-type="float" office:value="32301" calcext:value-type="float">
            <text:p>32301</text:p>
          </table:table-cell>
          <table:table-cell office:value-type="float" office:value="99184" calcext:value-type="float">
            <text:p>99184</text:p>
          </table:table-cell>
          <table:table-cell office:value-type="float" office:value="208610" calcext:value-type="float">
            <text:p>208610</text:p>
          </table:table-cell>
          <table:table-cell office:value-type="float" office:value="101691" calcext:value-type="float">
            <text:p>101691</text:p>
          </table:table-cell>
          <table:table-cell office:value-type="float" office:value="208224" calcext:value-type="float">
            <text:p>208224</text:p>
          </table:table-cell>
        </table:table-row>
        <table:table-row table:style-name="ro3">
          <table:table-cell office:value-type="float" office:value="32401" calcext:value-type="float">
            <text:p>32401</text:p>
          </table:table-cell>
          <table:table-cell office:value-type="float" office:value="94963" calcext:value-type="float">
            <text:p>94963</text:p>
          </table:table-cell>
          <table:table-cell office:value-type="float" office:value="208051" calcext:value-type="float">
            <text:p>208051</text:p>
          </table:table-cell>
          <table:table-cell office:value-type="float" office:value="96784" calcext:value-type="float">
            <text:p>96784</text:p>
          </table:table-cell>
          <table:table-cell office:value-type="float" office:value="208294" calcext:value-type="float">
            <text:p>208294</text:p>
          </table:table-cell>
        </table:table-row>
        <table:table-row table:style-name="ro3">
          <table:table-cell office:value-type="float" office:value="32501" calcext:value-type="float">
            <text:p>32501</text:p>
          </table:table-cell>
          <table:table-cell office:value-type="float" office:value="97062" calcext:value-type="float">
            <text:p>97062</text:p>
          </table:table-cell>
          <table:table-cell office:value-type="float" office:value="207010" calcext:value-type="float">
            <text:p>207010</text:p>
          </table:table-cell>
          <table:table-cell office:value-type="float" office:value="94245" calcext:value-type="float">
            <text:p>94245</text:p>
          </table:table-cell>
          <table:table-cell office:value-type="float" office:value="209316" calcext:value-type="float">
            <text:p>209316</text:p>
          </table:table-cell>
        </table:table-row>
        <table:table-row table:style-name="ro3">
          <table:table-cell office:value-type="float" office:value="32601" calcext:value-type="float">
            <text:p>32601</text:p>
          </table:table-cell>
          <table:table-cell office:value-type="float" office:value="96736" calcext:value-type="float">
            <text:p>96736</text:p>
          </table:table-cell>
          <table:table-cell office:value-type="float" office:value="208628" calcext:value-type="float">
            <text:p>208628</text:p>
          </table:table-cell>
          <table:table-cell office:value-type="float" office:value="100042" calcext:value-type="float">
            <text:p>100042</text:p>
          </table:table-cell>
          <table:table-cell office:value-type="float" office:value="209271" calcext:value-type="float">
            <text:p>209271</text:p>
          </table:table-cell>
        </table:table-row>
        <table:table-row table:style-name="ro3">
          <table:table-cell office:value-type="float" office:value="32701" calcext:value-type="float">
            <text:p>32701</text:p>
          </table:table-cell>
          <table:table-cell office:value-type="float" office:value="95964" calcext:value-type="float">
            <text:p>95964</text:p>
          </table:table-cell>
          <table:table-cell office:value-type="float" office:value="209602" calcext:value-type="float">
            <text:p>209602</text:p>
          </table:table-cell>
          <table:table-cell office:value-type="float" office:value="93415" calcext:value-type="float">
            <text:p>93415</text:p>
          </table:table-cell>
          <table:table-cell office:value-type="float" office:value="209395" calcext:value-type="float">
            <text:p>209395</text:p>
          </table:table-cell>
        </table:table-row>
        <table:table-row table:style-name="ro3">
          <table:table-cell office:value-type="float" office:value="32801" calcext:value-type="float">
            <text:p>32801</text:p>
          </table:table-cell>
          <table:table-cell office:value-type="float" office:value="97103" calcext:value-type="float">
            <text:p>97103</text:p>
          </table:table-cell>
          <table:table-cell office:value-type="float" office:value="210572" calcext:value-type="float">
            <text:p>210572</text:p>
          </table:table-cell>
          <table:table-cell office:value-type="float" office:value="99592" calcext:value-type="float">
            <text:p>99592</text:p>
          </table:table-cell>
          <table:table-cell office:value-type="float" office:value="210256" calcext:value-type="float">
            <text:p>210256</text:p>
          </table:table-cell>
        </table:table-row>
        <table:table-row table:style-name="ro3">
          <table:table-cell office:value-type="float" office:value="32901" calcext:value-type="float">
            <text:p>32901</text:p>
          </table:table-cell>
          <table:table-cell office:value-type="float" office:value="96449" calcext:value-type="float">
            <text:p>96449</text:p>
          </table:table-cell>
          <table:table-cell office:value-type="float" office:value="210528" calcext:value-type="float">
            <text:p>210528</text:p>
          </table:table-cell>
          <table:table-cell office:value-type="float" office:value="97465" calcext:value-type="float">
            <text:p>97465</text:p>
          </table:table-cell>
          <table:table-cell office:value-type="float" office:value="212479" calcext:value-type="float">
            <text:p>212479</text:p>
          </table:table-cell>
        </table:table-row>
        <table:table-row table:style-name="ro3">
          <table:table-cell office:value-type="float" office:value="33001" calcext:value-type="float">
            <text:p>33001</text:p>
          </table:table-cell>
          <table:table-cell office:value-type="float" office:value="100530" calcext:value-type="float">
            <text:p>100530</text:p>
          </table:table-cell>
          <table:table-cell office:value-type="float" office:value="211836" calcext:value-type="float">
            <text:p>211836</text:p>
          </table:table-cell>
          <table:table-cell office:value-type="float" office:value="98233" calcext:value-type="float">
            <text:p>98233</text:p>
          </table:table-cell>
          <table:table-cell office:value-type="float" office:value="210795" calcext:value-type="float">
            <text:p>210795</text:p>
          </table:table-cell>
        </table:table-row>
        <table:table-row table:style-name="ro3">
          <table:table-cell office:value-type="float" office:value="33101" calcext:value-type="float">
            <text:p>33101</text:p>
          </table:table-cell>
          <table:table-cell office:value-type="float" office:value="93709" calcext:value-type="float">
            <text:p>93709</text:p>
          </table:table-cell>
          <table:table-cell office:value-type="float" office:value="213095" calcext:value-type="float">
            <text:p>213095</text:p>
          </table:table-cell>
          <table:table-cell office:value-type="float" office:value="101098" calcext:value-type="float">
            <text:p>101098</text:p>
          </table:table-cell>
          <table:table-cell office:value-type="float" office:value="212975" calcext:value-type="float">
            <text:p>212975</text:p>
          </table:table-cell>
        </table:table-row>
        <table:table-row table:style-name="ro3">
          <table:table-cell office:value-type="float" office:value="33201" calcext:value-type="float">
            <text:p>33201</text:p>
          </table:table-cell>
          <table:table-cell office:value-type="float" office:value="98784" calcext:value-type="float">
            <text:p>98784</text:p>
          </table:table-cell>
          <table:table-cell office:value-type="float" office:value="212660" calcext:value-type="float">
            <text:p>212660</text:p>
          </table:table-cell>
          <table:table-cell office:value-type="float" office:value="100353" calcext:value-type="float">
            <text:p>100353</text:p>
          </table:table-cell>
          <table:table-cell office:value-type="float" office:value="211719" calcext:value-type="float">
            <text:p>211719</text:p>
          </table:table-cell>
        </table:table-row>
        <table:table-row table:style-name="ro3">
          <table:table-cell office:value-type="float" office:value="33301" calcext:value-type="float">
            <text:p>33301</text:p>
          </table:table-cell>
          <table:table-cell office:value-type="float" office:value="103014" calcext:value-type="float">
            <text:p>103014</text:p>
          </table:table-cell>
          <table:table-cell office:value-type="float" office:value="212709" calcext:value-type="float">
            <text:p>212709</text:p>
          </table:table-cell>
          <table:table-cell office:value-type="float" office:value="99200" calcext:value-type="float">
            <text:p>99200</text:p>
          </table:table-cell>
          <table:table-cell office:value-type="float" office:value="212625" calcext:value-type="float">
            <text:p>212625</text:p>
          </table:table-cell>
        </table:table-row>
        <table:table-row table:style-name="ro3">
          <table:table-cell office:value-type="float" office:value="33401" calcext:value-type="float">
            <text:p>33401</text:p>
          </table:table-cell>
          <table:table-cell office:value-type="float" office:value="98918" calcext:value-type="float">
            <text:p>98918</text:p>
          </table:table-cell>
          <table:table-cell office:value-type="float" office:value="212653" calcext:value-type="float">
            <text:p>212653</text:p>
          </table:table-cell>
          <table:table-cell office:value-type="float" office:value="103565" calcext:value-type="float">
            <text:p>103565</text:p>
          </table:table-cell>
          <table:table-cell office:value-type="float" office:value="212902" calcext:value-type="float">
            <text:p>212902</text:p>
          </table:table-cell>
        </table:table-row>
        <table:table-row table:style-name="ro3">
          <table:table-cell office:value-type="float" office:value="33501" calcext:value-type="float">
            <text:p>33501</text:p>
          </table:table-cell>
          <table:table-cell office:value-type="float" office:value="98236" calcext:value-type="float">
            <text:p>98236</text:p>
          </table:table-cell>
          <table:table-cell office:value-type="float" office:value="215364" calcext:value-type="float">
            <text:p>215364</text:p>
          </table:table-cell>
          <table:table-cell office:value-type="float" office:value="99547" calcext:value-type="float">
            <text:p>99547</text:p>
          </table:table-cell>
          <table:table-cell office:value-type="float" office:value="214825" calcext:value-type="float">
            <text:p>214825</text:p>
          </table:table-cell>
        </table:table-row>
        <table:table-row table:style-name="ro3">
          <table:table-cell office:value-type="float" office:value="33601" calcext:value-type="float">
            <text:p>33601</text:p>
          </table:table-cell>
          <table:table-cell office:value-type="float" office:value="94999" calcext:value-type="float">
            <text:p>94999</text:p>
          </table:table-cell>
          <table:table-cell office:value-type="float" office:value="215638" calcext:value-type="float">
            <text:p>215638</text:p>
          </table:table-cell>
          <table:table-cell office:value-type="float" office:value="104223" calcext:value-type="float">
            <text:p>104223</text:p>
          </table:table-cell>
          <table:table-cell office:value-type="float" office:value="215432" calcext:value-type="float">
            <text:p>215432</text:p>
          </table:table-cell>
        </table:table-row>
        <table:table-row table:style-name="ro3">
          <table:table-cell office:value-type="float" office:value="33701" calcext:value-type="float">
            <text:p>33701</text:p>
          </table:table-cell>
          <table:table-cell office:value-type="float" office:value="103515" calcext:value-type="float">
            <text:p>103515</text:p>
          </table:table-cell>
          <table:table-cell office:value-type="float" office:value="215282" calcext:value-type="float">
            <text:p>215282</text:p>
          </table:table-cell>
          <table:table-cell office:value-type="float" office:value="101338" calcext:value-type="float">
            <text:p>101338</text:p>
          </table:table-cell>
          <table:table-cell office:value-type="float" office:value="215829" calcext:value-type="float">
            <text:p>215829</text:p>
          </table:table-cell>
        </table:table-row>
        <table:table-row table:style-name="ro3">
          <table:table-cell office:value-type="float" office:value="33801" calcext:value-type="float">
            <text:p>33801</text:p>
          </table:table-cell>
          <table:table-cell office:value-type="float" office:value="94778" calcext:value-type="float">
            <text:p>94778</text:p>
          </table:table-cell>
          <table:table-cell office:value-type="float" office:value="215342" calcext:value-type="float">
            <text:p>215342</text:p>
          </table:table-cell>
          <table:table-cell office:value-type="float" office:value="100859" calcext:value-type="float">
            <text:p>100859</text:p>
          </table:table-cell>
          <table:table-cell office:value-type="float" office:value="215906" calcext:value-type="float">
            <text:p>215906</text:p>
          </table:table-cell>
        </table:table-row>
        <table:table-row table:style-name="ro3">
          <table:table-cell office:value-type="float" office:value="33901" calcext:value-type="float">
            <text:p>33901</text:p>
          </table:table-cell>
          <table:table-cell office:value-type="float" office:value="103117" calcext:value-type="float">
            <text:p>103117</text:p>
          </table:table-cell>
          <table:table-cell office:value-type="float" office:value="216019" calcext:value-type="float">
            <text:p>216019</text:p>
          </table:table-cell>
          <table:table-cell office:value-type="float" office:value="101530" calcext:value-type="float">
            <text:p>101530</text:p>
          </table:table-cell>
          <table:table-cell office:value-type="float" office:value="216979" calcext:value-type="float">
            <text:p>216979</text:p>
          </table:table-cell>
        </table:table-row>
        <table:table-row table:style-name="ro3">
          <table:table-cell office:value-type="float" office:value="34001" calcext:value-type="float">
            <text:p>34001</text:p>
          </table:table-cell>
          <table:table-cell office:value-type="float" office:value="93845" calcext:value-type="float">
            <text:p>93845</text:p>
          </table:table-cell>
          <table:table-cell office:value-type="float" office:value="216637" calcext:value-type="float">
            <text:p>216637</text:p>
          </table:table-cell>
          <table:table-cell office:value-type="float" office:value="105573" calcext:value-type="float">
            <text:p>105573</text:p>
          </table:table-cell>
          <table:table-cell office:value-type="float" office:value="216942" calcext:value-type="float">
            <text:p>216942</text:p>
          </table:table-cell>
        </table:table-row>
        <table:table-row table:style-name="ro3">
          <table:table-cell office:value-type="float" office:value="34101" calcext:value-type="float">
            <text:p>34101</text:p>
          </table:table-cell>
          <table:table-cell office:value-type="float" office:value="102112" calcext:value-type="float">
            <text:p>102112</text:p>
          </table:table-cell>
          <table:table-cell office:value-type="float" office:value="217477" calcext:value-type="float">
            <text:p>217477</text:p>
          </table:table-cell>
          <table:table-cell office:value-type="float" office:value="98679" calcext:value-type="float">
            <text:p>98679</text:p>
          </table:table-cell>
          <table:table-cell office:value-type="float" office:value="217661" calcext:value-type="float">
            <text:p>217661</text:p>
          </table:table-cell>
        </table:table-row>
        <table:table-row table:style-name="ro3">
          <table:table-cell office:value-type="float" office:value="34201" calcext:value-type="float">
            <text:p>34201</text:p>
          </table:table-cell>
          <table:table-cell office:value-type="float" office:value="102029" calcext:value-type="float">
            <text:p>102029</text:p>
          </table:table-cell>
          <table:table-cell office:value-type="float" office:value="218251" calcext:value-type="float">
            <text:p>218251</text:p>
          </table:table-cell>
          <table:table-cell office:value-type="float" office:value="97922" calcext:value-type="float">
            <text:p>97922</text:p>
          </table:table-cell>
          <table:table-cell office:value-type="float" office:value="218395" calcext:value-type="float">
            <text:p>218395</text:p>
          </table:table-cell>
        </table:table-row>
        <table:table-row table:style-name="ro3">
          <table:table-cell office:value-type="float" office:value="34301" calcext:value-type="float">
            <text:p>34301</text:p>
          </table:table-cell>
          <table:table-cell office:value-type="float" office:value="105305" calcext:value-type="float">
            <text:p>105305</text:p>
          </table:table-cell>
          <table:table-cell office:value-type="float" office:value="219534" calcext:value-type="float">
            <text:p>219534</text:p>
          </table:table-cell>
          <table:table-cell office:value-type="float" office:value="104566" calcext:value-type="float">
            <text:p>104566</text:p>
          </table:table-cell>
          <table:table-cell office:value-type="float" office:value="218170" calcext:value-type="float">
            <text:p>218170</text:p>
          </table:table-cell>
        </table:table-row>
        <table:table-row table:style-name="ro3">
          <table:table-cell office:value-type="float" office:value="34401" calcext:value-type="float">
            <text:p>34401</text:p>
          </table:table-cell>
          <table:table-cell office:value-type="float" office:value="99130" calcext:value-type="float">
            <text:p>99130</text:p>
          </table:table-cell>
          <table:table-cell office:value-type="float" office:value="220203" calcext:value-type="float">
            <text:p>220203</text:p>
          </table:table-cell>
          <table:table-cell office:value-type="float" office:value="101452" calcext:value-type="float">
            <text:p>101452</text:p>
          </table:table-cell>
          <table:table-cell office:value-type="float" office:value="219760" calcext:value-type="float">
            <text:p>219760</text:p>
          </table:table-cell>
        </table:table-row>
        <table:table-row table:style-name="ro3">
          <table:table-cell office:value-type="float" office:value="34501" calcext:value-type="float">
            <text:p>34501</text:p>
          </table:table-cell>
          <table:table-cell office:value-type="float" office:value="104502" calcext:value-type="float">
            <text:p>104502</text:p>
          </table:table-cell>
          <table:table-cell office:value-type="float" office:value="219760" calcext:value-type="float">
            <text:p>219760</text:p>
          </table:table-cell>
          <table:table-cell office:value-type="float" office:value="106205" calcext:value-type="float">
            <text:p>106205</text:p>
          </table:table-cell>
          <table:table-cell office:value-type="float" office:value="220681" calcext:value-type="float">
            <text:p>220681</text:p>
          </table:table-cell>
        </table:table-row>
        <table:table-row table:style-name="ro3">
          <table:table-cell office:value-type="float" office:value="34601" calcext:value-type="float">
            <text:p>34601</text:p>
          </table:table-cell>
          <table:table-cell office:value-type="float" office:value="105131" calcext:value-type="float">
            <text:p>105131</text:p>
          </table:table-cell>
          <table:table-cell office:value-type="float" office:value="220346" calcext:value-type="float">
            <text:p>220346</text:p>
          </table:table-cell>
          <table:table-cell office:value-type="float" office:value="95361" calcext:value-type="float">
            <text:p>95361</text:p>
          </table:table-cell>
          <table:table-cell office:value-type="float" office:value="221588" calcext:value-type="float">
            <text:p>221588</text:p>
          </table:table-cell>
        </table:table-row>
        <table:table-row table:style-name="ro3">
          <table:table-cell office:value-type="float" office:value="34701" calcext:value-type="float">
            <text:p>34701</text:p>
          </table:table-cell>
          <table:table-cell office:value-type="float" office:value="104893" calcext:value-type="float">
            <text:p>104893</text:p>
          </table:table-cell>
          <table:table-cell office:value-type="float" office:value="221230" calcext:value-type="float">
            <text:p>221230</text:p>
          </table:table-cell>
          <table:table-cell office:value-type="float" office:value="99009" calcext:value-type="float">
            <text:p>99009</text:p>
          </table:table-cell>
          <table:table-cell office:value-type="float" office:value="221995" calcext:value-type="float">
            <text:p>221995</text:p>
          </table:table-cell>
        </table:table-row>
        <table:table-row table:style-name="ro3">
          <table:table-cell office:value-type="float" office:value="34801" calcext:value-type="float">
            <text:p>34801</text:p>
          </table:table-cell>
          <table:table-cell office:value-type="float" office:value="105456" calcext:value-type="float">
            <text:p>105456</text:p>
          </table:table-cell>
          <table:table-cell office:value-type="float" office:value="222062" calcext:value-type="float">
            <text:p>222062</text:p>
          </table:table-cell>
          <table:table-cell office:value-type="float" office:value="105707" calcext:value-type="float">
            <text:p>105707</text:p>
          </table:table-cell>
          <table:table-cell office:value-type="float" office:value="221859" calcext:value-type="float">
            <text:p>221859</text:p>
          </table:table-cell>
        </table:table-row>
        <table:table-row table:style-name="ro3">
          <table:table-cell office:value-type="float" office:value="34901" calcext:value-type="float">
            <text:p>34901</text:p>
          </table:table-cell>
          <table:table-cell office:value-type="float" office:value="103029" calcext:value-type="float">
            <text:p>103029</text:p>
          </table:table-cell>
          <table:table-cell office:value-type="float" office:value="222558" calcext:value-type="float">
            <text:p>222558</text:p>
          </table:table-cell>
          <table:table-cell office:value-type="float" office:value="97967" calcext:value-type="float">
            <text:p>97967</text:p>
          </table:table-cell>
          <table:table-cell office:value-type="float" office:value="223681" calcext:value-type="float">
            <text:p>223681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107774" calcext:value-type="float">
            <text:p>107774</text:p>
          </table:table-cell>
          <table:table-cell office:value-type="float" office:value="223422" calcext:value-type="float">
            <text:p>223422</text:p>
          </table:table-cell>
          <table:table-cell office:value-type="float" office:value="107588" calcext:value-type="float">
            <text:p>107588</text:p>
          </table:table-cell>
          <table:table-cell office:value-type="float" office:value="223400" calcext:value-type="float">
            <text:p>223400</text:p>
          </table:table-cell>
        </table:table-row>
        <table:table-row table:style-name="ro3">
          <table:table-cell office:value-type="float" office:value="35101" calcext:value-type="float">
            <text:p>35101</text:p>
          </table:table-cell>
          <table:table-cell office:value-type="float" office:value="107829" calcext:value-type="float">
            <text:p>107829</text:p>
          </table:table-cell>
          <table:table-cell office:value-type="float" office:value="223607" calcext:value-type="float">
            <text:p>223607</text:p>
          </table:table-cell>
          <table:table-cell office:value-type="float" office:value="102293" calcext:value-type="float">
            <text:p>102293</text:p>
          </table:table-cell>
          <table:table-cell office:value-type="float" office:value="224131" calcext:value-type="float">
            <text:p>224131</text:p>
          </table:table-cell>
        </table:table-row>
        <table:table-row table:style-name="ro3">
          <table:table-cell office:value-type="float" office:value="35201" calcext:value-type="float">
            <text:p>35201</text:p>
          </table:table-cell>
          <table:table-cell office:value-type="float" office:value="106742" calcext:value-type="float">
            <text:p>106742</text:p>
          </table:table-cell>
          <table:table-cell office:value-type="float" office:value="224440" calcext:value-type="float">
            <text:p>224440</text:p>
          </table:table-cell>
          <table:table-cell office:value-type="float" office:value="105463" calcext:value-type="float">
            <text:p>105463</text:p>
          </table:table-cell>
          <table:table-cell office:value-type="float" office:value="225406" calcext:value-type="float">
            <text:p>225406</text:p>
          </table:table-cell>
        </table:table-row>
        <table:table-row table:style-name="ro3">
          <table:table-cell office:value-type="float" office:value="35301" calcext:value-type="float">
            <text:p>35301</text:p>
          </table:table-cell>
          <table:table-cell office:value-type="float" office:value="106226" calcext:value-type="float">
            <text:p>106226</text:p>
          </table:table-cell>
          <table:table-cell office:value-type="float" office:value="224788" calcext:value-type="float">
            <text:p>224788</text:p>
          </table:table-cell>
          <table:table-cell office:value-type="float" office:value="103166" calcext:value-type="float">
            <text:p>103166</text:p>
          </table:table-cell>
          <table:table-cell office:value-type="float" office:value="225512" calcext:value-type="float">
            <text:p>225512</text:p>
          </table:table-cell>
        </table:table-row>
        <table:table-row table:style-name="ro3">
          <table:table-cell office:value-type="float" office:value="35401" calcext:value-type="float">
            <text:p>35401</text:p>
          </table:table-cell>
          <table:table-cell office:value-type="float" office:value="108402" calcext:value-type="float">
            <text:p>108402</text:p>
          </table:table-cell>
          <table:table-cell office:value-type="float" office:value="225391" calcext:value-type="float">
            <text:p>225391</text:p>
          </table:table-cell>
          <table:table-cell office:value-type="float" office:value="103638" calcext:value-type="float">
            <text:p>103638</text:p>
          </table:table-cell>
          <table:table-cell office:value-type="float" office:value="226990" calcext:value-type="float">
            <text:p>226990</text:p>
          </table:table-cell>
        </table:table-row>
        <table:table-row table:style-name="ro3">
          <table:table-cell office:value-type="float" office:value="35501" calcext:value-type="float">
            <text:p>35501</text:p>
          </table:table-cell>
          <table:table-cell office:value-type="float" office:value="101485" calcext:value-type="float">
            <text:p>101485</text:p>
          </table:table-cell>
          <table:table-cell office:value-type="float" office:value="226499" calcext:value-type="float">
            <text:p>226499</text:p>
          </table:table-cell>
          <table:table-cell office:value-type="float" office:value="114399" calcext:value-type="float">
            <text:p>114399</text:p>
          </table:table-cell>
          <table:table-cell office:value-type="float" office:value="226973" calcext:value-type="float">
            <text:p>226973</text:p>
          </table:table-cell>
        </table:table-row>
        <table:table-row table:style-name="ro3">
          <table:table-cell office:value-type="float" office:value="35601" calcext:value-type="float">
            <text:p>35601</text:p>
          </table:table-cell>
          <table:table-cell office:value-type="float" office:value="108730" calcext:value-type="float">
            <text:p>108730</text:p>
          </table:table-cell>
          <table:table-cell office:value-type="float" office:value="226757" calcext:value-type="float">
            <text:p>226757</text:p>
          </table:table-cell>
          <table:table-cell office:value-type="float" office:value="110020" calcext:value-type="float">
            <text:p>110020</text:p>
          </table:table-cell>
          <table:table-cell office:value-type="float" office:value="227764" calcext:value-type="float">
            <text:p>227764</text:p>
          </table:table-cell>
        </table:table-row>
        <table:table-row table:style-name="ro3">
          <table:table-cell office:value-type="float" office:value="35701" calcext:value-type="float">
            <text:p>35701</text:p>
          </table:table-cell>
          <table:table-cell office:value-type="float" office:value="105956" calcext:value-type="float">
            <text:p>105956</text:p>
          </table:table-cell>
          <table:table-cell office:value-type="float" office:value="227638" calcext:value-type="float">
            <text:p>227638</text:p>
          </table:table-cell>
          <table:table-cell office:value-type="float" office:value="108860" calcext:value-type="float">
            <text:p>108860</text:p>
          </table:table-cell>
          <table:table-cell office:value-type="float" office:value="227937" calcext:value-type="float">
            <text:p>227937</text:p>
          </table:table-cell>
        </table:table-row>
        <table:table-row table:style-name="ro3">
          <table:table-cell office:value-type="float" office:value="35801" calcext:value-type="float">
            <text:p>35801</text:p>
          </table:table-cell>
          <table:table-cell office:value-type="float" office:value="107876" calcext:value-type="float">
            <text:p>107876</text:p>
          </table:table-cell>
          <table:table-cell office:value-type="float" office:value="229046" calcext:value-type="float">
            <text:p>229046</text:p>
          </table:table-cell>
          <table:table-cell office:value-type="float" office:value="104922" calcext:value-type="float">
            <text:p>104922</text:p>
          </table:table-cell>
          <table:table-cell office:value-type="float" office:value="229204" calcext:value-type="float">
            <text:p>229204</text:p>
          </table:table-cell>
        </table:table-row>
        <table:table-row table:style-name="ro3">
          <table:table-cell office:value-type="float" office:value="35901" calcext:value-type="float">
            <text:p>35901</text:p>
          </table:table-cell>
          <table:table-cell office:value-type="float" office:value="106016" calcext:value-type="float">
            <text:p>106016</text:p>
          </table:table-cell>
          <table:table-cell office:value-type="float" office:value="229019" calcext:value-type="float">
            <text:p>229019</text:p>
          </table:table-cell>
          <table:table-cell office:value-type="float" office:value="108063" calcext:value-type="float">
            <text:p>108063</text:p>
          </table:table-cell>
          <table:table-cell office:value-type="float" office:value="229216" calcext:value-type="float">
            <text:p>229216</text:p>
          </table:table-cell>
        </table:table-row>
        <table:table-row table:style-name="ro3">
          <table:table-cell office:value-type="float" office:value="36001" calcext:value-type="float">
            <text:p>36001</text:p>
          </table:table-cell>
          <table:table-cell office:value-type="float" office:value="103247" calcext:value-type="float">
            <text:p>103247</text:p>
          </table:table-cell>
          <table:table-cell office:value-type="float" office:value="229784" calcext:value-type="float">
            <text:p>229784</text:p>
          </table:table-cell>
          <table:table-cell office:value-type="float" office:value="111004" calcext:value-type="float">
            <text:p>111004</text:p>
          </table:table-cell>
          <table:table-cell office:value-type="float" office:value="229690" calcext:value-type="float">
            <text:p>229690</text:p>
          </table:table-cell>
        </table:table-row>
        <table:table-row table:style-name="ro3">
          <table:table-cell office:value-type="float" office:value="36101" calcext:value-type="float">
            <text:p>36101</text:p>
          </table:table-cell>
          <table:table-cell office:value-type="float" office:value="101552" calcext:value-type="float">
            <text:p>101552</text:p>
          </table:table-cell>
          <table:table-cell office:value-type="float" office:value="229515" calcext:value-type="float">
            <text:p>229515</text:p>
          </table:table-cell>
          <table:table-cell office:value-type="float" office:value="106291" calcext:value-type="float">
            <text:p>106291</text:p>
          </table:table-cell>
          <table:table-cell office:value-type="float" office:value="230221" calcext:value-type="float">
            <text:p>230221</text:p>
          </table:table-cell>
        </table:table-row>
        <table:table-row table:style-name="ro3">
          <table:table-cell office:value-type="float" office:value="36201" calcext:value-type="float">
            <text:p>36201</text:p>
          </table:table-cell>
          <table:table-cell office:value-type="float" office:value="103258" calcext:value-type="float">
            <text:p>103258</text:p>
          </table:table-cell>
          <table:table-cell office:value-type="float" office:value="230322" calcext:value-type="float">
            <text:p>230322</text:p>
          </table:table-cell>
          <table:table-cell office:value-type="float" office:value="113747" calcext:value-type="float">
            <text:p>113747</text:p>
          </table:table-cell>
          <table:table-cell office:value-type="float" office:value="230800" calcext:value-type="float">
            <text:p>230800</text:p>
          </table:table-cell>
        </table:table-row>
        <table:table-row table:style-name="ro3">
          <table:table-cell office:value-type="float" office:value="36301" calcext:value-type="float">
            <text:p>36301</text:p>
          </table:table-cell>
          <table:table-cell office:value-type="float" office:value="110155" calcext:value-type="float">
            <text:p>110155</text:p>
          </table:table-cell>
          <table:table-cell office:value-type="float" office:value="232639" calcext:value-type="float">
            <text:p>232639</text:p>
          </table:table-cell>
          <table:table-cell office:value-type="float" office:value="113058" calcext:value-type="float">
            <text:p>113058</text:p>
          </table:table-cell>
          <table:table-cell office:value-type="float" office:value="232002" calcext:value-type="float">
            <text:p>232002</text:p>
          </table:table-cell>
        </table:table-row>
        <table:table-row table:style-name="ro3">
          <table:table-cell office:value-type="float" office:value="36401" calcext:value-type="float">
            <text:p>36401</text:p>
          </table:table-cell>
          <table:table-cell office:value-type="float" office:value="111092" calcext:value-type="float">
            <text:p>111092</text:p>
          </table:table-cell>
          <table:table-cell office:value-type="float" office:value="230435" calcext:value-type="float">
            <text:p>230435</text:p>
          </table:table-cell>
          <table:table-cell office:value-type="float" office:value="108391" calcext:value-type="float">
            <text:p>108391</text:p>
          </table:table-cell>
          <table:table-cell office:value-type="float" office:value="232241" calcext:value-type="float">
            <text:p>232241</text:p>
          </table:table-cell>
        </table:table-row>
        <table:table-row table:style-name="ro3">
          <table:table-cell office:value-type="float" office:value="36501" calcext:value-type="float">
            <text:p>36501</text:p>
          </table:table-cell>
          <table:table-cell office:value-type="float" office:value="109226" calcext:value-type="float">
            <text:p>109226</text:p>
          </table:table-cell>
          <table:table-cell office:value-type="float" office:value="233472" calcext:value-type="float">
            <text:p>233472</text:p>
          </table:table-cell>
          <table:table-cell office:value-type="float" office:value="109384" calcext:value-type="float">
            <text:p>109384</text:p>
          </table:table-cell>
          <table:table-cell office:value-type="float" office:value="232890" calcext:value-type="float">
            <text:p>232890</text:p>
          </table:table-cell>
        </table:table-row>
        <table:table-row table:style-name="ro3">
          <table:table-cell office:value-type="float" office:value="36601" calcext:value-type="float">
            <text:p>36601</text:p>
          </table:table-cell>
          <table:table-cell office:value-type="float" office:value="106775" calcext:value-type="float">
            <text:p>106775</text:p>
          </table:table-cell>
          <table:table-cell office:value-type="float" office:value="233092" calcext:value-type="float">
            <text:p>233092</text:p>
          </table:table-cell>
          <table:table-cell office:value-type="float" office:value="105556" calcext:value-type="float">
            <text:p>105556</text:p>
          </table:table-cell>
          <table:table-cell office:value-type="float" office:value="234692" calcext:value-type="float">
            <text:p>234692</text:p>
          </table:table-cell>
        </table:table-row>
        <table:table-row table:style-name="ro3">
          <table:table-cell office:value-type="float" office:value="36701" calcext:value-type="float">
            <text:p>36701</text:p>
          </table:table-cell>
          <table:table-cell office:value-type="float" office:value="108754" calcext:value-type="float">
            <text:p>108754</text:p>
          </table:table-cell>
          <table:table-cell office:value-type="float" office:value="233725" calcext:value-type="float">
            <text:p>233725</text:p>
          </table:table-cell>
          <table:table-cell office:value-type="float" office:value="111306" calcext:value-type="float">
            <text:p>111306</text:p>
          </table:table-cell>
          <table:table-cell office:value-type="float" office:value="234259" calcext:value-type="float">
            <text:p>234259</text:p>
          </table:table-cell>
        </table:table-row>
        <table:table-row table:style-name="ro3">
          <table:table-cell office:value-type="float" office:value="36801" calcext:value-type="float">
            <text:p>36801</text:p>
          </table:table-cell>
          <table:table-cell office:value-type="float" office:value="113051" calcext:value-type="float">
            <text:p>113051</text:p>
          </table:table-cell>
          <table:table-cell office:value-type="float" office:value="235046" calcext:value-type="float">
            <text:p>235046</text:p>
          </table:table-cell>
          <table:table-cell office:value-type="float" office:value="111757" calcext:value-type="float">
            <text:p>111757</text:p>
          </table:table-cell>
          <table:table-cell office:value-type="float" office:value="235343" calcext:value-type="float">
            <text:p>235343</text:p>
          </table:table-cell>
        </table:table-row>
        <table:table-row table:style-name="ro3">
          <table:table-cell office:value-type="float" office:value="36901" calcext:value-type="float">
            <text:p>36901</text:p>
          </table:table-cell>
          <table:table-cell office:value-type="float" office:value="115395" calcext:value-type="float">
            <text:p>115395</text:p>
          </table:table-cell>
          <table:table-cell office:value-type="float" office:value="235796" calcext:value-type="float">
            <text:p>235796</text:p>
          </table:table-cell>
          <table:table-cell office:value-type="float" office:value="111986" calcext:value-type="float">
            <text:p>111986</text:p>
          </table:table-cell>
          <table:table-cell office:value-type="float" office:value="236144" calcext:value-type="float">
            <text:p>236144</text:p>
          </table:table-cell>
        </table:table-row>
        <table:table-row table:style-name="ro3">
          <table:table-cell office:value-type="float" office:value="37001" calcext:value-type="float">
            <text:p>37001</text:p>
          </table:table-cell>
          <table:table-cell office:value-type="float" office:value="108985" calcext:value-type="float">
            <text:p>108985</text:p>
          </table:table-cell>
          <table:table-cell office:value-type="float" office:value="237070" calcext:value-type="float">
            <text:p>237070</text:p>
          </table:table-cell>
          <table:table-cell office:value-type="float" office:value="106982" calcext:value-type="float">
            <text:p>106982</text:p>
          </table:table-cell>
          <table:table-cell office:value-type="float" office:value="235652" calcext:value-type="float">
            <text:p>235652</text:p>
          </table:table-cell>
        </table:table-row>
        <table:table-row table:style-name="ro3">
          <table:table-cell office:value-type="float" office:value="37101" calcext:value-type="float">
            <text:p>37101</text:p>
          </table:table-cell>
          <table:table-cell office:value-type="float" office:value="118594" calcext:value-type="float">
            <text:p>118594</text:p>
          </table:table-cell>
          <table:table-cell office:value-type="float" office:value="236406" calcext:value-type="float">
            <text:p>236406</text:p>
          </table:table-cell>
          <table:table-cell office:value-type="float" office:value="107856" calcext:value-type="float">
            <text:p>107856</text:p>
          </table:table-cell>
          <table:table-cell office:value-type="float" office:value="236443" calcext:value-type="float">
            <text:p>236443</text:p>
          </table:table-cell>
        </table:table-row>
        <table:table-row table:style-name="ro3">
          <table:table-cell office:value-type="float" office:value="37201" calcext:value-type="float">
            <text:p>37201</text:p>
          </table:table-cell>
          <table:table-cell office:value-type="float" office:value="110269" calcext:value-type="float">
            <text:p>110269</text:p>
          </table:table-cell>
          <table:table-cell office:value-type="float" office:value="238152" calcext:value-type="float">
            <text:p>238152</text:p>
          </table:table-cell>
          <table:table-cell office:value-type="float" office:value="117319" calcext:value-type="float">
            <text:p>117319</text:p>
          </table:table-cell>
          <table:table-cell office:value-type="float" office:value="236877" calcext:value-type="float">
            <text:p>236877</text:p>
          </table:table-cell>
        </table:table-row>
        <table:table-row table:style-name="ro3">
          <table:table-cell office:value-type="float" office:value="37301" calcext:value-type="float">
            <text:p>37301</text:p>
          </table:table-cell>
          <table:table-cell office:value-type="float" office:value="110419" calcext:value-type="float">
            <text:p>110419</text:p>
          </table:table-cell>
          <table:table-cell office:value-type="float" office:value="237314" calcext:value-type="float">
            <text:p>237314</text:p>
          </table:table-cell>
          <table:table-cell office:value-type="float" office:value="113537" calcext:value-type="float">
            <text:p>113537</text:p>
          </table:table-cell>
          <table:table-cell office:value-type="float" office:value="239341" calcext:value-type="float">
            <text:p>239341</text:p>
          </table:table-cell>
        </table:table-row>
        <table:table-row table:style-name="ro3">
          <table:table-cell office:value-type="float" office:value="37401" calcext:value-type="float">
            <text:p>37401</text:p>
          </table:table-cell>
          <table:table-cell office:value-type="float" office:value="113580" calcext:value-type="float">
            <text:p>113580</text:p>
          </table:table-cell>
          <table:table-cell office:value-type="float" office:value="238895" calcext:value-type="float">
            <text:p>238895</text:p>
          </table:table-cell>
          <table:table-cell office:value-type="float" office:value="117354" calcext:value-type="float">
            <text:p>117354</text:p>
          </table:table-cell>
          <table:table-cell office:value-type="float" office:value="238281" calcext:value-type="float">
            <text:p>238281</text:p>
          </table:table-cell>
        </table:table-row>
        <table:table-row table:style-name="ro3">
          <table:table-cell office:value-type="float" office:value="37501" calcext:value-type="float">
            <text:p>37501</text:p>
          </table:table-cell>
          <table:table-cell office:value-type="float" office:value="114630" calcext:value-type="float">
            <text:p>114630</text:p>
          </table:table-cell>
          <table:table-cell office:value-type="float" office:value="240734" calcext:value-type="float">
            <text:p>240734</text:p>
          </table:table-cell>
          <table:table-cell office:value-type="float" office:value="112739" calcext:value-type="float">
            <text:p>112739</text:p>
          </table:table-cell>
          <table:table-cell office:value-type="float" office:value="239452" calcext:value-type="float">
            <text:p>239452</text:p>
          </table:table-cell>
        </table:table-row>
        <table:table-row table:style-name="ro3">
          <table:table-cell office:value-type="float" office:value="37601" calcext:value-type="float">
            <text:p>37601</text:p>
          </table:table-cell>
          <table:table-cell office:value-type="float" office:value="113615" calcext:value-type="float">
            <text:p>113615</text:p>
          </table:table-cell>
          <table:table-cell office:value-type="float" office:value="242961" calcext:value-type="float">
            <text:p>242961</text:p>
          </table:table-cell>
          <table:table-cell office:value-type="float" office:value="113901" calcext:value-type="float">
            <text:p>113901</text:p>
          </table:table-cell>
          <table:table-cell office:value-type="float" office:value="243267" calcext:value-type="float">
            <text:p>243267</text:p>
          </table:table-cell>
        </table:table-row>
        <table:table-row table:style-name="ro3">
          <table:table-cell office:value-type="float" office:value="37701" calcext:value-type="float">
            <text:p>37701</text:p>
          </table:table-cell>
          <table:table-cell office:value-type="float" office:value="108207" calcext:value-type="float">
            <text:p>108207</text:p>
          </table:table-cell>
          <table:table-cell office:value-type="float" office:value="242143" calcext:value-type="float">
            <text:p>242143</text:p>
          </table:table-cell>
          <table:table-cell office:value-type="float" office:value="117183" calcext:value-type="float">
            <text:p>117183</text:p>
          </table:table-cell>
          <table:table-cell office:value-type="float" office:value="241296" calcext:value-type="float">
            <text:p>241296</text:p>
          </table:table-cell>
        </table:table-row>
        <table:table-row table:style-name="ro3">
          <table:table-cell office:value-type="float" office:value="37801" calcext:value-type="float">
            <text:p>37801</text:p>
          </table:table-cell>
          <table:table-cell office:value-type="float" office:value="109781" calcext:value-type="float">
            <text:p>109781</text:p>
          </table:table-cell>
          <table:table-cell office:value-type="float" office:value="241293" calcext:value-type="float">
            <text:p>241293</text:p>
          </table:table-cell>
          <table:table-cell office:value-type="float" office:value="120185" calcext:value-type="float">
            <text:p>120185</text:p>
          </table:table-cell>
          <table:table-cell office:value-type="float" office:value="241354" calcext:value-type="float">
            <text:p>241354</text:p>
          </table:table-cell>
        </table:table-row>
        <table:table-row table:style-name="ro3">
          <table:table-cell office:value-type="float" office:value="37901" calcext:value-type="float">
            <text:p>37901</text:p>
          </table:table-cell>
          <table:table-cell office:value-type="float" office:value="119935" calcext:value-type="float">
            <text:p>119935</text:p>
          </table:table-cell>
          <table:table-cell office:value-type="float" office:value="243845" calcext:value-type="float">
            <text:p>243845</text:p>
          </table:table-cell>
          <table:table-cell office:value-type="float" office:value="115134" calcext:value-type="float">
            <text:p>115134</text:p>
          </table:table-cell>
          <table:table-cell office:value-type="float" office:value="243772" calcext:value-type="float">
            <text:p>243772</text:p>
          </table:table-cell>
        </table:table-row>
        <table:table-row table:style-name="ro3">
          <table:table-cell office:value-type="float" office:value="38001" calcext:value-type="float">
            <text:p>38001</text:p>
          </table:table-cell>
          <table:table-cell office:value-type="float" office:value="106526" calcext:value-type="float">
            <text:p>106526</text:p>
          </table:table-cell>
          <table:table-cell office:value-type="float" office:value="242857" calcext:value-type="float">
            <text:p>242857</text:p>
          </table:table-cell>
          <table:table-cell office:value-type="float" office:value="111618" calcext:value-type="float">
            <text:p>111618</text:p>
          </table:table-cell>
          <table:table-cell office:value-type="float" office:value="243083" calcext:value-type="float">
            <text:p>243083</text:p>
          </table:table-cell>
        </table:table-row>
        <table:table-row table:style-name="ro3">
          <table:table-cell office:value-type="float" office:value="38101" calcext:value-type="float">
            <text:p>38101</text:p>
          </table:table-cell>
          <table:table-cell office:value-type="float" office:value="114992" calcext:value-type="float">
            <text:p>114992</text:p>
          </table:table-cell>
          <table:table-cell office:value-type="float" office:value="244143" calcext:value-type="float">
            <text:p>244143</text:p>
          </table:table-cell>
          <table:table-cell office:value-type="float" office:value="125745" calcext:value-type="float">
            <text:p>125745</text:p>
          </table:table-cell>
          <table:table-cell office:value-type="float" office:value="245620" calcext:value-type="float">
            <text:p>245620</text:p>
          </table:table-cell>
        </table:table-row>
        <table:table-row table:style-name="ro3">
          <table:table-cell office:value-type="float" office:value="38201" calcext:value-type="float">
            <text:p>38201</text:p>
          </table:table-cell>
          <table:table-cell office:value-type="float" office:value="110343" calcext:value-type="float">
            <text:p>110343</text:p>
          </table:table-cell>
          <table:table-cell office:value-type="float" office:value="244328" calcext:value-type="float">
            <text:p>244328</text:p>
          </table:table-cell>
          <table:table-cell office:value-type="float" office:value="111035" calcext:value-type="float">
            <text:p>111035</text:p>
          </table:table-cell>
          <table:table-cell office:value-type="float" office:value="246089" calcext:value-type="float">
            <text:p>246089</text:p>
          </table:table-cell>
        </table:table-row>
        <table:table-row table:style-name="ro3">
          <table:table-cell office:value-type="float" office:value="38301" calcext:value-type="float">
            <text:p>38301</text:p>
          </table:table-cell>
          <table:table-cell office:value-type="float" office:value="118670" calcext:value-type="float">
            <text:p>118670</text:p>
          </table:table-cell>
          <table:table-cell office:value-type="float" office:value="246764" calcext:value-type="float">
            <text:p>246764</text:p>
          </table:table-cell>
          <table:table-cell office:value-type="float" office:value="116529" calcext:value-type="float">
            <text:p>116529</text:p>
          </table:table-cell>
          <table:table-cell office:value-type="float" office:value="246312" calcext:value-type="float">
            <text:p>246312</text:p>
          </table:table-cell>
        </table:table-row>
        <table:table-row table:style-name="ro3">
          <table:table-cell office:value-type="float" office:value="38401" calcext:value-type="float">
            <text:p>38401</text:p>
          </table:table-cell>
          <table:table-cell office:value-type="float" office:value="113011" calcext:value-type="float">
            <text:p>113011</text:p>
          </table:table-cell>
          <table:table-cell office:value-type="float" office:value="246246" calcext:value-type="float">
            <text:p>246246</text:p>
          </table:table-cell>
          <table:table-cell office:value-type="float" office:value="114159" calcext:value-type="float">
            <text:p>114159</text:p>
          </table:table-cell>
          <table:table-cell office:value-type="float" office:value="247366" calcext:value-type="float">
            <text:p>247366</text:p>
          </table:table-cell>
        </table:table-row>
        <table:table-row table:style-name="ro3">
          <table:table-cell office:value-type="float" office:value="38501" calcext:value-type="float">
            <text:p>38501</text:p>
          </table:table-cell>
          <table:table-cell office:value-type="float" office:value="116879" calcext:value-type="float">
            <text:p>116879</text:p>
          </table:table-cell>
          <table:table-cell office:value-type="float" office:value="246699" calcext:value-type="float">
            <text:p>246699</text:p>
          </table:table-cell>
          <table:table-cell office:value-type="float" office:value="112169" calcext:value-type="float">
            <text:p>112169</text:p>
          </table:table-cell>
          <table:table-cell office:value-type="float" office:value="250441" calcext:value-type="float">
            <text:p>250441</text:p>
          </table:table-cell>
        </table:table-row>
        <table:table-row table:style-name="ro3">
          <table:table-cell office:value-type="float" office:value="38601" calcext:value-type="float">
            <text:p>38601</text:p>
          </table:table-cell>
          <table:table-cell office:value-type="float" office:value="116114" calcext:value-type="float">
            <text:p>116114</text:p>
          </table:table-cell>
          <table:table-cell office:value-type="float" office:value="247135" calcext:value-type="float">
            <text:p>247135</text:p>
          </table:table-cell>
          <table:table-cell office:value-type="float" office:value="114448" calcext:value-type="float">
            <text:p>114448</text:p>
          </table:table-cell>
          <table:table-cell office:value-type="float" office:value="246605" calcext:value-type="float">
            <text:p>246605</text:p>
          </table:table-cell>
        </table:table-row>
        <table:table-row table:style-name="ro3">
          <table:table-cell office:value-type="float" office:value="38701" calcext:value-type="float">
            <text:p>38701</text:p>
          </table:table-cell>
          <table:table-cell office:value-type="float" office:value="118018" calcext:value-type="float">
            <text:p>118018</text:p>
          </table:table-cell>
          <table:table-cell office:value-type="float" office:value="249370" calcext:value-type="float">
            <text:p>249370</text:p>
          </table:table-cell>
          <table:table-cell office:value-type="float" office:value="114724" calcext:value-type="float">
            <text:p>114724</text:p>
          </table:table-cell>
          <table:table-cell office:value-type="float" office:value="248468" calcext:value-type="float">
            <text:p>248468</text:p>
          </table:table-cell>
        </table:table-row>
        <table:table-row table:style-name="ro3">
          <table:table-cell office:value-type="float" office:value="38801" calcext:value-type="float">
            <text:p>38801</text:p>
          </table:table-cell>
          <table:table-cell office:value-type="float" office:value="111994" calcext:value-type="float">
            <text:p>111994</text:p>
          </table:table-cell>
          <table:table-cell office:value-type="float" office:value="248856" calcext:value-type="float">
            <text:p>248856</text:p>
          </table:table-cell>
          <table:table-cell office:value-type="float" office:value="114081" calcext:value-type="float">
            <text:p>114081</text:p>
          </table:table-cell>
          <table:table-cell office:value-type="float" office:value="247969" calcext:value-type="float">
            <text:p>247969</text:p>
          </table:table-cell>
        </table:table-row>
        <table:table-row table:style-name="ro3">
          <table:table-cell office:value-type="float" office:value="38901" calcext:value-type="float">
            <text:p>38901</text:p>
          </table:table-cell>
          <table:table-cell office:value-type="float" office:value="114709" calcext:value-type="float">
            <text:p>114709</text:p>
          </table:table-cell>
          <table:table-cell office:value-type="float" office:value="251036" calcext:value-type="float">
            <text:p>251036</text:p>
          </table:table-cell>
          <table:table-cell office:value-type="float" office:value="112705" calcext:value-type="float">
            <text:p>112705</text:p>
          </table:table-cell>
          <table:table-cell office:value-type="float" office:value="250455" calcext:value-type="float">
            <text:p>250455</text:p>
          </table:table-cell>
        </table:table-row>
        <table:table-row table:style-name="ro3">
          <table:table-cell office:value-type="float" office:value="39001" calcext:value-type="float">
            <text:p>39001</text:p>
          </table:table-cell>
          <table:table-cell office:value-type="float" office:value="112591" calcext:value-type="float">
            <text:p>112591</text:p>
          </table:table-cell>
          <table:table-cell office:value-type="float" office:value="250663" calcext:value-type="float">
            <text:p>250663</text:p>
          </table:table-cell>
          <table:table-cell office:value-type="float" office:value="112963" calcext:value-type="float">
            <text:p>112963</text:p>
          </table:table-cell>
          <table:table-cell office:value-type="float" office:value="249696" calcext:value-type="float">
            <text:p>249696</text:p>
          </table:table-cell>
        </table:table-row>
        <table:table-row table:style-name="ro3">
          <table:table-cell office:value-type="float" office:value="39101" calcext:value-type="float">
            <text:p>39101</text:p>
          </table:table-cell>
          <table:table-cell office:value-type="float" office:value="112247" calcext:value-type="float">
            <text:p>112247</text:p>
          </table:table-cell>
          <table:table-cell office:value-type="float" office:value="249850" calcext:value-type="float">
            <text:p>249850</text:p>
          </table:table-cell>
          <table:table-cell office:value-type="float" office:value="112499" calcext:value-type="float">
            <text:p>112499</text:p>
          </table:table-cell>
          <table:table-cell office:value-type="float" office:value="250383" calcext:value-type="float">
            <text:p>250383</text:p>
          </table:table-cell>
        </table:table-row>
        <table:table-row table:style-name="ro3">
          <table:table-cell office:value-type="float" office:value="39201" calcext:value-type="float">
            <text:p>39201</text:p>
          </table:table-cell>
          <table:table-cell office:value-type="float" office:value="114956" calcext:value-type="float">
            <text:p>114956</text:p>
          </table:table-cell>
          <table:table-cell office:value-type="float" office:value="250911" calcext:value-type="float">
            <text:p>250911</text:p>
          </table:table-cell>
          <table:table-cell office:value-type="float" office:value="116759" calcext:value-type="float">
            <text:p>116759</text:p>
          </table:table-cell>
          <table:table-cell office:value-type="float" office:value="251799" calcext:value-type="float">
            <text:p>251799</text:p>
          </table:table-cell>
        </table:table-row>
        <table:table-row table:style-name="ro3">
          <table:table-cell office:value-type="float" office:value="39301" calcext:value-type="float">
            <text:p>39301</text:p>
          </table:table-cell>
          <table:table-cell office:value-type="float" office:value="119672" calcext:value-type="float">
            <text:p>119672</text:p>
          </table:table-cell>
          <table:table-cell office:value-type="float" office:value="254285" calcext:value-type="float">
            <text:p>254285</text:p>
          </table:table-cell>
          <table:table-cell office:value-type="float" office:value="119638" calcext:value-type="float">
            <text:p>119638</text:p>
          </table:table-cell>
          <table:table-cell office:value-type="float" office:value="252843" calcext:value-type="float">
            <text:p>252843</text:p>
          </table:table-cell>
        </table:table-row>
        <table:table-row table:style-name="ro3">
          <table:table-cell office:value-type="float" office:value="39401" calcext:value-type="float">
            <text:p>39401</text:p>
          </table:table-cell>
          <table:table-cell office:value-type="float" office:value="124640" calcext:value-type="float">
            <text:p>124640</text:p>
          </table:table-cell>
          <table:table-cell office:value-type="float" office:value="253313" calcext:value-type="float">
            <text:p>253313</text:p>
          </table:table-cell>
          <table:table-cell office:value-type="float" office:value="118039" calcext:value-type="float">
            <text:p>118039</text:p>
          </table:table-cell>
          <table:table-cell office:value-type="float" office:value="251650" calcext:value-type="float">
            <text:p>251650</text:p>
          </table:table-cell>
        </table:table-row>
        <table:table-row table:style-name="ro3">
          <table:table-cell office:value-type="float" office:value="39501" calcext:value-type="float">
            <text:p>39501</text:p>
          </table:table-cell>
          <table:table-cell office:value-type="float" office:value="110637" calcext:value-type="float">
            <text:p>110637</text:p>
          </table:table-cell>
          <table:table-cell office:value-type="float" office:value="252308" calcext:value-type="float">
            <text:p>252308</text:p>
          </table:table-cell>
          <table:table-cell office:value-type="float" office:value="118943" calcext:value-type="float">
            <text:p>118943</text:p>
          </table:table-cell>
          <table:table-cell office:value-type="float" office:value="252957" calcext:value-type="float">
            <text:p>252957</text:p>
          </table:table-cell>
        </table:table-row>
        <table:table-row table:style-name="ro3">
          <table:table-cell office:value-type="float" office:value="39601" calcext:value-type="float">
            <text:p>39601</text:p>
          </table:table-cell>
          <table:table-cell office:value-type="float" office:value="110653" calcext:value-type="float">
            <text:p>110653</text:p>
          </table:table-cell>
          <table:table-cell office:value-type="float" office:value="253880" calcext:value-type="float">
            <text:p>253880</text:p>
          </table:table-cell>
          <table:table-cell office:value-type="float" office:value="121175" calcext:value-type="float">
            <text:p>121175</text:p>
          </table:table-cell>
          <table:table-cell office:value-type="float" office:value="253637" calcext:value-type="float">
            <text:p>253637</text:p>
          </table:table-cell>
        </table:table-row>
        <table:table-row table:style-name="ro3">
          <table:table-cell office:value-type="float" office:value="39701" calcext:value-type="float">
            <text:p>39701</text:p>
          </table:table-cell>
          <table:table-cell office:value-type="float" office:value="123985" calcext:value-type="float">
            <text:p>123985</text:p>
          </table:table-cell>
          <table:table-cell office:value-type="float" office:value="254401" calcext:value-type="float">
            <text:p>254401</text:p>
          </table:table-cell>
          <table:table-cell office:value-type="float" office:value="118870" calcext:value-type="float">
            <text:p>118870</text:p>
          </table:table-cell>
          <table:table-cell office:value-type="float" office:value="254036" calcext:value-type="float">
            <text:p>254036</text:p>
          </table:table-cell>
        </table:table-row>
        <table:table-row table:style-name="ro3">
          <table:table-cell office:value-type="float" office:value="39801" calcext:value-type="float">
            <text:p>39801</text:p>
          </table:table-cell>
          <table:table-cell office:value-type="float" office:value="122017" calcext:value-type="float">
            <text:p>122017</text:p>
          </table:table-cell>
          <table:table-cell office:value-type="float" office:value="255442" calcext:value-type="float">
            <text:p>255442</text:p>
          </table:table-cell>
          <table:table-cell office:value-type="float" office:value="121573" calcext:value-type="float">
            <text:p>121573</text:p>
          </table:table-cell>
          <table:table-cell office:value-type="float" office:value="254082" calcext:value-type="float">
            <text:p>254082</text:p>
          </table:table-cell>
        </table:table-row>
        <table:table-row table:style-name="ro3">
          <table:table-cell office:value-type="float" office:value="39901" calcext:value-type="float">
            <text:p>39901</text:p>
          </table:table-cell>
          <table:table-cell office:value-type="float" office:value="112520" calcext:value-type="float">
            <text:p>112520</text:p>
          </table:table-cell>
          <table:table-cell office:value-type="float" office:value="254027" calcext:value-type="float">
            <text:p>254027</text:p>
          </table:table-cell>
          <table:table-cell office:value-type="float" office:value="123481" calcext:value-type="float">
            <text:p>123481</text:p>
          </table:table-cell>
          <table:table-cell office:value-type="float" office:value="255789" calcext:value-type="float">
            <text:p>255789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120688" calcext:value-type="float">
            <text:p>120688</text:p>
          </table:table-cell>
          <table:table-cell office:value-type="float" office:value="254352" calcext:value-type="float">
            <text:p>254352</text:p>
          </table:table-cell>
          <table:table-cell office:value-type="float" office:value="123218" calcext:value-type="float">
            <text:p>123218</text:p>
          </table:table-cell>
          <table:table-cell office:value-type="float" office:value="255591" calcext:value-type="float">
            <text:p>255591</text:p>
          </table:table-cell>
        </table:table-row>
        <table:table-row table:style-name="ro3">
          <table:table-cell office:value-type="float" office:value="40101" calcext:value-type="float">
            <text:p>40101</text:p>
          </table:table-cell>
          <table:table-cell office:value-type="float" office:value="117424" calcext:value-type="float">
            <text:p>117424</text:p>
          </table:table-cell>
          <table:table-cell office:value-type="float" office:value="255145" calcext:value-type="float">
            <text:p>255145</text:p>
          </table:table-cell>
          <table:table-cell office:value-type="float" office:value="114942" calcext:value-type="float">
            <text:p>114942</text:p>
          </table:table-cell>
          <table:table-cell office:value-type="float" office:value="256283" calcext:value-type="float">
            <text:p>256283</text:p>
          </table:table-cell>
        </table:table-row>
        <table:table-row table:style-name="ro3">
          <table:table-cell office:value-type="float" office:value="40201" calcext:value-type="float">
            <text:p>40201</text:p>
          </table:table-cell>
          <table:table-cell office:value-type="float" office:value="117314" calcext:value-type="float">
            <text:p>117314</text:p>
          </table:table-cell>
          <table:table-cell office:value-type="float" office:value="256310" calcext:value-type="float">
            <text:p>256310</text:p>
          </table:table-cell>
          <table:table-cell office:value-type="float" office:value="122069" calcext:value-type="float">
            <text:p>122069</text:p>
          </table:table-cell>
          <table:table-cell office:value-type="float" office:value="256497" calcext:value-type="float">
            <text:p>256497</text:p>
          </table:table-cell>
        </table:table-row>
        <table:table-row table:style-name="ro3">
          <table:table-cell office:value-type="float" office:value="40301" calcext:value-type="float">
            <text:p>40301</text:p>
          </table:table-cell>
          <table:table-cell office:value-type="float" office:value="122799" calcext:value-type="float">
            <text:p>122799</text:p>
          </table:table-cell>
          <table:table-cell office:value-type="float" office:value="256522" calcext:value-type="float">
            <text:p>256522</text:p>
          </table:table-cell>
          <table:table-cell office:value-type="float" office:value="122957" calcext:value-type="float">
            <text:p>122957</text:p>
          </table:table-cell>
          <table:table-cell office:value-type="float" office:value="257062" calcext:value-type="float">
            <text:p>257062</text:p>
          </table:table-cell>
        </table:table-row>
        <table:table-row table:style-name="ro3">
          <table:table-cell office:value-type="float" office:value="40401" calcext:value-type="float">
            <text:p>40401</text:p>
          </table:table-cell>
          <table:table-cell office:value-type="float" office:value="122899" calcext:value-type="float">
            <text:p>122899</text:p>
          </table:table-cell>
          <table:table-cell office:value-type="float" office:value="257795" calcext:value-type="float">
            <text:p>257795</text:p>
          </table:table-cell>
          <table:table-cell office:value-type="float" office:value="114852" calcext:value-type="float">
            <text:p>114852</text:p>
          </table:table-cell>
          <table:table-cell office:value-type="float" office:value="257161" calcext:value-type="float">
            <text:p>257161</text:p>
          </table:table-cell>
        </table:table-row>
        <table:table-row table:style-name="ro3">
          <table:table-cell office:value-type="float" office:value="40501" calcext:value-type="float">
            <text:p>40501</text:p>
          </table:table-cell>
          <table:table-cell office:value-type="float" office:value="115462" calcext:value-type="float">
            <text:p>115462</text:p>
          </table:table-cell>
          <table:table-cell office:value-type="float" office:value="258467" calcext:value-type="float">
            <text:p>258467</text:p>
          </table:table-cell>
          <table:table-cell office:value-type="float" office:value="119335" calcext:value-type="float">
            <text:p>119335</text:p>
          </table:table-cell>
          <table:table-cell office:value-type="float" office:value="257635" calcext:value-type="float">
            <text:p>257635</text:p>
          </table:table-cell>
        </table:table-row>
        <table:table-row table:style-name="ro3">
          <table:table-cell office:value-type="float" office:value="40601" calcext:value-type="float">
            <text:p>40601</text:p>
          </table:table-cell>
          <table:table-cell office:value-type="float" office:value="118911" calcext:value-type="float">
            <text:p>118911</text:p>
          </table:table-cell>
          <table:table-cell office:value-type="float" office:value="258822" calcext:value-type="float">
            <text:p>258822</text:p>
          </table:table-cell>
          <table:table-cell office:value-type="float" office:value="126487" calcext:value-type="float">
            <text:p>126487</text:p>
          </table:table-cell>
          <table:table-cell office:value-type="float" office:value="259812" calcext:value-type="float">
            <text:p>259812</text:p>
          </table:table-cell>
        </table:table-row>
        <table:table-row table:style-name="ro3">
          <table:table-cell office:value-type="float" office:value="40701" calcext:value-type="float">
            <text:p>40701</text:p>
          </table:table-cell>
          <table:table-cell office:value-type="float" office:value="124858" calcext:value-type="float">
            <text:p>124858</text:p>
          </table:table-cell>
          <table:table-cell office:value-type="float" office:value="259882" calcext:value-type="float">
            <text:p>259882</text:p>
          </table:table-cell>
          <table:table-cell office:value-type="float" office:value="128983" calcext:value-type="float">
            <text:p>128983</text:p>
          </table:table-cell>
          <table:table-cell office:value-type="float" office:value="260334" calcext:value-type="float">
            <text:p>260334</text:p>
          </table:table-cell>
        </table:table-row>
        <table:table-row table:style-name="ro3">
          <table:table-cell office:value-type="float" office:value="40801" calcext:value-type="float">
            <text:p>40801</text:p>
          </table:table-cell>
          <table:table-cell office:value-type="float" office:value="123460" calcext:value-type="float">
            <text:p>123460</text:p>
          </table:table-cell>
          <table:table-cell office:value-type="float" office:value="260169" calcext:value-type="float">
            <text:p>260169</text:p>
          </table:table-cell>
          <table:table-cell office:value-type="float" office:value="126722" calcext:value-type="float">
            <text:p>126722</text:p>
          </table:table-cell>
          <table:table-cell office:value-type="float" office:value="260313" calcext:value-type="float">
            <text:p>260313</text:p>
          </table:table-cell>
        </table:table-row>
        <table:table-row table:style-name="ro3">
          <table:table-cell office:value-type="float" office:value="40901" calcext:value-type="float">
            <text:p>40901</text:p>
          </table:table-cell>
          <table:table-cell office:value-type="float" office:value="125452" calcext:value-type="float">
            <text:p>125452</text:p>
          </table:table-cell>
          <table:table-cell office:value-type="float" office:value="260428" calcext:value-type="float">
            <text:p>260428</text:p>
          </table:table-cell>
          <table:table-cell office:value-type="float" office:value="129786" calcext:value-type="float">
            <text:p>129786</text:p>
          </table:table-cell>
          <table:table-cell office:value-type="float" office:value="260998" calcext:value-type="float">
            <text:p>260998</text:p>
          </table:table-cell>
        </table:table-row>
        <table:table-row table:style-name="ro3">
          <table:table-cell office:value-type="float" office:value="41001" calcext:value-type="float">
            <text:p>41001</text:p>
          </table:table-cell>
          <table:table-cell office:value-type="float" office:value="120120" calcext:value-type="float">
            <text:p>120120</text:p>
          </table:table-cell>
          <table:table-cell office:value-type="float" office:value="262214" calcext:value-type="float">
            <text:p>262214</text:p>
          </table:table-cell>
          <table:table-cell office:value-type="float" office:value="123957" calcext:value-type="float">
            <text:p>123957</text:p>
          </table:table-cell>
          <table:table-cell office:value-type="float" office:value="261691" calcext:value-type="float">
            <text:p>261691</text:p>
          </table:table-cell>
        </table:table-row>
        <table:table-row table:style-name="ro3">
          <table:table-cell office:value-type="float" office:value="41101" calcext:value-type="float">
            <text:p>41101</text:p>
          </table:table-cell>
          <table:table-cell office:value-type="float" office:value="124003" calcext:value-type="float">
            <text:p>124003</text:p>
          </table:table-cell>
          <table:table-cell office:value-type="float" office:value="262928" calcext:value-type="float">
            <text:p>262928</text:p>
          </table:table-cell>
          <table:table-cell office:value-type="float" office:value="127932" calcext:value-type="float">
            <text:p>127932</text:p>
          </table:table-cell>
          <table:table-cell office:value-type="float" office:value="262507" calcext:value-type="float">
            <text:p>262507</text:p>
          </table:table-cell>
        </table:table-row>
        <table:table-row table:style-name="ro3">
          <table:table-cell office:value-type="float" office:value="41201" calcext:value-type="float">
            <text:p>41201</text:p>
          </table:table-cell>
          <table:table-cell office:value-type="float" office:value="131531" calcext:value-type="float">
            <text:p>131531</text:p>
          </table:table-cell>
          <table:table-cell office:value-type="float" office:value="262127" calcext:value-type="float">
            <text:p>262127</text:p>
          </table:table-cell>
          <table:table-cell office:value-type="float" office:value="128397" calcext:value-type="float">
            <text:p>128397</text:p>
          </table:table-cell>
          <table:table-cell office:value-type="float" office:value="262836" calcext:value-type="float">
            <text:p>262836</text:p>
          </table:table-cell>
        </table:table-row>
        <table:table-row table:style-name="ro3">
          <table:table-cell office:value-type="float" office:value="41301" calcext:value-type="float">
            <text:p>41301</text:p>
          </table:table-cell>
          <table:table-cell office:value-type="float" office:value="123814" calcext:value-type="float">
            <text:p>123814</text:p>
          </table:table-cell>
          <table:table-cell office:value-type="float" office:value="263408" calcext:value-type="float">
            <text:p>263408</text:p>
          </table:table-cell>
          <table:table-cell office:value-type="float" office:value="115408" calcext:value-type="float">
            <text:p>115408</text:p>
          </table:table-cell>
          <table:table-cell office:value-type="float" office:value="263904" calcext:value-type="float">
            <text:p>263904</text:p>
          </table:table-cell>
        </table:table-row>
        <table:table-row table:style-name="ro3">
          <table:table-cell office:value-type="float" office:value="41401" calcext:value-type="float">
            <text:p>41401</text:p>
          </table:table-cell>
          <table:table-cell office:value-type="float" office:value="124486" calcext:value-type="float">
            <text:p>124486</text:p>
          </table:table-cell>
          <table:table-cell office:value-type="float" office:value="264763" calcext:value-type="float">
            <text:p>264763</text:p>
          </table:table-cell>
          <table:table-cell office:value-type="float" office:value="125535" calcext:value-type="float">
            <text:p>125535</text:p>
          </table:table-cell>
          <table:table-cell office:value-type="float" office:value="264306" calcext:value-type="float">
            <text:p>264306</text:p>
          </table:table-cell>
        </table:table-row>
        <table:table-row table:style-name="ro3">
          <table:table-cell office:value-type="float" office:value="41501" calcext:value-type="float">
            <text:p>41501</text:p>
          </table:table-cell>
          <table:table-cell office:value-type="float" office:value="127727" calcext:value-type="float">
            <text:p>127727</text:p>
          </table:table-cell>
          <table:table-cell office:value-type="float" office:value="264794" calcext:value-type="float">
            <text:p>264794</text:p>
          </table:table-cell>
          <table:table-cell office:value-type="float" office:value="125728" calcext:value-type="float">
            <text:p>125728</text:p>
          </table:table-cell>
          <table:table-cell office:value-type="float" office:value="264765" calcext:value-type="float">
            <text:p>264765</text:p>
          </table:table-cell>
        </table:table-row>
        <table:table-row table:style-name="ro3">
          <table:table-cell office:value-type="float" office:value="41601" calcext:value-type="float">
            <text:p>41601</text:p>
          </table:table-cell>
          <table:table-cell office:value-type="float" office:value="126918" calcext:value-type="float">
            <text:p>126918</text:p>
          </table:table-cell>
          <table:table-cell office:value-type="float" office:value="265320" calcext:value-type="float">
            <text:p>265320</text:p>
          </table:table-cell>
          <table:table-cell office:value-type="float" office:value="123119" calcext:value-type="float">
            <text:p>123119</text:p>
          </table:table-cell>
          <table:table-cell office:value-type="float" office:value="264997" calcext:value-type="float">
            <text:p>264997</text:p>
          </table:table-cell>
        </table:table-row>
        <table:table-row table:style-name="ro3">
          <table:table-cell office:value-type="float" office:value="41701" calcext:value-type="float">
            <text:p>41701</text:p>
          </table:table-cell>
          <table:table-cell office:value-type="float" office:value="124881" calcext:value-type="float">
            <text:p>124881</text:p>
          </table:table-cell>
          <table:table-cell office:value-type="float" office:value="264677" calcext:value-type="float">
            <text:p>264677</text:p>
          </table:table-cell>
          <table:table-cell office:value-type="float" office:value="122971" calcext:value-type="float">
            <text:p>122971</text:p>
          </table:table-cell>
          <table:table-cell office:value-type="float" office:value="265900" calcext:value-type="float">
            <text:p>265900</text:p>
          </table:table-cell>
        </table:table-row>
        <table:table-row table:style-name="ro3">
          <table:table-cell office:value-type="float" office:value="41801" calcext:value-type="float">
            <text:p>41801</text:p>
          </table:table-cell>
          <table:table-cell office:value-type="float" office:value="127836" calcext:value-type="float">
            <text:p>127836</text:p>
          </table:table-cell>
          <table:table-cell office:value-type="float" office:value="265821" calcext:value-type="float">
            <text:p>265821</text:p>
          </table:table-cell>
          <table:table-cell office:value-type="float" office:value="124800" calcext:value-type="float">
            <text:p>124800</text:p>
          </table:table-cell>
          <table:table-cell office:value-type="float" office:value="267683" calcext:value-type="float">
            <text:p>267683</text:p>
          </table:table-cell>
        </table:table-row>
        <table:table-row table:style-name="ro3">
          <table:table-cell office:value-type="float" office:value="41901" calcext:value-type="float">
            <text:p>41901</text:p>
          </table:table-cell>
          <table:table-cell office:value-type="float" office:value="119774" calcext:value-type="float">
            <text:p>119774</text:p>
          </table:table-cell>
          <table:table-cell office:value-type="float" office:value="268318" calcext:value-type="float">
            <text:p>268318</text:p>
          </table:table-cell>
          <table:table-cell office:value-type="float" office:value="131962" calcext:value-type="float">
            <text:p>131962</text:p>
          </table:table-cell>
          <table:table-cell office:value-type="float" office:value="266272" calcext:value-type="float">
            <text:p>266272</text:p>
          </table:table-cell>
        </table:table-row>
        <table:table-row table:style-name="ro3">
          <table:table-cell office:value-type="float" office:value="42001" calcext:value-type="float">
            <text:p>42001</text:p>
          </table:table-cell>
          <table:table-cell office:value-type="float" office:value="124064" calcext:value-type="float">
            <text:p>124064</text:p>
          </table:table-cell>
          <table:table-cell office:value-type="float" office:value="267977" calcext:value-type="float">
            <text:p>267977</text:p>
          </table:table-cell>
          <table:table-cell office:value-type="float" office:value="119702" calcext:value-type="float">
            <text:p>119702</text:p>
          </table:table-cell>
          <table:table-cell office:value-type="float" office:value="267944" calcext:value-type="float">
            <text:p>267944</text:p>
          </table:table-cell>
        </table:table-row>
        <table:table-row table:style-name="ro3">
          <table:table-cell office:value-type="float" office:value="42101" calcext:value-type="float">
            <text:p>42101</text:p>
          </table:table-cell>
          <table:table-cell office:value-type="float" office:value="123858" calcext:value-type="float">
            <text:p>123858</text:p>
          </table:table-cell>
          <table:table-cell office:value-type="float" office:value="268897" calcext:value-type="float">
            <text:p>268897</text:p>
          </table:table-cell>
          <table:table-cell office:value-type="float" office:value="131814" calcext:value-type="float">
            <text:p>131814</text:p>
          </table:table-cell>
          <table:table-cell office:value-type="float" office:value="268375" calcext:value-type="float">
            <text:p>268375</text:p>
          </table:table-cell>
        </table:table-row>
        <table:table-row table:style-name="ro3">
          <table:table-cell office:value-type="float" office:value="42201" calcext:value-type="float">
            <text:p>42201</text:p>
          </table:table-cell>
          <table:table-cell office:value-type="float" office:value="124103" calcext:value-type="float">
            <text:p>124103</text:p>
          </table:table-cell>
          <table:table-cell office:value-type="float" office:value="270643" calcext:value-type="float">
            <text:p>270643</text:p>
          </table:table-cell>
          <table:table-cell office:value-type="float" office:value="125746" calcext:value-type="float">
            <text:p>125746</text:p>
          </table:table-cell>
          <table:table-cell office:value-type="float" office:value="268748" calcext:value-type="float">
            <text:p>268748</text:p>
          </table:table-cell>
        </table:table-row>
        <table:table-row table:style-name="ro3">
          <table:table-cell office:value-type="float" office:value="42301" calcext:value-type="float">
            <text:p>42301</text:p>
          </table:table-cell>
          <table:table-cell office:value-type="float" office:value="128501" calcext:value-type="float">
            <text:p>128501</text:p>
          </table:table-cell>
          <table:table-cell office:value-type="float" office:value="269138" calcext:value-type="float">
            <text:p>269138</text:p>
          </table:table-cell>
          <table:table-cell office:value-type="float" office:value="121440" calcext:value-type="float">
            <text:p>121440</text:p>
          </table:table-cell>
          <table:table-cell office:value-type="float" office:value="270384" calcext:value-type="float">
            <text:p>270384</text:p>
          </table:table-cell>
        </table:table-row>
        <table:table-row table:style-name="ro3">
          <table:table-cell office:value-type="float" office:value="42401" calcext:value-type="float">
            <text:p>42401</text:p>
          </table:table-cell>
          <table:table-cell office:value-type="float" office:value="128990" calcext:value-type="float">
            <text:p>128990</text:p>
          </table:table-cell>
          <table:table-cell office:value-type="float" office:value="270180" calcext:value-type="float">
            <text:p>270180</text:p>
          </table:table-cell>
          <table:table-cell office:value-type="float" office:value="130488" calcext:value-type="float">
            <text:p>130488</text:p>
          </table:table-cell>
          <table:table-cell office:value-type="float" office:value="270366" calcext:value-type="float">
            <text:p>270366</text:p>
          </table:table-cell>
        </table:table-row>
        <table:table-row table:style-name="ro3">
          <table:table-cell office:value-type="float" office:value="42501" calcext:value-type="float">
            <text:p>42501</text:p>
          </table:table-cell>
          <table:table-cell office:value-type="float" office:value="129719" calcext:value-type="float">
            <text:p>129719</text:p>
          </table:table-cell>
          <table:table-cell office:value-type="float" office:value="271287" calcext:value-type="float">
            <text:p>271287</text:p>
          </table:table-cell>
          <table:table-cell office:value-type="float" office:value="128738" calcext:value-type="float">
            <text:p>128738</text:p>
          </table:table-cell>
          <table:table-cell office:value-type="float" office:value="271089" calcext:value-type="float">
            <text:p>271089</text:p>
          </table:table-cell>
        </table:table-row>
        <table:table-row table:style-name="ro3">
          <table:table-cell office:value-type="float" office:value="42601" calcext:value-type="float">
            <text:p>42601</text:p>
          </table:table-cell>
          <table:table-cell office:value-type="float" office:value="126147" calcext:value-type="float">
            <text:p>126147</text:p>
          </table:table-cell>
          <table:table-cell office:value-type="float" office:value="271978" calcext:value-type="float">
            <text:p>271978</text:p>
          </table:table-cell>
          <table:table-cell office:value-type="float" office:value="126874" calcext:value-type="float">
            <text:p>126874</text:p>
          </table:table-cell>
          <table:table-cell office:value-type="float" office:value="271328" calcext:value-type="float">
            <text:p>271328</text:p>
          </table:table-cell>
        </table:table-row>
        <table:table-row table:style-name="ro3">
          <table:table-cell office:value-type="float" office:value="42701" calcext:value-type="float">
            <text:p>42701</text:p>
          </table:table-cell>
          <table:table-cell office:value-type="float" office:value="128856" calcext:value-type="float">
            <text:p>128856</text:p>
          </table:table-cell>
          <table:table-cell office:value-type="float" office:value="272602" calcext:value-type="float">
            <text:p>272602</text:p>
          </table:table-cell>
          <table:table-cell office:value-type="float" office:value="134566" calcext:value-type="float">
            <text:p>134566</text:p>
          </table:table-cell>
          <table:table-cell office:value-type="float" office:value="271982" calcext:value-type="float">
            <text:p>271982</text:p>
          </table:table-cell>
        </table:table-row>
        <table:table-row table:style-name="ro3">
          <table:table-cell office:value-type="float" office:value="42801" calcext:value-type="float">
            <text:p>42801</text:p>
          </table:table-cell>
          <table:table-cell office:value-type="float" office:value="131060" calcext:value-type="float">
            <text:p>131060</text:p>
          </table:table-cell>
          <table:table-cell office:value-type="float" office:value="272567" calcext:value-type="float">
            <text:p>272567</text:p>
          </table:table-cell>
          <table:table-cell office:value-type="float" office:value="122177" calcext:value-type="float">
            <text:p>122177</text:p>
          </table:table-cell>
          <table:table-cell office:value-type="float" office:value="273219" calcext:value-type="float">
            <text:p>273219</text:p>
          </table:table-cell>
        </table:table-row>
        <table:table-row table:style-name="ro3">
          <table:table-cell office:value-type="float" office:value="42901" calcext:value-type="float">
            <text:p>42901</text:p>
          </table:table-cell>
          <table:table-cell office:value-type="float" office:value="127339" calcext:value-type="float">
            <text:p>127339</text:p>
          </table:table-cell>
          <table:table-cell office:value-type="float" office:value="273653" calcext:value-type="float">
            <text:p>273653</text:p>
          </table:table-cell>
          <table:table-cell office:value-type="float" office:value="126000" calcext:value-type="float">
            <text:p>126000</text:p>
          </table:table-cell>
          <table:table-cell office:value-type="float" office:value="273171" calcext:value-type="float">
            <text:p>273171</text:p>
          </table:table-cell>
        </table:table-row>
        <table:table-row table:style-name="ro3">
          <table:table-cell office:value-type="float" office:value="43001" calcext:value-type="float">
            <text:p>43001</text:p>
          </table:table-cell>
          <table:table-cell office:value-type="float" office:value="129194" calcext:value-type="float">
            <text:p>129194</text:p>
          </table:table-cell>
          <table:table-cell office:value-type="float" office:value="274440" calcext:value-type="float">
            <text:p>274440</text:p>
          </table:table-cell>
          <table:table-cell office:value-type="float" office:value="130324" calcext:value-type="float">
            <text:p>130324</text:p>
          </table:table-cell>
          <table:table-cell office:value-type="float" office:value="274279" calcext:value-type="float">
            <text:p>274279</text:p>
          </table:table-cell>
        </table:table-row>
        <table:table-row table:style-name="ro3">
          <table:table-cell office:value-type="float" office:value="43101" calcext:value-type="float">
            <text:p>43101</text:p>
          </table:table-cell>
          <table:table-cell office:value-type="float" office:value="129287" calcext:value-type="float">
            <text:p>129287</text:p>
          </table:table-cell>
          <table:table-cell office:value-type="float" office:value="275073" calcext:value-type="float">
            <text:p>275073</text:p>
          </table:table-cell>
          <table:table-cell office:value-type="float" office:value="133189" calcext:value-type="float">
            <text:p>133189</text:p>
          </table:table-cell>
          <table:table-cell office:value-type="float" office:value="274150" calcext:value-type="float">
            <text:p>274150</text:p>
          </table:table-cell>
        </table:table-row>
        <table:table-row table:style-name="ro3">
          <table:table-cell office:value-type="float" office:value="43201" calcext:value-type="float">
            <text:p>43201</text:p>
          </table:table-cell>
          <table:table-cell office:value-type="float" office:value="134985" calcext:value-type="float">
            <text:p>134985</text:p>
          </table:table-cell>
          <table:table-cell office:value-type="float" office:value="276300" calcext:value-type="float">
            <text:p>276300</text:p>
          </table:table-cell>
          <table:table-cell office:value-type="float" office:value="130818" calcext:value-type="float">
            <text:p>130818</text:p>
          </table:table-cell>
          <table:table-cell office:value-type="float" office:value="275425" calcext:value-type="float">
            <text:p>275425</text:p>
          </table:table-cell>
        </table:table-row>
        <table:table-row table:style-name="ro3">
          <table:table-cell office:value-type="float" office:value="43301" calcext:value-type="float">
            <text:p>43301</text:p>
          </table:table-cell>
          <table:table-cell office:value-type="float" office:value="126295" calcext:value-type="float">
            <text:p>126295</text:p>
          </table:table-cell>
          <table:table-cell office:value-type="float" office:value="275682" calcext:value-type="float">
            <text:p>275682</text:p>
          </table:table-cell>
          <table:table-cell office:value-type="float" office:value="128257" calcext:value-type="float">
            <text:p>128257</text:p>
          </table:table-cell>
          <table:table-cell office:value-type="float" office:value="276638" calcext:value-type="float">
            <text:p>276638</text:p>
          </table:table-cell>
        </table:table-row>
        <table:table-row table:style-name="ro3">
          <table:table-cell office:value-type="float" office:value="43401" calcext:value-type="float">
            <text:p>43401</text:p>
          </table:table-cell>
          <table:table-cell office:value-type="float" office:value="125928" calcext:value-type="float">
            <text:p>125928</text:p>
          </table:table-cell>
          <table:table-cell office:value-type="float" office:value="277361" calcext:value-type="float">
            <text:p>277361</text:p>
          </table:table-cell>
          <table:table-cell office:value-type="float" office:value="124793" calcext:value-type="float">
            <text:p>124793</text:p>
          </table:table-cell>
          <table:table-cell office:value-type="float" office:value="277001" calcext:value-type="float">
            <text:p>277001</text:p>
          </table:table-cell>
        </table:table-row>
        <table:table-row table:style-name="ro3">
          <table:table-cell office:value-type="float" office:value="43501" calcext:value-type="float">
            <text:p>43501</text:p>
          </table:table-cell>
          <table:table-cell office:value-type="float" office:value="130097" calcext:value-type="float">
            <text:p>130097</text:p>
          </table:table-cell>
          <table:table-cell office:value-type="float" office:value="277681" calcext:value-type="float">
            <text:p>277681</text:p>
          </table:table-cell>
          <table:table-cell office:value-type="float" office:value="131053" calcext:value-type="float">
            <text:p>131053</text:p>
          </table:table-cell>
          <table:table-cell office:value-type="float" office:value="277582" calcext:value-type="float">
            <text:p>277582</text:p>
          </table:table-cell>
        </table:table-row>
        <table:table-row table:style-name="ro3">
          <table:table-cell office:value-type="float" office:value="43601" calcext:value-type="float">
            <text:p>43601</text:p>
          </table:table-cell>
          <table:table-cell office:value-type="float" office:value="123168" calcext:value-type="float">
            <text:p>123168</text:p>
          </table:table-cell>
          <table:table-cell office:value-type="float" office:value="278359" calcext:value-type="float">
            <text:p>278359</text:p>
          </table:table-cell>
          <table:table-cell office:value-type="float" office:value="127231" calcext:value-type="float">
            <text:p>127231</text:p>
          </table:table-cell>
          <table:table-cell office:value-type="float" office:value="278384" calcext:value-type="float">
            <text:p>278384</text:p>
          </table:table-cell>
        </table:table-row>
        <table:table-row table:style-name="ro3">
          <table:table-cell office:value-type="float" office:value="43701" calcext:value-type="float">
            <text:p>43701</text:p>
          </table:table-cell>
          <table:table-cell office:value-type="float" office:value="126165" calcext:value-type="float">
            <text:p>126165</text:p>
          </table:table-cell>
          <table:table-cell office:value-type="float" office:value="278776" calcext:value-type="float">
            <text:p>278776</text:p>
          </table:table-cell>
          <table:table-cell office:value-type="float" office:value="127750" calcext:value-type="float">
            <text:p>127750</text:p>
          </table:table-cell>
          <table:table-cell office:value-type="float" office:value="278132" calcext:value-type="float">
            <text:p>278132</text:p>
          </table:table-cell>
        </table:table-row>
        <table:table-row table:style-name="ro3">
          <table:table-cell office:value-type="float" office:value="43801" calcext:value-type="float">
            <text:p>43801</text:p>
          </table:table-cell>
          <table:table-cell office:value-type="float" office:value="135958" calcext:value-type="float">
            <text:p>135958</text:p>
          </table:table-cell>
          <table:table-cell office:value-type="float" office:value="279353" calcext:value-type="float">
            <text:p>279353</text:p>
          </table:table-cell>
          <table:table-cell office:value-type="float" office:value="124974" calcext:value-type="float">
            <text:p>124974</text:p>
          </table:table-cell>
          <table:table-cell office:value-type="float" office:value="279480" calcext:value-type="float">
            <text:p>279480</text:p>
          </table:table-cell>
        </table:table-row>
        <table:table-row table:style-name="ro3">
          <table:table-cell office:value-type="float" office:value="43901" calcext:value-type="float">
            <text:p>43901</text:p>
          </table:table-cell>
          <table:table-cell office:value-type="float" office:value="136062" calcext:value-type="float">
            <text:p>136062</text:p>
          </table:table-cell>
          <table:table-cell office:value-type="float" office:value="279662" calcext:value-type="float">
            <text:p>279662</text:p>
          </table:table-cell>
          <table:table-cell office:value-type="float" office:value="133534" calcext:value-type="float">
            <text:p>133534</text:p>
          </table:table-cell>
          <table:table-cell office:value-type="float" office:value="280106" calcext:value-type="float">
            <text:p>280106</text:p>
          </table:table-cell>
        </table:table-row>
        <table:table-row table:style-name="ro3">
          <table:table-cell office:value-type="float" office:value="44001" calcext:value-type="float">
            <text:p>44001</text:p>
          </table:table-cell>
          <table:table-cell office:value-type="float" office:value="134700" calcext:value-type="float">
            <text:p>134700</text:p>
          </table:table-cell>
          <table:table-cell office:value-type="float" office:value="281156" calcext:value-type="float">
            <text:p>281156</text:p>
          </table:table-cell>
          <table:table-cell office:value-type="float" office:value="134323" calcext:value-type="float">
            <text:p>134323</text:p>
          </table:table-cell>
          <table:table-cell office:value-type="float" office:value="280198" calcext:value-type="float">
            <text:p>280198</text:p>
          </table:table-cell>
        </table:table-row>
        <table:table-row table:style-name="ro3">
          <table:table-cell office:value-type="float" office:value="44101" calcext:value-type="float">
            <text:p>44101</text:p>
          </table:table-cell>
          <table:table-cell office:value-type="float" office:value="136968" calcext:value-type="float">
            <text:p>136968</text:p>
          </table:table-cell>
          <table:table-cell office:value-type="float" office:value="281644" calcext:value-type="float">
            <text:p>281644</text:p>
          </table:table-cell>
          <table:table-cell office:value-type="float" office:value="128398" calcext:value-type="float">
            <text:p>128398</text:p>
          </table:table-cell>
          <table:table-cell office:value-type="float" office:value="281567" calcext:value-type="float">
            <text:p>281567</text:p>
          </table:table-cell>
        </table:table-row>
        <table:table-row table:style-name="ro3">
          <table:table-cell office:value-type="float" office:value="44201" calcext:value-type="float">
            <text:p>44201</text:p>
          </table:table-cell>
          <table:table-cell office:value-type="float" office:value="130540" calcext:value-type="float">
            <text:p>130540</text:p>
          </table:table-cell>
          <table:table-cell office:value-type="float" office:value="280927" calcext:value-type="float">
            <text:p>280927</text:p>
          </table:table-cell>
          <table:table-cell office:value-type="float" office:value="125550" calcext:value-type="float">
            <text:p>125550</text:p>
          </table:table-cell>
          <table:table-cell office:value-type="float" office:value="282031" calcext:value-type="float">
            <text:p>282031</text:p>
          </table:table-cell>
        </table:table-row>
        <table:table-row table:style-name="ro3">
          <table:table-cell office:value-type="float" office:value="44301" calcext:value-type="float">
            <text:p>44301</text:p>
          </table:table-cell>
          <table:table-cell office:value-type="float" office:value="131817" calcext:value-type="float">
            <text:p>131817</text:p>
          </table:table-cell>
          <table:table-cell office:value-type="float" office:value="282431" calcext:value-type="float">
            <text:p>282431</text:p>
          </table:table-cell>
          <table:table-cell office:value-type="float" office:value="132288" calcext:value-type="float">
            <text:p>132288</text:p>
          </table:table-cell>
          <table:table-cell office:value-type="float" office:value="283024" calcext:value-type="float">
            <text:p>283024</text:p>
          </table:table-cell>
        </table:table-row>
        <table:table-row table:style-name="ro3">
          <table:table-cell office:value-type="float" office:value="44401" calcext:value-type="float">
            <text:p>44401</text:p>
          </table:table-cell>
          <table:table-cell office:value-type="float" office:value="136413" calcext:value-type="float">
            <text:p>136413</text:p>
          </table:table-cell>
          <table:table-cell office:value-type="float" office:value="283685" calcext:value-type="float">
            <text:p>283685</text:p>
          </table:table-cell>
          <table:table-cell office:value-type="float" office:value="136359" calcext:value-type="float">
            <text:p>136359</text:p>
          </table:table-cell>
          <table:table-cell office:value-type="float" office:value="283245" calcext:value-type="float">
            <text:p>283245</text:p>
          </table:table-cell>
        </table:table-row>
        <table:table-row table:style-name="ro3">
          <table:table-cell office:value-type="float" office:value="44501" calcext:value-type="float">
            <text:p>44501</text:p>
          </table:table-cell>
          <table:table-cell office:value-type="float" office:value="129952" calcext:value-type="float">
            <text:p>129952</text:p>
          </table:table-cell>
          <table:table-cell office:value-type="float" office:value="284119" calcext:value-type="float">
            <text:p>284119</text:p>
          </table:table-cell>
          <table:table-cell office:value-type="float" office:value="132376" calcext:value-type="float">
            <text:p>132376</text:p>
          </table:table-cell>
          <table:table-cell office:value-type="float" office:value="284428" calcext:value-type="float">
            <text:p>284428</text:p>
          </table:table-cell>
        </table:table-row>
        <table:table-row table:style-name="ro3">
          <table:table-cell office:value-type="float" office:value="44601" calcext:value-type="float">
            <text:p>44601</text:p>
          </table:table-cell>
          <table:table-cell office:value-type="float" office:value="125449" calcext:value-type="float">
            <text:p>125449</text:p>
          </table:table-cell>
          <table:table-cell office:value-type="float" office:value="284439" calcext:value-type="float">
            <text:p>284439</text:p>
          </table:table-cell>
          <table:table-cell office:value-type="float" office:value="133697" calcext:value-type="float">
            <text:p>133697</text:p>
          </table:table-cell>
          <table:table-cell office:value-type="float" office:value="284134" calcext:value-type="float">
            <text:p>284134</text:p>
          </table:table-cell>
        </table:table-row>
        <table:table-row table:style-name="ro3">
          <table:table-cell office:value-type="float" office:value="44701" calcext:value-type="float">
            <text:p>44701</text:p>
          </table:table-cell>
          <table:table-cell office:value-type="float" office:value="131010" calcext:value-type="float">
            <text:p>131010</text:p>
          </table:table-cell>
          <table:table-cell office:value-type="float" office:value="284811" calcext:value-type="float">
            <text:p>284811</text:p>
          </table:table-cell>
          <table:table-cell office:value-type="float" office:value="142809" calcext:value-type="float">
            <text:p>142809</text:p>
          </table:table-cell>
          <table:table-cell office:value-type="float" office:value="285486" calcext:value-type="float">
            <text:p>285486</text:p>
          </table:table-cell>
        </table:table-row>
        <table:table-row table:style-name="ro3">
          <table:table-cell office:value-type="float" office:value="44801" calcext:value-type="float">
            <text:p>44801</text:p>
          </table:table-cell>
          <table:table-cell office:value-type="float" office:value="138299" calcext:value-type="float">
            <text:p>138299</text:p>
          </table:table-cell>
          <table:table-cell office:value-type="float" office:value="285165" calcext:value-type="float">
            <text:p>285165</text:p>
          </table:table-cell>
          <table:table-cell office:value-type="float" office:value="134921" calcext:value-type="float">
            <text:p>134921</text:p>
          </table:table-cell>
          <table:table-cell office:value-type="float" office:value="285783" calcext:value-type="float">
            <text:p>285783</text:p>
          </table:table-cell>
        </table:table-row>
        <table:table-row table:style-name="ro3">
          <table:table-cell office:value-type="float" office:value="44901" calcext:value-type="float">
            <text:p>44901</text:p>
          </table:table-cell>
          <table:table-cell office:value-type="float" office:value="134293" calcext:value-type="float">
            <text:p>134293</text:p>
          </table:table-cell>
          <table:table-cell office:value-type="float" office:value="286437" calcext:value-type="float">
            <text:p>286437</text:p>
          </table:table-cell>
          <table:table-cell office:value-type="float" office:value="132133" calcext:value-type="float">
            <text:p>132133</text:p>
          </table:table-cell>
          <table:table-cell office:value-type="float" office:value="286522" calcext:value-type="float">
            <text:p>286522</text:p>
          </table:table-cell>
        </table:table-row>
        <table:table-row table:style-name="ro3">
          <table:table-cell office:value-type="float" office:value="45001" calcext:value-type="float">
            <text:p>45001</text:p>
          </table:table-cell>
          <table:table-cell office:value-type="float" office:value="138799" calcext:value-type="float">
            <text:p>138799</text:p>
          </table:table-cell>
          <table:table-cell office:value-type="float" office:value="287181" calcext:value-type="float">
            <text:p>287181</text:p>
          </table:table-cell>
          <table:table-cell office:value-type="float" office:value="138862" calcext:value-type="float">
            <text:p>138862</text:p>
          </table:table-cell>
          <table:table-cell office:value-type="float" office:value="287837" calcext:value-type="float">
            <text:p>287837</text:p>
          </table:table-cell>
        </table:table-row>
        <table:table-row table:style-name="ro3">
          <table:table-cell office:value-type="float" office:value="45101" calcext:value-type="float">
            <text:p>45101</text:p>
          </table:table-cell>
          <table:table-cell office:value-type="float" office:value="141933" calcext:value-type="float">
            <text:p>141933</text:p>
          </table:table-cell>
          <table:table-cell office:value-type="float" office:value="287366" calcext:value-type="float">
            <text:p>287366</text:p>
          </table:table-cell>
          <table:table-cell office:value-type="float" office:value="139014" calcext:value-type="float">
            <text:p>139014</text:p>
          </table:table-cell>
          <table:table-cell office:value-type="float" office:value="288440" calcext:value-type="float">
            <text:p>288440</text:p>
          </table:table-cell>
        </table:table-row>
        <table:table-row table:style-name="ro3">
          <table:table-cell office:value-type="float" office:value="45201" calcext:value-type="float">
            <text:p>45201</text:p>
          </table:table-cell>
          <table:table-cell office:value-type="float" office:value="134675" calcext:value-type="float">
            <text:p>134675</text:p>
          </table:table-cell>
          <table:table-cell office:value-type="float" office:value="287874" calcext:value-type="float">
            <text:p>287874</text:p>
          </table:table-cell>
          <table:table-cell office:value-type="float" office:value="132002" calcext:value-type="float">
            <text:p>132002</text:p>
          </table:table-cell>
          <table:table-cell office:value-type="float" office:value="288959" calcext:value-type="float">
            <text:p>288959</text:p>
          </table:table-cell>
        </table:table-row>
        <table:table-row table:style-name="ro3">
          <table:table-cell office:value-type="float" office:value="45301" calcext:value-type="float">
            <text:p>45301</text:p>
          </table:table-cell>
          <table:table-cell office:value-type="float" office:value="140152" calcext:value-type="float">
            <text:p>140152</text:p>
          </table:table-cell>
          <table:table-cell office:value-type="float" office:value="288983" calcext:value-type="float">
            <text:p>288983</text:p>
          </table:table-cell>
          <table:table-cell office:value-type="float" office:value="138186" calcext:value-type="float">
            <text:p>138186</text:p>
          </table:table-cell>
          <table:table-cell office:value-type="float" office:value="289633" calcext:value-type="float">
            <text:p>289633</text:p>
          </table:table-cell>
        </table:table-row>
        <table:table-row table:style-name="ro3">
          <table:table-cell office:value-type="float" office:value="45401" calcext:value-type="float">
            <text:p>45401</text:p>
          </table:table-cell>
          <table:table-cell office:value-type="float" office:value="133415" calcext:value-type="float">
            <text:p>133415</text:p>
          </table:table-cell>
          <table:table-cell office:value-type="float" office:value="289728" calcext:value-type="float">
            <text:p>289728</text:p>
          </table:table-cell>
          <table:table-cell office:value-type="float" office:value="135681" calcext:value-type="float">
            <text:p>135681</text:p>
          </table:table-cell>
          <table:table-cell office:value-type="float" office:value="289719" calcext:value-type="float">
            <text:p>289719</text:p>
          </table:table-cell>
        </table:table-row>
        <table:table-row table:style-name="ro3">
          <table:table-cell office:value-type="float" office:value="45501" calcext:value-type="float">
            <text:p>45501</text:p>
          </table:table-cell>
          <table:table-cell office:value-type="float" office:value="136243" calcext:value-type="float">
            <text:p>136243</text:p>
          </table:table-cell>
          <table:table-cell office:value-type="float" office:value="290437" calcext:value-type="float">
            <text:p>290437</text:p>
          </table:table-cell>
          <table:table-cell office:value-type="float" office:value="136512" calcext:value-type="float">
            <text:p>136512</text:p>
          </table:table-cell>
          <table:table-cell office:value-type="float" office:value="290101" calcext:value-type="float">
            <text:p>290101</text:p>
          </table:table-cell>
        </table:table-row>
        <table:table-row table:style-name="ro3">
          <table:table-cell office:value-type="float" office:value="45601" calcext:value-type="float">
            <text:p>45601</text:p>
          </table:table-cell>
          <table:table-cell office:value-type="float" office:value="130930" calcext:value-type="float">
            <text:p>130930</text:p>
          </table:table-cell>
          <table:table-cell office:value-type="float" office:value="290606" calcext:value-type="float">
            <text:p>290606</text:p>
          </table:table-cell>
          <table:table-cell office:value-type="float" office:value="137136" calcext:value-type="float">
            <text:p>137136</text:p>
          </table:table-cell>
          <table:table-cell office:value-type="float" office:value="291458" calcext:value-type="float">
            <text:p>291458</text:p>
          </table:table-cell>
        </table:table-row>
        <table:table-row table:style-name="ro3">
          <table:table-cell office:value-type="float" office:value="45701" calcext:value-type="float">
            <text:p>45701</text:p>
          </table:table-cell>
          <table:table-cell office:value-type="float" office:value="132127" calcext:value-type="float">
            <text:p>132127</text:p>
          </table:table-cell>
          <table:table-cell office:value-type="float" office:value="290829" calcext:value-type="float">
            <text:p>290829</text:p>
          </table:table-cell>
          <table:table-cell office:value-type="float" office:value="135442" calcext:value-type="float">
            <text:p>135442</text:p>
          </table:table-cell>
          <table:table-cell office:value-type="float" office:value="291416" calcext:value-type="float">
            <text:p>291416</text:p>
          </table:table-cell>
        </table:table-row>
        <table:table-row table:style-name="ro3">
          <table:table-cell office:value-type="float" office:value="45801" calcext:value-type="float">
            <text:p>45801</text:p>
          </table:table-cell>
          <table:table-cell office:value-type="float" office:value="140700" calcext:value-type="float">
            <text:p>140700</text:p>
          </table:table-cell>
          <table:table-cell office:value-type="float" office:value="291193" calcext:value-type="float">
            <text:p>291193</text:p>
          </table:table-cell>
          <table:table-cell office:value-type="float" office:value="137719" calcext:value-type="float">
            <text:p>137719</text:p>
          </table:table-cell>
          <table:table-cell office:value-type="float" office:value="292774" calcext:value-type="float">
            <text:p>292774</text:p>
          </table:table-cell>
        </table:table-row>
        <table:table-row table:style-name="ro3">
          <table:table-cell office:value-type="float" office:value="45901" calcext:value-type="float">
            <text:p>45901</text:p>
          </table:table-cell>
          <table:table-cell office:value-type="float" office:value="140707" calcext:value-type="float">
            <text:p>140707</text:p>
          </table:table-cell>
          <table:table-cell office:value-type="float" office:value="292502" calcext:value-type="float">
            <text:p>292502</text:p>
          </table:table-cell>
          <table:table-cell office:value-type="float" office:value="145595" calcext:value-type="float">
            <text:p>145595</text:p>
          </table:table-cell>
          <table:table-cell office:value-type="float" office:value="292826" calcext:value-type="float">
            <text:p>292826</text:p>
          </table:table-cell>
        </table:table-row>
        <table:table-row table:style-name="ro3">
          <table:table-cell office:value-type="float" office:value="46001" calcext:value-type="float">
            <text:p>46001</text:p>
          </table:table-cell>
          <table:table-cell office:value-type="float" office:value="133885" calcext:value-type="float">
            <text:p>133885</text:p>
          </table:table-cell>
          <table:table-cell office:value-type="float" office:value="293301" calcext:value-type="float">
            <text:p>293301</text:p>
          </table:table-cell>
          <table:table-cell office:value-type="float" office:value="147629" calcext:value-type="float">
            <text:p>147629</text:p>
          </table:table-cell>
          <table:table-cell office:value-type="float" office:value="292844" calcext:value-type="float">
            <text:p>292844</text:p>
          </table:table-cell>
        </table:table-row>
        <table:table-row table:style-name="ro3">
          <table:table-cell office:value-type="float" office:value="46101" calcext:value-type="float">
            <text:p>46101</text:p>
          </table:table-cell>
          <table:table-cell office:value-type="float" office:value="139371" calcext:value-type="float">
            <text:p>139371</text:p>
          </table:table-cell>
          <table:table-cell office:value-type="float" office:value="293317" calcext:value-type="float">
            <text:p>293317</text:p>
          </table:table-cell>
          <table:table-cell office:value-type="float" office:value="133888" calcext:value-type="float">
            <text:p>133888</text:p>
          </table:table-cell>
          <table:table-cell office:value-type="float" office:value="293294" calcext:value-type="float">
            <text:p>293294</text:p>
          </table:table-cell>
        </table:table-row>
        <table:table-row table:style-name="ro3">
          <table:table-cell office:value-type="float" office:value="46201" calcext:value-type="float">
            <text:p>46201</text:p>
          </table:table-cell>
          <table:table-cell office:value-type="float" office:value="139770" calcext:value-type="float">
            <text:p>139770</text:p>
          </table:table-cell>
          <table:table-cell office:value-type="float" office:value="295253" calcext:value-type="float">
            <text:p>295253</text:p>
          </table:table-cell>
          <table:table-cell office:value-type="float" office:value="131487" calcext:value-type="float">
            <text:p>131487</text:p>
          </table:table-cell>
          <table:table-cell office:value-type="float" office:value="294389" calcext:value-type="float">
            <text:p>294389</text:p>
          </table:table-cell>
        </table:table-row>
        <table:table-row table:style-name="ro3">
          <table:table-cell office:value-type="float" office:value="46301" calcext:value-type="float">
            <text:p>46301</text:p>
          </table:table-cell>
          <table:table-cell office:value-type="float" office:value="134244" calcext:value-type="float">
            <text:p>134244</text:p>
          </table:table-cell>
          <table:table-cell office:value-type="float" office:value="294107" calcext:value-type="float">
            <text:p>294107</text:p>
          </table:table-cell>
          <table:table-cell office:value-type="float" office:value="148293" calcext:value-type="float">
            <text:p>148293</text:p>
          </table:table-cell>
          <table:table-cell office:value-type="float" office:value="295047" calcext:value-type="float">
            <text:p>295047</text:p>
          </table:table-cell>
        </table:table-row>
        <table:table-row table:style-name="ro3">
          <table:table-cell office:value-type="float" office:value="46401" calcext:value-type="float">
            <text:p>46401</text:p>
          </table:table-cell>
          <table:table-cell office:value-type="float" office:value="134251" calcext:value-type="float">
            <text:p>134251</text:p>
          </table:table-cell>
          <table:table-cell office:value-type="float" office:value="296384" calcext:value-type="float">
            <text:p>296384</text:p>
          </table:table-cell>
          <table:table-cell office:value-type="float" office:value="131842" calcext:value-type="float">
            <text:p>131842</text:p>
          </table:table-cell>
          <table:table-cell office:value-type="float" office:value="295859" calcext:value-type="float">
            <text:p>295859</text:p>
          </table:table-cell>
        </table:table-row>
        <table:table-row table:style-name="ro3">
          <table:table-cell office:value-type="float" office:value="46501" calcext:value-type="float">
            <text:p>46501</text:p>
          </table:table-cell>
          <table:table-cell office:value-type="float" office:value="131964" calcext:value-type="float">
            <text:p>131964</text:p>
          </table:table-cell>
          <table:table-cell office:value-type="float" office:value="297177" calcext:value-type="float">
            <text:p>297177</text:p>
          </table:table-cell>
          <table:table-cell office:value-type="float" office:value="145181" calcext:value-type="float">
            <text:p>145181</text:p>
          </table:table-cell>
          <table:table-cell office:value-type="float" office:value="296504" calcext:value-type="float">
            <text:p>296504</text:p>
          </table:table-cell>
        </table:table-row>
        <table:table-row table:style-name="ro3">
          <table:table-cell office:value-type="float" office:value="46601" calcext:value-type="float">
            <text:p>46601</text:p>
          </table:table-cell>
          <table:table-cell office:value-type="float" office:value="141418" calcext:value-type="float">
            <text:p>141418</text:p>
          </table:table-cell>
          <table:table-cell office:value-type="float" office:value="297150" calcext:value-type="float">
            <text:p>297150</text:p>
          </table:table-cell>
          <table:table-cell office:value-type="float" office:value="136655" calcext:value-type="float">
            <text:p>136655</text:p>
          </table:table-cell>
          <table:table-cell office:value-type="float" office:value="297679" calcext:value-type="float">
            <text:p>297679</text:p>
          </table:table-cell>
        </table:table-row>
        <table:table-row table:style-name="ro3">
          <table:table-cell office:value-type="float" office:value="46701" calcext:value-type="float">
            <text:p>46701</text:p>
          </table:table-cell>
          <table:table-cell office:value-type="float" office:value="143095" calcext:value-type="float">
            <text:p>143095</text:p>
          </table:table-cell>
          <table:table-cell office:value-type="float" office:value="298092" calcext:value-type="float">
            <text:p>298092</text:p>
          </table:table-cell>
          <table:table-cell office:value-type="float" office:value="140985" calcext:value-type="float">
            <text:p>140985</text:p>
          </table:table-cell>
          <table:table-cell office:value-type="float" office:value="298432" calcext:value-type="float">
            <text:p>298432</text:p>
          </table:table-cell>
        </table:table-row>
        <table:table-row table:style-name="ro3">
          <table:table-cell office:value-type="float" office:value="46801" calcext:value-type="float">
            <text:p>46801</text:p>
          </table:table-cell>
          <table:table-cell office:value-type="float" office:value="140529" calcext:value-type="float">
            <text:p>140529</text:p>
          </table:table-cell>
          <table:table-cell office:value-type="float" office:value="298911" calcext:value-type="float">
            <text:p>298911</text:p>
          </table:table-cell>
          <table:table-cell office:value-type="float" office:value="138166" calcext:value-type="float">
            <text:p>138166</text:p>
          </table:table-cell>
          <table:table-cell office:value-type="float" office:value="297770" calcext:value-type="float">
            <text:p>297770</text:p>
          </table:table-cell>
        </table:table-row>
        <table:table-row table:style-name="ro3">
          <table:table-cell office:value-type="float" office:value="46901" calcext:value-type="float">
            <text:p>46901</text:p>
          </table:table-cell>
          <table:table-cell office:value-type="float" office:value="144439" calcext:value-type="float">
            <text:p>144439</text:p>
          </table:table-cell>
          <table:table-cell office:value-type="float" office:value="299383" calcext:value-type="float">
            <text:p>299383</text:p>
          </table:table-cell>
          <table:table-cell office:value-type="float" office:value="144204" calcext:value-type="float">
            <text:p>144204</text:p>
          </table:table-cell>
          <table:table-cell office:value-type="float" office:value="299727" calcext:value-type="float">
            <text:p>299727</text:p>
          </table:table-cell>
        </table:table-row>
        <table:table-row table:style-name="ro3">
          <table:table-cell office:value-type="float" office:value="47001" calcext:value-type="float">
            <text:p>47001</text:p>
          </table:table-cell>
          <table:table-cell office:value-type="float" office:value="133305" calcext:value-type="float">
            <text:p>133305</text:p>
          </table:table-cell>
          <table:table-cell office:value-type="float" office:value="299760" calcext:value-type="float">
            <text:p>299760</text:p>
          </table:table-cell>
          <table:table-cell office:value-type="float" office:value="145267" calcext:value-type="float">
            <text:p>145267</text:p>
          </table:table-cell>
          <table:table-cell office:value-type="float" office:value="300152" calcext:value-type="float">
            <text:p>300152</text:p>
          </table:table-cell>
        </table:table-row>
        <table:table-row table:style-name="ro3">
          <table:table-cell office:value-type="float" office:value="47101" calcext:value-type="float">
            <text:p>47101</text:p>
          </table:table-cell>
          <table:table-cell office:value-type="float" office:value="140662" calcext:value-type="float">
            <text:p>140662</text:p>
          </table:table-cell>
          <table:table-cell office:value-type="float" office:value="300577" calcext:value-type="float">
            <text:p>300577</text:p>
          </table:table-cell>
          <table:table-cell office:value-type="float" office:value="147724" calcext:value-type="float">
            <text:p>147724</text:p>
          </table:table-cell>
          <table:table-cell office:value-type="float" office:value="300572" calcext:value-type="float">
            <text:p>300572</text:p>
          </table:table-cell>
        </table:table-row>
        <table:table-row table:style-name="ro3">
          <table:table-cell office:value-type="float" office:value="47201" calcext:value-type="float">
            <text:p>47201</text:p>
          </table:table-cell>
          <table:table-cell office:value-type="float" office:value="143745" calcext:value-type="float">
            <text:p>143745</text:p>
          </table:table-cell>
          <table:table-cell office:value-type="float" office:value="301411" calcext:value-type="float">
            <text:p>301411</text:p>
          </table:table-cell>
          <table:table-cell office:value-type="float" office:value="133881" calcext:value-type="float">
            <text:p>133881</text:p>
          </table:table-cell>
          <table:table-cell office:value-type="float" office:value="301625" calcext:value-type="float">
            <text:p>301625</text:p>
          </table:table-cell>
        </table:table-row>
        <table:table-row table:style-name="ro3">
          <table:table-cell office:value-type="float" office:value="47301" calcext:value-type="float">
            <text:p>47301</text:p>
          </table:table-cell>
          <table:table-cell office:value-type="float" office:value="147245" calcext:value-type="float">
            <text:p>147245</text:p>
          </table:table-cell>
          <table:table-cell office:value-type="float" office:value="302382" calcext:value-type="float">
            <text:p>302382</text:p>
          </table:table-cell>
          <table:table-cell office:value-type="float" office:value="140115" calcext:value-type="float">
            <text:p>140115</text:p>
          </table:table-cell>
          <table:table-cell office:value-type="float" office:value="301392" calcext:value-type="float">
            <text:p>301392</text:p>
          </table:table-cell>
        </table:table-row>
        <table:table-row table:style-name="ro3">
          <table:table-cell office:value-type="float" office:value="47401" calcext:value-type="float">
            <text:p>47401</text:p>
          </table:table-cell>
          <table:table-cell office:value-type="float" office:value="138353" calcext:value-type="float">
            <text:p>138353</text:p>
          </table:table-cell>
          <table:table-cell office:value-type="float" office:value="302869" calcext:value-type="float">
            <text:p>302869</text:p>
          </table:table-cell>
          <table:table-cell office:value-type="float" office:value="140671" calcext:value-type="float">
            <text:p>140671</text:p>
          </table:table-cell>
          <table:table-cell office:value-type="float" office:value="302000" calcext:value-type="float">
            <text:p>302000</text:p>
          </table:table-cell>
        </table:table-row>
        <table:table-row table:style-name="ro3">
          <table:table-cell office:value-type="float" office:value="47501" calcext:value-type="float">
            <text:p>47501</text:p>
          </table:table-cell>
          <table:table-cell office:value-type="float" office:value="146565" calcext:value-type="float">
            <text:p>146565</text:p>
          </table:table-cell>
          <table:table-cell office:value-type="float" office:value="302714" calcext:value-type="float">
            <text:p>302714</text:p>
          </table:table-cell>
          <table:table-cell office:value-type="float" office:value="138594" calcext:value-type="float">
            <text:p>138594</text:p>
          </table:table-cell>
          <table:table-cell office:value-type="float" office:value="303126" calcext:value-type="float">
            <text:p>303126</text:p>
          </table:table-cell>
        </table:table-row>
        <table:table-row table:style-name="ro3">
          <table:table-cell office:value-type="float" office:value="47601" calcext:value-type="float">
            <text:p>47601</text:p>
          </table:table-cell>
          <table:table-cell office:value-type="float" office:value="145358" calcext:value-type="float">
            <text:p>145358</text:p>
          </table:table-cell>
          <table:table-cell office:value-type="float" office:value="303880" calcext:value-type="float">
            <text:p>303880</text:p>
          </table:table-cell>
          <table:table-cell office:value-type="float" office:value="137722" calcext:value-type="float">
            <text:p>137722</text:p>
          </table:table-cell>
          <table:table-cell office:value-type="float" office:value="303944" calcext:value-type="float">
            <text:p>303944</text:p>
          </table:table-cell>
        </table:table-row>
        <table:table-row table:style-name="ro3">
          <table:table-cell office:value-type="float" office:value="47701" calcext:value-type="float">
            <text:p>47701</text:p>
          </table:table-cell>
          <table:table-cell office:value-type="float" office:value="144913" calcext:value-type="float">
            <text:p>144913</text:p>
          </table:table-cell>
          <table:table-cell office:value-type="float" office:value="303928" calcext:value-type="float">
            <text:p>303928</text:p>
          </table:table-cell>
          <table:table-cell office:value-type="float" office:value="152595" calcext:value-type="float">
            <text:p>152595</text:p>
          </table:table-cell>
          <table:table-cell office:value-type="float" office:value="303451" calcext:value-type="float">
            <text:p>303451</text:p>
          </table:table-cell>
        </table:table-row>
        <table:table-row table:style-name="ro3">
          <table:table-cell office:value-type="float" office:value="47801" calcext:value-type="float">
            <text:p>47801</text:p>
          </table:table-cell>
          <table:table-cell office:value-type="float" office:value="140486" calcext:value-type="float">
            <text:p>140486</text:p>
          </table:table-cell>
          <table:table-cell office:value-type="float" office:value="306099" calcext:value-type="float">
            <text:p>306099</text:p>
          </table:table-cell>
          <table:table-cell office:value-type="float" office:value="146597" calcext:value-type="float">
            <text:p>146597</text:p>
          </table:table-cell>
          <table:table-cell office:value-type="float" office:value="304640" calcext:value-type="float">
            <text:p>304640</text:p>
          </table:table-cell>
        </table:table-row>
        <table:table-row table:style-name="ro3">
          <table:table-cell office:value-type="float" office:value="47901" calcext:value-type="float">
            <text:p>47901</text:p>
          </table:table-cell>
          <table:table-cell office:value-type="float" office:value="135764" calcext:value-type="float">
            <text:p>135764</text:p>
          </table:table-cell>
          <table:table-cell office:value-type="float" office:value="305673" calcext:value-type="float">
            <text:p>305673</text:p>
          </table:table-cell>
          <table:table-cell office:value-type="float" office:value="148535" calcext:value-type="float">
            <text:p>148535</text:p>
          </table:table-cell>
          <table:table-cell office:value-type="float" office:value="306033" calcext:value-type="float">
            <text:p>306033</text:p>
          </table:table-cell>
        </table:table-row>
        <table:table-row table:style-name="ro3">
          <table:table-cell office:value-type="float" office:value="48001" calcext:value-type="float">
            <text:p>48001</text:p>
          </table:table-cell>
          <table:table-cell office:value-type="float" office:value="146536" calcext:value-type="float">
            <text:p>146536</text:p>
          </table:table-cell>
          <table:table-cell office:value-type="float" office:value="307094" calcext:value-type="float">
            <text:p>307094</text:p>
          </table:table-cell>
          <table:table-cell office:value-type="float" office:value="148844" calcext:value-type="float">
            <text:p>148844</text:p>
          </table:table-cell>
          <table:table-cell office:value-type="float" office:value="306517" calcext:value-type="float">
            <text:p>306517</text:p>
          </table:table-cell>
        </table:table-row>
        <table:table-row table:style-name="ro3">
          <table:table-cell office:value-type="float" office:value="48101" calcext:value-type="float">
            <text:p>48101</text:p>
          </table:table-cell>
          <table:table-cell office:value-type="float" office:value="137958" calcext:value-type="float">
            <text:p>137958</text:p>
          </table:table-cell>
          <table:table-cell office:value-type="float" office:value="307315" calcext:value-type="float">
            <text:p>307315</text:p>
          </table:table-cell>
          <table:table-cell office:value-type="float" office:value="144138" calcext:value-type="float">
            <text:p>144138</text:p>
          </table:table-cell>
          <table:table-cell office:value-type="float" office:value="306204" calcext:value-type="float">
            <text:p>306204</text:p>
          </table:table-cell>
        </table:table-row>
        <table:table-row table:style-name="ro3">
          <table:table-cell office:value-type="float" office:value="48201" calcext:value-type="float">
            <text:p>48201</text:p>
          </table:table-cell>
          <table:table-cell office:value-type="float" office:value="137271" calcext:value-type="float">
            <text:p>137271</text:p>
          </table:table-cell>
          <table:table-cell office:value-type="float" office:value="306797" calcext:value-type="float">
            <text:p>306797</text:p>
          </table:table-cell>
          <table:table-cell office:value-type="float" office:value="137210" calcext:value-type="float">
            <text:p>137210</text:p>
          </table:table-cell>
          <table:table-cell office:value-type="float" office:value="307361" calcext:value-type="float">
            <text:p>307361</text:p>
          </table:table-cell>
        </table:table-row>
        <table:table-row table:style-name="ro3">
          <table:table-cell office:value-type="float" office:value="48301" calcext:value-type="float">
            <text:p>48301</text:p>
          </table:table-cell>
          <table:table-cell office:value-type="float" office:value="151854" calcext:value-type="float">
            <text:p>151854</text:p>
          </table:table-cell>
          <table:table-cell office:value-type="float" office:value="308791" calcext:value-type="float">
            <text:p>308791</text:p>
          </table:table-cell>
          <table:table-cell office:value-type="float" office:value="145447" calcext:value-type="float">
            <text:p>145447</text:p>
          </table:table-cell>
          <table:table-cell office:value-type="float" office:value="307747" calcext:value-type="float">
            <text:p>307747</text:p>
          </table:table-cell>
        </table:table-row>
        <table:table-row table:style-name="ro3">
          <table:table-cell office:value-type="float" office:value="48401" calcext:value-type="float">
            <text:p>48401</text:p>
          </table:table-cell>
          <table:table-cell office:value-type="float" office:value="144149" calcext:value-type="float">
            <text:p>144149</text:p>
          </table:table-cell>
          <table:table-cell office:value-type="float" office:value="308044" calcext:value-type="float">
            <text:p>308044</text:p>
          </table:table-cell>
          <table:table-cell office:value-type="float" office:value="141057" calcext:value-type="float">
            <text:p>141057</text:p>
          </table:table-cell>
          <table:table-cell office:value-type="float" office:value="308933" calcext:value-type="float">
            <text:p>308933</text:p>
          </table:table-cell>
        </table:table-row>
        <table:table-row table:style-name="ro3">
          <table:table-cell office:value-type="float" office:value="48501" calcext:value-type="float">
            <text:p>48501</text:p>
          </table:table-cell>
          <table:table-cell office:value-type="float" office:value="139935" calcext:value-type="float">
            <text:p>139935</text:p>
          </table:table-cell>
          <table:table-cell office:value-type="float" office:value="308813" calcext:value-type="float">
            <text:p>308813</text:p>
          </table:table-cell>
          <table:table-cell office:value-type="float" office:value="149173" calcext:value-type="float">
            <text:p>149173</text:p>
          </table:table-cell>
          <table:table-cell office:value-type="float" office:value="309419" calcext:value-type="float">
            <text:p>309419</text:p>
          </table:table-cell>
        </table:table-row>
        <table:table-row table:style-name="ro3">
          <table:table-cell office:value-type="float" office:value="48601" calcext:value-type="float">
            <text:p>48601</text:p>
          </table:table-cell>
          <table:table-cell office:value-type="float" office:value="155366" calcext:value-type="float">
            <text:p>155366</text:p>
          </table:table-cell>
          <table:table-cell office:value-type="float" office:value="309727" calcext:value-type="float">
            <text:p>309727</text:p>
          </table:table-cell>
          <table:table-cell office:value-type="float" office:value="142919" calcext:value-type="float">
            <text:p>142919</text:p>
          </table:table-cell>
          <table:table-cell office:value-type="float" office:value="310208" calcext:value-type="float">
            <text:p>310208</text:p>
          </table:table-cell>
        </table:table-row>
        <table:table-row table:style-name="ro3">
          <table:table-cell office:value-type="float" office:value="48701" calcext:value-type="float">
            <text:p>48701</text:p>
          </table:table-cell>
          <table:table-cell office:value-type="float" office:value="151377" calcext:value-type="float">
            <text:p>151377</text:p>
          </table:table-cell>
          <table:table-cell office:value-type="float" office:value="310590" calcext:value-type="float">
            <text:p>310590</text:p>
          </table:table-cell>
          <table:table-cell office:value-type="float" office:value="144494" calcext:value-type="float">
            <text:p>144494</text:p>
          </table:table-cell>
          <table:table-cell office:value-type="float" office:value="310935" calcext:value-type="float">
            <text:p>310935</text:p>
          </table:table-cell>
        </table:table-row>
        <table:table-row table:style-name="ro3">
          <table:table-cell office:value-type="float" office:value="48801" calcext:value-type="float">
            <text:p>48801</text:p>
          </table:table-cell>
          <table:table-cell office:value-type="float" office:value="147282" calcext:value-type="float">
            <text:p>147282</text:p>
          </table:table-cell>
          <table:table-cell office:value-type="float" office:value="311481" calcext:value-type="float">
            <text:p>311481</text:p>
          </table:table-cell>
          <table:table-cell office:value-type="float" office:value="148172" calcext:value-type="float">
            <text:p>148172</text:p>
          </table:table-cell>
          <table:table-cell office:value-type="float" office:value="312097" calcext:value-type="float">
            <text:p>312097</text:p>
          </table:table-cell>
        </table:table-row>
        <table:table-row table:style-name="ro3">
          <table:table-cell office:value-type="float" office:value="48901" calcext:value-type="float">
            <text:p>48901</text:p>
          </table:table-cell>
          <table:table-cell office:value-type="float" office:value="143041" calcext:value-type="float">
            <text:p>143041</text:p>
          </table:table-cell>
          <table:table-cell office:value-type="float" office:value="312391" calcext:value-type="float">
            <text:p>312391</text:p>
          </table:table-cell>
          <table:table-cell office:value-type="float" office:value="144823" calcext:value-type="float">
            <text:p>144823</text:p>
          </table:table-cell>
          <table:table-cell office:value-type="float" office:value="311486" calcext:value-type="float">
            <text:p>311486</text:p>
          </table:table-cell>
        </table:table-row>
        <table:table-row table:style-name="ro3">
          <table:table-cell office:value-type="float" office:value="49001" calcext:value-type="float">
            <text:p>49001</text:p>
          </table:table-cell>
          <table:table-cell office:value-type="float" office:value="142147" calcext:value-type="float">
            <text:p>142147</text:p>
          </table:table-cell>
          <table:table-cell office:value-type="float" office:value="312450" calcext:value-type="float">
            <text:p>312450</text:p>
          </table:table-cell>
          <table:table-cell office:value-type="float" office:value="141931" calcext:value-type="float">
            <text:p>141931</text:p>
          </table:table-cell>
          <table:table-cell office:value-type="float" office:value="312466" calcext:value-type="float">
            <text:p>312466</text:p>
          </table:table-cell>
        </table:table-row>
        <table:table-row table:style-name="ro3">
          <table:table-cell office:value-type="float" office:value="49101" calcext:value-type="float">
            <text:p>49101</text:p>
          </table:table-cell>
          <table:table-cell office:value-type="float" office:value="150675" calcext:value-type="float">
            <text:p>150675</text:p>
          </table:table-cell>
          <table:table-cell office:value-type="float" office:value="313157" calcext:value-type="float">
            <text:p>313157</text:p>
          </table:table-cell>
          <table:table-cell office:value-type="float" office:value="150556" calcext:value-type="float">
            <text:p>150556</text:p>
          </table:table-cell>
          <table:table-cell office:value-type="float" office:value="313161" calcext:value-type="float">
            <text:p>313161</text:p>
          </table:table-cell>
        </table:table-row>
        <table:table-row table:style-name="ro3">
          <table:table-cell office:value-type="float" office:value="49201" calcext:value-type="float">
            <text:p>49201</text:p>
          </table:table-cell>
          <table:table-cell office:value-type="float" office:value="146219" calcext:value-type="float">
            <text:p>146219</text:p>
          </table:table-cell>
          <table:table-cell office:value-type="float" office:value="313448" calcext:value-type="float">
            <text:p>313448</text:p>
          </table:table-cell>
          <table:table-cell office:value-type="float" office:value="149533" calcext:value-type="float">
            <text:p>149533</text:p>
          </table:table-cell>
          <table:table-cell office:value-type="float" office:value="314669" calcext:value-type="float">
            <text:p>314669</text:p>
          </table:table-cell>
        </table:table-row>
        <table:table-row table:style-name="ro3">
          <table:table-cell office:value-type="float" office:value="49301" calcext:value-type="float">
            <text:p>49301</text:p>
          </table:table-cell>
          <table:table-cell office:value-type="float" office:value="146986" calcext:value-type="float">
            <text:p>146986</text:p>
          </table:table-cell>
          <table:table-cell office:value-type="float" office:value="314903" calcext:value-type="float">
            <text:p>314903</text:p>
          </table:table-cell>
          <table:table-cell office:value-type="float" office:value="142069" calcext:value-type="float">
            <text:p>142069</text:p>
          </table:table-cell>
          <table:table-cell office:value-type="float" office:value="314686" calcext:value-type="float">
            <text:p>314686</text:p>
          </table:table-cell>
        </table:table-row>
        <table:table-row table:style-name="ro3">
          <table:table-cell office:value-type="float" office:value="49401" calcext:value-type="float">
            <text:p>49401</text:p>
          </table:table-cell>
          <table:table-cell office:value-type="float" office:value="143998" calcext:value-type="float">
            <text:p>143998</text:p>
          </table:table-cell>
          <table:table-cell office:value-type="float" office:value="315130" calcext:value-type="float">
            <text:p>315130</text:p>
          </table:table-cell>
          <table:table-cell office:value-type="float" office:value="143173" calcext:value-type="float">
            <text:p>143173</text:p>
          </table:table-cell>
          <table:table-cell office:value-type="float" office:value="315462" calcext:value-type="float">
            <text:p>315462</text:p>
          </table:table-cell>
        </table:table-row>
        <table:table-row table:style-name="ro3">
          <table:table-cell office:value-type="float" office:value="49501" calcext:value-type="float">
            <text:p>49501</text:p>
          </table:table-cell>
          <table:table-cell office:value-type="float" office:value="157677" calcext:value-type="float">
            <text:p>157677</text:p>
          </table:table-cell>
          <table:table-cell office:value-type="float" office:value="315619" calcext:value-type="float">
            <text:p>315619</text:p>
          </table:table-cell>
          <table:table-cell office:value-type="float" office:value="145655" calcext:value-type="float">
            <text:p>145655</text:p>
          </table:table-cell>
          <table:table-cell office:value-type="float" office:value="314834" calcext:value-type="float">
            <text:p>314834</text:p>
          </table:table-cell>
        </table:table-row>
        <table:table-row table:style-name="ro3">
          <table:table-cell office:value-type="float" office:value="49601" calcext:value-type="float">
            <text:p>49601</text:p>
          </table:table-cell>
          <table:table-cell office:value-type="float" office:value="146124" calcext:value-type="float">
            <text:p>146124</text:p>
          </table:table-cell>
          <table:table-cell office:value-type="float" office:value="316870" calcext:value-type="float">
            <text:p>316870</text:p>
          </table:table-cell>
          <table:table-cell office:value-type="float" office:value="153339" calcext:value-type="float">
            <text:p>153339</text:p>
          </table:table-cell>
          <table:table-cell office:value-type="float" office:value="316663" calcext:value-type="float">
            <text:p>316663</text:p>
          </table:table-cell>
        </table:table-row>
        <table:table-row table:style-name="ro3">
          <table:table-cell office:value-type="float" office:value="49701" calcext:value-type="float">
            <text:p>49701</text:p>
          </table:table-cell>
          <table:table-cell office:value-type="float" office:value="149704" calcext:value-type="float">
            <text:p>149704</text:p>
          </table:table-cell>
          <table:table-cell office:value-type="float" office:value="317354" calcext:value-type="float">
            <text:p>317354</text:p>
          </table:table-cell>
          <table:table-cell office:value-type="float" office:value="148838" calcext:value-type="float">
            <text:p>148838</text:p>
          </table:table-cell>
          <table:table-cell office:value-type="float" office:value="316574" calcext:value-type="float">
            <text:p>316574</text:p>
          </table:table-cell>
        </table:table-row>
        <table:table-row table:style-name="ro3">
          <table:table-cell office:value-type="float" office:value="49801" calcext:value-type="float">
            <text:p>49801</text:p>
          </table:table-cell>
          <table:table-cell office:value-type="float" office:value="146806" calcext:value-type="float">
            <text:p>146806</text:p>
          </table:table-cell>
          <table:table-cell office:value-type="float" office:value="316925" calcext:value-type="float">
            <text:p>316925</text:p>
          </table:table-cell>
          <table:table-cell office:value-type="float" office:value="148695" calcext:value-type="float">
            <text:p>148695</text:p>
          </table:table-cell>
          <table:table-cell office:value-type="float" office:value="316914" calcext:value-type="float">
            <text:p>316914</text:p>
          </table:table-cell>
        </table:table-row>
        <table:table-row table:style-name="ro3">
          <table:table-cell office:value-type="float" office:value="49901" calcext:value-type="float">
            <text:p>49901</text:p>
          </table:table-cell>
          <table:table-cell office:value-type="float" office:value="156265" calcext:value-type="float">
            <text:p>156265</text:p>
          </table:table-cell>
          <table:table-cell office:value-type="float" office:value="318967" calcext:value-type="float">
            <text:p>318967</text:p>
          </table:table-cell>
          <table:table-cell office:value-type="float" office:value="150382" calcext:value-type="float">
            <text:p>150382</text:p>
          </table:table-cell>
          <table:table-cell office:value-type="float" office:value="318270" calcext:value-type="float">
            <text:p>318270</text:p>
          </table:table-cell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float" office:value="149206" calcext:value-type="float">
            <text:p>149206</text:p>
          </table:table-cell>
          <table:table-cell office:value-type="float" office:value="319747" calcext:value-type="float">
            <text:p>319747</text:p>
          </table:table-cell>
          <table:table-cell office:value-type="float" office:value="147264" calcext:value-type="float">
            <text:p>147264</text:p>
          </table:table-cell>
          <table:table-cell office:value-type="float" office:value="318113" calcext:value-type="float">
            <text:p>318113</text:p>
          </table:table-cell>
        </table:table-row>
        <table:table-row table:style-name="ro3">
          <table:table-cell office:value-type="float" office:value="50101" calcext:value-type="float">
            <text:p>50101</text:p>
          </table:table-cell>
          <table:table-cell office:value-type="float" office:value="153189" calcext:value-type="float">
            <text:p>153189</text:p>
          </table:table-cell>
          <table:table-cell office:value-type="float" office:value="318929" calcext:value-type="float">
            <text:p>318929</text:p>
          </table:table-cell>
          <table:table-cell office:value-type="float" office:value="154953" calcext:value-type="float">
            <text:p>154953</text:p>
          </table:table-cell>
          <table:table-cell office:value-type="float" office:value="320495" calcext:value-type="float">
            <text:p>320495</text:p>
          </table:table-cell>
        </table:table-row>
        <table:table-row table:style-name="ro3">
          <table:table-cell office:value-type="float" office:value="50201" calcext:value-type="float">
            <text:p>50201</text:p>
          </table:table-cell>
          <table:table-cell office:value-type="float" office:value="143380" calcext:value-type="float">
            <text:p>143380</text:p>
          </table:table-cell>
          <table:table-cell office:value-type="float" office:value="321124" calcext:value-type="float">
            <text:p>321124</text:p>
          </table:table-cell>
          <table:table-cell office:value-type="float" office:value="140006" calcext:value-type="float">
            <text:p>140006</text:p>
          </table:table-cell>
          <table:table-cell office:value-type="float" office:value="320018" calcext:value-type="float">
            <text:p>320018</text:p>
          </table:table-cell>
        </table:table-row>
        <table:table-row table:style-name="ro3">
          <table:table-cell office:value-type="float" office:value="50301" calcext:value-type="float">
            <text:p>50301</text:p>
          </table:table-cell>
          <table:table-cell office:value-type="float" office:value="147422" calcext:value-type="float">
            <text:p>147422</text:p>
          </table:table-cell>
          <table:table-cell office:value-type="float" office:value="322162" calcext:value-type="float">
            <text:p>322162</text:p>
          </table:table-cell>
          <table:table-cell office:value-type="float" office:value="151797" calcext:value-type="float">
            <text:p>151797</text:p>
          </table:table-cell>
          <table:table-cell office:value-type="float" office:value="320435" calcext:value-type="float">
            <text:p>320435</text:p>
          </table:table-cell>
        </table:table-row>
        <table:table-row table:style-name="ro3">
          <table:table-cell office:value-type="float" office:value="50401" calcext:value-type="float">
            <text:p>50401</text:p>
          </table:table-cell>
          <table:table-cell office:value-type="float" office:value="145895" calcext:value-type="float">
            <text:p>145895</text:p>
          </table:table-cell>
          <table:table-cell office:value-type="float" office:value="321784" calcext:value-type="float">
            <text:p>321784</text:p>
          </table:table-cell>
          <table:table-cell office:value-type="float" office:value="146291" calcext:value-type="float">
            <text:p>146291</text:p>
          </table:table-cell>
          <table:table-cell office:value-type="float" office:value="322115" calcext:value-type="float">
            <text:p>322115</text:p>
          </table:table-cell>
        </table:table-row>
        <table:table-row table:style-name="ro3">
          <table:table-cell office:value-type="float" office:value="50501" calcext:value-type="float">
            <text:p>50501</text:p>
          </table:table-cell>
          <table:table-cell office:value-type="float" office:value="160701" calcext:value-type="float">
            <text:p>160701</text:p>
          </table:table-cell>
          <table:table-cell office:value-type="float" office:value="322508" calcext:value-type="float">
            <text:p>322508</text:p>
          </table:table-cell>
          <table:table-cell office:value-type="float" office:value="155210" calcext:value-type="float">
            <text:p>155210</text:p>
          </table:table-cell>
          <table:table-cell office:value-type="float" office:value="322652" calcext:value-type="float">
            <text:p>322652</text:p>
          </table:table-cell>
        </table:table-row>
        <table:table-row table:style-name="ro3">
          <table:table-cell office:value-type="float" office:value="50601" calcext:value-type="float">
            <text:p>50601</text:p>
          </table:table-cell>
          <table:table-cell office:value-type="float" office:value="148548" calcext:value-type="float">
            <text:p>148548</text:p>
          </table:table-cell>
          <table:table-cell office:value-type="float" office:value="321408" calcext:value-type="float">
            <text:p>321408</text:p>
          </table:table-cell>
          <table:table-cell office:value-type="float" office:value="153947" calcext:value-type="float">
            <text:p>153947</text:p>
          </table:table-cell>
          <table:table-cell office:value-type="float" office:value="322190" calcext:value-type="float">
            <text:p>322190</text:p>
          </table:table-cell>
        </table:table-row>
        <table:table-row table:style-name="ro3">
          <table:table-cell office:value-type="float" office:value="50701" calcext:value-type="float">
            <text:p>50701</text:p>
          </table:table-cell>
          <table:table-cell office:value-type="float" office:value="147091" calcext:value-type="float">
            <text:p>147091</text:p>
          </table:table-cell>
          <table:table-cell office:value-type="float" office:value="323248" calcext:value-type="float">
            <text:p>323248</text:p>
          </table:table-cell>
          <table:table-cell office:value-type="float" office:value="158349" calcext:value-type="float">
            <text:p>158349</text:p>
          </table:table-cell>
          <table:table-cell office:value-type="float" office:value="324230" calcext:value-type="float">
            <text:p>324230</text:p>
          </table:table-cell>
        </table:table-row>
        <table:table-row table:style-name="ro3">
          <table:table-cell office:value-type="float" office:value="50801" calcext:value-type="float">
            <text:p>50801</text:p>
          </table:table-cell>
          <table:table-cell office:value-type="float" office:value="153365" calcext:value-type="float">
            <text:p>153365</text:p>
          </table:table-cell>
          <table:table-cell office:value-type="float" office:value="324640" calcext:value-type="float">
            <text:p>324640</text:p>
          </table:table-cell>
          <table:table-cell office:value-type="float" office:value="145903" calcext:value-type="float">
            <text:p>145903</text:p>
          </table:table-cell>
          <table:table-cell office:value-type="float" office:value="324423" calcext:value-type="float">
            <text:p>324423</text:p>
          </table:table-cell>
        </table:table-row>
        <table:table-row table:style-name="ro3">
          <table:table-cell office:value-type="float" office:value="50901" calcext:value-type="float">
            <text:p>50901</text:p>
          </table:table-cell>
          <table:table-cell office:value-type="float" office:value="164984" calcext:value-type="float">
            <text:p>164984</text:p>
          </table:table-cell>
          <table:table-cell office:value-type="float" office:value="324617" calcext:value-type="float">
            <text:p>324617</text:p>
          </table:table-cell>
          <table:table-cell office:value-type="float" office:value="151968" calcext:value-type="float">
            <text:p>151968</text:p>
          </table:table-cell>
          <table:table-cell office:value-type="float" office:value="325799" calcext:value-type="float">
            <text:p>325799</text:p>
          </table:table-cell>
        </table:table-row>
        <table:table-row table:style-name="ro3">
          <table:table-cell office:value-type="float" office:value="51001" calcext:value-type="float">
            <text:p>51001</text:p>
          </table:table-cell>
          <table:table-cell office:value-type="float" office:value="148053" calcext:value-type="float">
            <text:p>148053</text:p>
          </table:table-cell>
          <table:table-cell office:value-type="float" office:value="325781" calcext:value-type="float">
            <text:p>325781</text:p>
          </table:table-cell>
          <table:table-cell office:value-type="float" office:value="157131" calcext:value-type="float">
            <text:p>157131</text:p>
          </table:table-cell>
          <table:table-cell office:value-type="float" office:value="325742" calcext:value-type="float">
            <text:p>325742</text:p>
          </table:table-cell>
        </table:table-row>
        <table:table-row table:style-name="ro3">
          <table:table-cell office:value-type="float" office:value="51101" calcext:value-type="float">
            <text:p>51101</text:p>
          </table:table-cell>
          <table:table-cell office:value-type="float" office:value="148173" calcext:value-type="float">
            <text:p>148173</text:p>
          </table:table-cell>
          <table:table-cell office:value-type="float" office:value="325877" calcext:value-type="float">
            <text:p>325877</text:p>
          </table:table-cell>
          <table:table-cell office:value-type="float" office:value="153451" calcext:value-type="float">
            <text:p>153451</text:p>
          </table:table-cell>
          <table:table-cell office:value-type="float" office:value="326172" calcext:value-type="float">
            <text:p>326172</text:p>
          </table:table-cell>
        </table:table-row>
        <table:table-row table:style-name="ro3">
          <table:table-cell office:value-type="float" office:value="51201" calcext:value-type="float">
            <text:p>51201</text:p>
          </table:table-cell>
          <table:table-cell office:value-type="float" office:value="164751" calcext:value-type="float">
            <text:p>164751</text:p>
          </table:table-cell>
          <table:table-cell office:value-type="float" office:value="326609" calcext:value-type="float">
            <text:p>326609</text:p>
          </table:table-cell>
          <table:table-cell office:value-type="float" office:value="145138" calcext:value-type="float">
            <text:p>145138</text:p>
          </table:table-cell>
          <table:table-cell office:value-type="float" office:value="327143" calcext:value-type="float">
            <text:p>327143</text:p>
          </table:table-cell>
        </table:table-row>
        <table:table-row table:style-name="ro3">
          <table:table-cell office:value-type="float" office:value="51301" calcext:value-type="float">
            <text:p>51301</text:p>
          </table:table-cell>
          <table:table-cell office:value-type="float" office:value="154367" calcext:value-type="float">
            <text:p>154367</text:p>
          </table:table-cell>
          <table:table-cell office:value-type="float" office:value="327047" calcext:value-type="float">
            <text:p>327047</text:p>
          </table:table-cell>
          <table:table-cell office:value-type="float" office:value="147856" calcext:value-type="float">
            <text:p>147856</text:p>
          </table:table-cell>
          <table:table-cell office:value-type="float" office:value="327286" calcext:value-type="float">
            <text:p>327286</text:p>
          </table:table-cell>
        </table:table-row>
        <table:table-row table:style-name="ro3">
          <table:table-cell office:value-type="float" office:value="51401" calcext:value-type="float">
            <text:p>51401</text:p>
          </table:table-cell>
          <table:table-cell office:value-type="float" office:value="146317" calcext:value-type="float">
            <text:p>146317</text:p>
          </table:table-cell>
          <table:table-cell office:value-type="float" office:value="327642" calcext:value-type="float">
            <text:p>327642</text:p>
          </table:table-cell>
          <table:table-cell office:value-type="float" office:value="152959" calcext:value-type="float">
            <text:p>152959</text:p>
          </table:table-cell>
          <table:table-cell office:value-type="float" office:value="328300" calcext:value-type="float">
            <text:p>3283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0:49:20.2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7S</meta:editing-duration>
    <meta:editing-cycles>3</meta:editing-cycles>
    <meta:generator>LibreOffice/5.3.0.3$Windows_x86 LibreOffice_project/7074905676c47b82bbcfbea1aeefc84afe1c50e1</meta:generator>
    <dc:date>2017-04-20T23:57:36.733000000</dc:date>
    <meta:document-statistic meta:table-count="3" meta:cell-count="257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423cm" svg:height="8.981cm" xlink:href=".." xlink:type="simple" chart:class="chart:line" chart:style-name="ch1">
        <chart:legend chart:legend-position="end" svg:x="39.798cm" svg:y="3.55cm" style:legend-expansion="high" chart:style-name="ch2"/>
        <chart:plot-area chart:style-name="ch3" table:cell-range-address="Sheet1.A4:Sheet1.E518" chart:data-source-has-labels="both" svg:x="0.888cm" svg:y="0.179cm" svg:width="38.022cm" svg:height="8.623cm">
          <chartooo:coordinate-region svg:x="2.25cm" svg:y="0.179cm" svg:width="36.61cm" svg:height="7.302cm"/>
          <chart:axis chart:dimension="x" chart:name="primary-x" chart:style-name="ch4" chartooo:axis-type="auto">
            <chartooo:date-scale/>
            <chart:categories table:cell-range-address="Sheet1.A4:Sheet1.A5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18" loext:label-string="avgrandselect" chart:class="chart:line">
            <chart:data-point chart:repeated="515"/>
          </chart:series>
          <chart:series chart:style-name="ch7" chart:values-cell-range-address="Sheet1.C4:Sheet1.C518" loext:label-string="avgselect" chart:class="chart:line">
            <chart:data-point chart:repeated="515"/>
          </chart:series>
          <chart:series chart:style-name="ch8" chart:values-cell-range-address="Sheet1.D4:Sheet1.D518" loext:label-string="diffrentdatarandselect" chart:class="chart:line">
            <chart:data-point chart:repeated="515"/>
          </chart:series>
          <chart:series chart:style-name="ch9" chart:values-cell-range-address="Sheet1.E4:Sheet1.E518" loext:label-string="diffentdataselect" chart:class="chart:line">
            <chart:data-point chart:repeated="5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andselect</text:p>
              </table:table-cell>
              <table:table-cell office:value-type="string">
                <text:p>avgselect</text:p>
              </table:table-cell>
              <table:table-cell office:value-type="string">
                <text:p>diffrentdatarandselect</text:p>
              </table:table-cell>
              <table:table-cell office:value-type="string">
                <text:p>diffentdataselec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518</svg:desc>
                </draw:g>
              </table:table-cell>
              <table:table-cell office:value-type="float" office:value="0">
                <text:p>0</text:p>
                <draw:g>
                  <svg:desc>Sheet1.B4:Sheet1.B518</svg:desc>
                </draw:g>
              </table:table-cell>
              <table:table-cell office:value-type="float" office:value="0">
                <text:p>0</text:p>
                <draw:g>
                  <svg:desc>Sheet1.C4:Sheet1.C518</svg:desc>
                </draw:g>
              </table:table-cell>
              <table:table-cell office:value-type="float" office:value="0">
                <text:p>0</text:p>
                <draw:g>
                  <svg:desc>Sheet1.D4:Sheet1.D518</svg:desc>
                </draw:g>
              </table:table-cell>
              <table:table-cell office:value-type="float" office:value="0">
                <text:p>0</text:p>
                <draw:g>
                  <svg:desc>Sheet1.E4:Sheet1.E518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68">
                <text:p>268</text:p>
              </table:table-cell>
              <table:table-cell office:value-type="float" office:value="607">
                <text:p>607</text:p>
              </table:table-cell>
              <table:table-cell office:value-type="float" office:value="284">
                <text:p>28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59">
                <text:p>559</text:p>
              </table:table-cell>
              <table:table-cell office:value-type="float" office:value="1256">
                <text:p>1256</text:p>
              </table:table-cell>
              <table:table-cell office:value-type="float" office:value="559">
                <text:p>55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867">
                <text:p>867</text:p>
              </table:table-cell>
              <table:table-cell office:value-type="float" office:value="1905">
                <text:p>1905</text:p>
              </table:table-cell>
              <table:table-cell office:value-type="float" office:value="879">
                <text:p>879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239">
                <text:p>1239</text:p>
              </table:table-cell>
              <table:table-cell office:value-type="float" office:value="2532">
                <text:p>2532</text:p>
              </table:table-cell>
              <table:table-cell office:value-type="float" office:value="1096">
                <text:p>109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503">
                <text:p>1503</text:p>
              </table:table-cell>
              <table:table-cell office:value-type="float" office:value="3144">
                <text:p>3144</text:p>
              </table:table-cell>
              <table:table-cell office:value-type="float" office:value="1446">
                <text:p>1446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827">
                <text:p>1827</text:p>
              </table:table-cell>
              <table:table-cell office:value-type="float" office:value="3849">
                <text:p>3849</text:p>
              </table:table-cell>
              <table:table-cell office:value-type="float" office:value="1833">
                <text:p>1833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991">
                <text:p>1991</text:p>
              </table:table-cell>
              <table:table-cell office:value-type="float" office:value="4521">
                <text:p>4521</text:p>
              </table:table-cell>
              <table:table-cell office:value-type="float" office:value="2004">
                <text:p>2004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333">
                <text:p>2333</text:p>
              </table:table-cell>
              <table:table-cell office:value-type="float" office:value="5190">
                <text:p>5190</text:p>
              </table:table-cell>
              <table:table-cell office:value-type="float" office:value="2322">
                <text:p>2322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762">
                <text:p>2762</text:p>
              </table:table-cell>
              <table:table-cell office:value-type="float" office:value="5782">
                <text:p>5782</text:p>
              </table:table-cell>
              <table:table-cell office:value-type="float" office:value="2450">
                <text:p>2450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957">
                <text:p>2957</text:p>
              </table:table-cell>
              <table:table-cell office:value-type="float" office:value="6381">
                <text:p>6381</text:p>
              </table:table-cell>
              <table:table-cell office:value-type="float" office:value="2953">
                <text:p>2953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2976">
                <text:p>2976</text:p>
              </table:table-cell>
              <table:table-cell office:value-type="float" office:value="7051">
                <text:p>7051</text:p>
              </table:table-cell>
              <table:table-cell office:value-type="float" office:value="3184">
                <text:p>3184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3534">
                <text:p>3534</text:p>
              </table:table-cell>
              <table:table-cell office:value-type="float" office:value="7712">
                <text:p>7712</text:p>
              </table:table-cell>
              <table:table-cell office:value-type="float" office:value="3473">
                <text:p>3473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3836">
                <text:p>3836</text:p>
              </table:table-cell>
              <table:table-cell office:value-type="float" office:value="8389">
                <text:p>8389</text:p>
              </table:table-cell>
              <table:table-cell office:value-type="float" office:value="3870">
                <text:p>3870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147">
                <text:p>4147</text:p>
              </table:table-cell>
              <table:table-cell office:value-type="float" office:value="9036">
                <text:p>9036</text:p>
              </table:table-cell>
              <table:table-cell office:value-type="float" office:value="4122">
                <text:p>4122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4661">
                <text:p>4661</text:p>
              </table:table-cell>
              <table:table-cell office:value-type="float" office:value="9722">
                <text:p>9722</text:p>
              </table:table-cell>
              <table:table-cell office:value-type="float" office:value="4384">
                <text:p>4384</text:p>
              </table:table-cell>
              <table:table-cell office:value-type="float" office:value="9709">
                <text:p>970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4790">
                <text:p>4790</text:p>
              </table:table-cell>
              <table:table-cell office:value-type="float" office:value="10301">
                <text:p>10301</text:p>
              </table:table-cell>
              <table:table-cell office:value-type="float" office:value="4708">
                <text:p>4708</text:p>
              </table:table-cell>
              <table:table-cell office:value-type="float" office:value="10326">
                <text:p>10326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4890">
                <text:p>4890</text:p>
              </table:table-cell>
              <table:table-cell office:value-type="float" office:value="10890">
                <text:p>10890</text:p>
              </table:table-cell>
              <table:table-cell office:value-type="float" office:value="4913">
                <text:p>4913</text:p>
              </table:table-cell>
              <table:table-cell office:value-type="float" office:value="10871">
                <text:p>10871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5400">
                <text:p>5400</text:p>
              </table:table-cell>
              <table:table-cell office:value-type="float" office:value="11520">
                <text:p>11520</text:p>
              </table:table-cell>
              <table:table-cell office:value-type="float" office:value="5329">
                <text:p>5329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5713">
                <text:p>5713</text:p>
              </table:table-cell>
              <table:table-cell office:value-type="float" office:value="12083">
                <text:p>12083</text:p>
              </table:table-cell>
              <table:table-cell office:value-type="float" office:value="5340">
                <text:p>5340</text:p>
              </table:table-cell>
              <table:table-cell office:value-type="float" office:value="12158">
                <text:p>1215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5761">
                <text:p>5761</text:p>
              </table:table-cell>
              <table:table-cell office:value-type="float" office:value="12662">
                <text:p>12662</text:p>
              </table:table-cell>
              <table:table-cell office:value-type="float" office:value="6094">
                <text:p>6094</text:p>
              </table:table-cell>
              <table:table-cell office:value-type="float" office:value="12766">
                <text:p>12766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6274">
                <text:p>6274</text:p>
              </table:table-cell>
              <table:table-cell office:value-type="float" office:value="13318">
                <text:p>13318</text:p>
              </table:table-cell>
              <table:table-cell office:value-type="float" office:value="6112">
                <text:p>6112</text:p>
              </table:table-cell>
              <table:table-cell office:value-type="float" office:value="13403">
                <text:p>13403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6433">
                <text:p>6433</text:p>
              </table:table-cell>
              <table:table-cell office:value-type="float" office:value="14041">
                <text:p>14041</text:p>
              </table:table-cell>
              <table:table-cell office:value-type="float" office:value="6494">
                <text:p>6494</text:p>
              </table:table-cell>
              <table:table-cell office:value-type="float" office:value="14038">
                <text:p>14038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6440">
                <text:p>6440</text:p>
              </table:table-cell>
              <table:table-cell office:value-type="float" office:value="14679">
                <text:p>14679</text:p>
              </table:table-cell>
              <table:table-cell office:value-type="float" office:value="6873">
                <text:p>6873</text:p>
              </table:table-cell>
              <table:table-cell office:value-type="float" office:value="14715">
                <text:p>14715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7037">
                <text:p>7037</text:p>
              </table:table-cell>
              <table:table-cell office:value-type="float" office:value="15292">
                <text:p>15292</text:p>
              </table:table-cell>
              <table:table-cell office:value-type="float" office:value="7078">
                <text:p>7078</text:p>
              </table:table-cell>
              <table:table-cell office:value-type="float" office:value="15274">
                <text:p>15274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7191">
                <text:p>7191</text:p>
              </table:table-cell>
              <table:table-cell office:value-type="float" office:value="15818">
                <text:p>15818</text:p>
              </table:table-cell>
              <table:table-cell office:value-type="float" office:value="7002">
                <text:p>7002</text:p>
              </table:table-cell>
              <table:table-cell office:value-type="float" office:value="15995">
                <text:p>15995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7566">
                <text:p>7566</text:p>
              </table:table-cell>
              <table:table-cell office:value-type="float" office:value="16624">
                <text:p>16624</text:p>
              </table:table-cell>
              <table:table-cell office:value-type="float" office:value="7796">
                <text:p>7796</text:p>
              </table:table-cell>
              <table:table-cell office:value-type="float" office:value="16626">
                <text:p>16626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8103">
                <text:p>8103</text:p>
              </table:table-cell>
              <table:table-cell office:value-type="float" office:value="17202">
                <text:p>17202</text:p>
              </table:table-cell>
              <table:table-cell office:value-type="float" office:value="7742">
                <text:p>7742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8319">
                <text:p>8319</text:p>
              </table:table-cell>
              <table:table-cell office:value-type="float" office:value="18016">
                <text:p>18016</text:p>
              </table:table-cell>
              <table:table-cell office:value-type="float" office:value="8000">
                <text:p>8000</text:p>
              </table:table-cell>
              <table:table-cell office:value-type="float" office:value="17839">
                <text:p>17839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8454">
                <text:p>8454</text:p>
              </table:table-cell>
              <table:table-cell office:value-type="float" office:value="18530">
                <text:p>18530</text:p>
              </table:table-cell>
              <table:table-cell office:value-type="float" office:value="8728">
                <text:p>8728</text:p>
              </table:table-cell>
              <table:table-cell office:value-type="float" office:value="18512">
                <text:p>18512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8967">
                <text:p>8967</text:p>
              </table:table-cell>
              <table:table-cell office:value-type="float" office:value="19277">
                <text:p>19277</text:p>
              </table:table-cell>
              <table:table-cell office:value-type="float" office:value="8707">
                <text:p>8707</text:p>
              </table:table-cell>
              <table:table-cell office:value-type="float" office:value="19276">
                <text:p>19276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8281">
                <text:p>8281</text:p>
              </table:table-cell>
              <table:table-cell office:value-type="float" office:value="19870">
                <text:p>19870</text:p>
              </table:table-cell>
              <table:table-cell office:value-type="float" office:value="8714">
                <text:p>8714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9654">
                <text:p>9654</text:p>
              </table:table-cell>
              <table:table-cell office:value-type="float" office:value="20813">
                <text:p>20813</text:p>
              </table:table-cell>
              <table:table-cell office:value-type="float" office:value="9495">
                <text:p>9495</text:p>
              </table:table-cell>
              <table:table-cell office:value-type="float" office:value="20688">
                <text:p>20688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9789">
                <text:p>9789</text:p>
              </table:table-cell>
              <table:table-cell office:value-type="float" office:value="21306">
                <text:p>21306</text:p>
              </table:table-cell>
              <table:table-cell office:value-type="float" office:value="10665">
                <text:p>10665</text:p>
              </table:table-cell>
              <table:table-cell office:value-type="float" office:value="21605">
                <text:p>21605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9690">
                <text:p>9690</text:p>
              </table:table-cell>
              <table:table-cell office:value-type="float" office:value="22018">
                <text:p>22018</text:p>
              </table:table-cell>
              <table:table-cell office:value-type="float" office:value="9646">
                <text:p>9646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10081">
                <text:p>10081</text:p>
              </table:table-cell>
              <table:table-cell office:value-type="float" office:value="22419">
                <text:p>22419</text:p>
              </table:table-cell>
              <table:table-cell office:value-type="float" office:value="10945">
                <text:p>10945</text:p>
              </table:table-cell>
              <table:table-cell office:value-type="float" office:value="22319">
                <text:p>22319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10114">
                <text:p>10114</text:p>
              </table:table-cell>
              <table:table-cell office:value-type="float" office:value="22882">
                <text:p>22882</text:p>
              </table:table-cell>
              <table:table-cell office:value-type="float" office:value="10980">
                <text:p>10980</text:p>
              </table:table-cell>
              <table:table-cell office:value-type="float" office:value="23061">
                <text:p>23061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10535">
                <text:p>10535</text:p>
              </table:table-cell>
              <table:table-cell office:value-type="float" office:value="23595">
                <text:p>23595</text:p>
              </table:table-cell>
              <table:table-cell office:value-type="float" office:value="11851">
                <text:p>11851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11118">
                <text:p>11118</text:p>
              </table:table-cell>
              <table:table-cell office:value-type="float" office:value="24325">
                <text:p>24325</text:p>
              </table:table-cell>
              <table:table-cell office:value-type="float" office:value="11906">
                <text:p>11906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11870">
                <text:p>11870</text:p>
              </table:table-cell>
              <table:table-cell office:value-type="float" office:value="27526">
                <text:p>27526</text:p>
              </table:table-cell>
              <table:table-cell office:value-type="float" office:value="11400">
                <text:p>11400</text:p>
              </table:table-cell>
              <table:table-cell office:value-type="float" office:value="26847">
                <text:p>26847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11728">
                <text:p>11728</text:p>
              </table:table-cell>
              <table:table-cell office:value-type="float" office:value="25640">
                <text:p>25640</text:p>
              </table:table-cell>
              <table:table-cell office:value-type="float" office:value="12336">
                <text:p>12336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12395">
                <text:p>12395</text:p>
              </table:table-cell>
              <table:table-cell office:value-type="float" office:value="26295">
                <text:p>26295</text:p>
              </table:table-cell>
              <table:table-cell office:value-type="float" office:value="11954">
                <text:p>11954</text:p>
              </table:table-cell>
              <table:table-cell office:value-type="float" office:value="26224">
                <text:p>26224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13511">
                <text:p>13511</text:p>
              </table:table-cell>
              <table:table-cell office:value-type="float" office:value="27026">
                <text:p>27026</text:p>
              </table:table-cell>
              <table:table-cell office:value-type="float" office:value="12453">
                <text:p>12453</text:p>
              </table:table-cell>
              <table:table-cell office:value-type="float" office:value="26653">
                <text:p>26653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12546">
                <text:p>12546</text:p>
              </table:table-cell>
              <table:table-cell office:value-type="float" office:value="27469">
                <text:p>27469</text:p>
              </table:table-cell>
              <table:table-cell office:value-type="float" office:value="12880">
                <text:p>12880</text:p>
              </table:table-cell>
              <table:table-cell office:value-type="float" office:value="27681">
                <text:p>27681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12512">
                <text:p>12512</text:p>
              </table:table-cell>
              <table:table-cell office:value-type="float" office:value="27904">
                <text:p>27904</text:p>
              </table:table-cell>
              <table:table-cell office:value-type="float" office:value="13014">
                <text:p>13014</text:p>
              </table:table-cell>
              <table:table-cell office:value-type="float" office:value="28155">
                <text:p>28155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13855">
                <text:p>13855</text:p>
              </table:table-cell>
              <table:table-cell office:value-type="float" office:value="28653">
                <text:p>28653</text:p>
              </table:table-cell>
              <table:table-cell office:value-type="float" office:value="13841">
                <text:p>13841</text:p>
              </table:table-cell>
              <table:table-cell office:value-type="float" office:value="28918">
                <text:p>28918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12896">
                <text:p>12896</text:p>
              </table:table-cell>
              <table:table-cell office:value-type="float" office:value="29342">
                <text:p>29342</text:p>
              </table:table-cell>
              <table:table-cell office:value-type="float" office:value="13026">
                <text:p>13026</text:p>
              </table:table-cell>
              <table:table-cell office:value-type="float" office:value="29416">
                <text:p>29416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13702">
                <text:p>13702</text:p>
              </table:table-cell>
              <table:table-cell office:value-type="float" office:value="29955">
                <text:p>29955</text:p>
              </table:table-cell>
              <table:table-cell office:value-type="float" office:value="14805">
                <text:p>14805</text:p>
              </table:table-cell>
              <table:table-cell office:value-type="float" office:value="30026">
                <text:p>30026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14720">
                <text:p>14720</text:p>
              </table:table-cell>
              <table:table-cell office:value-type="float" office:value="30550">
                <text:p>30550</text:p>
              </table:table-cell>
              <table:table-cell office:value-type="float" office:value="14277">
                <text:p>14277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15423">
                <text:p>15423</text:p>
              </table:table-cell>
              <table:table-cell office:value-type="float" office:value="31338">
                <text:p>31338</text:p>
              </table:table-cell>
              <table:table-cell office:value-type="float" office:value="15260">
                <text:p>15260</text:p>
              </table:table-cell>
              <table:table-cell office:value-type="float" office:value="31248">
                <text:p>31248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14679">
                <text:p>14679</text:p>
              </table:table-cell>
              <table:table-cell office:value-type="float" office:value="32016">
                <text:p>32016</text:p>
              </table:table-cell>
              <table:table-cell office:value-type="float" office:value="15108">
                <text:p>15108</text:p>
              </table:table-cell>
              <table:table-cell office:value-type="float" office:value="32071">
                <text:p>32071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14593">
                <text:p>14593</text:p>
              </table:table-cell>
              <table:table-cell office:value-type="float" office:value="32579">
                <text:p>32579</text:p>
              </table:table-cell>
              <table:table-cell office:value-type="float" office:value="15352">
                <text:p>15352</text:p>
              </table:table-cell>
              <table:table-cell office:value-type="float" office:value="32884">
                <text:p>32884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15542">
                <text:p>15542</text:p>
              </table:table-cell>
              <table:table-cell office:value-type="float" office:value="33115">
                <text:p>33115</text:p>
              </table:table-cell>
              <table:table-cell office:value-type="float" office:value="16514">
                <text:p>16514</text:p>
              </table:table-cell>
              <table:table-cell office:value-type="float" office:value="33266">
                <text:p>33266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14688">
                <text:p>14688</text:p>
              </table:table-cell>
              <table:table-cell office:value-type="float" office:value="33898">
                <text:p>33898</text:p>
              </table:table-cell>
              <table:table-cell office:value-type="float" office:value="15987">
                <text:p>15987</text:p>
              </table:table-cell>
              <table:table-cell office:value-type="float" office:value="33623">
                <text:p>33623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16321">
                <text:p>16321</text:p>
              </table:table-cell>
              <table:table-cell office:value-type="float" office:value="34397">
                <text:p>34397</text:p>
              </table:table-cell>
              <table:table-cell office:value-type="float" office:value="14918">
                <text:p>14918</text:p>
              </table:table-cell>
              <table:table-cell office:value-type="float" office:value="34598">
                <text:p>34598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16551">
                <text:p>16551</text:p>
              </table:table-cell>
              <table:table-cell office:value-type="float" office:value="35137">
                <text:p>35137</text:p>
              </table:table-cell>
              <table:table-cell office:value-type="float" office:value="16596">
                <text:p>16596</text:p>
              </table:table-cell>
              <table:table-cell office:value-type="float" office:value="35367">
                <text:p>35367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16955">
                <text:p>16955</text:p>
              </table:table-cell>
              <table:table-cell office:value-type="float" office:value="35854">
                <text:p>35854</text:p>
              </table:table-cell>
              <table:table-cell office:value-type="float" office:value="17173">
                <text:p>17173</text:p>
              </table:table-cell>
              <table:table-cell office:value-type="float" office:value="35833">
                <text:p>35833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17626">
                <text:p>17626</text:p>
              </table:table-cell>
              <table:table-cell office:value-type="float" office:value="36225">
                <text:p>36225</text:p>
              </table:table-cell>
              <table:table-cell office:value-type="float" office:value="17600">
                <text:p>17600</text:p>
              </table:table-cell>
              <table:table-cell office:value-type="float" office:value="36436">
                <text:p>36436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17738">
                <text:p>17738</text:p>
              </table:table-cell>
              <table:table-cell office:value-type="float" office:value="37164">
                <text:p>37164</text:p>
              </table:table-cell>
              <table:table-cell office:value-type="float" office:value="17639">
                <text:p>17639</text:p>
              </table:table-cell>
              <table:table-cell office:value-type="float" office:value="37139">
                <text:p>37139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17309">
                <text:p>17309</text:p>
              </table:table-cell>
              <table:table-cell office:value-type="float" office:value="37759">
                <text:p>37759</text:p>
              </table:table-cell>
              <table:table-cell office:value-type="float" office:value="17893">
                <text:p>17893</text:p>
              </table:table-cell>
              <table:table-cell office:value-type="float" office:value="37758">
                <text:p>37758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18060">
                <text:p>18060</text:p>
              </table:table-cell>
              <table:table-cell office:value-type="float" office:value="38505">
                <text:p>38505</text:p>
              </table:table-cell>
              <table:table-cell office:value-type="float" office:value="19070">
                <text:p>19070</text:p>
              </table:table-cell>
              <table:table-cell office:value-type="float" office:value="38424">
                <text:p>38424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19078">
                <text:p>19078</text:p>
              </table:table-cell>
              <table:table-cell office:value-type="float" office:value="39402">
                <text:p>39402</text:p>
              </table:table-cell>
              <table:table-cell office:value-type="float" office:value="17728">
                <text:p>17728</text:p>
              </table:table-cell>
              <table:table-cell office:value-type="float" office:value="38825">
                <text:p>38825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18577">
                <text:p>18577</text:p>
              </table:table-cell>
              <table:table-cell office:value-type="float" office:value="39918">
                <text:p>39918</text:p>
              </table:table-cell>
              <table:table-cell office:value-type="float" office:value="18422">
                <text:p>18422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19830">
                <text:p>19830</text:p>
              </table:table-cell>
              <table:table-cell office:value-type="float" office:value="40236">
                <text:p>40236</text:p>
              </table:table-cell>
              <table:table-cell office:value-type="float" office:value="20332">
                <text:p>20332</text:p>
              </table:table-cell>
              <table:table-cell office:value-type="float" office:value="40813">
                <text:p>40813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18711">
                <text:p>18711</text:p>
              </table:table-cell>
              <table:table-cell office:value-type="float" office:value="41179">
                <text:p>41179</text:p>
              </table:table-cell>
              <table:table-cell office:value-type="float" office:value="19659">
                <text:p>19659</text:p>
              </table:table-cell>
              <table:table-cell office:value-type="float" office:value="41143">
                <text:p>41143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19343">
                <text:p>19343</text:p>
              </table:table-cell>
              <table:table-cell office:value-type="float" office:value="42041">
                <text:p>42041</text:p>
              </table:table-cell>
              <table:table-cell office:value-type="float" office:value="19811">
                <text:p>19811</text:p>
              </table:table-cell>
              <table:table-cell office:value-type="float" office:value="41772">
                <text:p>41772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9401">
                <text:p>19401</text:p>
              </table:table-cell>
              <table:table-cell office:value-type="float" office:value="42346">
                <text:p>42346</text:p>
              </table:table-cell>
              <table:table-cell office:value-type="float" office:value="19284">
                <text:p>19284</text:p>
              </table:table-cell>
              <table:table-cell office:value-type="float" office:value="42700">
                <text:p>42700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9028">
                <text:p>19028</text:p>
              </table:table-cell>
              <table:table-cell office:value-type="float" office:value="43099">
                <text:p>43099</text:p>
              </table:table-cell>
              <table:table-cell office:value-type="float" office:value="20951">
                <text:p>20951</text:p>
              </table:table-cell>
              <table:table-cell office:value-type="float" office:value="43046">
                <text:p>43046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9366">
                <text:p>19366</text:p>
              </table:table-cell>
              <table:table-cell office:value-type="float" office:value="43536">
                <text:p>43536</text:p>
              </table:table-cell>
              <table:table-cell office:value-type="float" office:value="19945">
                <text:p>19945</text:p>
              </table:table-cell>
              <table:table-cell office:value-type="float" office:value="43467">
                <text:p>43467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20305">
                <text:p>20305</text:p>
              </table:table-cell>
              <table:table-cell office:value-type="float" office:value="44192">
                <text:p>44192</text:p>
              </table:table-cell>
              <table:table-cell office:value-type="float" office:value="19800">
                <text:p>19800</text:p>
              </table:table-cell>
              <table:table-cell office:value-type="float" office:value="44130">
                <text:p>44130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20741">
                <text:p>20741</text:p>
              </table:table-cell>
              <table:table-cell office:value-type="float" office:value="44651">
                <text:p>44651</text:p>
              </table:table-cell>
              <table:table-cell office:value-type="float" office:value="20901">
                <text:p>20901</text:p>
              </table:table-cell>
              <table:table-cell office:value-type="float" office:value="44788">
                <text:p>44788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21897">
                <text:p>21897</text:p>
              </table:table-cell>
              <table:table-cell office:value-type="float" office:value="45281">
                <text:p>45281</text:p>
              </table:table-cell>
              <table:table-cell office:value-type="float" office:value="21112">
                <text:p>21112</text:p>
              </table:table-cell>
              <table:table-cell office:value-type="float" office:value="45215">
                <text:p>45215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22003">
                <text:p>22003</text:p>
              </table:table-cell>
              <table:table-cell office:value-type="float" office:value="46147">
                <text:p>46147</text:p>
              </table:table-cell>
              <table:table-cell office:value-type="float" office:value="20491">
                <text:p>20491</text:p>
              </table:table-cell>
              <table:table-cell office:value-type="float" office:value="45967">
                <text:p>45967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21407">
                <text:p>21407</text:p>
              </table:table-cell>
              <table:table-cell office:value-type="float" office:value="46786">
                <text:p>46786</text:p>
              </table:table-cell>
              <table:table-cell office:value-type="float" office:value="21166">
                <text:p>21166</text:p>
              </table:table-cell>
              <table:table-cell office:value-type="float" office:value="46779">
                <text:p>46779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20700">
                <text:p>20700</text:p>
              </table:table-cell>
              <table:table-cell office:value-type="float" office:value="47617">
                <text:p>47617</text:p>
              </table:table-cell>
              <table:table-cell office:value-type="float" office:value="22614">
                <text:p>22614</text:p>
              </table:table-cell>
              <table:table-cell office:value-type="float" office:value="47369">
                <text:p>47369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20671">
                <text:p>20671</text:p>
              </table:table-cell>
              <table:table-cell office:value-type="float" office:value="47878">
                <text:p>47878</text:p>
              </table:table-cell>
              <table:table-cell office:value-type="float" office:value="21370">
                <text:p>21370</text:p>
              </table:table-cell>
              <table:table-cell office:value-type="float" office:value="47922">
                <text:p>47922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22954">
                <text:p>22954</text:p>
              </table:table-cell>
              <table:table-cell office:value-type="float" office:value="48848">
                <text:p>48848</text:p>
              </table:table-cell>
              <table:table-cell office:value-type="float" office:value="24012">
                <text:p>24012</text:p>
              </table:table-cell>
              <table:table-cell office:value-type="float" office:value="48971">
                <text:p>48971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22534">
                <text:p>22534</text:p>
              </table:table-cell>
              <table:table-cell office:value-type="float" office:value="49640">
                <text:p>49640</text:p>
              </table:table-cell>
              <table:table-cell office:value-type="float" office:value="22715">
                <text:p>22715</text:p>
              </table:table-cell>
              <table:table-cell office:value-type="float" office:value="49969">
                <text:p>49969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23266">
                <text:p>23266</text:p>
              </table:table-cell>
              <table:table-cell office:value-type="float" office:value="49887">
                <text:p>49887</text:p>
              </table:table-cell>
              <table:table-cell office:value-type="float" office:value="23282">
                <text:p>23282</text:p>
              </table:table-cell>
              <table:table-cell office:value-type="float" office:value="50153">
                <text:p>50153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22739">
                <text:p>22739</text:p>
              </table:table-cell>
              <table:table-cell office:value-type="float" office:value="50698">
                <text:p>50698</text:p>
              </table:table-cell>
              <table:table-cell office:value-type="float" office:value="24988">
                <text:p>24988</text:p>
              </table:table-cell>
              <table:table-cell office:value-type="float" office:value="51091">
                <text:p>51091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23859">
                <text:p>23859</text:p>
              </table:table-cell>
              <table:table-cell office:value-type="float" office:value="51516">
                <text:p>51516</text:p>
              </table:table-cell>
              <table:table-cell office:value-type="float" office:value="24679">
                <text:p>24679</text:p>
              </table:table-cell>
              <table:table-cell office:value-type="float" office:value="51622">
                <text:p>51622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22831">
                <text:p>22831</text:p>
              </table:table-cell>
              <table:table-cell office:value-type="float" office:value="51605">
                <text:p>51605</text:p>
              </table:table-cell>
              <table:table-cell office:value-type="float" office:value="23764">
                <text:p>23764</text:p>
              </table:table-cell>
              <table:table-cell office:value-type="float" office:value="51991">
                <text:p>51991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23895">
                <text:p>23895</text:p>
              </table:table-cell>
              <table:table-cell office:value-type="float" office:value="52563">
                <text:p>52563</text:p>
              </table:table-cell>
              <table:table-cell office:value-type="float" office:value="23396">
                <text:p>23396</text:p>
              </table:table-cell>
              <table:table-cell office:value-type="float" office:value="52762">
                <text:p>5276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23678">
                <text:p>23678</text:p>
              </table:table-cell>
              <table:table-cell office:value-type="float" office:value="52862">
                <text:p>52862</text:p>
              </table:table-cell>
              <table:table-cell office:value-type="float" office:value="23396">
                <text:p>23396</text:p>
              </table:table-cell>
              <table:table-cell office:value-type="float" office:value="53037">
                <text:p>53037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25233">
                <text:p>25233</text:p>
              </table:table-cell>
              <table:table-cell office:value-type="float" office:value="53677">
                <text:p>53677</text:p>
              </table:table-cell>
              <table:table-cell office:value-type="float" office:value="24694">
                <text:p>24694</text:p>
              </table:table-cell>
              <table:table-cell office:value-type="float" office:value="53743">
                <text:p>53743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25771">
                <text:p>25771</text:p>
              </table:table-cell>
              <table:table-cell office:value-type="float" office:value="54405">
                <text:p>54405</text:p>
              </table:table-cell>
              <table:table-cell office:value-type="float" office:value="26377">
                <text:p>26377</text:p>
              </table:table-cell>
              <table:table-cell office:value-type="float" office:value="54385">
                <text:p>54385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26509">
                <text:p>26509</text:p>
              </table:table-cell>
              <table:table-cell office:value-type="float" office:value="54893">
                <text:p>54893</text:p>
              </table:table-cell>
              <table:table-cell office:value-type="float" office:value="25262">
                <text:p>25262</text:p>
              </table:table-cell>
              <table:table-cell office:value-type="float" office:value="54761">
                <text:p>54761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25882">
                <text:p>25882</text:p>
              </table:table-cell>
              <table:table-cell office:value-type="float" office:value="55702">
                <text:p>55702</text:p>
              </table:table-cell>
              <table:table-cell office:value-type="float" office:value="27046">
                <text:p>27046</text:p>
              </table:table-cell>
              <table:table-cell office:value-type="float" office:value="55503">
                <text:p>55503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27960">
                <text:p>27960</text:p>
              </table:table-cell>
              <table:table-cell office:value-type="float" office:value="56094">
                <text:p>56094</text:p>
              </table:table-cell>
              <table:table-cell office:value-type="float" office:value="26361">
                <text:p>26361</text:p>
              </table:table-cell>
              <table:table-cell office:value-type="float" office:value="55996">
                <text:p>55996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25848">
                <text:p>25848</text:p>
              </table:table-cell>
              <table:table-cell office:value-type="float" office:value="56900">
                <text:p>56900</text:p>
              </table:table-cell>
              <table:table-cell office:value-type="float" office:value="26832">
                <text:p>26832</text:p>
              </table:table-cell>
              <table:table-cell office:value-type="float" office:value="56577">
                <text:p>56577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26253">
                <text:p>26253</text:p>
              </table:table-cell>
              <table:table-cell office:value-type="float" office:value="57390">
                <text:p>57390</text:p>
              </table:table-cell>
              <table:table-cell office:value-type="float" office:value="28146">
                <text:p>28146</text:p>
              </table:table-cell>
              <table:table-cell office:value-type="float" office:value="57162">
                <text:p>57162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26996">
                <text:p>26996</text:p>
              </table:table-cell>
              <table:table-cell office:value-type="float" office:value="58200">
                <text:p>58200</text:p>
              </table:table-cell>
              <table:table-cell office:value-type="float" office:value="25236">
                <text:p>25236</text:p>
              </table:table-cell>
              <table:table-cell office:value-type="float" office:value="58142">
                <text:p>58142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27261">
                <text:p>27261</text:p>
              </table:table-cell>
              <table:table-cell office:value-type="float" office:value="58843">
                <text:p>58843</text:p>
              </table:table-cell>
              <table:table-cell office:value-type="float" office:value="27717">
                <text:p>27717</text:p>
              </table:table-cell>
              <table:table-cell office:value-type="float" office:value="58791">
                <text:p>58791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7468">
                <text:p>27468</text:p>
              </table:table-cell>
              <table:table-cell office:value-type="float" office:value="59320">
                <text:p>59320</text:p>
              </table:table-cell>
              <table:table-cell office:value-type="float" office:value="28054">
                <text:p>28054</text:p>
              </table:table-cell>
              <table:table-cell office:value-type="float" office:value="59475">
                <text:p>59475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8227">
                <text:p>28227</text:p>
              </table:table-cell>
              <table:table-cell office:value-type="float" office:value="60090">
                <text:p>60090</text:p>
              </table:table-cell>
              <table:table-cell office:value-type="float" office:value="29537">
                <text:p>29537</text:p>
              </table:table-cell>
              <table:table-cell office:value-type="float" office:value="60012">
                <text:p>60012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7457">
                <text:p>27457</text:p>
              </table:table-cell>
              <table:table-cell office:value-type="float" office:value="60836">
                <text:p>60836</text:p>
              </table:table-cell>
              <table:table-cell office:value-type="float" office:value="28222">
                <text:p>28222</text:p>
              </table:table-cell>
              <table:table-cell office:value-type="float" office:value="60803">
                <text:p>60803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8976">
                <text:p>28976</text:p>
              </table:table-cell>
              <table:table-cell office:value-type="float" office:value="61346">
                <text:p>61346</text:p>
              </table:table-cell>
              <table:table-cell office:value-type="float" office:value="29508">
                <text:p>29508</text:p>
              </table:table-cell>
              <table:table-cell office:value-type="float" office:value="61287">
                <text:p>61287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9989">
                <text:p>29989</text:p>
              </table:table-cell>
              <table:table-cell office:value-type="float" office:value="61871">
                <text:p>61871</text:p>
              </table:table-cell>
              <table:table-cell office:value-type="float" office:value="28518">
                <text:p>28518</text:p>
              </table:table-cell>
              <table:table-cell office:value-type="float" office:value="61900">
                <text:p>61900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30090">
                <text:p>30090</text:p>
              </table:table-cell>
              <table:table-cell office:value-type="float" office:value="62558">
                <text:p>62558</text:p>
              </table:table-cell>
              <table:table-cell office:value-type="float" office:value="28151">
                <text:p>28151</text:p>
              </table:table-cell>
              <table:table-cell office:value-type="float" office:value="62463">
                <text:p>62463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9469">
                <text:p>29469</text:p>
              </table:table-cell>
              <table:table-cell office:value-type="float" office:value="63252">
                <text:p>63252</text:p>
              </table:table-cell>
              <table:table-cell office:value-type="float" office:value="31075">
                <text:p>31075</text:p>
              </table:table-cell>
              <table:table-cell office:value-type="float" office:value="63268">
                <text:p>63268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30948">
                <text:p>30948</text:p>
              </table:table-cell>
              <table:table-cell office:value-type="float" office:value="63887">
                <text:p>63887</text:p>
              </table:table-cell>
              <table:table-cell office:value-type="float" office:value="29069">
                <text:p>29069</text:p>
              </table:table-cell>
              <table:table-cell office:value-type="float" office:value="63942">
                <text:p>63942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30267">
                <text:p>30267</text:p>
              </table:table-cell>
              <table:table-cell office:value-type="float" office:value="64387">
                <text:p>64387</text:p>
              </table:table-cell>
              <table:table-cell office:value-type="float" office:value="30872">
                <text:p>30872</text:p>
              </table:table-cell>
              <table:table-cell office:value-type="float" office:value="64786">
                <text:p>64786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29902">
                <text:p>29902</text:p>
              </table:table-cell>
              <table:table-cell office:value-type="float" office:value="65108">
                <text:p>65108</text:p>
              </table:table-cell>
              <table:table-cell office:value-type="float" office:value="31732">
                <text:p>31732</text:p>
              </table:table-cell>
              <table:table-cell office:value-type="float" office:value="65301">
                <text:p>65301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31095">
                <text:p>31095</text:p>
              </table:table-cell>
              <table:table-cell office:value-type="float" office:value="65610">
                <text:p>65610</text:p>
              </table:table-cell>
              <table:table-cell office:value-type="float" office:value="29815">
                <text:p>29815</text:p>
              </table:table-cell>
              <table:table-cell office:value-type="float" office:value="65995">
                <text:p>65995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29163">
                <text:p>29163</text:p>
              </table:table-cell>
              <table:table-cell office:value-type="float" office:value="66646">
                <text:p>66646</text:p>
              </table:table-cell>
              <table:table-cell office:value-type="float" office:value="31915">
                <text:p>31915</text:p>
              </table:table-cell>
              <table:table-cell office:value-type="float" office:value="66568">
                <text:p>66568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31823">
                <text:p>31823</text:p>
              </table:table-cell>
              <table:table-cell office:value-type="float" office:value="66912">
                <text:p>66912</text:p>
              </table:table-cell>
              <table:table-cell office:value-type="float" office:value="29599">
                <text:p>29599</text:p>
              </table:table-cell>
              <table:table-cell office:value-type="float" office:value="67107">
                <text:p>67107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33646">
                <text:p>33646</text:p>
              </table:table-cell>
              <table:table-cell office:value-type="float" office:value="67716">
                <text:p>67716</text:p>
              </table:table-cell>
              <table:table-cell office:value-type="float" office:value="32202">
                <text:p>32202</text:p>
              </table:table-cell>
              <table:table-cell office:value-type="float" office:value="67851">
                <text:p>67851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30814">
                <text:p>30814</text:p>
              </table:table-cell>
              <table:table-cell office:value-type="float" office:value="68209">
                <text:p>68209</text:p>
              </table:table-cell>
              <table:table-cell office:value-type="float" office:value="31817">
                <text:p>31817</text:p>
              </table:table-cell>
              <table:table-cell office:value-type="float" office:value="68279">
                <text:p>68279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34748">
                <text:p>34748</text:p>
              </table:table-cell>
              <table:table-cell office:value-type="float" office:value="69109">
                <text:p>69109</text:p>
              </table:table-cell>
              <table:table-cell office:value-type="float" office:value="31900">
                <text:p>31900</text:p>
              </table:table-cell>
              <table:table-cell office:value-type="float" office:value="68910">
                <text:p>68910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33160">
                <text:p>33160</text:p>
              </table:table-cell>
              <table:table-cell office:value-type="float" office:value="69642">
                <text:p>69642</text:p>
              </table:table-cell>
              <table:table-cell office:value-type="float" office:value="31287">
                <text:p>31287</text:p>
              </table:table-cell>
              <table:table-cell office:value-type="float" office:value="69566">
                <text:p>69566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32753">
                <text:p>32753</text:p>
              </table:table-cell>
              <table:table-cell office:value-type="float" office:value="70384">
                <text:p>70384</text:p>
              </table:table-cell>
              <table:table-cell office:value-type="float" office:value="31016">
                <text:p>31016</text:p>
              </table:table-cell>
              <table:table-cell office:value-type="float" office:value="70583">
                <text:p>70583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34315">
                <text:p>34315</text:p>
              </table:table-cell>
              <table:table-cell office:value-type="float" office:value="71065">
                <text:p>71065</text:p>
              </table:table-cell>
              <table:table-cell office:value-type="float" office:value="33554">
                <text:p>33554</text:p>
              </table:table-cell>
              <table:table-cell office:value-type="float" office:value="71036">
                <text:p>71036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32740">
                <text:p>32740</text:p>
              </table:table-cell>
              <table:table-cell office:value-type="float" office:value="71595">
                <text:p>71595</text:p>
              </table:table-cell>
              <table:table-cell office:value-type="float" office:value="33539">
                <text:p>33539</text:p>
              </table:table-cell>
              <table:table-cell office:value-type="float" office:value="71649">
                <text:p>71649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32762">
                <text:p>32762</text:p>
              </table:table-cell>
              <table:table-cell office:value-type="float" office:value="72121">
                <text:p>72121</text:p>
              </table:table-cell>
              <table:table-cell office:value-type="float" office:value="34330">
                <text:p>34330</text:p>
              </table:table-cell>
              <table:table-cell office:value-type="float" office:value="72416">
                <text:p>72416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33643">
                <text:p>33643</text:p>
              </table:table-cell>
              <table:table-cell office:value-type="float" office:value="73103">
                <text:p>73103</text:p>
              </table:table-cell>
              <table:table-cell office:value-type="float" office:value="34486">
                <text:p>34486</text:p>
              </table:table-cell>
              <table:table-cell office:value-type="float" office:value="72795">
                <text:p>72795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32208">
                <text:p>32208</text:p>
              </table:table-cell>
              <table:table-cell office:value-type="float" office:value="73400">
                <text:p>73400</text:p>
              </table:table-cell>
              <table:table-cell office:value-type="float" office:value="33942">
                <text:p>33942</text:p>
              </table:table-cell>
              <table:table-cell office:value-type="float" office:value="73347">
                <text:p>73347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33910">
                <text:p>33910</text:p>
              </table:table-cell>
              <table:table-cell office:value-type="float" office:value="73659">
                <text:p>73659</text:p>
              </table:table-cell>
              <table:table-cell office:value-type="float" office:value="37368">
                <text:p>37368</text:p>
              </table:table-cell>
              <table:table-cell office:value-type="float" office:value="74099">
                <text:p>74099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35346">
                <text:p>35346</text:p>
              </table:table-cell>
              <table:table-cell office:value-type="float" office:value="74530">
                <text:p>74530</text:p>
              </table:table-cell>
              <table:table-cell office:value-type="float" office:value="34486">
                <text:p>34486</text:p>
              </table:table-cell>
              <table:table-cell office:value-type="float" office:value="74950">
                <text:p>7495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33755">
                <text:p>33755</text:p>
              </table:table-cell>
              <table:table-cell office:value-type="float" office:value="75563">
                <text:p>75563</text:p>
              </table:table-cell>
              <table:table-cell office:value-type="float" office:value="33925">
                <text:p>33925</text:p>
              </table:table-cell>
              <table:table-cell office:value-type="float" office:value="75557">
                <text:p>75557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36632">
                <text:p>36632</text:p>
              </table:table-cell>
              <table:table-cell office:value-type="float" office:value="76202">
                <text:p>76202</text:p>
              </table:table-cell>
              <table:table-cell office:value-type="float" office:value="35847">
                <text:p>35847</text:p>
              </table:table-cell>
              <table:table-cell office:value-type="float" office:value="76234">
                <text:p>76234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35049">
                <text:p>35049</text:p>
              </table:table-cell>
              <table:table-cell office:value-type="float" office:value="76949">
                <text:p>76949</text:p>
              </table:table-cell>
              <table:table-cell office:value-type="float" office:value="37625">
                <text:p>37625</text:p>
              </table:table-cell>
              <table:table-cell office:value-type="float" office:value="76761">
                <text:p>76761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37445">
                <text:p>37445</text:p>
              </table:table-cell>
              <table:table-cell office:value-type="float" office:value="77370">
                <text:p>77370</text:p>
              </table:table-cell>
              <table:table-cell office:value-type="float" office:value="35984">
                <text:p>35984</text:p>
              </table:table-cell>
              <table:table-cell office:value-type="float" office:value="77649">
                <text:p>77649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35183">
                <text:p>35183</text:p>
              </table:table-cell>
              <table:table-cell office:value-type="float" office:value="78063">
                <text:p>78063</text:p>
              </table:table-cell>
              <table:table-cell office:value-type="float" office:value="34487">
                <text:p>34487</text:p>
              </table:table-cell>
              <table:table-cell office:value-type="float" office:value="77971">
                <text:p>77971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37081">
                <text:p>37081</text:p>
              </table:table-cell>
              <table:table-cell office:value-type="float" office:value="79286">
                <text:p>79286</text:p>
              </table:table-cell>
              <table:table-cell office:value-type="float" office:value="38420">
                <text:p>38420</text:p>
              </table:table-cell>
              <table:table-cell office:value-type="float" office:value="79353">
                <text:p>79353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36867">
                <text:p>36867</text:p>
              </table:table-cell>
              <table:table-cell office:value-type="float" office:value="79502">
                <text:p>79502</text:p>
              </table:table-cell>
              <table:table-cell office:value-type="float" office:value="36028">
                <text:p>36028</text:p>
              </table:table-cell>
              <table:table-cell office:value-type="float" office:value="79031">
                <text:p>79031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38306">
                <text:p>38306</text:p>
              </table:table-cell>
              <table:table-cell office:value-type="float" office:value="80181">
                <text:p>80181</text:p>
              </table:table-cell>
              <table:table-cell office:value-type="float" office:value="37785">
                <text:p>37785</text:p>
              </table:table-cell>
              <table:table-cell office:value-type="float" office:value="80612">
                <text:p>80612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38298">
                <text:p>38298</text:p>
              </table:table-cell>
              <table:table-cell office:value-type="float" office:value="80835">
                <text:p>80835</text:p>
              </table:table-cell>
              <table:table-cell office:value-type="float" office:value="38268">
                <text:p>38268</text:p>
              </table:table-cell>
              <table:table-cell office:value-type="float" office:value="81221">
                <text:p>81221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36334">
                <text:p>36334</text:p>
              </table:table-cell>
              <table:table-cell office:value-type="float" office:value="81414">
                <text:p>81414</text:p>
              </table:table-cell>
              <table:table-cell office:value-type="float" office:value="39160">
                <text:p>39160</text:p>
              </table:table-cell>
              <table:table-cell office:value-type="float" office:value="81295">
                <text:p>81295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37811">
                <text:p>37811</text:p>
              </table:table-cell>
              <table:table-cell office:value-type="float" office:value="81921">
                <text:p>81921</text:p>
              </table:table-cell>
              <table:table-cell office:value-type="float" office:value="38021">
                <text:p>38021</text:p>
              </table:table-cell>
              <table:table-cell office:value-type="float" office:value="82094">
                <text:p>82094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39026">
                <text:p>39026</text:p>
              </table:table-cell>
              <table:table-cell office:value-type="float" office:value="82538">
                <text:p>82538</text:p>
              </table:table-cell>
              <table:table-cell office:value-type="float" office:value="41170">
                <text:p>41170</text:p>
              </table:table-cell>
              <table:table-cell office:value-type="float" office:value="82685">
                <text:p>82685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38817">
                <text:p>38817</text:p>
              </table:table-cell>
              <table:table-cell office:value-type="float" office:value="83097">
                <text:p>83097</text:p>
              </table:table-cell>
              <table:table-cell office:value-type="float" office:value="38650">
                <text:p>38650</text:p>
              </table:table-cell>
              <table:table-cell office:value-type="float" office:value="82868">
                <text:p>82868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39582">
                <text:p>39582</text:p>
              </table:table-cell>
              <table:table-cell office:value-type="float" office:value="84115">
                <text:p>84115</text:p>
              </table:table-cell>
              <table:table-cell office:value-type="float" office:value="41223">
                <text:p>41223</text:p>
              </table:table-cell>
              <table:table-cell office:value-type="float" office:value="83761">
                <text:p>83761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39452">
                <text:p>39452</text:p>
              </table:table-cell>
              <table:table-cell office:value-type="float" office:value="84252">
                <text:p>84252</text:p>
              </table:table-cell>
              <table:table-cell office:value-type="float" office:value="37767">
                <text:p>37767</text:p>
              </table:table-cell>
              <table:table-cell office:value-type="float" office:value="84659">
                <text:p>84659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42517">
                <text:p>42517</text:p>
              </table:table-cell>
              <table:table-cell office:value-type="float" office:value="84959">
                <text:p>84959</text:p>
              </table:table-cell>
              <table:table-cell office:value-type="float" office:value="38937">
                <text:p>38937</text:p>
              </table:table-cell>
              <table:table-cell office:value-type="float" office:value="85169">
                <text:p>85169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39460">
                <text:p>39460</text:p>
              </table:table-cell>
              <table:table-cell office:value-type="float" office:value="85648">
                <text:p>85648</text:p>
              </table:table-cell>
              <table:table-cell office:value-type="float" office:value="38913">
                <text:p>38913</text:p>
              </table:table-cell>
              <table:table-cell office:value-type="float" office:value="85810">
                <text:p>85810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39245">
                <text:p>39245</text:p>
              </table:table-cell>
              <table:table-cell office:value-type="float" office:value="86419">
                <text:p>86419</text:p>
              </table:table-cell>
              <table:table-cell office:value-type="float" office:value="41307">
                <text:p>41307</text:p>
              </table:table-cell>
              <table:table-cell office:value-type="float" office:value="86733">
                <text:p>86733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41076">
                <text:p>41076</text:p>
              </table:table-cell>
              <table:table-cell office:value-type="float" office:value="87255">
                <text:p>87255</text:p>
              </table:table-cell>
              <table:table-cell office:value-type="float" office:value="43069">
                <text:p>43069</text:p>
              </table:table-cell>
              <table:table-cell office:value-type="float" office:value="87279">
                <text:p>87279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41213">
                <text:p>41213</text:p>
              </table:table-cell>
              <table:table-cell office:value-type="float" office:value="87672">
                <text:p>87672</text:p>
              </table:table-cell>
              <table:table-cell office:value-type="float" office:value="41885">
                <text:p>41885</text:p>
              </table:table-cell>
              <table:table-cell office:value-type="float" office:value="87592">
                <text:p>87592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40655">
                <text:p>40655</text:p>
              </table:table-cell>
              <table:table-cell office:value-type="float" office:value="88134">
                <text:p>88134</text:p>
              </table:table-cell>
              <table:table-cell office:value-type="float" office:value="40274">
                <text:p>40274</text:p>
              </table:table-cell>
              <table:table-cell office:value-type="float" office:value="88305">
                <text:p>88305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42984">
                <text:p>42984</text:p>
              </table:table-cell>
              <table:table-cell office:value-type="float" office:value="88667">
                <text:p>88667</text:p>
              </table:table-cell>
              <table:table-cell office:value-type="float" office:value="42888">
                <text:p>42888</text:p>
              </table:table-cell>
              <table:table-cell office:value-type="float" office:value="88715">
                <text:p>88715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41268">
                <text:p>41268</text:p>
              </table:table-cell>
              <table:table-cell office:value-type="float" office:value="89448">
                <text:p>89448</text:p>
              </table:table-cell>
              <table:table-cell office:value-type="float" office:value="40652">
                <text:p>40652</text:p>
              </table:table-cell>
              <table:table-cell office:value-type="float" office:value="89353">
                <text:p>89353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42083">
                <text:p>42083</text:p>
              </table:table-cell>
              <table:table-cell office:value-type="float" office:value="90054">
                <text:p>90054</text:p>
              </table:table-cell>
              <table:table-cell office:value-type="float" office:value="41192">
                <text:p>41192</text:p>
              </table:table-cell>
              <table:table-cell office:value-type="float" office:value="90279">
                <text:p>90279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41256">
                <text:p>41256</text:p>
              </table:table-cell>
              <table:table-cell office:value-type="float" office:value="90604">
                <text:p>90604</text:p>
              </table:table-cell>
              <table:table-cell office:value-type="float" office:value="45380">
                <text:p>45380</text:p>
              </table:table-cell>
              <table:table-cell office:value-type="float" office:value="90701">
                <text:p>90701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43816">
                <text:p>43816</text:p>
              </table:table-cell>
              <table:table-cell office:value-type="float" office:value="91260">
                <text:p>91260</text:p>
              </table:table-cell>
              <table:table-cell office:value-type="float" office:value="42380">
                <text:p>42380</text:p>
              </table:table-cell>
              <table:table-cell office:value-type="float" office:value="91423">
                <text:p>91423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42614">
                <text:p>42614</text:p>
              </table:table-cell>
              <table:table-cell office:value-type="float" office:value="92236">
                <text:p>92236</text:p>
              </table:table-cell>
              <table:table-cell office:value-type="float" office:value="44856">
                <text:p>44856</text:p>
              </table:table-cell>
              <table:table-cell office:value-type="float" office:value="91966">
                <text:p>91966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42196">
                <text:p>42196</text:p>
              </table:table-cell>
              <table:table-cell office:value-type="float" office:value="92430">
                <text:p>92430</text:p>
              </table:table-cell>
              <table:table-cell office:value-type="float" office:value="43445">
                <text:p>43445</text:p>
              </table:table-cell>
              <table:table-cell office:value-type="float" office:value="92933">
                <text:p>92933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43282">
                <text:p>43282</text:p>
              </table:table-cell>
              <table:table-cell office:value-type="float" office:value="93112">
                <text:p>93112</text:p>
              </table:table-cell>
              <table:table-cell office:value-type="float" office:value="43982">
                <text:p>43982</text:p>
              </table:table-cell>
              <table:table-cell office:value-type="float" office:value="92612">
                <text:p>92612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45974">
                <text:p>45974</text:p>
              </table:table-cell>
              <table:table-cell office:value-type="float" office:value="94091">
                <text:p>94091</text:p>
              </table:table-cell>
              <table:table-cell office:value-type="float" office:value="41907">
                <text:p>41907</text:p>
              </table:table-cell>
              <table:table-cell office:value-type="float" office:value="94056">
                <text:p>94056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45161">
                <text:p>45161</text:p>
              </table:table-cell>
              <table:table-cell office:value-type="float" office:value="94312">
                <text:p>94312</text:p>
              </table:table-cell>
              <table:table-cell office:value-type="float" office:value="45804">
                <text:p>45804</text:p>
              </table:table-cell>
              <table:table-cell office:value-type="float" office:value="94769">
                <text:p>94769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46103">
                <text:p>46103</text:p>
              </table:table-cell>
              <table:table-cell office:value-type="float" office:value="95306">
                <text:p>95306</text:p>
              </table:table-cell>
              <table:table-cell office:value-type="float" office:value="45025">
                <text:p>45025</text:p>
              </table:table-cell>
              <table:table-cell office:value-type="float" office:value="95037">
                <text:p>95037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44833">
                <text:p>44833</text:p>
              </table:table-cell>
              <table:table-cell office:value-type="float" office:value="96184">
                <text:p>96184</text:p>
              </table:table-cell>
              <table:table-cell office:value-type="float" office:value="43205">
                <text:p>43205</text:p>
              </table:table-cell>
              <table:table-cell office:value-type="float" office:value="96299">
                <text:p>96299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42985">
                <text:p>42985</text:p>
              </table:table-cell>
              <table:table-cell office:value-type="float" office:value="96538">
                <text:p>96538</text:p>
              </table:table-cell>
              <table:table-cell office:value-type="float" office:value="46710">
                <text:p>46710</text:p>
              </table:table-cell>
              <table:table-cell office:value-type="float" office:value="96502">
                <text:p>96502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47552">
                <text:p>47552</text:p>
              </table:table-cell>
              <table:table-cell office:value-type="float" office:value="97613">
                <text:p>97613</text:p>
              </table:table-cell>
              <table:table-cell office:value-type="float" office:value="45377">
                <text:p>45377</text:p>
              </table:table-cell>
              <table:table-cell office:value-type="float" office:value="97210">
                <text:p>97210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47641">
                <text:p>47641</text:p>
              </table:table-cell>
              <table:table-cell office:value-type="float" office:value="97986">
                <text:p>97986</text:p>
              </table:table-cell>
              <table:table-cell office:value-type="float" office:value="47288">
                <text:p>47288</text:p>
              </table:table-cell>
              <table:table-cell office:value-type="float" office:value="97955">
                <text:p>97955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48821">
                <text:p>48821</text:p>
              </table:table-cell>
              <table:table-cell office:value-type="float" office:value="98582">
                <text:p>98582</text:p>
              </table:table-cell>
              <table:table-cell office:value-type="float" office:value="42816">
                <text:p>42816</text:p>
              </table:table-cell>
              <table:table-cell office:value-type="float" office:value="98854">
                <text:p>98854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47104">
                <text:p>47104</text:p>
              </table:table-cell>
              <table:table-cell office:value-type="float" office:value="98788">
                <text:p>98788</text:p>
              </table:table-cell>
              <table:table-cell office:value-type="float" office:value="47452">
                <text:p>47452</text:p>
              </table:table-cell>
              <table:table-cell office:value-type="float" office:value="98936">
                <text:p>98936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46953">
                <text:p>46953</text:p>
              </table:table-cell>
              <table:table-cell office:value-type="float" office:value="100161">
                <text:p>100161</text:p>
              </table:table-cell>
              <table:table-cell office:value-type="float" office:value="46453">
                <text:p>46453</text:p>
              </table:table-cell>
              <table:table-cell office:value-type="float" office:value="100057">
                <text:p>100057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44770">
                <text:p>44770</text:p>
              </table:table-cell>
              <table:table-cell office:value-type="float" office:value="101629">
                <text:p>101629</text:p>
              </table:table-cell>
              <table:table-cell office:value-type="float" office:value="46173">
                <text:p>46173</text:p>
              </table:table-cell>
              <table:table-cell office:value-type="float" office:value="103417">
                <text:p>103417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46087">
                <text:p>46087</text:p>
              </table:table-cell>
              <table:table-cell office:value-type="float" office:value="101065">
                <text:p>101065</text:p>
              </table:table-cell>
              <table:table-cell office:value-type="float" office:value="46094">
                <text:p>46094</text:p>
              </table:table-cell>
              <table:table-cell office:value-type="float" office:value="102929">
                <text:p>102929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49251">
                <text:p>49251</text:p>
              </table:table-cell>
              <table:table-cell office:value-type="float" office:value="101122">
                <text:p>101122</text:p>
              </table:table-cell>
              <table:table-cell office:value-type="float" office:value="47120">
                <text:p>47120</text:p>
              </table:table-cell>
              <table:table-cell office:value-type="float" office:value="102560">
                <text:p>102560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46445">
                <text:p>46445</text:p>
              </table:table-cell>
              <table:table-cell office:value-type="float" office:value="102691">
                <text:p>102691</text:p>
              </table:table-cell>
              <table:table-cell office:value-type="float" office:value="48353">
                <text:p>48353</text:p>
              </table:table-cell>
              <table:table-cell office:value-type="float" office:value="102759">
                <text:p>102759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49446">
                <text:p>49446</text:p>
              </table:table-cell>
              <table:table-cell office:value-type="float" office:value="103234">
                <text:p>103234</text:p>
              </table:table-cell>
              <table:table-cell office:value-type="float" office:value="48617">
                <text:p>48617</text:p>
              </table:table-cell>
              <table:table-cell office:value-type="float" office:value="103665">
                <text:p>103665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49408">
                <text:p>49408</text:p>
              </table:table-cell>
              <table:table-cell office:value-type="float" office:value="103619">
                <text:p>103619</text:p>
              </table:table-cell>
              <table:table-cell office:value-type="float" office:value="47815">
                <text:p>47815</text:p>
              </table:table-cell>
              <table:table-cell office:value-type="float" office:value="103259">
                <text:p>103259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51150">
                <text:p>51150</text:p>
              </table:table-cell>
              <table:table-cell office:value-type="float" office:value="104673">
                <text:p>104673</text:p>
              </table:table-cell>
              <table:table-cell office:value-type="float" office:value="45763">
                <text:p>45763</text:p>
              </table:table-cell>
              <table:table-cell office:value-type="float" office:value="104378">
                <text:p>104378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47435">
                <text:p>47435</text:p>
              </table:table-cell>
              <table:table-cell office:value-type="float" office:value="113892">
                <text:p>113892</text:p>
              </table:table-cell>
              <table:table-cell office:value-type="float" office:value="48650">
                <text:p>48650</text:p>
              </table:table-cell>
              <table:table-cell office:value-type="float" office:value="113151">
                <text:p>113151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47994">
                <text:p>47994</text:p>
              </table:table-cell>
              <table:table-cell office:value-type="float" office:value="104758">
                <text:p>104758</text:p>
              </table:table-cell>
              <table:table-cell office:value-type="float" office:value="49336">
                <text:p>49336</text:p>
              </table:table-cell>
              <table:table-cell office:value-type="float" office:value="105704">
                <text:p>105704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49332">
                <text:p>49332</text:p>
              </table:table-cell>
              <table:table-cell office:value-type="float" office:value="105933">
                <text:p>105933</text:p>
              </table:table-cell>
              <table:table-cell office:value-type="float" office:value="49961">
                <text:p>49961</text:p>
              </table:table-cell>
              <table:table-cell office:value-type="float" office:value="105674">
                <text:p>105674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48448">
                <text:p>48448</text:p>
              </table:table-cell>
              <table:table-cell office:value-type="float" office:value="106720">
                <text:p>106720</text:p>
              </table:table-cell>
              <table:table-cell office:value-type="float" office:value="48374">
                <text:p>48374</text:p>
              </table:table-cell>
              <table:table-cell office:value-type="float" office:value="106984">
                <text:p>106984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51093">
                <text:p>51093</text:p>
              </table:table-cell>
              <table:table-cell office:value-type="float" office:value="107745">
                <text:p>107745</text:p>
              </table:table-cell>
              <table:table-cell office:value-type="float" office:value="49764">
                <text:p>49764</text:p>
              </table:table-cell>
              <table:table-cell office:value-type="float" office:value="107088">
                <text:p>107088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52092">
                <text:p>52092</text:p>
              </table:table-cell>
              <table:table-cell office:value-type="float" office:value="107951">
                <text:p>107951</text:p>
              </table:table-cell>
              <table:table-cell office:value-type="float" office:value="53315">
                <text:p>53315</text:p>
              </table:table-cell>
              <table:table-cell office:value-type="float" office:value="108585">
                <text:p>108585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51500">
                <text:p>51500</text:p>
              </table:table-cell>
              <table:table-cell office:value-type="float" office:value="108436">
                <text:p>108436</text:p>
              </table:table-cell>
              <table:table-cell office:value-type="float" office:value="51739">
                <text:p>51739</text:p>
              </table:table-cell>
              <table:table-cell office:value-type="float" office:value="109422">
                <text:p>109422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52381">
                <text:p>52381</text:p>
              </table:table-cell>
              <table:table-cell office:value-type="float" office:value="109770">
                <text:p>109770</text:p>
              </table:table-cell>
              <table:table-cell office:value-type="float" office:value="50351">
                <text:p>50351</text:p>
              </table:table-cell>
              <table:table-cell office:value-type="float" office:value="109426">
                <text:p>109426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49690">
                <text:p>49690</text:p>
              </table:table-cell>
              <table:table-cell office:value-type="float" office:value="109271">
                <text:p>109271</text:p>
              </table:table-cell>
              <table:table-cell office:value-type="float" office:value="51786">
                <text:p>51786</text:p>
              </table:table-cell>
              <table:table-cell office:value-type="float" office:value="109547">
                <text:p>109547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52330">
                <text:p>52330</text:p>
              </table:table-cell>
              <table:table-cell office:value-type="float" office:value="110493">
                <text:p>110493</text:p>
              </table:table-cell>
              <table:table-cell office:value-type="float" office:value="50387">
                <text:p>50387</text:p>
              </table:table-cell>
              <table:table-cell office:value-type="float" office:value="110733">
                <text:p>110733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51123">
                <text:p>51123</text:p>
              </table:table-cell>
              <table:table-cell office:value-type="float" office:value="111405">
                <text:p>111405</text:p>
              </table:table-cell>
              <table:table-cell office:value-type="float" office:value="51711">
                <text:p>51711</text:p>
              </table:table-cell>
              <table:table-cell office:value-type="float" office:value="111400">
                <text:p>111400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54348">
                <text:p>54348</text:p>
              </table:table-cell>
              <table:table-cell office:value-type="float" office:value="111162">
                <text:p>111162</text:p>
              </table:table-cell>
              <table:table-cell office:value-type="float" office:value="50797">
                <text:p>50797</text:p>
              </table:table-cell>
              <table:table-cell office:value-type="float" office:value="111595">
                <text:p>111595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52810">
                <text:p>52810</text:p>
              </table:table-cell>
              <table:table-cell office:value-type="float" office:value="112453">
                <text:p>112453</text:p>
              </table:table-cell>
              <table:table-cell office:value-type="float" office:value="52909">
                <text:p>52909</text:p>
              </table:table-cell>
              <table:table-cell office:value-type="float" office:value="112362">
                <text:p>112362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51964">
                <text:p>51964</text:p>
              </table:table-cell>
              <table:table-cell office:value-type="float" office:value="112673">
                <text:p>112673</text:p>
              </table:table-cell>
              <table:table-cell office:value-type="float" office:value="53733">
                <text:p>53733</text:p>
              </table:table-cell>
              <table:table-cell office:value-type="float" office:value="113067">
                <text:p>113067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55903">
                <text:p>55903</text:p>
              </table:table-cell>
              <table:table-cell office:value-type="float" office:value="113391">
                <text:p>113391</text:p>
              </table:table-cell>
              <table:table-cell office:value-type="float" office:value="51318">
                <text:p>51318</text:p>
              </table:table-cell>
              <table:table-cell office:value-type="float" office:value="113218">
                <text:p>113218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52024">
                <text:p>52024</text:p>
              </table:table-cell>
              <table:table-cell office:value-type="float" office:value="114653">
                <text:p>114653</text:p>
              </table:table-cell>
              <table:table-cell office:value-type="float" office:value="53399">
                <text:p>53399</text:p>
              </table:table-cell>
              <table:table-cell office:value-type="float" office:value="114289">
                <text:p>114289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51430">
                <text:p>51430</text:p>
              </table:table-cell>
              <table:table-cell office:value-type="float" office:value="115492">
                <text:p>115492</text:p>
              </table:table-cell>
              <table:table-cell office:value-type="float" office:value="52526">
                <text:p>52526</text:p>
              </table:table-cell>
              <table:table-cell office:value-type="float" office:value="113918">
                <text:p>113918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54218">
                <text:p>54218</text:p>
              </table:table-cell>
              <table:table-cell office:value-type="float" office:value="116047">
                <text:p>116047</text:p>
              </table:table-cell>
              <table:table-cell office:value-type="float" office:value="56382">
                <text:p>56382</text:p>
              </table:table-cell>
              <table:table-cell office:value-type="float" office:value="115571">
                <text:p>115571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53750">
                <text:p>53750</text:p>
              </table:table-cell>
              <table:table-cell office:value-type="float" office:value="115796">
                <text:p>115796</text:p>
              </table:table-cell>
              <table:table-cell office:value-type="float" office:value="53856">
                <text:p>53856</text:p>
              </table:table-cell>
              <table:table-cell office:value-type="float" office:value="116424">
                <text:p>116424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53529">
                <text:p>53529</text:p>
              </table:table-cell>
              <table:table-cell office:value-type="float" office:value="116696">
                <text:p>116696</text:p>
              </table:table-cell>
              <table:table-cell office:value-type="float" office:value="55489">
                <text:p>55489</text:p>
              </table:table-cell>
              <table:table-cell office:value-type="float" office:value="116523">
                <text:p>116523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55551">
                <text:p>55551</text:p>
              </table:table-cell>
              <table:table-cell office:value-type="float" office:value="117420">
                <text:p>117420</text:p>
              </table:table-cell>
              <table:table-cell office:value-type="float" office:value="56120">
                <text:p>56120</text:p>
              </table:table-cell>
              <table:table-cell office:value-type="float" office:value="117014">
                <text:p>117014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52714">
                <text:p>52714</text:p>
              </table:table-cell>
              <table:table-cell office:value-type="float" office:value="117654">
                <text:p>117654</text:p>
              </table:table-cell>
              <table:table-cell office:value-type="float" office:value="57334">
                <text:p>57334</text:p>
              </table:table-cell>
              <table:table-cell office:value-type="float" office:value="118240">
                <text:p>118240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56108">
                <text:p>56108</text:p>
              </table:table-cell>
              <table:table-cell office:value-type="float" office:value="118442">
                <text:p>118442</text:p>
              </table:table-cell>
              <table:table-cell office:value-type="float" office:value="56539">
                <text:p>56539</text:p>
              </table:table-cell>
              <table:table-cell office:value-type="float" office:value="118684">
                <text:p>118684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54861">
                <text:p>54861</text:p>
              </table:table-cell>
              <table:table-cell office:value-type="float" office:value="119035">
                <text:p>119035</text:p>
              </table:table-cell>
              <table:table-cell office:value-type="float" office:value="54588">
                <text:p>54588</text:p>
              </table:table-cell>
              <table:table-cell office:value-type="float" office:value="119056">
                <text:p>119056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55152">
                <text:p>55152</text:p>
              </table:table-cell>
              <table:table-cell office:value-type="float" office:value="120097">
                <text:p>120097</text:p>
              </table:table-cell>
              <table:table-cell office:value-type="float" office:value="57602">
                <text:p>57602</text:p>
              </table:table-cell>
              <table:table-cell office:value-type="float" office:value="121990">
                <text:p>121990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55177">
                <text:p>55177</text:p>
              </table:table-cell>
              <table:table-cell office:value-type="float" office:value="127726">
                <text:p>127726</text:p>
              </table:table-cell>
              <table:table-cell office:value-type="float" office:value="60167">
                <text:p>60167</text:p>
              </table:table-cell>
              <table:table-cell office:value-type="float" office:value="130900">
                <text:p>130900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57082">
                <text:p>57082</text:p>
              </table:table-cell>
              <table:table-cell office:value-type="float" office:value="122317">
                <text:p>122317</text:p>
              </table:table-cell>
              <table:table-cell office:value-type="float" office:value="56307">
                <text:p>56307</text:p>
              </table:table-cell>
              <table:table-cell office:value-type="float" office:value="121831">
                <text:p>121831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57791">
                <text:p>57791</text:p>
              </table:table-cell>
              <table:table-cell office:value-type="float" office:value="122066">
                <text:p>122066</text:p>
              </table:table-cell>
              <table:table-cell office:value-type="float" office:value="57207">
                <text:p>57207</text:p>
              </table:table-cell>
              <table:table-cell office:value-type="float" office:value="122799">
                <text:p>122799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57304">
                <text:p>57304</text:p>
              </table:table-cell>
              <table:table-cell office:value-type="float" office:value="123136">
                <text:p>123136</text:p>
              </table:table-cell>
              <table:table-cell office:value-type="float" office:value="59342">
                <text:p>59342</text:p>
              </table:table-cell>
              <table:table-cell office:value-type="float" office:value="123035">
                <text:p>123035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60099">
                <text:p>60099</text:p>
              </table:table-cell>
              <table:table-cell office:value-type="float" office:value="123035">
                <text:p>123035</text:p>
              </table:table-cell>
              <table:table-cell office:value-type="float" office:value="59630">
                <text:p>59630</text:p>
              </table:table-cell>
              <table:table-cell office:value-type="float" office:value="123314">
                <text:p>123314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58491">
                <text:p>58491</text:p>
              </table:table-cell>
              <table:table-cell office:value-type="float" office:value="139242">
                <text:p>139242</text:p>
              </table:table-cell>
              <table:table-cell office:value-type="float" office:value="58385">
                <text:p>58385</text:p>
              </table:table-cell>
              <table:table-cell office:value-type="float" office:value="136426">
                <text:p>136426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57235">
                <text:p>57235</text:p>
              </table:table-cell>
              <table:table-cell office:value-type="float" office:value="135302">
                <text:p>135302</text:p>
              </table:table-cell>
              <table:table-cell office:value-type="float" office:value="56817">
                <text:p>56817</text:p>
              </table:table-cell>
              <table:table-cell office:value-type="float" office:value="131008">
                <text:p>131008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57697">
                <text:p>57697</text:p>
              </table:table-cell>
              <table:table-cell office:value-type="float" office:value="124842">
                <text:p>124842</text:p>
              </table:table-cell>
              <table:table-cell office:value-type="float" office:value="59572">
                <text:p>59572</text:p>
              </table:table-cell>
              <table:table-cell office:value-type="float" office:value="125734">
                <text:p>125734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57583">
                <text:p>57583</text:p>
              </table:table-cell>
              <table:table-cell office:value-type="float" office:value="127345">
                <text:p>127345</text:p>
              </table:table-cell>
              <table:table-cell office:value-type="float" office:value="58354">
                <text:p>58354</text:p>
              </table:table-cell>
              <table:table-cell office:value-type="float" office:value="127285">
                <text:p>127285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61436">
                <text:p>61436</text:p>
              </table:table-cell>
              <table:table-cell office:value-type="float" office:value="126736">
                <text:p>126736</text:p>
              </table:table-cell>
              <table:table-cell office:value-type="float" office:value="59082">
                <text:p>59082</text:p>
              </table:table-cell>
              <table:table-cell office:value-type="float" office:value="125968">
                <text:p>125968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57235">
                <text:p>57235</text:p>
              </table:table-cell>
              <table:table-cell office:value-type="float" office:value="127821">
                <text:p>127821</text:p>
              </table:table-cell>
              <table:table-cell office:value-type="float" office:value="59291">
                <text:p>59291</text:p>
              </table:table-cell>
              <table:table-cell office:value-type="float" office:value="127117">
                <text:p>127117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59499">
                <text:p>59499</text:p>
              </table:table-cell>
              <table:table-cell office:value-type="float" office:value="127352">
                <text:p>127352</text:p>
              </table:table-cell>
              <table:table-cell office:value-type="float" office:value="60338">
                <text:p>60338</text:p>
              </table:table-cell>
              <table:table-cell office:value-type="float" office:value="128073">
                <text:p>128073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64292">
                <text:p>64292</text:p>
              </table:table-cell>
              <table:table-cell office:value-type="float" office:value="128875">
                <text:p>128875</text:p>
              </table:table-cell>
              <table:table-cell office:value-type="float" office:value="62194">
                <text:p>62194</text:p>
              </table:table-cell>
              <table:table-cell office:value-type="float" office:value="128961">
                <text:p>128961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61927">
                <text:p>61927</text:p>
              </table:table-cell>
              <table:table-cell office:value-type="float" office:value="129467">
                <text:p>129467</text:p>
              </table:table-cell>
              <table:table-cell office:value-type="float" office:value="59504">
                <text:p>59504</text:p>
              </table:table-cell>
              <table:table-cell office:value-type="float" office:value="129353">
                <text:p>129353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60591">
                <text:p>60591</text:p>
              </table:table-cell>
              <table:table-cell office:value-type="float" office:value="129412">
                <text:p>129412</text:p>
              </table:table-cell>
              <table:table-cell office:value-type="float" office:value="59652">
                <text:p>59652</text:p>
              </table:table-cell>
              <table:table-cell office:value-type="float" office:value="129162">
                <text:p>129162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60546">
                <text:p>60546</text:p>
              </table:table-cell>
              <table:table-cell office:value-type="float" office:value="130880">
                <text:p>130880</text:p>
              </table:table-cell>
              <table:table-cell office:value-type="float" office:value="61920">
                <text:p>61920</text:p>
              </table:table-cell>
              <table:table-cell office:value-type="float" office:value="130311">
                <text:p>130311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61424">
                <text:p>61424</text:p>
              </table:table-cell>
              <table:table-cell office:value-type="float" office:value="131232">
                <text:p>131232</text:p>
              </table:table-cell>
              <table:table-cell office:value-type="float" office:value="62739">
                <text:p>62739</text:p>
              </table:table-cell>
              <table:table-cell office:value-type="float" office:value="131548">
                <text:p>131548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62322">
                <text:p>62322</text:p>
              </table:table-cell>
              <table:table-cell office:value-type="float" office:value="131426">
                <text:p>131426</text:p>
              </table:table-cell>
              <table:table-cell office:value-type="float" office:value="58221">
                <text:p>58221</text:p>
              </table:table-cell>
              <table:table-cell office:value-type="float" office:value="131742">
                <text:p>131742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61267">
                <text:p>61267</text:p>
              </table:table-cell>
              <table:table-cell office:value-type="float" office:value="132348">
                <text:p>132348</text:p>
              </table:table-cell>
              <table:table-cell office:value-type="float" office:value="63048">
                <text:p>63048</text:p>
              </table:table-cell>
              <table:table-cell office:value-type="float" office:value="132509">
                <text:p>132509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64524">
                <text:p>64524</text:p>
              </table:table-cell>
              <table:table-cell office:value-type="float" office:value="132601">
                <text:p>132601</text:p>
              </table:table-cell>
              <table:table-cell office:value-type="float" office:value="64721">
                <text:p>64721</text:p>
              </table:table-cell>
              <table:table-cell office:value-type="float" office:value="132821">
                <text:p>132821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60515">
                <text:p>60515</text:p>
              </table:table-cell>
              <table:table-cell office:value-type="float" office:value="133678">
                <text:p>133678</text:p>
              </table:table-cell>
              <table:table-cell office:value-type="float" office:value="59445">
                <text:p>59445</text:p>
              </table:table-cell>
              <table:table-cell office:value-type="float" office:value="133115">
                <text:p>133115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65515">
                <text:p>65515</text:p>
              </table:table-cell>
              <table:table-cell office:value-type="float" office:value="133709">
                <text:p>133709</text:p>
              </table:table-cell>
              <table:table-cell office:value-type="float" office:value="65296">
                <text:p>65296</text:p>
              </table:table-cell>
              <table:table-cell office:value-type="float" office:value="133369">
                <text:p>133369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61187">
                <text:p>61187</text:p>
              </table:table-cell>
              <table:table-cell office:value-type="float" office:value="134693">
                <text:p>134693</text:p>
              </table:table-cell>
              <table:table-cell office:value-type="float" office:value="63849">
                <text:p>63849</text:p>
              </table:table-cell>
              <table:table-cell office:value-type="float" office:value="135024">
                <text:p>135024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65889">
                <text:p>65889</text:p>
              </table:table-cell>
              <table:table-cell office:value-type="float" office:value="135500">
                <text:p>135500</text:p>
              </table:table-cell>
              <table:table-cell office:value-type="float" office:value="64453">
                <text:p>64453</text:p>
              </table:table-cell>
              <table:table-cell office:value-type="float" office:value="135367">
                <text:p>135367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64710">
                <text:p>64710</text:p>
              </table:table-cell>
              <table:table-cell office:value-type="float" office:value="136036">
                <text:p>136036</text:p>
              </table:table-cell>
              <table:table-cell office:value-type="float" office:value="64903">
                <text:p>64903</text:p>
              </table:table-cell>
              <table:table-cell office:value-type="float" office:value="135886">
                <text:p>135886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65962">
                <text:p>65962</text:p>
              </table:table-cell>
              <table:table-cell office:value-type="float" office:value="136671">
                <text:p>136671</text:p>
              </table:table-cell>
              <table:table-cell office:value-type="float" office:value="66437">
                <text:p>66437</text:p>
              </table:table-cell>
              <table:table-cell office:value-type="float" office:value="135741">
                <text:p>135741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62220">
                <text:p>62220</text:p>
              </table:table-cell>
              <table:table-cell office:value-type="float" office:value="137139">
                <text:p>137139</text:p>
              </table:table-cell>
              <table:table-cell office:value-type="float" office:value="64126">
                <text:p>64126</text:p>
              </table:table-cell>
              <table:table-cell office:value-type="float" office:value="137107">
                <text:p>137107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63487">
                <text:p>63487</text:p>
              </table:table-cell>
              <table:table-cell office:value-type="float" office:value="137623">
                <text:p>137623</text:p>
              </table:table-cell>
              <table:table-cell office:value-type="float" office:value="66888">
                <text:p>66888</text:p>
              </table:table-cell>
              <table:table-cell office:value-type="float" office:value="138280">
                <text:p>138280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60963">
                <text:p>60963</text:p>
              </table:table-cell>
              <table:table-cell office:value-type="float" office:value="138425">
                <text:p>138425</text:p>
              </table:table-cell>
              <table:table-cell office:value-type="float" office:value="63161">
                <text:p>63161</text:p>
              </table:table-cell>
              <table:table-cell office:value-type="float" office:value="138833">
                <text:p>138833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63617">
                <text:p>63617</text:p>
              </table:table-cell>
              <table:table-cell office:value-type="float" office:value="139649">
                <text:p>139649</text:p>
              </table:table-cell>
              <table:table-cell office:value-type="float" office:value="67363">
                <text:p>67363</text:p>
              </table:table-cell>
              <table:table-cell office:value-type="float" office:value="139540">
                <text:p>139540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65793">
                <text:p>65793</text:p>
              </table:table-cell>
              <table:table-cell office:value-type="float" office:value="140029">
                <text:p>140029</text:p>
              </table:table-cell>
              <table:table-cell office:value-type="float" office:value="66984">
                <text:p>66984</text:p>
              </table:table-cell>
              <table:table-cell office:value-type="float" office:value="139760">
                <text:p>139760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65935">
                <text:p>65935</text:p>
              </table:table-cell>
              <table:table-cell office:value-type="float" office:value="140505">
                <text:p>140505</text:p>
              </table:table-cell>
              <table:table-cell office:value-type="float" office:value="72019">
                <text:p>72019</text:p>
              </table:table-cell>
              <table:table-cell office:value-type="float" office:value="140342">
                <text:p>140342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65344">
                <text:p>65344</text:p>
              </table:table-cell>
              <table:table-cell office:value-type="float" office:value="141017">
                <text:p>141017</text:p>
              </table:table-cell>
              <table:table-cell office:value-type="float" office:value="66423">
                <text:p>66423</text:p>
              </table:table-cell>
              <table:table-cell office:value-type="float" office:value="141172">
                <text:p>141172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67660">
                <text:p>67660</text:p>
              </table:table-cell>
              <table:table-cell office:value-type="float" office:value="141292">
                <text:p>141292</text:p>
              </table:table-cell>
              <table:table-cell office:value-type="float" office:value="62193">
                <text:p>62193</text:p>
              </table:table-cell>
              <table:table-cell office:value-type="float" office:value="141853">
                <text:p>141853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67019">
                <text:p>67019</text:p>
              </table:table-cell>
              <table:table-cell office:value-type="float" office:value="142063">
                <text:p>142063</text:p>
              </table:table-cell>
              <table:table-cell office:value-type="float" office:value="63031">
                <text:p>63031</text:p>
              </table:table-cell>
              <table:table-cell office:value-type="float" office:value="142484">
                <text:p>142484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63547">
                <text:p>63547</text:p>
              </table:table-cell>
              <table:table-cell office:value-type="float" office:value="142724">
                <text:p>142724</text:p>
              </table:table-cell>
              <table:table-cell office:value-type="float" office:value="72385">
                <text:p>72385</text:p>
              </table:table-cell>
              <table:table-cell office:value-type="float" office:value="142784">
                <text:p>142784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64412">
                <text:p>64412</text:p>
              </table:table-cell>
              <table:table-cell office:value-type="float" office:value="143523">
                <text:p>143523</text:p>
              </table:table-cell>
              <table:table-cell office:value-type="float" office:value="69640">
                <text:p>69640</text:p>
              </table:table-cell>
              <table:table-cell office:value-type="float" office:value="144023">
                <text:p>144023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67399">
                <text:p>67399</text:p>
              </table:table-cell>
              <table:table-cell office:value-type="float" office:value="143991">
                <text:p>143991</text:p>
              </table:table-cell>
              <table:table-cell office:value-type="float" office:value="66865">
                <text:p>66865</text:p>
              </table:table-cell>
              <table:table-cell office:value-type="float" office:value="144379">
                <text:p>144379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64635">
                <text:p>64635</text:p>
              </table:table-cell>
              <table:table-cell office:value-type="float" office:value="144906">
                <text:p>144906</text:p>
              </table:table-cell>
              <table:table-cell office:value-type="float" office:value="66373">
                <text:p>66373</text:p>
              </table:table-cell>
              <table:table-cell office:value-type="float" office:value="144793">
                <text:p>144793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69071">
                <text:p>69071</text:p>
              </table:table-cell>
              <table:table-cell office:value-type="float" office:value="145624">
                <text:p>145624</text:p>
              </table:table-cell>
              <table:table-cell office:value-type="float" office:value="69070">
                <text:p>69070</text:p>
              </table:table-cell>
              <table:table-cell office:value-type="float" office:value="145704">
                <text:p>145704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68194">
                <text:p>68194</text:p>
              </table:table-cell>
              <table:table-cell office:value-type="float" office:value="146467">
                <text:p>146467</text:p>
              </table:table-cell>
              <table:table-cell office:value-type="float" office:value="68571">
                <text:p>68571</text:p>
              </table:table-cell>
              <table:table-cell office:value-type="float" office:value="146040">
                <text:p>146040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69294">
                <text:p>69294</text:p>
              </table:table-cell>
              <table:table-cell office:value-type="float" office:value="146474">
                <text:p>146474</text:p>
              </table:table-cell>
              <table:table-cell office:value-type="float" office:value="68922">
                <text:p>68922</text:p>
              </table:table-cell>
              <table:table-cell office:value-type="float" office:value="146926">
                <text:p>146926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67572">
                <text:p>67572</text:p>
              </table:table-cell>
              <table:table-cell office:value-type="float" office:value="146916">
                <text:p>146916</text:p>
              </table:table-cell>
              <table:table-cell office:value-type="float" office:value="69653">
                <text:p>69653</text:p>
              </table:table-cell>
              <table:table-cell office:value-type="float" office:value="147334">
                <text:p>147334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73420">
                <text:p>73420</text:p>
              </table:table-cell>
              <table:table-cell office:value-type="float" office:value="148446">
                <text:p>148446</text:p>
              </table:table-cell>
              <table:table-cell office:value-type="float" office:value="65501">
                <text:p>65501</text:p>
              </table:table-cell>
              <table:table-cell office:value-type="float" office:value="148124">
                <text:p>148124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68902">
                <text:p>68902</text:p>
              </table:table-cell>
              <table:table-cell office:value-type="float" office:value="148171">
                <text:p>148171</text:p>
              </table:table-cell>
              <table:table-cell office:value-type="float" office:value="73243">
                <text:p>73243</text:p>
              </table:table-cell>
              <table:table-cell office:value-type="float" office:value="148797">
                <text:p>148797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70745">
                <text:p>70745</text:p>
              </table:table-cell>
              <table:table-cell office:value-type="float" office:value="149223">
                <text:p>149223</text:p>
              </table:table-cell>
              <table:table-cell office:value-type="float" office:value="69334">
                <text:p>69334</text:p>
              </table:table-cell>
              <table:table-cell office:value-type="float" office:value="148952">
                <text:p>148952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70383">
                <text:p>70383</text:p>
              </table:table-cell>
              <table:table-cell office:value-type="float" office:value="150041">
                <text:p>150041</text:p>
              </table:table-cell>
              <table:table-cell office:value-type="float" office:value="67583">
                <text:p>67583</text:p>
              </table:table-cell>
              <table:table-cell office:value-type="float" office:value="149615">
                <text:p>149615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68690">
                <text:p>68690</text:p>
              </table:table-cell>
              <table:table-cell office:value-type="float" office:value="150645">
                <text:p>150645</text:p>
              </table:table-cell>
              <table:table-cell office:value-type="float" office:value="70817">
                <text:p>70817</text:p>
              </table:table-cell>
              <table:table-cell office:value-type="float" office:value="150910">
                <text:p>150910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72086">
                <text:p>72086</text:p>
              </table:table-cell>
              <table:table-cell office:value-type="float" office:value="151487">
                <text:p>151487</text:p>
              </table:table-cell>
              <table:table-cell office:value-type="float" office:value="74187">
                <text:p>74187</text:p>
              </table:table-cell>
              <table:table-cell office:value-type="float" office:value="151512">
                <text:p>151512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72809">
                <text:p>72809</text:p>
              </table:table-cell>
              <table:table-cell office:value-type="float" office:value="151634">
                <text:p>151634</text:p>
              </table:table-cell>
              <table:table-cell office:value-type="float" office:value="70559">
                <text:p>70559</text:p>
              </table:table-cell>
              <table:table-cell office:value-type="float" office:value="152224">
                <text:p>152224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73078">
                <text:p>73078</text:p>
              </table:table-cell>
              <table:table-cell office:value-type="float" office:value="152160">
                <text:p>152160</text:p>
              </table:table-cell>
              <table:table-cell office:value-type="float" office:value="72017">
                <text:p>72017</text:p>
              </table:table-cell>
              <table:table-cell office:value-type="float" office:value="151871">
                <text:p>151871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72299">
                <text:p>72299</text:p>
              </table:table-cell>
              <table:table-cell office:value-type="float" office:value="153221">
                <text:p>153221</text:p>
              </table:table-cell>
              <table:table-cell office:value-type="float" office:value="71807">
                <text:p>71807</text:p>
              </table:table-cell>
              <table:table-cell office:value-type="float" office:value="153462">
                <text:p>153462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71209">
                <text:p>71209</text:p>
              </table:table-cell>
              <table:table-cell office:value-type="float" office:value="153632">
                <text:p>153632</text:p>
              </table:table-cell>
              <table:table-cell office:value-type="float" office:value="71473">
                <text:p>71473</text:p>
              </table:table-cell>
              <table:table-cell office:value-type="float" office:value="154302">
                <text:p>154302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71122">
                <text:p>71122</text:p>
              </table:table-cell>
              <table:table-cell office:value-type="float" office:value="154763">
                <text:p>154763</text:p>
              </table:table-cell>
              <table:table-cell office:value-type="float" office:value="68552">
                <text:p>68552</text:p>
              </table:table-cell>
              <table:table-cell office:value-type="float" office:value="154509">
                <text:p>154509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73684">
                <text:p>73684</text:p>
              </table:table-cell>
              <table:table-cell office:value-type="float" office:value="155982">
                <text:p>155982</text:p>
              </table:table-cell>
              <table:table-cell office:value-type="float" office:value="68020">
                <text:p>68020</text:p>
              </table:table-cell>
              <table:table-cell office:value-type="float" office:value="155208">
                <text:p>155208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75033">
                <text:p>75033</text:p>
              </table:table-cell>
              <table:table-cell office:value-type="float" office:value="155603">
                <text:p>155603</text:p>
              </table:table-cell>
              <table:table-cell office:value-type="float" office:value="71156">
                <text:p>71156</text:p>
              </table:table-cell>
              <table:table-cell office:value-type="float" office:value="156067">
                <text:p>156067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74308">
                <text:p>74308</text:p>
              </table:table-cell>
              <table:table-cell office:value-type="float" office:value="156586">
                <text:p>156586</text:p>
              </table:table-cell>
              <table:table-cell office:value-type="float" office:value="74739">
                <text:p>74739</text:p>
              </table:table-cell>
              <table:table-cell office:value-type="float" office:value="156819">
                <text:p>156819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77284">
                <text:p>77284</text:p>
              </table:table-cell>
              <table:table-cell office:value-type="float" office:value="157754">
                <text:p>157754</text:p>
              </table:table-cell>
              <table:table-cell office:value-type="float" office:value="74621">
                <text:p>74621</text:p>
              </table:table-cell>
              <table:table-cell office:value-type="float" office:value="157009">
                <text:p>157009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75980">
                <text:p>75980</text:p>
              </table:table-cell>
              <table:table-cell office:value-type="float" office:value="157671">
                <text:p>157671</text:p>
              </table:table-cell>
              <table:table-cell office:value-type="float" office:value="75911">
                <text:p>75911</text:p>
              </table:table-cell>
              <table:table-cell office:value-type="float" office:value="158080">
                <text:p>158080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74976">
                <text:p>74976</text:p>
              </table:table-cell>
              <table:table-cell office:value-type="float" office:value="158453">
                <text:p>158453</text:p>
              </table:table-cell>
              <table:table-cell office:value-type="float" office:value="70970">
                <text:p>70970</text:p>
              </table:table-cell>
              <table:table-cell office:value-type="float" office:value="158267">
                <text:p>158267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77426">
                <text:p>77426</text:p>
              </table:table-cell>
              <table:table-cell office:value-type="float" office:value="159086">
                <text:p>159086</text:p>
              </table:table-cell>
              <table:table-cell office:value-type="float" office:value="76422">
                <text:p>76422</text:p>
              </table:table-cell>
              <table:table-cell office:value-type="float" office:value="159385">
                <text:p>159385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75894">
                <text:p>75894</text:p>
              </table:table-cell>
              <table:table-cell office:value-type="float" office:value="159549">
                <text:p>159549</text:p>
              </table:table-cell>
              <table:table-cell office:value-type="float" office:value="77361">
                <text:p>77361</text:p>
              </table:table-cell>
              <table:table-cell office:value-type="float" office:value="159739">
                <text:p>159739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79720">
                <text:p>79720</text:p>
              </table:table-cell>
              <table:table-cell office:value-type="float" office:value="160232">
                <text:p>160232</text:p>
              </table:table-cell>
              <table:table-cell office:value-type="float" office:value="72499">
                <text:p>72499</text:p>
              </table:table-cell>
              <table:table-cell office:value-type="float" office:value="160124">
                <text:p>160124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78821">
                <text:p>78821</text:p>
              </table:table-cell>
              <table:table-cell office:value-type="float" office:value="161338">
                <text:p>161338</text:p>
              </table:table-cell>
              <table:table-cell office:value-type="float" office:value="73937">
                <text:p>73937</text:p>
              </table:table-cell>
              <table:table-cell office:value-type="float" office:value="160680">
                <text:p>160680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77083">
                <text:p>77083</text:p>
              </table:table-cell>
              <table:table-cell office:value-type="float" office:value="161519">
                <text:p>161519</text:p>
              </table:table-cell>
              <table:table-cell office:value-type="float" office:value="81635">
                <text:p>81635</text:p>
              </table:table-cell>
              <table:table-cell office:value-type="float" office:value="162452">
                <text:p>162452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76671">
                <text:p>76671</text:p>
              </table:table-cell>
              <table:table-cell office:value-type="float" office:value="161662">
                <text:p>161662</text:p>
              </table:table-cell>
              <table:table-cell office:value-type="float" office:value="77030">
                <text:p>77030</text:p>
              </table:table-cell>
              <table:table-cell office:value-type="float" office:value="161659">
                <text:p>161659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78474">
                <text:p>78474</text:p>
              </table:table-cell>
              <table:table-cell office:value-type="float" office:value="163126">
                <text:p>163126</text:p>
              </table:table-cell>
              <table:table-cell office:value-type="float" office:value="74247">
                <text:p>74247</text:p>
              </table:table-cell>
              <table:table-cell office:value-type="float" office:value="162979">
                <text:p>162979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77828">
                <text:p>77828</text:p>
              </table:table-cell>
              <table:table-cell office:value-type="float" office:value="163496">
                <text:p>163496</text:p>
              </table:table-cell>
              <table:table-cell office:value-type="float" office:value="73355">
                <text:p>73355</text:p>
              </table:table-cell>
              <table:table-cell office:value-type="float" office:value="163559">
                <text:p>163559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76006">
                <text:p>76006</text:p>
              </table:table-cell>
              <table:table-cell office:value-type="float" office:value="163850">
                <text:p>163850</text:p>
              </table:table-cell>
              <table:table-cell office:value-type="float" office:value="79362">
                <text:p>79362</text:p>
              </table:table-cell>
              <table:table-cell office:value-type="float" office:value="164445">
                <text:p>164445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77923">
                <text:p>77923</text:p>
              </table:table-cell>
              <table:table-cell office:value-type="float" office:value="164418">
                <text:p>164418</text:p>
              </table:table-cell>
              <table:table-cell office:value-type="float" office:value="73388">
                <text:p>73388</text:p>
              </table:table-cell>
              <table:table-cell office:value-type="float" office:value="164991">
                <text:p>164991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72154">
                <text:p>72154</text:p>
              </table:table-cell>
              <table:table-cell office:value-type="float" office:value="166074">
                <text:p>166074</text:p>
              </table:table-cell>
              <table:table-cell office:value-type="float" office:value="77501">
                <text:p>77501</text:p>
              </table:table-cell>
              <table:table-cell office:value-type="float" office:value="165615">
                <text:p>165615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78728">
                <text:p>78728</text:p>
              </table:table-cell>
              <table:table-cell office:value-type="float" office:value="166552">
                <text:p>166552</text:p>
              </table:table-cell>
              <table:table-cell office:value-type="float" office:value="72666">
                <text:p>72666</text:p>
              </table:table-cell>
              <table:table-cell office:value-type="float" office:value="165926">
                <text:p>165926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79851">
                <text:p>79851</text:p>
              </table:table-cell>
              <table:table-cell office:value-type="float" office:value="167007">
                <text:p>167007</text:p>
              </table:table-cell>
              <table:table-cell office:value-type="float" office:value="77744">
                <text:p>77744</text:p>
              </table:table-cell>
              <table:table-cell office:value-type="float" office:value="166620">
                <text:p>166620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82493">
                <text:p>82493</text:p>
              </table:table-cell>
              <table:table-cell office:value-type="float" office:value="167480">
                <text:p>167480</text:p>
              </table:table-cell>
              <table:table-cell office:value-type="float" office:value="74253">
                <text:p>74253</text:p>
              </table:table-cell>
              <table:table-cell office:value-type="float" office:value="168210">
                <text:p>168210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77123">
                <text:p>77123</text:p>
              </table:table-cell>
              <table:table-cell office:value-type="float" office:value="167783">
                <text:p>167783</text:p>
              </table:table-cell>
              <table:table-cell office:value-type="float" office:value="78624">
                <text:p>78624</text:p>
              </table:table-cell>
              <table:table-cell office:value-type="float" office:value="168663">
                <text:p>168663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79573">
                <text:p>79573</text:p>
              </table:table-cell>
              <table:table-cell office:value-type="float" office:value="168400">
                <text:p>168400</text:p>
              </table:table-cell>
              <table:table-cell office:value-type="float" office:value="78902">
                <text:p>78902</text:p>
              </table:table-cell>
              <table:table-cell office:value-type="float" office:value="169420">
                <text:p>169420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84354">
                <text:p>84354</text:p>
              </table:table-cell>
              <table:table-cell office:value-type="float" office:value="168709">
                <text:p>168709</text:p>
              </table:table-cell>
              <table:table-cell office:value-type="float" office:value="78847">
                <text:p>78847</text:p>
              </table:table-cell>
              <table:table-cell office:value-type="float" office:value="169388">
                <text:p>169388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80329">
                <text:p>80329</text:p>
              </table:table-cell>
              <table:table-cell office:value-type="float" office:value="170292">
                <text:p>170292</text:p>
              </table:table-cell>
              <table:table-cell office:value-type="float" office:value="77419">
                <text:p>77419</text:p>
              </table:table-cell>
              <table:table-cell office:value-type="float" office:value="170072">
                <text:p>170072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80498">
                <text:p>80498</text:p>
              </table:table-cell>
              <table:table-cell office:value-type="float" office:value="170753">
                <text:p>170753</text:p>
              </table:table-cell>
              <table:table-cell office:value-type="float" office:value="84554">
                <text:p>84554</text:p>
              </table:table-cell>
              <table:table-cell office:value-type="float" office:value="170363">
                <text:p>170363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83706">
                <text:p>83706</text:p>
              </table:table-cell>
              <table:table-cell office:value-type="float" office:value="171257">
                <text:p>171257</text:p>
              </table:table-cell>
              <table:table-cell office:value-type="float" office:value="80935">
                <text:p>80935</text:p>
              </table:table-cell>
              <table:table-cell office:value-type="float" office:value="171415">
                <text:p>171415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76755">
                <text:p>76755</text:p>
              </table:table-cell>
              <table:table-cell office:value-type="float" office:value="171192">
                <text:p>171192</text:p>
              </table:table-cell>
              <table:table-cell office:value-type="float" office:value="79002">
                <text:p>79002</text:p>
              </table:table-cell>
              <table:table-cell office:value-type="float" office:value="172123">
                <text:p>172123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79783">
                <text:p>79783</text:p>
              </table:table-cell>
              <table:table-cell office:value-type="float" office:value="172636">
                <text:p>172636</text:p>
              </table:table-cell>
              <table:table-cell office:value-type="float" office:value="84669">
                <text:p>84669</text:p>
              </table:table-cell>
              <table:table-cell office:value-type="float" office:value="172242">
                <text:p>172242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77800">
                <text:p>77800</text:p>
              </table:table-cell>
              <table:table-cell office:value-type="float" office:value="172954">
                <text:p>172954</text:p>
              </table:table-cell>
              <table:table-cell office:value-type="float" office:value="78301">
                <text:p>78301</text:p>
              </table:table-cell>
              <table:table-cell office:value-type="float" office:value="173020">
                <text:p>173020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83095">
                <text:p>83095</text:p>
              </table:table-cell>
              <table:table-cell office:value-type="float" office:value="174273">
                <text:p>174273</text:p>
              </table:table-cell>
              <table:table-cell office:value-type="float" office:value="79719">
                <text:p>79719</text:p>
              </table:table-cell>
              <table:table-cell office:value-type="float" office:value="174015">
                <text:p>174015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83075">
                <text:p>83075</text:p>
              </table:table-cell>
              <table:table-cell office:value-type="float" office:value="174416">
                <text:p>174416</text:p>
              </table:table-cell>
              <table:table-cell office:value-type="float" office:value="84656">
                <text:p>84656</text:p>
              </table:table-cell>
              <table:table-cell office:value-type="float" office:value="174171">
                <text:p>174171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82100">
                <text:p>82100</text:p>
              </table:table-cell>
              <table:table-cell office:value-type="float" office:value="175466">
                <text:p>175466</text:p>
              </table:table-cell>
              <table:table-cell office:value-type="float" office:value="85913">
                <text:p>85913</text:p>
              </table:table-cell>
              <table:table-cell office:value-type="float" office:value="174887">
                <text:p>174887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86467">
                <text:p>86467</text:p>
              </table:table-cell>
              <table:table-cell office:value-type="float" office:value="175816">
                <text:p>175816</text:p>
              </table:table-cell>
              <table:table-cell office:value-type="float" office:value="79685">
                <text:p>79685</text:p>
              </table:table-cell>
              <table:table-cell office:value-type="float" office:value="176180">
                <text:p>176180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78955">
                <text:p>78955</text:p>
              </table:table-cell>
              <table:table-cell office:value-type="float" office:value="176217">
                <text:p>176217</text:p>
              </table:table-cell>
              <table:table-cell office:value-type="float" office:value="82687">
                <text:p>82687</text:p>
              </table:table-cell>
              <table:table-cell office:value-type="float" office:value="176484">
                <text:p>176484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78662">
                <text:p>78662</text:p>
              </table:table-cell>
              <table:table-cell office:value-type="float" office:value="176973">
                <text:p>176973</text:p>
              </table:table-cell>
              <table:table-cell office:value-type="float" office:value="85567">
                <text:p>85567</text:p>
              </table:table-cell>
              <table:table-cell office:value-type="float" office:value="177721">
                <text:p>177721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85304">
                <text:p>85304</text:p>
              </table:table-cell>
              <table:table-cell office:value-type="float" office:value="177399">
                <text:p>177399</text:p>
              </table:table-cell>
              <table:table-cell office:value-type="float" office:value="86628">
                <text:p>86628</text:p>
              </table:table-cell>
              <table:table-cell office:value-type="float" office:value="177728">
                <text:p>177728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78969">
                <text:p>78969</text:p>
              </table:table-cell>
              <table:table-cell office:value-type="float" office:value="177965">
                <text:p>177965</text:p>
              </table:table-cell>
              <table:table-cell office:value-type="float" office:value="82309">
                <text:p>82309</text:p>
              </table:table-cell>
              <table:table-cell office:value-type="float" office:value="178624">
                <text:p>178624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84813">
                <text:p>84813</text:p>
              </table:table-cell>
              <table:table-cell office:value-type="float" office:value="178358">
                <text:p>178358</text:p>
              </table:table-cell>
              <table:table-cell office:value-type="float" office:value="85109">
                <text:p>85109</text:p>
              </table:table-cell>
              <table:table-cell office:value-type="float" office:value="179288">
                <text:p>179288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85778">
                <text:p>85778</text:p>
              </table:table-cell>
              <table:table-cell office:value-type="float" office:value="179331">
                <text:p>179331</text:p>
              </table:table-cell>
              <table:table-cell office:value-type="float" office:value="82703">
                <text:p>82703</text:p>
              </table:table-cell>
              <table:table-cell office:value-type="float" office:value="179542">
                <text:p>179542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85724">
                <text:p>85724</text:p>
              </table:table-cell>
              <table:table-cell office:value-type="float" office:value="180272">
                <text:p>180272</text:p>
              </table:table-cell>
              <table:table-cell office:value-type="float" office:value="86464">
                <text:p>86464</text:p>
              </table:table-cell>
              <table:table-cell office:value-type="float" office:value="179856">
                <text:p>179856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85347">
                <text:p>85347</text:p>
              </table:table-cell>
              <table:table-cell office:value-type="float" office:value="180801">
                <text:p>180801</text:p>
              </table:table-cell>
              <table:table-cell office:value-type="float" office:value="83161">
                <text:p>83161</text:p>
              </table:table-cell>
              <table:table-cell office:value-type="float" office:value="179673">
                <text:p>179673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81919">
                <text:p>81919</text:p>
              </table:table-cell>
              <table:table-cell office:value-type="float" office:value="180976">
                <text:p>180976</text:p>
              </table:table-cell>
              <table:table-cell office:value-type="float" office:value="82149">
                <text:p>82149</text:p>
              </table:table-cell>
              <table:table-cell office:value-type="float" office:value="181324">
                <text:p>181324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86074">
                <text:p>86074</text:p>
              </table:table-cell>
              <table:table-cell office:value-type="float" office:value="181425">
                <text:p>181425</text:p>
              </table:table-cell>
              <table:table-cell office:value-type="float" office:value="82099">
                <text:p>82099</text:p>
              </table:table-cell>
              <table:table-cell office:value-type="float" office:value="182186">
                <text:p>182186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84406">
                <text:p>84406</text:p>
              </table:table-cell>
              <table:table-cell office:value-type="float" office:value="182702">
                <text:p>182702</text:p>
              </table:table-cell>
              <table:table-cell office:value-type="float" office:value="89914">
                <text:p>89914</text:p>
              </table:table-cell>
              <table:table-cell office:value-type="float" office:value="182194">
                <text:p>182194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83729">
                <text:p>83729</text:p>
              </table:table-cell>
              <table:table-cell office:value-type="float" office:value="182989">
                <text:p>182989</text:p>
              </table:table-cell>
              <table:table-cell office:value-type="float" office:value="85687">
                <text:p>85687</text:p>
              </table:table-cell>
              <table:table-cell office:value-type="float" office:value="183434">
                <text:p>183434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92983">
                <text:p>92983</text:p>
              </table:table-cell>
              <table:table-cell office:value-type="float" office:value="183725">
                <text:p>183725</text:p>
              </table:table-cell>
              <table:table-cell office:value-type="float" office:value="83873">
                <text:p>83873</text:p>
              </table:table-cell>
              <table:table-cell office:value-type="float" office:value="184112">
                <text:p>184112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88935">
                <text:p>88935</text:p>
              </table:table-cell>
              <table:table-cell office:value-type="float" office:value="183962">
                <text:p>183962</text:p>
              </table:table-cell>
              <table:table-cell office:value-type="float" office:value="85721">
                <text:p>85721</text:p>
              </table:table-cell>
              <table:table-cell office:value-type="float" office:value="184770">
                <text:p>184770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88972">
                <text:p>88972</text:p>
              </table:table-cell>
              <table:table-cell office:value-type="float" office:value="184924">
                <text:p>184924</text:p>
              </table:table-cell>
              <table:table-cell office:value-type="float" office:value="82612">
                <text:p>82612</text:p>
              </table:table-cell>
              <table:table-cell office:value-type="float" office:value="185572">
                <text:p>185572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92099">
                <text:p>92099</text:p>
              </table:table-cell>
              <table:table-cell office:value-type="float" office:value="185349">
                <text:p>185349</text:p>
              </table:table-cell>
              <table:table-cell office:value-type="float" office:value="88535">
                <text:p>88535</text:p>
              </table:table-cell>
              <table:table-cell office:value-type="float" office:value="186088">
                <text:p>186088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83809">
                <text:p>83809</text:p>
              </table:table-cell>
              <table:table-cell office:value-type="float" office:value="186316">
                <text:p>186316</text:p>
              </table:table-cell>
              <table:table-cell office:value-type="float" office:value="90522">
                <text:p>90522</text:p>
              </table:table-cell>
              <table:table-cell office:value-type="float" office:value="186457">
                <text:p>186457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91052">
                <text:p>91052</text:p>
              </table:table-cell>
              <table:table-cell office:value-type="float" office:value="186917">
                <text:p>186917</text:p>
              </table:table-cell>
              <table:table-cell office:value-type="float" office:value="87265">
                <text:p>87265</text:p>
              </table:table-cell>
              <table:table-cell office:value-type="float" office:value="187125">
                <text:p>187125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85584">
                <text:p>85584</text:p>
              </table:table-cell>
              <table:table-cell office:value-type="float" office:value="187236">
                <text:p>187236</text:p>
              </table:table-cell>
              <table:table-cell office:value-type="float" office:value="85838">
                <text:p>85838</text:p>
              </table:table-cell>
              <table:table-cell office:value-type="float" office:value="187131">
                <text:p>187131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91691">
                <text:p>91691</text:p>
              </table:table-cell>
              <table:table-cell office:value-type="float" office:value="188003">
                <text:p>188003</text:p>
              </table:table-cell>
              <table:table-cell office:value-type="float" office:value="90229">
                <text:p>90229</text:p>
              </table:table-cell>
              <table:table-cell office:value-type="float" office:value="188322">
                <text:p>188322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90306">
                <text:p>90306</text:p>
              </table:table-cell>
              <table:table-cell office:value-type="float" office:value="189464">
                <text:p>189464</text:p>
              </table:table-cell>
              <table:table-cell office:value-type="float" office:value="89698">
                <text:p>89698</text:p>
              </table:table-cell>
              <table:table-cell office:value-type="float" office:value="188747">
                <text:p>188747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97426">
                <text:p>97426</text:p>
              </table:table-cell>
              <table:table-cell office:value-type="float" office:value="189812">
                <text:p>189812</text:p>
              </table:table-cell>
              <table:table-cell office:value-type="float" office:value="90996">
                <text:p>90996</text:p>
              </table:table-cell>
              <table:table-cell office:value-type="float" office:value="189442">
                <text:p>189442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87620">
                <text:p>87620</text:p>
              </table:table-cell>
              <table:table-cell office:value-type="float" office:value="189735">
                <text:p>189735</text:p>
              </table:table-cell>
              <table:table-cell office:value-type="float" office:value="88303">
                <text:p>88303</text:p>
              </table:table-cell>
              <table:table-cell office:value-type="float" office:value="190693">
                <text:p>190693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88382">
                <text:p>88382</text:p>
              </table:table-cell>
              <table:table-cell office:value-type="float" office:value="191100">
                <text:p>191100</text:p>
              </table:table-cell>
              <table:table-cell office:value-type="float" office:value="85400">
                <text:p>85400</text:p>
              </table:table-cell>
              <table:table-cell office:value-type="float" office:value="190471">
                <text:p>190471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90084">
                <text:p>90084</text:p>
              </table:table-cell>
              <table:table-cell office:value-type="float" office:value="191963">
                <text:p>191963</text:p>
              </table:table-cell>
              <table:table-cell office:value-type="float" office:value="87010">
                <text:p>87010</text:p>
              </table:table-cell>
              <table:table-cell office:value-type="float" office:value="191437">
                <text:p>191437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92563">
                <text:p>92563</text:p>
              </table:table-cell>
              <table:table-cell office:value-type="float" office:value="192648">
                <text:p>192648</text:p>
              </table:table-cell>
              <table:table-cell office:value-type="float" office:value="89351">
                <text:p>89351</text:p>
              </table:table-cell>
              <table:table-cell office:value-type="float" office:value="191989">
                <text:p>191989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88262">
                <text:p>88262</text:p>
              </table:table-cell>
              <table:table-cell office:value-type="float" office:value="193009">
                <text:p>193009</text:p>
              </table:table-cell>
              <table:table-cell office:value-type="float" office:value="88955">
                <text:p>88955</text:p>
              </table:table-cell>
              <table:table-cell office:value-type="float" office:value="193133">
                <text:p>193133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87065">
                <text:p>87065</text:p>
              </table:table-cell>
              <table:table-cell office:value-type="float" office:value="193253">
                <text:p>193253</text:p>
              </table:table-cell>
              <table:table-cell office:value-type="float" office:value="91214">
                <text:p>91214</text:p>
              </table:table-cell>
              <table:table-cell office:value-type="float" office:value="194131">
                <text:p>194131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93377">
                <text:p>93377</text:p>
              </table:table-cell>
              <table:table-cell office:value-type="float" office:value="194285">
                <text:p>194285</text:p>
              </table:table-cell>
              <table:table-cell office:value-type="float" office:value="94211">
                <text:p>94211</text:p>
              </table:table-cell>
              <table:table-cell office:value-type="float" office:value="194582">
                <text:p>194582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89363">
                <text:p>89363</text:p>
              </table:table-cell>
              <table:table-cell office:value-type="float" office:value="194742">
                <text:p>194742</text:p>
              </table:table-cell>
              <table:table-cell office:value-type="float" office:value="88662">
                <text:p>88662</text:p>
              </table:table-cell>
              <table:table-cell office:value-type="float" office:value="195354">
                <text:p>195354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92964">
                <text:p>92964</text:p>
              </table:table-cell>
              <table:table-cell office:value-type="float" office:value="195802">
                <text:p>195802</text:p>
              </table:table-cell>
              <table:table-cell office:value-type="float" office:value="91650">
                <text:p>91650</text:p>
              </table:table-cell>
              <table:table-cell office:value-type="float" office:value="195321">
                <text:p>195321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90301">
                <text:p>90301</text:p>
              </table:table-cell>
              <table:table-cell office:value-type="float" office:value="197177">
                <text:p>197177</text:p>
              </table:table-cell>
              <table:table-cell office:value-type="float" office:value="91234">
                <text:p>91234</text:p>
              </table:table-cell>
              <table:table-cell office:value-type="float" office:value="197467">
                <text:p>197467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91744">
                <text:p>91744</text:p>
              </table:table-cell>
              <table:table-cell office:value-type="float" office:value="198339">
                <text:p>198339</text:p>
              </table:table-cell>
              <table:table-cell office:value-type="float" office:value="90891">
                <text:p>90891</text:p>
              </table:table-cell>
              <table:table-cell office:value-type="float" office:value="198219">
                <text:p>198219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96954">
                <text:p>96954</text:p>
              </table:table-cell>
              <table:table-cell office:value-type="float" office:value="198175">
                <text:p>198175</text:p>
              </table:table-cell>
              <table:table-cell office:value-type="float" office:value="93540">
                <text:p>93540</text:p>
              </table:table-cell>
              <table:table-cell office:value-type="float" office:value="199701">
                <text:p>199701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93619">
                <text:p>93619</text:p>
              </table:table-cell>
              <table:table-cell office:value-type="float" office:value="198955">
                <text:p>198955</text:p>
              </table:table-cell>
              <table:table-cell office:value-type="float" office:value="92964">
                <text:p>92964</text:p>
              </table:table-cell>
              <table:table-cell office:value-type="float" office:value="198713">
                <text:p>198713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89965">
                <text:p>89965</text:p>
              </table:table-cell>
              <table:table-cell office:value-type="float" office:value="200723">
                <text:p>200723</text:p>
              </table:table-cell>
              <table:table-cell office:value-type="float" office:value="92077">
                <text:p>92077</text:p>
              </table:table-cell>
              <table:table-cell office:value-type="float" office:value="198594">
                <text:p>198594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92331">
                <text:p>92331</text:p>
              </table:table-cell>
              <table:table-cell office:value-type="float" office:value="201173">
                <text:p>201173</text:p>
              </table:table-cell>
              <table:table-cell office:value-type="float" office:value="89699">
                <text:p>89699</text:p>
              </table:table-cell>
              <table:table-cell office:value-type="float" office:value="200339">
                <text:p>200339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92609">
                <text:p>92609</text:p>
              </table:table-cell>
              <table:table-cell office:value-type="float" office:value="200983">
                <text:p>200983</text:p>
              </table:table-cell>
              <table:table-cell office:value-type="float" office:value="89236">
                <text:p>89236</text:p>
              </table:table-cell>
              <table:table-cell office:value-type="float" office:value="200564">
                <text:p>200564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91067">
                <text:p>91067</text:p>
              </table:table-cell>
              <table:table-cell office:value-type="float" office:value="202383">
                <text:p>202383</text:p>
              </table:table-cell>
              <table:table-cell office:value-type="float" office:value="94763">
                <text:p>94763</text:p>
              </table:table-cell>
              <table:table-cell office:value-type="float" office:value="201939">
                <text:p>201939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94317">
                <text:p>94317</text:p>
              </table:table-cell>
              <table:table-cell office:value-type="float" office:value="203306">
                <text:p>203306</text:p>
              </table:table-cell>
              <table:table-cell office:value-type="float" office:value="101563">
                <text:p>101563</text:p>
              </table:table-cell>
              <table:table-cell office:value-type="float" office:value="202599">
                <text:p>202599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92607">
                <text:p>92607</text:p>
              </table:table-cell>
              <table:table-cell office:value-type="float" office:value="202032">
                <text:p>202032</text:p>
              </table:table-cell>
              <table:table-cell office:value-type="float" office:value="94428">
                <text:p>94428</text:p>
              </table:table-cell>
              <table:table-cell office:value-type="float" office:value="203670">
                <text:p>203670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90857">
                <text:p>90857</text:p>
              </table:table-cell>
              <table:table-cell office:value-type="float" office:value="203298">
                <text:p>203298</text:p>
              </table:table-cell>
              <table:table-cell office:value-type="float" office:value="96655">
                <text:p>96655</text:p>
              </table:table-cell>
              <table:table-cell office:value-type="float" office:value="203344">
                <text:p>203344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94953">
                <text:p>94953</text:p>
              </table:table-cell>
              <table:table-cell office:value-type="float" office:value="203895">
                <text:p>203895</text:p>
              </table:table-cell>
              <table:table-cell office:value-type="float" office:value="92842">
                <text:p>92842</text:p>
              </table:table-cell>
              <table:table-cell office:value-type="float" office:value="204197">
                <text:p>204197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93418">
                <text:p>93418</text:p>
              </table:table-cell>
              <table:table-cell office:value-type="float" office:value="204923">
                <text:p>204923</text:p>
              </table:table-cell>
              <table:table-cell office:value-type="float" office:value="85812">
                <text:p>85812</text:p>
              </table:table-cell>
              <table:table-cell office:value-type="float" office:value="204138">
                <text:p>204138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99446">
                <text:p>99446</text:p>
              </table:table-cell>
              <table:table-cell office:value-type="float" office:value="205274">
                <text:p>205274</text:p>
              </table:table-cell>
              <table:table-cell office:value-type="float" office:value="95488">
                <text:p>95488</text:p>
              </table:table-cell>
              <table:table-cell office:value-type="float" office:value="205996">
                <text:p>205996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93541">
                <text:p>93541</text:p>
              </table:table-cell>
              <table:table-cell office:value-type="float" office:value="207352">
                <text:p>207352</text:p>
              </table:table-cell>
              <table:table-cell office:value-type="float" office:value="96142">
                <text:p>96142</text:p>
              </table:table-cell>
              <table:table-cell office:value-type="float" office:value="205039">
                <text:p>205039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95726">
                <text:p>95726</text:p>
              </table:table-cell>
              <table:table-cell office:value-type="float" office:value="206092">
                <text:p>206092</text:p>
              </table:table-cell>
              <table:table-cell office:value-type="float" office:value="94571">
                <text:p>94571</text:p>
              </table:table-cell>
              <table:table-cell office:value-type="float" office:value="206430">
                <text:p>206430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99184">
                <text:p>99184</text:p>
              </table:table-cell>
              <table:table-cell office:value-type="float" office:value="208610">
                <text:p>208610</text:p>
              </table:table-cell>
              <table:table-cell office:value-type="float" office:value="101691">
                <text:p>101691</text:p>
              </table:table-cell>
              <table:table-cell office:value-type="float" office:value="208224">
                <text:p>208224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94963">
                <text:p>94963</text:p>
              </table:table-cell>
              <table:table-cell office:value-type="float" office:value="208051">
                <text:p>208051</text:p>
              </table:table-cell>
              <table:table-cell office:value-type="float" office:value="96784">
                <text:p>96784</text:p>
              </table:table-cell>
              <table:table-cell office:value-type="float" office:value="208294">
                <text:p>208294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97062">
                <text:p>97062</text:p>
              </table:table-cell>
              <table:table-cell office:value-type="float" office:value="207010">
                <text:p>207010</text:p>
              </table:table-cell>
              <table:table-cell office:value-type="float" office:value="94245">
                <text:p>94245</text:p>
              </table:table-cell>
              <table:table-cell office:value-type="float" office:value="209316">
                <text:p>209316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96736">
                <text:p>96736</text:p>
              </table:table-cell>
              <table:table-cell office:value-type="float" office:value="208628">
                <text:p>208628</text:p>
              </table:table-cell>
              <table:table-cell office:value-type="float" office:value="100042">
                <text:p>100042</text:p>
              </table:table-cell>
              <table:table-cell office:value-type="float" office:value="209271">
                <text:p>209271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95964">
                <text:p>95964</text:p>
              </table:table-cell>
              <table:table-cell office:value-type="float" office:value="209602">
                <text:p>209602</text:p>
              </table:table-cell>
              <table:table-cell office:value-type="float" office:value="93415">
                <text:p>93415</text:p>
              </table:table-cell>
              <table:table-cell office:value-type="float" office:value="209395">
                <text:p>209395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97103">
                <text:p>97103</text:p>
              </table:table-cell>
              <table:table-cell office:value-type="float" office:value="210572">
                <text:p>210572</text:p>
              </table:table-cell>
              <table:table-cell office:value-type="float" office:value="99592">
                <text:p>99592</text:p>
              </table:table-cell>
              <table:table-cell office:value-type="float" office:value="210256">
                <text:p>210256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96449">
                <text:p>96449</text:p>
              </table:table-cell>
              <table:table-cell office:value-type="float" office:value="210528">
                <text:p>210528</text:p>
              </table:table-cell>
              <table:table-cell office:value-type="float" office:value="97465">
                <text:p>97465</text:p>
              </table:table-cell>
              <table:table-cell office:value-type="float" office:value="212479">
                <text:p>212479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100530">
                <text:p>100530</text:p>
              </table:table-cell>
              <table:table-cell office:value-type="float" office:value="211836">
                <text:p>211836</text:p>
              </table:table-cell>
              <table:table-cell office:value-type="float" office:value="98233">
                <text:p>98233</text:p>
              </table:table-cell>
              <table:table-cell office:value-type="float" office:value="210795">
                <text:p>210795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93709">
                <text:p>93709</text:p>
              </table:table-cell>
              <table:table-cell office:value-type="float" office:value="213095">
                <text:p>213095</text:p>
              </table:table-cell>
              <table:table-cell office:value-type="float" office:value="101098">
                <text:p>101098</text:p>
              </table:table-cell>
              <table:table-cell office:value-type="float" office:value="212975">
                <text:p>212975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98784">
                <text:p>98784</text:p>
              </table:table-cell>
              <table:table-cell office:value-type="float" office:value="212660">
                <text:p>212660</text:p>
              </table:table-cell>
              <table:table-cell office:value-type="float" office:value="100353">
                <text:p>100353</text:p>
              </table:table-cell>
              <table:table-cell office:value-type="float" office:value="211719">
                <text:p>211719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103014">
                <text:p>103014</text:p>
              </table:table-cell>
              <table:table-cell office:value-type="float" office:value="212709">
                <text:p>212709</text:p>
              </table:table-cell>
              <table:table-cell office:value-type="float" office:value="99200">
                <text:p>99200</text:p>
              </table:table-cell>
              <table:table-cell office:value-type="float" office:value="212625">
                <text:p>212625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98918">
                <text:p>98918</text:p>
              </table:table-cell>
              <table:table-cell office:value-type="float" office:value="212653">
                <text:p>212653</text:p>
              </table:table-cell>
              <table:table-cell office:value-type="float" office:value="103565">
                <text:p>103565</text:p>
              </table:table-cell>
              <table:table-cell office:value-type="float" office:value="212902">
                <text:p>212902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98236">
                <text:p>98236</text:p>
              </table:table-cell>
              <table:table-cell office:value-type="float" office:value="215364">
                <text:p>215364</text:p>
              </table:table-cell>
              <table:table-cell office:value-type="float" office:value="99547">
                <text:p>99547</text:p>
              </table:table-cell>
              <table:table-cell office:value-type="float" office:value="214825">
                <text:p>214825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94999">
                <text:p>94999</text:p>
              </table:table-cell>
              <table:table-cell office:value-type="float" office:value="215638">
                <text:p>215638</text:p>
              </table:table-cell>
              <table:table-cell office:value-type="float" office:value="104223">
                <text:p>104223</text:p>
              </table:table-cell>
              <table:table-cell office:value-type="float" office:value="215432">
                <text:p>215432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103515">
                <text:p>103515</text:p>
              </table:table-cell>
              <table:table-cell office:value-type="float" office:value="215282">
                <text:p>215282</text:p>
              </table:table-cell>
              <table:table-cell office:value-type="float" office:value="101338">
                <text:p>101338</text:p>
              </table:table-cell>
              <table:table-cell office:value-type="float" office:value="215829">
                <text:p>215829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94778">
                <text:p>94778</text:p>
              </table:table-cell>
              <table:table-cell office:value-type="float" office:value="215342">
                <text:p>215342</text:p>
              </table:table-cell>
              <table:table-cell office:value-type="float" office:value="100859">
                <text:p>100859</text:p>
              </table:table-cell>
              <table:table-cell office:value-type="float" office:value="215906">
                <text:p>215906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103117">
                <text:p>103117</text:p>
              </table:table-cell>
              <table:table-cell office:value-type="float" office:value="216019">
                <text:p>216019</text:p>
              </table:table-cell>
              <table:table-cell office:value-type="float" office:value="101530">
                <text:p>101530</text:p>
              </table:table-cell>
              <table:table-cell office:value-type="float" office:value="216979">
                <text:p>216979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93845">
                <text:p>93845</text:p>
              </table:table-cell>
              <table:table-cell office:value-type="float" office:value="216637">
                <text:p>216637</text:p>
              </table:table-cell>
              <table:table-cell office:value-type="float" office:value="105573">
                <text:p>105573</text:p>
              </table:table-cell>
              <table:table-cell office:value-type="float" office:value="216942">
                <text:p>216942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102112">
                <text:p>102112</text:p>
              </table:table-cell>
              <table:table-cell office:value-type="float" office:value="217477">
                <text:p>217477</text:p>
              </table:table-cell>
              <table:table-cell office:value-type="float" office:value="98679">
                <text:p>98679</text:p>
              </table:table-cell>
              <table:table-cell office:value-type="float" office:value="217661">
                <text:p>217661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102029">
                <text:p>102029</text:p>
              </table:table-cell>
              <table:table-cell office:value-type="float" office:value="218251">
                <text:p>218251</text:p>
              </table:table-cell>
              <table:table-cell office:value-type="float" office:value="97922">
                <text:p>97922</text:p>
              </table:table-cell>
              <table:table-cell office:value-type="float" office:value="218395">
                <text:p>218395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105305">
                <text:p>105305</text:p>
              </table:table-cell>
              <table:table-cell office:value-type="float" office:value="219534">
                <text:p>219534</text:p>
              </table:table-cell>
              <table:table-cell office:value-type="float" office:value="104566">
                <text:p>104566</text:p>
              </table:table-cell>
              <table:table-cell office:value-type="float" office:value="218170">
                <text:p>218170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99130">
                <text:p>99130</text:p>
              </table:table-cell>
              <table:table-cell office:value-type="float" office:value="220203">
                <text:p>220203</text:p>
              </table:table-cell>
              <table:table-cell office:value-type="float" office:value="101452">
                <text:p>101452</text:p>
              </table:table-cell>
              <table:table-cell office:value-type="float" office:value="219760">
                <text:p>21976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104502">
                <text:p>104502</text:p>
              </table:table-cell>
              <table:table-cell office:value-type="float" office:value="219760">
                <text:p>219760</text:p>
              </table:table-cell>
              <table:table-cell office:value-type="float" office:value="106205">
                <text:p>106205</text:p>
              </table:table-cell>
              <table:table-cell office:value-type="float" office:value="220681">
                <text:p>220681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105131">
                <text:p>105131</text:p>
              </table:table-cell>
              <table:table-cell office:value-type="float" office:value="220346">
                <text:p>220346</text:p>
              </table:table-cell>
              <table:table-cell office:value-type="float" office:value="95361">
                <text:p>95361</text:p>
              </table:table-cell>
              <table:table-cell office:value-type="float" office:value="221588">
                <text:p>221588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104893">
                <text:p>104893</text:p>
              </table:table-cell>
              <table:table-cell office:value-type="float" office:value="221230">
                <text:p>221230</text:p>
              </table:table-cell>
              <table:table-cell office:value-type="float" office:value="99009">
                <text:p>99009</text:p>
              </table:table-cell>
              <table:table-cell office:value-type="float" office:value="221995">
                <text:p>221995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105456">
                <text:p>105456</text:p>
              </table:table-cell>
              <table:table-cell office:value-type="float" office:value="222062">
                <text:p>222062</text:p>
              </table:table-cell>
              <table:table-cell office:value-type="float" office:value="105707">
                <text:p>105707</text:p>
              </table:table-cell>
              <table:table-cell office:value-type="float" office:value="221859">
                <text:p>221859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103029">
                <text:p>103029</text:p>
              </table:table-cell>
              <table:table-cell office:value-type="float" office:value="222558">
                <text:p>222558</text:p>
              </table:table-cell>
              <table:table-cell office:value-type="float" office:value="97967">
                <text:p>97967</text:p>
              </table:table-cell>
              <table:table-cell office:value-type="float" office:value="223681">
                <text:p>223681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107774">
                <text:p>107774</text:p>
              </table:table-cell>
              <table:table-cell office:value-type="float" office:value="223422">
                <text:p>223422</text:p>
              </table:table-cell>
              <table:table-cell office:value-type="float" office:value="107588">
                <text:p>107588</text:p>
              </table:table-cell>
              <table:table-cell office:value-type="float" office:value="223400">
                <text:p>223400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107829">
                <text:p>107829</text:p>
              </table:table-cell>
              <table:table-cell office:value-type="float" office:value="223607">
                <text:p>223607</text:p>
              </table:table-cell>
              <table:table-cell office:value-type="float" office:value="102293">
                <text:p>102293</text:p>
              </table:table-cell>
              <table:table-cell office:value-type="float" office:value="224131">
                <text:p>224131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106742">
                <text:p>106742</text:p>
              </table:table-cell>
              <table:table-cell office:value-type="float" office:value="224440">
                <text:p>224440</text:p>
              </table:table-cell>
              <table:table-cell office:value-type="float" office:value="105463">
                <text:p>105463</text:p>
              </table:table-cell>
              <table:table-cell office:value-type="float" office:value="225406">
                <text:p>225406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106226">
                <text:p>106226</text:p>
              </table:table-cell>
              <table:table-cell office:value-type="float" office:value="224788">
                <text:p>224788</text:p>
              </table:table-cell>
              <table:table-cell office:value-type="float" office:value="103166">
                <text:p>103166</text:p>
              </table:table-cell>
              <table:table-cell office:value-type="float" office:value="225512">
                <text:p>225512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108402">
                <text:p>108402</text:p>
              </table:table-cell>
              <table:table-cell office:value-type="float" office:value="225391">
                <text:p>225391</text:p>
              </table:table-cell>
              <table:table-cell office:value-type="float" office:value="103638">
                <text:p>103638</text:p>
              </table:table-cell>
              <table:table-cell office:value-type="float" office:value="226990">
                <text:p>226990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101485">
                <text:p>101485</text:p>
              </table:table-cell>
              <table:table-cell office:value-type="float" office:value="226499">
                <text:p>226499</text:p>
              </table:table-cell>
              <table:table-cell office:value-type="float" office:value="114399">
                <text:p>114399</text:p>
              </table:table-cell>
              <table:table-cell office:value-type="float" office:value="226973">
                <text:p>226973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108730">
                <text:p>108730</text:p>
              </table:table-cell>
              <table:table-cell office:value-type="float" office:value="226757">
                <text:p>226757</text:p>
              </table:table-cell>
              <table:table-cell office:value-type="float" office:value="110020">
                <text:p>110020</text:p>
              </table:table-cell>
              <table:table-cell office:value-type="float" office:value="227764">
                <text:p>227764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105956">
                <text:p>105956</text:p>
              </table:table-cell>
              <table:table-cell office:value-type="float" office:value="227638">
                <text:p>227638</text:p>
              </table:table-cell>
              <table:table-cell office:value-type="float" office:value="108860">
                <text:p>108860</text:p>
              </table:table-cell>
              <table:table-cell office:value-type="float" office:value="227937">
                <text:p>227937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107876">
                <text:p>107876</text:p>
              </table:table-cell>
              <table:table-cell office:value-type="float" office:value="229046">
                <text:p>229046</text:p>
              </table:table-cell>
              <table:table-cell office:value-type="float" office:value="104922">
                <text:p>104922</text:p>
              </table:table-cell>
              <table:table-cell office:value-type="float" office:value="229204">
                <text:p>229204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106016">
                <text:p>106016</text:p>
              </table:table-cell>
              <table:table-cell office:value-type="float" office:value="229019">
                <text:p>229019</text:p>
              </table:table-cell>
              <table:table-cell office:value-type="float" office:value="108063">
                <text:p>108063</text:p>
              </table:table-cell>
              <table:table-cell office:value-type="float" office:value="229216">
                <text:p>229216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103247">
                <text:p>103247</text:p>
              </table:table-cell>
              <table:table-cell office:value-type="float" office:value="229784">
                <text:p>229784</text:p>
              </table:table-cell>
              <table:table-cell office:value-type="float" office:value="111004">
                <text:p>111004</text:p>
              </table:table-cell>
              <table:table-cell office:value-type="float" office:value="229690">
                <text:p>229690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101552">
                <text:p>101552</text:p>
              </table:table-cell>
              <table:table-cell office:value-type="float" office:value="229515">
                <text:p>229515</text:p>
              </table:table-cell>
              <table:table-cell office:value-type="float" office:value="106291">
                <text:p>106291</text:p>
              </table:table-cell>
              <table:table-cell office:value-type="float" office:value="230221">
                <text:p>230221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103258">
                <text:p>103258</text:p>
              </table:table-cell>
              <table:table-cell office:value-type="float" office:value="230322">
                <text:p>230322</text:p>
              </table:table-cell>
              <table:table-cell office:value-type="float" office:value="113747">
                <text:p>113747</text:p>
              </table:table-cell>
              <table:table-cell office:value-type="float" office:value="230800">
                <text:p>230800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110155">
                <text:p>110155</text:p>
              </table:table-cell>
              <table:table-cell office:value-type="float" office:value="232639">
                <text:p>232639</text:p>
              </table:table-cell>
              <table:table-cell office:value-type="float" office:value="113058">
                <text:p>113058</text:p>
              </table:table-cell>
              <table:table-cell office:value-type="float" office:value="232002">
                <text:p>232002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111092">
                <text:p>111092</text:p>
              </table:table-cell>
              <table:table-cell office:value-type="float" office:value="230435">
                <text:p>230435</text:p>
              </table:table-cell>
              <table:table-cell office:value-type="float" office:value="108391">
                <text:p>108391</text:p>
              </table:table-cell>
              <table:table-cell office:value-type="float" office:value="232241">
                <text:p>232241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109226">
                <text:p>109226</text:p>
              </table:table-cell>
              <table:table-cell office:value-type="float" office:value="233472">
                <text:p>233472</text:p>
              </table:table-cell>
              <table:table-cell office:value-type="float" office:value="109384">
                <text:p>109384</text:p>
              </table:table-cell>
              <table:table-cell office:value-type="float" office:value="232890">
                <text:p>232890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106775">
                <text:p>106775</text:p>
              </table:table-cell>
              <table:table-cell office:value-type="float" office:value="233092">
                <text:p>233092</text:p>
              </table:table-cell>
              <table:table-cell office:value-type="float" office:value="105556">
                <text:p>105556</text:p>
              </table:table-cell>
              <table:table-cell office:value-type="float" office:value="234692">
                <text:p>234692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108754">
                <text:p>108754</text:p>
              </table:table-cell>
              <table:table-cell office:value-type="float" office:value="233725">
                <text:p>233725</text:p>
              </table:table-cell>
              <table:table-cell office:value-type="float" office:value="111306">
                <text:p>111306</text:p>
              </table:table-cell>
              <table:table-cell office:value-type="float" office:value="234259">
                <text:p>234259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113051">
                <text:p>113051</text:p>
              </table:table-cell>
              <table:table-cell office:value-type="float" office:value="235046">
                <text:p>235046</text:p>
              </table:table-cell>
              <table:table-cell office:value-type="float" office:value="111757">
                <text:p>111757</text:p>
              </table:table-cell>
              <table:table-cell office:value-type="float" office:value="235343">
                <text:p>235343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115395">
                <text:p>115395</text:p>
              </table:table-cell>
              <table:table-cell office:value-type="float" office:value="235796">
                <text:p>235796</text:p>
              </table:table-cell>
              <table:table-cell office:value-type="float" office:value="111986">
                <text:p>111986</text:p>
              </table:table-cell>
              <table:table-cell office:value-type="float" office:value="236144">
                <text:p>236144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108985">
                <text:p>108985</text:p>
              </table:table-cell>
              <table:table-cell office:value-type="float" office:value="237070">
                <text:p>237070</text:p>
              </table:table-cell>
              <table:table-cell office:value-type="float" office:value="106982">
                <text:p>106982</text:p>
              </table:table-cell>
              <table:table-cell office:value-type="float" office:value="235652">
                <text:p>235652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118594">
                <text:p>118594</text:p>
              </table:table-cell>
              <table:table-cell office:value-type="float" office:value="236406">
                <text:p>236406</text:p>
              </table:table-cell>
              <table:table-cell office:value-type="float" office:value="107856">
                <text:p>107856</text:p>
              </table:table-cell>
              <table:table-cell office:value-type="float" office:value="236443">
                <text:p>236443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110269">
                <text:p>110269</text:p>
              </table:table-cell>
              <table:table-cell office:value-type="float" office:value="238152">
                <text:p>238152</text:p>
              </table:table-cell>
              <table:table-cell office:value-type="float" office:value="117319">
                <text:p>117319</text:p>
              </table:table-cell>
              <table:table-cell office:value-type="float" office:value="236877">
                <text:p>236877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110419">
                <text:p>110419</text:p>
              </table:table-cell>
              <table:table-cell office:value-type="float" office:value="237314">
                <text:p>237314</text:p>
              </table:table-cell>
              <table:table-cell office:value-type="float" office:value="113537">
                <text:p>113537</text:p>
              </table:table-cell>
              <table:table-cell office:value-type="float" office:value="239341">
                <text:p>239341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113580">
                <text:p>113580</text:p>
              </table:table-cell>
              <table:table-cell office:value-type="float" office:value="238895">
                <text:p>238895</text:p>
              </table:table-cell>
              <table:table-cell office:value-type="float" office:value="117354">
                <text:p>117354</text:p>
              </table:table-cell>
              <table:table-cell office:value-type="float" office:value="238281">
                <text:p>238281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114630">
                <text:p>114630</text:p>
              </table:table-cell>
              <table:table-cell office:value-type="float" office:value="240734">
                <text:p>240734</text:p>
              </table:table-cell>
              <table:table-cell office:value-type="float" office:value="112739">
                <text:p>112739</text:p>
              </table:table-cell>
              <table:table-cell office:value-type="float" office:value="239452">
                <text:p>239452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113615">
                <text:p>113615</text:p>
              </table:table-cell>
              <table:table-cell office:value-type="float" office:value="242961">
                <text:p>242961</text:p>
              </table:table-cell>
              <table:table-cell office:value-type="float" office:value="113901">
                <text:p>113901</text:p>
              </table:table-cell>
              <table:table-cell office:value-type="float" office:value="243267">
                <text:p>243267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108207">
                <text:p>108207</text:p>
              </table:table-cell>
              <table:table-cell office:value-type="float" office:value="242143">
                <text:p>242143</text:p>
              </table:table-cell>
              <table:table-cell office:value-type="float" office:value="117183">
                <text:p>117183</text:p>
              </table:table-cell>
              <table:table-cell office:value-type="float" office:value="241296">
                <text:p>241296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109781">
                <text:p>109781</text:p>
              </table:table-cell>
              <table:table-cell office:value-type="float" office:value="241293">
                <text:p>241293</text:p>
              </table:table-cell>
              <table:table-cell office:value-type="float" office:value="120185">
                <text:p>120185</text:p>
              </table:table-cell>
              <table:table-cell office:value-type="float" office:value="241354">
                <text:p>241354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119935">
                <text:p>119935</text:p>
              </table:table-cell>
              <table:table-cell office:value-type="float" office:value="243845">
                <text:p>243845</text:p>
              </table:table-cell>
              <table:table-cell office:value-type="float" office:value="115134">
                <text:p>115134</text:p>
              </table:table-cell>
              <table:table-cell office:value-type="float" office:value="243772">
                <text:p>243772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106526">
                <text:p>106526</text:p>
              </table:table-cell>
              <table:table-cell office:value-type="float" office:value="242857">
                <text:p>242857</text:p>
              </table:table-cell>
              <table:table-cell office:value-type="float" office:value="111618">
                <text:p>111618</text:p>
              </table:table-cell>
              <table:table-cell office:value-type="float" office:value="243083">
                <text:p>243083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114992">
                <text:p>114992</text:p>
              </table:table-cell>
              <table:table-cell office:value-type="float" office:value="244143">
                <text:p>244143</text:p>
              </table:table-cell>
              <table:table-cell office:value-type="float" office:value="125745">
                <text:p>125745</text:p>
              </table:table-cell>
              <table:table-cell office:value-type="float" office:value="245620">
                <text:p>245620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110343">
                <text:p>110343</text:p>
              </table:table-cell>
              <table:table-cell office:value-type="float" office:value="244328">
                <text:p>244328</text:p>
              </table:table-cell>
              <table:table-cell office:value-type="float" office:value="111035">
                <text:p>111035</text:p>
              </table:table-cell>
              <table:table-cell office:value-type="float" office:value="246089">
                <text:p>246089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118670">
                <text:p>118670</text:p>
              </table:table-cell>
              <table:table-cell office:value-type="float" office:value="246764">
                <text:p>246764</text:p>
              </table:table-cell>
              <table:table-cell office:value-type="float" office:value="116529">
                <text:p>116529</text:p>
              </table:table-cell>
              <table:table-cell office:value-type="float" office:value="246312">
                <text:p>246312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113011">
                <text:p>113011</text:p>
              </table:table-cell>
              <table:table-cell office:value-type="float" office:value="246246">
                <text:p>246246</text:p>
              </table:table-cell>
              <table:table-cell office:value-type="float" office:value="114159">
                <text:p>114159</text:p>
              </table:table-cell>
              <table:table-cell office:value-type="float" office:value="247366">
                <text:p>247366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116879">
                <text:p>116879</text:p>
              </table:table-cell>
              <table:table-cell office:value-type="float" office:value="246699">
                <text:p>246699</text:p>
              </table:table-cell>
              <table:table-cell office:value-type="float" office:value="112169">
                <text:p>112169</text:p>
              </table:table-cell>
              <table:table-cell office:value-type="float" office:value="250441">
                <text:p>250441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116114">
                <text:p>116114</text:p>
              </table:table-cell>
              <table:table-cell office:value-type="float" office:value="247135">
                <text:p>247135</text:p>
              </table:table-cell>
              <table:table-cell office:value-type="float" office:value="114448">
                <text:p>114448</text:p>
              </table:table-cell>
              <table:table-cell office:value-type="float" office:value="246605">
                <text:p>246605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118018">
                <text:p>118018</text:p>
              </table:table-cell>
              <table:table-cell office:value-type="float" office:value="249370">
                <text:p>249370</text:p>
              </table:table-cell>
              <table:table-cell office:value-type="float" office:value="114724">
                <text:p>114724</text:p>
              </table:table-cell>
              <table:table-cell office:value-type="float" office:value="248468">
                <text:p>248468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111994">
                <text:p>111994</text:p>
              </table:table-cell>
              <table:table-cell office:value-type="float" office:value="248856">
                <text:p>248856</text:p>
              </table:table-cell>
              <table:table-cell office:value-type="float" office:value="114081">
                <text:p>114081</text:p>
              </table:table-cell>
              <table:table-cell office:value-type="float" office:value="247969">
                <text:p>247969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114709">
                <text:p>114709</text:p>
              </table:table-cell>
              <table:table-cell office:value-type="float" office:value="251036">
                <text:p>251036</text:p>
              </table:table-cell>
              <table:table-cell office:value-type="float" office:value="112705">
                <text:p>112705</text:p>
              </table:table-cell>
              <table:table-cell office:value-type="float" office:value="250455">
                <text:p>250455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112591">
                <text:p>112591</text:p>
              </table:table-cell>
              <table:table-cell office:value-type="float" office:value="250663">
                <text:p>250663</text:p>
              </table:table-cell>
              <table:table-cell office:value-type="float" office:value="112963">
                <text:p>112963</text:p>
              </table:table-cell>
              <table:table-cell office:value-type="float" office:value="249696">
                <text:p>249696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112247">
                <text:p>112247</text:p>
              </table:table-cell>
              <table:table-cell office:value-type="float" office:value="249850">
                <text:p>249850</text:p>
              </table:table-cell>
              <table:table-cell office:value-type="float" office:value="112499">
                <text:p>112499</text:p>
              </table:table-cell>
              <table:table-cell office:value-type="float" office:value="250383">
                <text:p>250383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114956">
                <text:p>114956</text:p>
              </table:table-cell>
              <table:table-cell office:value-type="float" office:value="250911">
                <text:p>250911</text:p>
              </table:table-cell>
              <table:table-cell office:value-type="float" office:value="116759">
                <text:p>116759</text:p>
              </table:table-cell>
              <table:table-cell office:value-type="float" office:value="251799">
                <text:p>251799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119672">
                <text:p>119672</text:p>
              </table:table-cell>
              <table:table-cell office:value-type="float" office:value="254285">
                <text:p>254285</text:p>
              </table:table-cell>
              <table:table-cell office:value-type="float" office:value="119638">
                <text:p>119638</text:p>
              </table:table-cell>
              <table:table-cell office:value-type="float" office:value="252843">
                <text:p>252843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124640">
                <text:p>124640</text:p>
              </table:table-cell>
              <table:table-cell office:value-type="float" office:value="253313">
                <text:p>253313</text:p>
              </table:table-cell>
              <table:table-cell office:value-type="float" office:value="118039">
                <text:p>118039</text:p>
              </table:table-cell>
              <table:table-cell office:value-type="float" office:value="251650">
                <text:p>251650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110637">
                <text:p>110637</text:p>
              </table:table-cell>
              <table:table-cell office:value-type="float" office:value="252308">
                <text:p>252308</text:p>
              </table:table-cell>
              <table:table-cell office:value-type="float" office:value="118943">
                <text:p>118943</text:p>
              </table:table-cell>
              <table:table-cell office:value-type="float" office:value="252957">
                <text:p>252957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110653">
                <text:p>110653</text:p>
              </table:table-cell>
              <table:table-cell office:value-type="float" office:value="253880">
                <text:p>253880</text:p>
              </table:table-cell>
              <table:table-cell office:value-type="float" office:value="121175">
                <text:p>121175</text:p>
              </table:table-cell>
              <table:table-cell office:value-type="float" office:value="253637">
                <text:p>253637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123985">
                <text:p>123985</text:p>
              </table:table-cell>
              <table:table-cell office:value-type="float" office:value="254401">
                <text:p>254401</text:p>
              </table:table-cell>
              <table:table-cell office:value-type="float" office:value="118870">
                <text:p>118870</text:p>
              </table:table-cell>
              <table:table-cell office:value-type="float" office:value="254036">
                <text:p>254036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122017">
                <text:p>122017</text:p>
              </table:table-cell>
              <table:table-cell office:value-type="float" office:value="255442">
                <text:p>255442</text:p>
              </table:table-cell>
              <table:table-cell office:value-type="float" office:value="121573">
                <text:p>121573</text:p>
              </table:table-cell>
              <table:table-cell office:value-type="float" office:value="254082">
                <text:p>254082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112520">
                <text:p>112520</text:p>
              </table:table-cell>
              <table:table-cell office:value-type="float" office:value="254027">
                <text:p>254027</text:p>
              </table:table-cell>
              <table:table-cell office:value-type="float" office:value="123481">
                <text:p>123481</text:p>
              </table:table-cell>
              <table:table-cell office:value-type="float" office:value="255789">
                <text:p>255789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120688">
                <text:p>120688</text:p>
              </table:table-cell>
              <table:table-cell office:value-type="float" office:value="254352">
                <text:p>254352</text:p>
              </table:table-cell>
              <table:table-cell office:value-type="float" office:value="123218">
                <text:p>123218</text:p>
              </table:table-cell>
              <table:table-cell office:value-type="float" office:value="255591">
                <text:p>255591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117424">
                <text:p>117424</text:p>
              </table:table-cell>
              <table:table-cell office:value-type="float" office:value="255145">
                <text:p>255145</text:p>
              </table:table-cell>
              <table:table-cell office:value-type="float" office:value="114942">
                <text:p>114942</text:p>
              </table:table-cell>
              <table:table-cell office:value-type="float" office:value="256283">
                <text:p>256283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117314">
                <text:p>117314</text:p>
              </table:table-cell>
              <table:table-cell office:value-type="float" office:value="256310">
                <text:p>256310</text:p>
              </table:table-cell>
              <table:table-cell office:value-type="float" office:value="122069">
                <text:p>122069</text:p>
              </table:table-cell>
              <table:table-cell office:value-type="float" office:value="256497">
                <text:p>256497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122799">
                <text:p>122799</text:p>
              </table:table-cell>
              <table:table-cell office:value-type="float" office:value="256522">
                <text:p>256522</text:p>
              </table:table-cell>
              <table:table-cell office:value-type="float" office:value="122957">
                <text:p>122957</text:p>
              </table:table-cell>
              <table:table-cell office:value-type="float" office:value="257062">
                <text:p>257062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122899">
                <text:p>122899</text:p>
              </table:table-cell>
              <table:table-cell office:value-type="float" office:value="257795">
                <text:p>257795</text:p>
              </table:table-cell>
              <table:table-cell office:value-type="float" office:value="114852">
                <text:p>114852</text:p>
              </table:table-cell>
              <table:table-cell office:value-type="float" office:value="257161">
                <text:p>257161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115462">
                <text:p>115462</text:p>
              </table:table-cell>
              <table:table-cell office:value-type="float" office:value="258467">
                <text:p>258467</text:p>
              </table:table-cell>
              <table:table-cell office:value-type="float" office:value="119335">
                <text:p>119335</text:p>
              </table:table-cell>
              <table:table-cell office:value-type="float" office:value="257635">
                <text:p>257635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118911">
                <text:p>118911</text:p>
              </table:table-cell>
              <table:table-cell office:value-type="float" office:value="258822">
                <text:p>258822</text:p>
              </table:table-cell>
              <table:table-cell office:value-type="float" office:value="126487">
                <text:p>126487</text:p>
              </table:table-cell>
              <table:table-cell office:value-type="float" office:value="259812">
                <text:p>259812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124858">
                <text:p>124858</text:p>
              </table:table-cell>
              <table:table-cell office:value-type="float" office:value="259882">
                <text:p>259882</text:p>
              </table:table-cell>
              <table:table-cell office:value-type="float" office:value="128983">
                <text:p>128983</text:p>
              </table:table-cell>
              <table:table-cell office:value-type="float" office:value="260334">
                <text:p>260334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123460">
                <text:p>123460</text:p>
              </table:table-cell>
              <table:table-cell office:value-type="float" office:value="260169">
                <text:p>260169</text:p>
              </table:table-cell>
              <table:table-cell office:value-type="float" office:value="126722">
                <text:p>126722</text:p>
              </table:table-cell>
              <table:table-cell office:value-type="float" office:value="260313">
                <text:p>260313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125452">
                <text:p>125452</text:p>
              </table:table-cell>
              <table:table-cell office:value-type="float" office:value="260428">
                <text:p>260428</text:p>
              </table:table-cell>
              <table:table-cell office:value-type="float" office:value="129786">
                <text:p>129786</text:p>
              </table:table-cell>
              <table:table-cell office:value-type="float" office:value="260998">
                <text:p>260998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120120">
                <text:p>120120</text:p>
              </table:table-cell>
              <table:table-cell office:value-type="float" office:value="262214">
                <text:p>262214</text:p>
              </table:table-cell>
              <table:table-cell office:value-type="float" office:value="123957">
                <text:p>123957</text:p>
              </table:table-cell>
              <table:table-cell office:value-type="float" office:value="261691">
                <text:p>261691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124003">
                <text:p>124003</text:p>
              </table:table-cell>
              <table:table-cell office:value-type="float" office:value="262928">
                <text:p>262928</text:p>
              </table:table-cell>
              <table:table-cell office:value-type="float" office:value="127932">
                <text:p>127932</text:p>
              </table:table-cell>
              <table:table-cell office:value-type="float" office:value="262507">
                <text:p>262507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131531">
                <text:p>131531</text:p>
              </table:table-cell>
              <table:table-cell office:value-type="float" office:value="262127">
                <text:p>262127</text:p>
              </table:table-cell>
              <table:table-cell office:value-type="float" office:value="128397">
                <text:p>128397</text:p>
              </table:table-cell>
              <table:table-cell office:value-type="float" office:value="262836">
                <text:p>262836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123814">
                <text:p>123814</text:p>
              </table:table-cell>
              <table:table-cell office:value-type="float" office:value="263408">
                <text:p>263408</text:p>
              </table:table-cell>
              <table:table-cell office:value-type="float" office:value="115408">
                <text:p>115408</text:p>
              </table:table-cell>
              <table:table-cell office:value-type="float" office:value="263904">
                <text:p>263904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124486">
                <text:p>124486</text:p>
              </table:table-cell>
              <table:table-cell office:value-type="float" office:value="264763">
                <text:p>264763</text:p>
              </table:table-cell>
              <table:table-cell office:value-type="float" office:value="125535">
                <text:p>125535</text:p>
              </table:table-cell>
              <table:table-cell office:value-type="float" office:value="264306">
                <text:p>264306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127727">
                <text:p>127727</text:p>
              </table:table-cell>
              <table:table-cell office:value-type="float" office:value="264794">
                <text:p>264794</text:p>
              </table:table-cell>
              <table:table-cell office:value-type="float" office:value="125728">
                <text:p>125728</text:p>
              </table:table-cell>
              <table:table-cell office:value-type="float" office:value="264765">
                <text:p>264765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126918">
                <text:p>126918</text:p>
              </table:table-cell>
              <table:table-cell office:value-type="float" office:value="265320">
                <text:p>265320</text:p>
              </table:table-cell>
              <table:table-cell office:value-type="float" office:value="123119">
                <text:p>123119</text:p>
              </table:table-cell>
              <table:table-cell office:value-type="float" office:value="264997">
                <text:p>264997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124881">
                <text:p>124881</text:p>
              </table:table-cell>
              <table:table-cell office:value-type="float" office:value="264677">
                <text:p>264677</text:p>
              </table:table-cell>
              <table:table-cell office:value-type="float" office:value="122971">
                <text:p>122971</text:p>
              </table:table-cell>
              <table:table-cell office:value-type="float" office:value="265900">
                <text:p>265900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127836">
                <text:p>127836</text:p>
              </table:table-cell>
              <table:table-cell office:value-type="float" office:value="265821">
                <text:p>265821</text:p>
              </table:table-cell>
              <table:table-cell office:value-type="float" office:value="124800">
                <text:p>124800</text:p>
              </table:table-cell>
              <table:table-cell office:value-type="float" office:value="267683">
                <text:p>267683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119774">
                <text:p>119774</text:p>
              </table:table-cell>
              <table:table-cell office:value-type="float" office:value="268318">
                <text:p>268318</text:p>
              </table:table-cell>
              <table:table-cell office:value-type="float" office:value="131962">
                <text:p>131962</text:p>
              </table:table-cell>
              <table:table-cell office:value-type="float" office:value="266272">
                <text:p>266272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24064">
                <text:p>124064</text:p>
              </table:table-cell>
              <table:table-cell office:value-type="float" office:value="267977">
                <text:p>267977</text:p>
              </table:table-cell>
              <table:table-cell office:value-type="float" office:value="119702">
                <text:p>119702</text:p>
              </table:table-cell>
              <table:table-cell office:value-type="float" office:value="267944">
                <text:p>267944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123858">
                <text:p>123858</text:p>
              </table:table-cell>
              <table:table-cell office:value-type="float" office:value="268897">
                <text:p>268897</text:p>
              </table:table-cell>
              <table:table-cell office:value-type="float" office:value="131814">
                <text:p>131814</text:p>
              </table:table-cell>
              <table:table-cell office:value-type="float" office:value="268375">
                <text:p>268375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124103">
                <text:p>124103</text:p>
              </table:table-cell>
              <table:table-cell office:value-type="float" office:value="270643">
                <text:p>270643</text:p>
              </table:table-cell>
              <table:table-cell office:value-type="float" office:value="125746">
                <text:p>125746</text:p>
              </table:table-cell>
              <table:table-cell office:value-type="float" office:value="268748">
                <text:p>268748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128501">
                <text:p>128501</text:p>
              </table:table-cell>
              <table:table-cell office:value-type="float" office:value="269138">
                <text:p>269138</text:p>
              </table:table-cell>
              <table:table-cell office:value-type="float" office:value="121440">
                <text:p>121440</text:p>
              </table:table-cell>
              <table:table-cell office:value-type="float" office:value="270384">
                <text:p>27038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28990">
                <text:p>128990</text:p>
              </table:table-cell>
              <table:table-cell office:value-type="float" office:value="270180">
                <text:p>270180</text:p>
              </table:table-cell>
              <table:table-cell office:value-type="float" office:value="130488">
                <text:p>130488</text:p>
              </table:table-cell>
              <table:table-cell office:value-type="float" office:value="270366">
                <text:p>270366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129719">
                <text:p>129719</text:p>
              </table:table-cell>
              <table:table-cell office:value-type="float" office:value="271287">
                <text:p>271287</text:p>
              </table:table-cell>
              <table:table-cell office:value-type="float" office:value="128738">
                <text:p>128738</text:p>
              </table:table-cell>
              <table:table-cell office:value-type="float" office:value="271089">
                <text:p>271089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126147">
                <text:p>126147</text:p>
              </table:table-cell>
              <table:table-cell office:value-type="float" office:value="271978">
                <text:p>271978</text:p>
              </table:table-cell>
              <table:table-cell office:value-type="float" office:value="126874">
                <text:p>126874</text:p>
              </table:table-cell>
              <table:table-cell office:value-type="float" office:value="271328">
                <text:p>271328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28856">
                <text:p>128856</text:p>
              </table:table-cell>
              <table:table-cell office:value-type="float" office:value="272602">
                <text:p>272602</text:p>
              </table:table-cell>
              <table:table-cell office:value-type="float" office:value="134566">
                <text:p>134566</text:p>
              </table:table-cell>
              <table:table-cell office:value-type="float" office:value="271982">
                <text:p>271982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131060">
                <text:p>131060</text:p>
              </table:table-cell>
              <table:table-cell office:value-type="float" office:value="272567">
                <text:p>272567</text:p>
              </table:table-cell>
              <table:table-cell office:value-type="float" office:value="122177">
                <text:p>122177</text:p>
              </table:table-cell>
              <table:table-cell office:value-type="float" office:value="273219">
                <text:p>273219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127339">
                <text:p>127339</text:p>
              </table:table-cell>
              <table:table-cell office:value-type="float" office:value="273653">
                <text:p>273653</text:p>
              </table:table-cell>
              <table:table-cell office:value-type="float" office:value="126000">
                <text:p>126000</text:p>
              </table:table-cell>
              <table:table-cell office:value-type="float" office:value="273171">
                <text:p>273171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29194">
                <text:p>129194</text:p>
              </table:table-cell>
              <table:table-cell office:value-type="float" office:value="274440">
                <text:p>274440</text:p>
              </table:table-cell>
              <table:table-cell office:value-type="float" office:value="130324">
                <text:p>130324</text:p>
              </table:table-cell>
              <table:table-cell office:value-type="float" office:value="274279">
                <text:p>274279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129287">
                <text:p>129287</text:p>
              </table:table-cell>
              <table:table-cell office:value-type="float" office:value="275073">
                <text:p>275073</text:p>
              </table:table-cell>
              <table:table-cell office:value-type="float" office:value="133189">
                <text:p>133189</text:p>
              </table:table-cell>
              <table:table-cell office:value-type="float" office:value="274150">
                <text:p>274150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34985">
                <text:p>134985</text:p>
              </table:table-cell>
              <table:table-cell office:value-type="float" office:value="276300">
                <text:p>276300</text:p>
              </table:table-cell>
              <table:table-cell office:value-type="float" office:value="130818">
                <text:p>130818</text:p>
              </table:table-cell>
              <table:table-cell office:value-type="float" office:value="275425">
                <text:p>275425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126295">
                <text:p>126295</text:p>
              </table:table-cell>
              <table:table-cell office:value-type="float" office:value="275682">
                <text:p>275682</text:p>
              </table:table-cell>
              <table:table-cell office:value-type="float" office:value="128257">
                <text:p>128257</text:p>
              </table:table-cell>
              <table:table-cell office:value-type="float" office:value="276638">
                <text:p>276638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125928">
                <text:p>125928</text:p>
              </table:table-cell>
              <table:table-cell office:value-type="float" office:value="277361">
                <text:p>277361</text:p>
              </table:table-cell>
              <table:table-cell office:value-type="float" office:value="124793">
                <text:p>124793</text:p>
              </table:table-cell>
              <table:table-cell office:value-type="float" office:value="277001">
                <text:p>277001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130097">
                <text:p>130097</text:p>
              </table:table-cell>
              <table:table-cell office:value-type="float" office:value="277681">
                <text:p>277681</text:p>
              </table:table-cell>
              <table:table-cell office:value-type="float" office:value="131053">
                <text:p>131053</text:p>
              </table:table-cell>
              <table:table-cell office:value-type="float" office:value="277582">
                <text:p>277582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23168">
                <text:p>123168</text:p>
              </table:table-cell>
              <table:table-cell office:value-type="float" office:value="278359">
                <text:p>278359</text:p>
              </table:table-cell>
              <table:table-cell office:value-type="float" office:value="127231">
                <text:p>127231</text:p>
              </table:table-cell>
              <table:table-cell office:value-type="float" office:value="278384">
                <text:p>27838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26165">
                <text:p>126165</text:p>
              </table:table-cell>
              <table:table-cell office:value-type="float" office:value="278776">
                <text:p>278776</text:p>
              </table:table-cell>
              <table:table-cell office:value-type="float" office:value="127750">
                <text:p>127750</text:p>
              </table:table-cell>
              <table:table-cell office:value-type="float" office:value="278132">
                <text:p>278132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35958">
                <text:p>135958</text:p>
              </table:table-cell>
              <table:table-cell office:value-type="float" office:value="279353">
                <text:p>279353</text:p>
              </table:table-cell>
              <table:table-cell office:value-type="float" office:value="124974">
                <text:p>124974</text:p>
              </table:table-cell>
              <table:table-cell office:value-type="float" office:value="279480">
                <text:p>27948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36062">
                <text:p>136062</text:p>
              </table:table-cell>
              <table:table-cell office:value-type="float" office:value="279662">
                <text:p>279662</text:p>
              </table:table-cell>
              <table:table-cell office:value-type="float" office:value="133534">
                <text:p>133534</text:p>
              </table:table-cell>
              <table:table-cell office:value-type="float" office:value="280106">
                <text:p>28010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34700">
                <text:p>134700</text:p>
              </table:table-cell>
              <table:table-cell office:value-type="float" office:value="281156">
                <text:p>281156</text:p>
              </table:table-cell>
              <table:table-cell office:value-type="float" office:value="134323">
                <text:p>134323</text:p>
              </table:table-cell>
              <table:table-cell office:value-type="float" office:value="280198">
                <text:p>28019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36968">
                <text:p>136968</text:p>
              </table:table-cell>
              <table:table-cell office:value-type="float" office:value="281644">
                <text:p>281644</text:p>
              </table:table-cell>
              <table:table-cell office:value-type="float" office:value="128398">
                <text:p>128398</text:p>
              </table:table-cell>
              <table:table-cell office:value-type="float" office:value="281567">
                <text:p>281567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30540">
                <text:p>130540</text:p>
              </table:table-cell>
              <table:table-cell office:value-type="float" office:value="280927">
                <text:p>280927</text:p>
              </table:table-cell>
              <table:table-cell office:value-type="float" office:value="125550">
                <text:p>125550</text:p>
              </table:table-cell>
              <table:table-cell office:value-type="float" office:value="282031">
                <text:p>28203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31817">
                <text:p>131817</text:p>
              </table:table-cell>
              <table:table-cell office:value-type="float" office:value="282431">
                <text:p>282431</text:p>
              </table:table-cell>
              <table:table-cell office:value-type="float" office:value="132288">
                <text:p>132288</text:p>
              </table:table-cell>
              <table:table-cell office:value-type="float" office:value="283024">
                <text:p>28302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36413">
                <text:p>136413</text:p>
              </table:table-cell>
              <table:table-cell office:value-type="float" office:value="283685">
                <text:p>283685</text:p>
              </table:table-cell>
              <table:table-cell office:value-type="float" office:value="136359">
                <text:p>136359</text:p>
              </table:table-cell>
              <table:table-cell office:value-type="float" office:value="283245">
                <text:p>28324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29952">
                <text:p>129952</text:p>
              </table:table-cell>
              <table:table-cell office:value-type="float" office:value="284119">
                <text:p>284119</text:p>
              </table:table-cell>
              <table:table-cell office:value-type="float" office:value="132376">
                <text:p>132376</text:p>
              </table:table-cell>
              <table:table-cell office:value-type="float" office:value="284428">
                <text:p>28442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25449">
                <text:p>125449</text:p>
              </table:table-cell>
              <table:table-cell office:value-type="float" office:value="284439">
                <text:p>284439</text:p>
              </table:table-cell>
              <table:table-cell office:value-type="float" office:value="133697">
                <text:p>133697</text:p>
              </table:table-cell>
              <table:table-cell office:value-type="float" office:value="284134">
                <text:p>284134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131010">
                <text:p>131010</text:p>
              </table:table-cell>
              <table:table-cell office:value-type="float" office:value="284811">
                <text:p>284811</text:p>
              </table:table-cell>
              <table:table-cell office:value-type="float" office:value="142809">
                <text:p>142809</text:p>
              </table:table-cell>
              <table:table-cell office:value-type="float" office:value="285486">
                <text:p>28548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138299">
                <text:p>138299</text:p>
              </table:table-cell>
              <table:table-cell office:value-type="float" office:value="285165">
                <text:p>285165</text:p>
              </table:table-cell>
              <table:table-cell office:value-type="float" office:value="134921">
                <text:p>134921</text:p>
              </table:table-cell>
              <table:table-cell office:value-type="float" office:value="285783">
                <text:p>285783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134293">
                <text:p>134293</text:p>
              </table:table-cell>
              <table:table-cell office:value-type="float" office:value="286437">
                <text:p>286437</text:p>
              </table:table-cell>
              <table:table-cell office:value-type="float" office:value="132133">
                <text:p>132133</text:p>
              </table:table-cell>
              <table:table-cell office:value-type="float" office:value="286522">
                <text:p>28652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138799">
                <text:p>138799</text:p>
              </table:table-cell>
              <table:table-cell office:value-type="float" office:value="287181">
                <text:p>287181</text:p>
              </table:table-cell>
              <table:table-cell office:value-type="float" office:value="138862">
                <text:p>138862</text:p>
              </table:table-cell>
              <table:table-cell office:value-type="float" office:value="287837">
                <text:p>287837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141933">
                <text:p>141933</text:p>
              </table:table-cell>
              <table:table-cell office:value-type="float" office:value="287366">
                <text:p>287366</text:p>
              </table:table-cell>
              <table:table-cell office:value-type="float" office:value="139014">
                <text:p>139014</text:p>
              </table:table-cell>
              <table:table-cell office:value-type="float" office:value="288440">
                <text:p>288440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34675">
                <text:p>134675</text:p>
              </table:table-cell>
              <table:table-cell office:value-type="float" office:value="287874">
                <text:p>287874</text:p>
              </table:table-cell>
              <table:table-cell office:value-type="float" office:value="132002">
                <text:p>132002</text:p>
              </table:table-cell>
              <table:table-cell office:value-type="float" office:value="288959">
                <text:p>288959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40152">
                <text:p>140152</text:p>
              </table:table-cell>
              <table:table-cell office:value-type="float" office:value="288983">
                <text:p>288983</text:p>
              </table:table-cell>
              <table:table-cell office:value-type="float" office:value="138186">
                <text:p>138186</text:p>
              </table:table-cell>
              <table:table-cell office:value-type="float" office:value="289633">
                <text:p>28963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33415">
                <text:p>133415</text:p>
              </table:table-cell>
              <table:table-cell office:value-type="float" office:value="289728">
                <text:p>289728</text:p>
              </table:table-cell>
              <table:table-cell office:value-type="float" office:value="135681">
                <text:p>135681</text:p>
              </table:table-cell>
              <table:table-cell office:value-type="float" office:value="289719">
                <text:p>289719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136243">
                <text:p>136243</text:p>
              </table:table-cell>
              <table:table-cell office:value-type="float" office:value="290437">
                <text:p>290437</text:p>
              </table:table-cell>
              <table:table-cell office:value-type="float" office:value="136512">
                <text:p>136512</text:p>
              </table:table-cell>
              <table:table-cell office:value-type="float" office:value="290101">
                <text:p>290101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30930">
                <text:p>130930</text:p>
              </table:table-cell>
              <table:table-cell office:value-type="float" office:value="290606">
                <text:p>290606</text:p>
              </table:table-cell>
              <table:table-cell office:value-type="float" office:value="137136">
                <text:p>137136</text:p>
              </table:table-cell>
              <table:table-cell office:value-type="float" office:value="291458">
                <text:p>291458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32127">
                <text:p>132127</text:p>
              </table:table-cell>
              <table:table-cell office:value-type="float" office:value="290829">
                <text:p>290829</text:p>
              </table:table-cell>
              <table:table-cell office:value-type="float" office:value="135442">
                <text:p>135442</text:p>
              </table:table-cell>
              <table:table-cell office:value-type="float" office:value="291416">
                <text:p>291416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140700">
                <text:p>140700</text:p>
              </table:table-cell>
              <table:table-cell office:value-type="float" office:value="291193">
                <text:p>291193</text:p>
              </table:table-cell>
              <table:table-cell office:value-type="float" office:value="137719">
                <text:p>137719</text:p>
              </table:table-cell>
              <table:table-cell office:value-type="float" office:value="292774">
                <text:p>292774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40707">
                <text:p>140707</text:p>
              </table:table-cell>
              <table:table-cell office:value-type="float" office:value="292502">
                <text:p>292502</text:p>
              </table:table-cell>
              <table:table-cell office:value-type="float" office:value="145595">
                <text:p>145595</text:p>
              </table:table-cell>
              <table:table-cell office:value-type="float" office:value="292826">
                <text:p>292826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33885">
                <text:p>133885</text:p>
              </table:table-cell>
              <table:table-cell office:value-type="float" office:value="293301">
                <text:p>293301</text:p>
              </table:table-cell>
              <table:table-cell office:value-type="float" office:value="147629">
                <text:p>147629</text:p>
              </table:table-cell>
              <table:table-cell office:value-type="float" office:value="292844">
                <text:p>292844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139371">
                <text:p>139371</text:p>
              </table:table-cell>
              <table:table-cell office:value-type="float" office:value="293317">
                <text:p>293317</text:p>
              </table:table-cell>
              <table:table-cell office:value-type="float" office:value="133888">
                <text:p>133888</text:p>
              </table:table-cell>
              <table:table-cell office:value-type="float" office:value="293294">
                <text:p>293294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139770">
                <text:p>139770</text:p>
              </table:table-cell>
              <table:table-cell office:value-type="float" office:value="295253">
                <text:p>295253</text:p>
              </table:table-cell>
              <table:table-cell office:value-type="float" office:value="131487">
                <text:p>131487</text:p>
              </table:table-cell>
              <table:table-cell office:value-type="float" office:value="294389">
                <text:p>294389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134244">
                <text:p>134244</text:p>
              </table:table-cell>
              <table:table-cell office:value-type="float" office:value="294107">
                <text:p>294107</text:p>
              </table:table-cell>
              <table:table-cell office:value-type="float" office:value="148293">
                <text:p>148293</text:p>
              </table:table-cell>
              <table:table-cell office:value-type="float" office:value="295047">
                <text:p>295047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134251">
                <text:p>134251</text:p>
              </table:table-cell>
              <table:table-cell office:value-type="float" office:value="296384">
                <text:p>296384</text:p>
              </table:table-cell>
              <table:table-cell office:value-type="float" office:value="131842">
                <text:p>131842</text:p>
              </table:table-cell>
              <table:table-cell office:value-type="float" office:value="295859">
                <text:p>295859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131964">
                <text:p>131964</text:p>
              </table:table-cell>
              <table:table-cell office:value-type="float" office:value="297177">
                <text:p>297177</text:p>
              </table:table-cell>
              <table:table-cell office:value-type="float" office:value="145181">
                <text:p>145181</text:p>
              </table:table-cell>
              <table:table-cell office:value-type="float" office:value="296504">
                <text:p>296504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141418">
                <text:p>141418</text:p>
              </table:table-cell>
              <table:table-cell office:value-type="float" office:value="297150">
                <text:p>297150</text:p>
              </table:table-cell>
              <table:table-cell office:value-type="float" office:value="136655">
                <text:p>136655</text:p>
              </table:table-cell>
              <table:table-cell office:value-type="float" office:value="297679">
                <text:p>297679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143095">
                <text:p>143095</text:p>
              </table:table-cell>
              <table:table-cell office:value-type="float" office:value="298092">
                <text:p>298092</text:p>
              </table:table-cell>
              <table:table-cell office:value-type="float" office:value="140985">
                <text:p>140985</text:p>
              </table:table-cell>
              <table:table-cell office:value-type="float" office:value="298432">
                <text:p>298432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140529">
                <text:p>140529</text:p>
              </table:table-cell>
              <table:table-cell office:value-type="float" office:value="298911">
                <text:p>298911</text:p>
              </table:table-cell>
              <table:table-cell office:value-type="float" office:value="138166">
                <text:p>138166</text:p>
              </table:table-cell>
              <table:table-cell office:value-type="float" office:value="297770">
                <text:p>297770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144439">
                <text:p>144439</text:p>
              </table:table-cell>
              <table:table-cell office:value-type="float" office:value="299383">
                <text:p>299383</text:p>
              </table:table-cell>
              <table:table-cell office:value-type="float" office:value="144204">
                <text:p>144204</text:p>
              </table:table-cell>
              <table:table-cell office:value-type="float" office:value="299727">
                <text:p>299727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133305">
                <text:p>133305</text:p>
              </table:table-cell>
              <table:table-cell office:value-type="float" office:value="299760">
                <text:p>299760</text:p>
              </table:table-cell>
              <table:table-cell office:value-type="float" office:value="145267">
                <text:p>145267</text:p>
              </table:table-cell>
              <table:table-cell office:value-type="float" office:value="300152">
                <text:p>300152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140662">
                <text:p>140662</text:p>
              </table:table-cell>
              <table:table-cell office:value-type="float" office:value="300577">
                <text:p>300577</text:p>
              </table:table-cell>
              <table:table-cell office:value-type="float" office:value="147724">
                <text:p>147724</text:p>
              </table:table-cell>
              <table:table-cell office:value-type="float" office:value="300572">
                <text:p>300572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143745">
                <text:p>143745</text:p>
              </table:table-cell>
              <table:table-cell office:value-type="float" office:value="301411">
                <text:p>301411</text:p>
              </table:table-cell>
              <table:table-cell office:value-type="float" office:value="133881">
                <text:p>133881</text:p>
              </table:table-cell>
              <table:table-cell office:value-type="float" office:value="301625">
                <text:p>301625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147245">
                <text:p>147245</text:p>
              </table:table-cell>
              <table:table-cell office:value-type="float" office:value="302382">
                <text:p>302382</text:p>
              </table:table-cell>
              <table:table-cell office:value-type="float" office:value="140115">
                <text:p>140115</text:p>
              </table:table-cell>
              <table:table-cell office:value-type="float" office:value="301392">
                <text:p>301392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138353">
                <text:p>138353</text:p>
              </table:table-cell>
              <table:table-cell office:value-type="float" office:value="302869">
                <text:p>302869</text:p>
              </table:table-cell>
              <table:table-cell office:value-type="float" office:value="140671">
                <text:p>140671</text:p>
              </table:table-cell>
              <table:table-cell office:value-type="float" office:value="302000">
                <text:p>302000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146565">
                <text:p>146565</text:p>
              </table:table-cell>
              <table:table-cell office:value-type="float" office:value="302714">
                <text:p>302714</text:p>
              </table:table-cell>
              <table:table-cell office:value-type="float" office:value="138594">
                <text:p>138594</text:p>
              </table:table-cell>
              <table:table-cell office:value-type="float" office:value="303126">
                <text:p>303126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145358">
                <text:p>145358</text:p>
              </table:table-cell>
              <table:table-cell office:value-type="float" office:value="303880">
                <text:p>303880</text:p>
              </table:table-cell>
              <table:table-cell office:value-type="float" office:value="137722">
                <text:p>137722</text:p>
              </table:table-cell>
              <table:table-cell office:value-type="float" office:value="303944">
                <text:p>303944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144913">
                <text:p>144913</text:p>
              </table:table-cell>
              <table:table-cell office:value-type="float" office:value="303928">
                <text:p>303928</text:p>
              </table:table-cell>
              <table:table-cell office:value-type="float" office:value="152595">
                <text:p>152595</text:p>
              </table:table-cell>
              <table:table-cell office:value-type="float" office:value="303451">
                <text:p>303451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140486">
                <text:p>140486</text:p>
              </table:table-cell>
              <table:table-cell office:value-type="float" office:value="306099">
                <text:p>306099</text:p>
              </table:table-cell>
              <table:table-cell office:value-type="float" office:value="146597">
                <text:p>146597</text:p>
              </table:table-cell>
              <table:table-cell office:value-type="float" office:value="304640">
                <text:p>304640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135764">
                <text:p>135764</text:p>
              </table:table-cell>
              <table:table-cell office:value-type="float" office:value="305673">
                <text:p>305673</text:p>
              </table:table-cell>
              <table:table-cell office:value-type="float" office:value="148535">
                <text:p>148535</text:p>
              </table:table-cell>
              <table:table-cell office:value-type="float" office:value="306033">
                <text:p>306033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146536">
                <text:p>146536</text:p>
              </table:table-cell>
              <table:table-cell office:value-type="float" office:value="307094">
                <text:p>307094</text:p>
              </table:table-cell>
              <table:table-cell office:value-type="float" office:value="148844">
                <text:p>148844</text:p>
              </table:table-cell>
              <table:table-cell office:value-type="float" office:value="306517">
                <text:p>306517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137958">
                <text:p>137958</text:p>
              </table:table-cell>
              <table:table-cell office:value-type="float" office:value="307315">
                <text:p>307315</text:p>
              </table:table-cell>
              <table:table-cell office:value-type="float" office:value="144138">
                <text:p>144138</text:p>
              </table:table-cell>
              <table:table-cell office:value-type="float" office:value="306204">
                <text:p>306204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137271">
                <text:p>137271</text:p>
              </table:table-cell>
              <table:table-cell office:value-type="float" office:value="306797">
                <text:p>306797</text:p>
              </table:table-cell>
              <table:table-cell office:value-type="float" office:value="137210">
                <text:p>137210</text:p>
              </table:table-cell>
              <table:table-cell office:value-type="float" office:value="307361">
                <text:p>307361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151854">
                <text:p>151854</text:p>
              </table:table-cell>
              <table:table-cell office:value-type="float" office:value="308791">
                <text:p>308791</text:p>
              </table:table-cell>
              <table:table-cell office:value-type="float" office:value="145447">
                <text:p>145447</text:p>
              </table:table-cell>
              <table:table-cell office:value-type="float" office:value="307747">
                <text:p>307747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144149">
                <text:p>144149</text:p>
              </table:table-cell>
              <table:table-cell office:value-type="float" office:value="308044">
                <text:p>308044</text:p>
              </table:table-cell>
              <table:table-cell office:value-type="float" office:value="141057">
                <text:p>141057</text:p>
              </table:table-cell>
              <table:table-cell office:value-type="float" office:value="308933">
                <text:p>308933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139935">
                <text:p>139935</text:p>
              </table:table-cell>
              <table:table-cell office:value-type="float" office:value="308813">
                <text:p>308813</text:p>
              </table:table-cell>
              <table:table-cell office:value-type="float" office:value="149173">
                <text:p>149173</text:p>
              </table:table-cell>
              <table:table-cell office:value-type="float" office:value="309419">
                <text:p>309419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155366">
                <text:p>155366</text:p>
              </table:table-cell>
              <table:table-cell office:value-type="float" office:value="309727">
                <text:p>309727</text:p>
              </table:table-cell>
              <table:table-cell office:value-type="float" office:value="142919">
                <text:p>142919</text:p>
              </table:table-cell>
              <table:table-cell office:value-type="float" office:value="310208">
                <text:p>310208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151377">
                <text:p>151377</text:p>
              </table:table-cell>
              <table:table-cell office:value-type="float" office:value="310590">
                <text:p>310590</text:p>
              </table:table-cell>
              <table:table-cell office:value-type="float" office:value="144494">
                <text:p>144494</text:p>
              </table:table-cell>
              <table:table-cell office:value-type="float" office:value="310935">
                <text:p>310935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147282">
                <text:p>147282</text:p>
              </table:table-cell>
              <table:table-cell office:value-type="float" office:value="311481">
                <text:p>311481</text:p>
              </table:table-cell>
              <table:table-cell office:value-type="float" office:value="148172">
                <text:p>148172</text:p>
              </table:table-cell>
              <table:table-cell office:value-type="float" office:value="312097">
                <text:p>312097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143041">
                <text:p>143041</text:p>
              </table:table-cell>
              <table:table-cell office:value-type="float" office:value="312391">
                <text:p>312391</text:p>
              </table:table-cell>
              <table:table-cell office:value-type="float" office:value="144823">
                <text:p>144823</text:p>
              </table:table-cell>
              <table:table-cell office:value-type="float" office:value="311486">
                <text:p>311486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142147">
                <text:p>142147</text:p>
              </table:table-cell>
              <table:table-cell office:value-type="float" office:value="312450">
                <text:p>312450</text:p>
              </table:table-cell>
              <table:table-cell office:value-type="float" office:value="141931">
                <text:p>141931</text:p>
              </table:table-cell>
              <table:table-cell office:value-type="float" office:value="312466">
                <text:p>312466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150675">
                <text:p>150675</text:p>
              </table:table-cell>
              <table:table-cell office:value-type="float" office:value="313157">
                <text:p>313157</text:p>
              </table:table-cell>
              <table:table-cell office:value-type="float" office:value="150556">
                <text:p>150556</text:p>
              </table:table-cell>
              <table:table-cell office:value-type="float" office:value="313161">
                <text:p>313161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146219">
                <text:p>146219</text:p>
              </table:table-cell>
              <table:table-cell office:value-type="float" office:value="313448">
                <text:p>313448</text:p>
              </table:table-cell>
              <table:table-cell office:value-type="float" office:value="149533">
                <text:p>149533</text:p>
              </table:table-cell>
              <table:table-cell office:value-type="float" office:value="314669">
                <text:p>314669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146986">
                <text:p>146986</text:p>
              </table:table-cell>
              <table:table-cell office:value-type="float" office:value="314903">
                <text:p>314903</text:p>
              </table:table-cell>
              <table:table-cell office:value-type="float" office:value="142069">
                <text:p>142069</text:p>
              </table:table-cell>
              <table:table-cell office:value-type="float" office:value="314686">
                <text:p>314686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143998">
                <text:p>143998</text:p>
              </table:table-cell>
              <table:table-cell office:value-type="float" office:value="315130">
                <text:p>315130</text:p>
              </table:table-cell>
              <table:table-cell office:value-type="float" office:value="143173">
                <text:p>143173</text:p>
              </table:table-cell>
              <table:table-cell office:value-type="float" office:value="315462">
                <text:p>315462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157677">
                <text:p>157677</text:p>
              </table:table-cell>
              <table:table-cell office:value-type="float" office:value="315619">
                <text:p>315619</text:p>
              </table:table-cell>
              <table:table-cell office:value-type="float" office:value="145655">
                <text:p>145655</text:p>
              </table:table-cell>
              <table:table-cell office:value-type="float" office:value="314834">
                <text:p>314834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146124">
                <text:p>146124</text:p>
              </table:table-cell>
              <table:table-cell office:value-type="float" office:value="316870">
                <text:p>316870</text:p>
              </table:table-cell>
              <table:table-cell office:value-type="float" office:value="153339">
                <text:p>153339</text:p>
              </table:table-cell>
              <table:table-cell office:value-type="float" office:value="316663">
                <text:p>316663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149704">
                <text:p>149704</text:p>
              </table:table-cell>
              <table:table-cell office:value-type="float" office:value="317354">
                <text:p>317354</text:p>
              </table:table-cell>
              <table:table-cell office:value-type="float" office:value="148838">
                <text:p>148838</text:p>
              </table:table-cell>
              <table:table-cell office:value-type="float" office:value="316574">
                <text:p>316574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146806">
                <text:p>146806</text:p>
              </table:table-cell>
              <table:table-cell office:value-type="float" office:value="316925">
                <text:p>316925</text:p>
              </table:table-cell>
              <table:table-cell office:value-type="float" office:value="148695">
                <text:p>148695</text:p>
              </table:table-cell>
              <table:table-cell office:value-type="float" office:value="316914">
                <text:p>316914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156265">
                <text:p>156265</text:p>
              </table:table-cell>
              <table:table-cell office:value-type="float" office:value="318967">
                <text:p>318967</text:p>
              </table:table-cell>
              <table:table-cell office:value-type="float" office:value="150382">
                <text:p>150382</text:p>
              </table:table-cell>
              <table:table-cell office:value-type="float" office:value="318270">
                <text:p>318270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149206">
                <text:p>149206</text:p>
              </table:table-cell>
              <table:table-cell office:value-type="float" office:value="319747">
                <text:p>319747</text:p>
              </table:table-cell>
              <table:table-cell office:value-type="float" office:value="147264">
                <text:p>147264</text:p>
              </table:table-cell>
              <table:table-cell office:value-type="float" office:value="318113">
                <text:p>318113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153189">
                <text:p>153189</text:p>
              </table:table-cell>
              <table:table-cell office:value-type="float" office:value="318929">
                <text:p>318929</text:p>
              </table:table-cell>
              <table:table-cell office:value-type="float" office:value="154953">
                <text:p>154953</text:p>
              </table:table-cell>
              <table:table-cell office:value-type="float" office:value="320495">
                <text:p>320495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143380">
                <text:p>143380</text:p>
              </table:table-cell>
              <table:table-cell office:value-type="float" office:value="321124">
                <text:p>321124</text:p>
              </table:table-cell>
              <table:table-cell office:value-type="float" office:value="140006">
                <text:p>140006</text:p>
              </table:table-cell>
              <table:table-cell office:value-type="float" office:value="320018">
                <text:p>320018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147422">
                <text:p>147422</text:p>
              </table:table-cell>
              <table:table-cell office:value-type="float" office:value="322162">
                <text:p>322162</text:p>
              </table:table-cell>
              <table:table-cell office:value-type="float" office:value="151797">
                <text:p>151797</text:p>
              </table:table-cell>
              <table:table-cell office:value-type="float" office:value="320435">
                <text:p>320435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145895">
                <text:p>145895</text:p>
              </table:table-cell>
              <table:table-cell office:value-type="float" office:value="321784">
                <text:p>321784</text:p>
              </table:table-cell>
              <table:table-cell office:value-type="float" office:value="146291">
                <text:p>146291</text:p>
              </table:table-cell>
              <table:table-cell office:value-type="float" office:value="322115">
                <text:p>322115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160701">
                <text:p>160701</text:p>
              </table:table-cell>
              <table:table-cell office:value-type="float" office:value="322508">
                <text:p>322508</text:p>
              </table:table-cell>
              <table:table-cell office:value-type="float" office:value="155210">
                <text:p>155210</text:p>
              </table:table-cell>
              <table:table-cell office:value-type="float" office:value="322652">
                <text:p>322652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148548">
                <text:p>148548</text:p>
              </table:table-cell>
              <table:table-cell office:value-type="float" office:value="321408">
                <text:p>321408</text:p>
              </table:table-cell>
              <table:table-cell office:value-type="float" office:value="153947">
                <text:p>153947</text:p>
              </table:table-cell>
              <table:table-cell office:value-type="float" office:value="322190">
                <text:p>322190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147091">
                <text:p>147091</text:p>
              </table:table-cell>
              <table:table-cell office:value-type="float" office:value="323248">
                <text:p>323248</text:p>
              </table:table-cell>
              <table:table-cell office:value-type="float" office:value="158349">
                <text:p>158349</text:p>
              </table:table-cell>
              <table:table-cell office:value-type="float" office:value="324230">
                <text:p>324230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153365">
                <text:p>153365</text:p>
              </table:table-cell>
              <table:table-cell office:value-type="float" office:value="324640">
                <text:p>324640</text:p>
              </table:table-cell>
              <table:table-cell office:value-type="float" office:value="145903">
                <text:p>145903</text:p>
              </table:table-cell>
              <table:table-cell office:value-type="float" office:value="324423">
                <text:p>324423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164984">
                <text:p>164984</text:p>
              </table:table-cell>
              <table:table-cell office:value-type="float" office:value="324617">
                <text:p>324617</text:p>
              </table:table-cell>
              <table:table-cell office:value-type="float" office:value="151968">
                <text:p>151968</text:p>
              </table:table-cell>
              <table:table-cell office:value-type="float" office:value="325799">
                <text:p>325799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148053">
                <text:p>148053</text:p>
              </table:table-cell>
              <table:table-cell office:value-type="float" office:value="325781">
                <text:p>325781</text:p>
              </table:table-cell>
              <table:table-cell office:value-type="float" office:value="157131">
                <text:p>157131</text:p>
              </table:table-cell>
              <table:table-cell office:value-type="float" office:value="325742">
                <text:p>325742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148173">
                <text:p>148173</text:p>
              </table:table-cell>
              <table:table-cell office:value-type="float" office:value="325877">
                <text:p>325877</text:p>
              </table:table-cell>
              <table:table-cell office:value-type="float" office:value="153451">
                <text:p>153451</text:p>
              </table:table-cell>
              <table:table-cell office:value-type="float" office:value="326172">
                <text:p>326172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164751">
                <text:p>164751</text:p>
              </table:table-cell>
              <table:table-cell office:value-type="float" office:value="326609">
                <text:p>326609</text:p>
              </table:table-cell>
              <table:table-cell office:value-type="float" office:value="145138">
                <text:p>145138</text:p>
              </table:table-cell>
              <table:table-cell office:value-type="float" office:value="327143">
                <text:p>327143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154367">
                <text:p>154367</text:p>
              </table:table-cell>
              <table:table-cell office:value-type="float" office:value="327047">
                <text:p>327047</text:p>
              </table:table-cell>
              <table:table-cell office:value-type="float" office:value="147856">
                <text:p>147856</text:p>
              </table:table-cell>
              <table:table-cell office:value-type="float" office:value="327286">
                <text:p>327286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146317">
                <text:p>146317</text:p>
              </table:table-cell>
              <table:table-cell office:value-type="float" office:value="327642">
                <text:p>327642</text:p>
              </table:table-cell>
              <table:table-cell office:value-type="float" office:value="152959">
                <text:p>152959</text:p>
              </table:table-cell>
              <table:table-cell office:value-type="float" office:value="328300">
                <text:p>328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